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" svg:font-family="Mangal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.99mm"/>
    </style:style>
    <style:style style:name="co2" style:family="table-column">
      <style:table-column-properties fo:break-before="auto" style:column-width="75.76mm"/>
    </style:style>
    <style:style style:name="co3" style:family="table-column">
      <style:table-column-properties fo:break-before="auto" style:column-width="33.34mm"/>
    </style:style>
    <style:style style:name="co4" style:family="table-column">
      <style:table-column-properties fo:break-before="auto" style:column-width="28.45mm"/>
    </style:style>
    <style:style style:name="co5" style:family="table-column">
      <style:table-column-properties fo:break-before="auto" style:column-width="13.35mm"/>
    </style:style>
    <style:style style:name="co6" style:family="table-column">
      <style:table-column-properties fo:break-before="auto" style:column-width="25.03mm"/>
    </style:style>
    <style:style style:name="co7" style:family="table-column">
      <style:table-column-properties fo:break-before="auto" style:column-width="14.11mm"/>
    </style:style>
    <style:style style:name="co8" style:family="table-column">
      <style:table-column-properties fo:break-before="auto" style:column-width="10mm"/>
    </style:style>
    <style:style style:name="co9" style:family="table-column">
      <style:table-column-properties fo:break-before="auto" style:column-width="6.84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2.63mm" fo:break-before="auto" style:use-optimal-row-height="false"/>
    </style:style>
    <style:style style:name="ro2" style:family="table-row">
      <style:table-row-properties style:row-height="7.88mm" fo:break-before="auto" style:use-optimal-row-height="true"/>
    </style:style>
    <style:style style:name="ro3" style:family="table-row">
      <style:table-row-properties style:row-height="6.83mm" fo:break-before="auto" style:use-optimal-row-height="true"/>
    </style:style>
    <style:style style:name="ro4" style:family="table-row">
      <style:table-row-properties style:row-height="5.57mm" fo:break-before="auto" style:use-optimal-row-height="true"/>
    </style:style>
    <style:style style:name="ro5" style:family="table-row">
      <style:table-row-properties style:row-height="5.79mm" fo:break-before="auto" style:use-optimal-row-height="true"/>
    </style:style>
    <style:style style:name="ro6" style:family="table-row">
      <style:table-row-properties style:row-height="24.32mm" fo:break-before="auto" style:use-optimal-row-height="true"/>
    </style:style>
    <style:style style:name="ro7" style:family="table-row">
      <style:table-row-properties style:row-height="6.05mm" fo:break-before="auto" style:use-optimal-row-height="true"/>
    </style:style>
    <style:style style:name="ro8" style:family="table-row">
      <style:table-row-properties style:row-height="6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date-style style:name="N38" number:automatic-order="true" number:format-source="language">
      <number:day-of-week number:style="long"/>
      <number:text> </number:text>
      <number:day number:style="long"/>
      <number:text> </number:text>
      <number:month number:style="long" number:textual="true"/>
      <number:text> </number:text>
      <number:year number:style="long"/>
    </number:date-style>
    <number:boolean-style style:name="N99">
      <number:boolean/>
    </number:boolean-style>
    <style:style style:name="ce1" style:family="table-cell" style:parent-style-name="Default">
      <style:table-cell-properties fo:border="none"/>
    </style:style>
    <style:style style:name="ce2" style:family="table-cell" style:parent-style-name="Default">
      <style:table-cell-properties fo:border="none" style:rotation-angle="0"/>
    </style:style>
    <style:style style:name="ce3" style:family="table-cell" style:parent-style-name="Default">
      <style:table-cell-properties fo:wrap-option="no-wrap" fo:border="none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order-bottom="0.06pt solid #000000" fo:border-left="none" fo:border-right="none" style:rotation-angle="0" fo:border-top="none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order-bottom="0.06pt solid #dfdfdf" fo:background-color="#dfdfdf" style:cell-protect="none" style:print-content="true" style:text-align-source="fix" style:repeat-content="false" fo:border-left="0.06pt solid #000000" fo:border-right="0.06pt solid #dfdfdf" fo:border-top="0.06pt solid #000000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order-bottom="0.06pt solid #dfdfdf" style:cell-protect="none" style:print-content="true" style:text-align-source="fix" style:repeat-content="false" fo:border-left="0.06pt solid #000000" fo:border-right="0.06pt solid #dfdfdf" fo:border-top="0.06pt solid #dfdfdf"/>
      <style:paragraph-properties fo:text-align="start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06pt solid #dfdfdf" style:cell-protect="none" style:print-content="true" style:text-align-source="fix" style:repeat-content="false" fo:border-left="0.06pt solid #000000" fo:border-right="0.06pt solid #dfdfdf" fo:border-top="0.06pt solid #dfdfdf"/>
      <style:paragraph-properties fo:text-align="start" fo:margin-left="0mm"/>
      <style:text-properties fo:font-weight="normal" style:font-weight-asian="normal" style:font-weight-complex="normal"/>
    </style:style>
    <style:style style:name="ce8" style:family="table-cell" style:parent-style-name="Default">
      <style:table-cell-properties fo:border-bottom="0.06pt solid #dfdfdf" style:cell-protect="none" style:print-content="true" style:text-align-source="fix" style:repeat-content="false" fo:border-left="0.06pt solid #000000" fo:border-right="0.06pt solid #dfdfdf" fo:border-top="0.06pt solid #dfdfdf"/>
      <style:paragraph-properties fo:text-align="start" fo:margin-left="0mm"/>
    </style:style>
    <style:style style:name="ce9" style:family="table-cell" style:parent-style-name="Default">
      <style:table-cell-properties fo:border-bottom="0.06pt solid #dfdfdf" style:cell-protect="none" style:print-content="true" style:text-align-source="fix" style:repeat-content="false" fo:border-left="0.06pt solid #000000" fo:border-right="0.06pt solid #dfdfdf" fo:border-top="0.06pt solid #dfdfdf"/>
      <style:paragraph-properties fo:text-align="start" fo:margin-left="0mm"/>
      <style:text-properties style:font-name="Arial Narrow"/>
    </style:style>
    <style:style style:name="ce10" style:family="table-cell" style:parent-style-name="Default">
      <style:table-cell-properties fo:border-bottom="0.06pt solid #dfdfdf" fo:background-color="#dfdfdf" style:cell-protect="none" style:print-content="true" style:text-align-source="fix" style:repeat-content="false" fo:border-left="0.06pt solid #000000" fo:border-right="0.06pt solid #dfdfdf" fo:border-top="0.06pt solid #dfdfdf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fo:border-bottom="0.06pt solid #dfdfdf" style:cell-protect="none" style:print-content="true" fo:border-left="0.06pt solid #000000" fo:border-right="0.06pt solid #dfdfdf" fo:border-top="0.06pt solid #dfdfdf"/>
    </style:style>
    <style:style style:name="ce12" style:family="table-cell" style:parent-style-name="Default">
      <style:table-cell-properties fo:border-bottom="0.06pt solid #000000" style:cell-protect="none" style:print-content="true" fo:border-left="0.06pt solid #000000" fo:border-right="0.06pt solid #dfdfdf" fo:border-top="none"/>
    </style:style>
    <style:style style:name="ce13" style:family="table-cell" style:parent-style-name="Default">
      <style:table-cell-properties fo:border-bottom="none" fo:border-left="none" fo:border-right="none" fo:border-top="0.06pt solid #000000"/>
    </style:style>
    <style:style style:name="ce158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8" style:family="table-cell" style:parent-style-name="Default">
      <style:table-cell-properties fo:background-color="#ffffb0" style:cell-protect="none" style:print-content="true" style:text-align-source="fix" style:repeat-content="false" style:vertical-align="middle"/>
      <style:paragraph-properties fo:text-align="center" fo:margin-left="0mm"/>
      <style:text-properties fo:font-size="16pt" fo:font-weight="bold" style:font-size-asian="16pt" style:font-weight-asian="bold" style:font-size-complex="16pt" style:font-weight-complex="bold"/>
    </style:style>
    <style:style style:name="ce19" style:family="table-cell" style:parent-style-name="Default">
      <style:table-cell-properties style:cell-protect="none" style:print-content="true" style:text-align-source="fix" style:repeat-content="false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20" style:family="table-cell" style:parent-style-name="Default">
      <style:table-cell-properties style:cell-protect="none" style:print-content="true" style:text-align-source="fix" style:repeat-content="false" style:vertical-align="middle"/>
      <style:paragraph-properties fo:text-align="center"/>
    </style:style>
    <style:style style:name="ce21" style:family="table-cell" style:parent-style-name="Default">
      <style:table-cell-properties fo:border-bottom="0.06pt solid #dfdfdf" fo:background-color="#dfdfdf" style:cell-protect="none" style:print-content="true" fo:border-left="0.06pt solid #dfdfdf" fo:border-right="0.06pt solid #dfdfdf" fo:border-top="0.06pt solid #000000"/>
      <style:text-properties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able-cell-properties style:cell-protect="none" style:print-content="true" style:text-align-source="fix" style:repeat-content="false" fo:border="0.06pt solid #dfdfdf"/>
      <style:paragraph-properties fo:text-align="start" fo:margin-left="3.53mm"/>
      <style:text-properties fo:font-weight="bold" style:font-weight-asian="bold" style:font-weight-complex="bold"/>
    </style:style>
    <style:style style:name="ce23" style:family="table-cell" style:parent-style-name="Default">
      <style:table-cell-properties style:cell-protect="none" style:print-content="true" style:text-align-source="fix" style:repeat-content="false" fo:border="0.06pt solid #dfdfdf"/>
      <style:paragraph-properties fo:text-align="start" fo:margin-left="7.06mm"/>
      <style:text-properties fo:font-weight="normal" style:font-weight-asian="normal" style:font-weight-complex="normal"/>
    </style:style>
    <style:style style:name="ce24" style:family="table-cell" style:parent-style-name="Default">
      <style:table-cell-properties style:cell-protect="none" style:print-content="true" style:text-align-source="fix" style:repeat-content="false" fo:border="0.06pt solid #dfdfdf"/>
      <style:paragraph-properties fo:text-align="start" fo:margin-left="10.58mm"/>
      <style:text-properties fo:font-weight="normal" style:font-weight-asian="normal" style:font-weight-complex="normal"/>
    </style:style>
    <style:style style:name="ce25" style:family="table-cell" style:parent-style-name="Default">
      <style:table-cell-properties style:cell-protect="none" style:print-content="true" style:text-align-source="fix" style:repeat-content="false" fo:border="0.06pt solid #dfdfdf"/>
      <style:paragraph-properties fo:text-align="start" fo:margin-left="7.06mm"/>
    </style:style>
    <style:style style:name="ce26" style:family="table-cell" style:parent-style-name="Default">
      <style:table-cell-properties style:cell-protect="none" style:print-content="true" style:text-align-source="fix" style:repeat-content="false" fo:border="0.06pt solid #dfdfdf"/>
      <style:paragraph-properties fo:text-align="start" fo:margin-left="3.53mm"/>
    </style:style>
    <style:style style:name="ce27" style:family="table-cell" style:parent-style-name="Default">
      <style:table-cell-properties fo:background-color="#dfdfdf" style:cell-protect="none" style:print-content="true" fo:border="0.06pt solid #dfdfdf"/>
      <style:text-properties fo:font-size="12pt" fo:font-weight="bold" style:font-size-asian="12pt" style:font-weight-asian="bold" style:font-size-complex="12pt" style:font-weight-complex="bold"/>
    </style:style>
    <style:style style:name="ce28" style:family="table-cell" style:parent-style-name="Default">
      <style:table-cell-properties style:cell-protect="none" style:print-content="true" fo:border="0.06pt solid #dfdfdf"/>
    </style:style>
    <style:style style:name="ce29" style:family="table-cell" style:parent-style-name="Default">
      <style:table-cell-properties fo:border-bottom="0.06pt solid #000000" style:cell-protect="none" style:print-content="true" fo:border-left="0.06pt solid #dfdfdf" fo:border-right="0.06pt solid #dfdfdf" fo:border-top="none"/>
    </style:style>
    <style:style style:name="ce30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start" fo:margin-left="0mm"/>
    </style:style>
    <style:style style:name="ce31" style:family="table-cell" style:parent-style-name="Default">
      <style:table-cell-properties style:text-align-source="fix" style:repeat-content="false"/>
      <style:paragraph-properties fo:text-align="start" fo:margin-left="3.53mm"/>
      <style:text-properties fo:font-weight="bold" style:font-weight-asian="bold" style:font-weight-complex="bold"/>
    </style:style>
    <style:style style:name="ce32" style:family="table-cell" style:parent-style-name="Default">
      <style:table-cell-properties style:text-align-source="fix" style:repeat-content="false"/>
      <style:paragraph-properties fo:text-align="start" fo:margin-left="7.06mm"/>
    </style:style>
    <style:style style:name="ce33" style:family="table-cell" style:parent-style-name="Default">
      <style:table-cell-properties style:text-align-source="fix" style:repeat-content="false"/>
      <style:paragraph-properties fo:text-align="start" fo:margin-left="7.06mm"/>
      <style:text-properties style:text-outline="false" style:text-line-through-style="none" style:text-line-through-type="none" fo:font-style="normal" fo:text-shadow="none" style:text-underline-style="none" fo:font-weight="normal" style:text-underline-mode="continuous" style:text-overline-mode="continuous" style:text-line-through-mode="continuous" style:font-name-asian="Mangal" style:font-style-asian="normal" style:font-weight-asian="normal" style:font-name-complex="Tahoma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style:cell-protect="none" style:print-content="true" fo:border="0.06pt solid #dfdfdf"/>
      <style:text-properties fo:font-weight="bold" style:font-weight-asian="bold" style:font-weight-complex="bold"/>
    </style:style>
    <style:style style:name="ce35" style:family="table-cell" style:parent-style-name="Default">
      <style:table-cell-properties style:cell-protect="none" style:print-content="true" fo:border="0.06pt solid #dfdfdf"/>
      <style:text-properties fo:font-weight="normal" style:font-weight-asian="normal" style:font-weight-complex="normal"/>
    </style:style>
    <style:style style:name="ce36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37" style:family="table-cell" style:parent-style-name="Default">
      <style:text-properties fo:font-weight="bold" style:font-weight-asian="bold" style:font-weight-complex="bold"/>
    </style:style>
    <style:style style:name="ce38" style:family="table-cell" style:parent-style-name="Default">
      <style:table-cell-properties style:text-align-source="fix" style:repeat-content="false"/>
      <style:paragraph-properties fo:text-align="center" fo:margin-left="0mm"/>
      <style:text-properties style:text-outline="false" style:text-line-through-style="none" style:text-line-through-type="none" fo:font-style="normal" fo:text-shadow="none" style:text-underline-style="none" fo:font-weight="normal" style:text-underline-mode="continuous" style:text-overline-mode="continuous" style:text-line-through-mode="continuous" style:font-name-asian="Segoe UI" style:font-style-asian="normal" style:font-weight-asian="normal" style:font-name-complex="Tahoma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 style:data-style-name="N167">
      <style:table-cell-properties style:text-align-source="fix" style:repeat-content="false"/>
      <style:paragraph-properties fo:text-align="center" fo:margin-left="0mm"/>
    </style:style>
    <style:style style:name="ce40" style:family="table-cell" style:parent-style-name="Default" style:data-style-name="N38">
      <style:table-cell-properties style:text-align-source="fix" style:repeat-content="false" style:vertical-align="middle"/>
      <style:paragraph-properties fo:text-align="center" fo:margin-left="0mm"/>
    </style:style>
    <style:style style:name="ce41" style:family="table-cell" style:parent-style-name="Default" style:data-style-name="N167">
      <style:table-cell-properties style:text-align-source="fix" style:repeat-content="false" fo:border="none" style:rotation-angle="0"/>
      <style:paragraph-properties fo:text-align="center" fo:margin-left="0mm"/>
    </style:style>
    <style:style style:name="ce42" style:family="table-cell" style:parent-style-name="Default" style:data-style-name="N167">
      <style:table-cell-properties style:text-align-source="fix" style:repeat-content="false" fo:wrap-option="no-wrap" fo:border="non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43" style:family="table-cell" style:parent-style-name="Default" style:data-style-name="N167">
      <style:table-cell-properties fo:border-bottom="0.06pt solid #000000" style:text-align-source="fix" style:repeat-content="false" fo:border-left="none" fo:border-right="none" style:rotation-angle="0" fo:border-top="non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44" style:family="table-cell" style:parent-style-name="Default" style:data-style-name="N167">
      <style:table-cell-properties fo:background-color="#dfdfdf" style:cell-protect="none" style:print-content="true" style:text-align-source="fix" style:repeat-content="false" fo:border="0.06pt solid #dfdfdf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45" style:family="table-cell" style:parent-style-name="Default" style:data-style-name="N167">
      <style:table-cell-properties fo:background-color="#efffdf" style:cell-protect="none" style:print-content="true" style:text-align-source="fix" style:repeat-content="false" fo:border="0.06pt solid #dfdfdf"/>
      <style:paragraph-properties fo:text-align="center" fo:margin-left="0mm"/>
      <style:text-properties fo:font-weight="bold" style:font-weight-asian="bold" style:font-weight-complex="bold"/>
    </style:style>
    <style:style style:name="ce46" style:family="table-cell" style:parent-style-name="Default" style:data-style-name="N167">
      <style:table-cell-properties fo:background-color="#efffdf" style:cell-protect="none" style:print-content="true" style:text-align-source="fix" style:repeat-content="false" fo:border="0.06pt solid #dfdfdf"/>
      <style:paragraph-properties fo:text-align="center" fo:margin-left="0mm"/>
    </style:style>
    <style:style style:name="ce47" style:family="table-cell" style:parent-style-name="Default" style:data-style-name="N167">
      <style:table-cell-properties style:cell-protect="none" style:print-content="true" style:text-align-source="fix" style:repeat-content="false" fo:background-color="transparent" fo:border="0.06pt solid #dfdfdf"/>
      <style:paragraph-properties fo:text-align="center" fo:margin-left="0mm"/>
    </style:style>
    <style:style style:name="ce48" style:family="table-cell" style:parent-style-name="Default" style:data-style-name="N167">
      <style:table-cell-properties style:cell-protect="none" style:print-content="true" style:text-align-source="fix" style:repeat-content="false" fo:background-color="transparent" fo:border="0.06pt solid #dfdfdf"/>
      <style:paragraph-properties fo:text-align="center" fo:margin-left="0mm"/>
      <style:text-properties fo:font-weight="bold" style:font-weight-asian="bold" style:font-weight-complex="bold"/>
    </style:style>
    <style:style style:name="ce49" style:family="table-cell" style:parent-style-name="Default" style:data-style-name="N167">
      <style:table-cell-properties style:cell-protect="none" style:print-content="true" style:text-align-source="fix" style:repeat-content="false" fo:background-color="transparent" fo:border="0.06pt solid #dfdfdf"/>
      <style:paragraph-properties fo:text-align="center" fo:margin-left="0mm"/>
      <style:text-properties fo:font-weight="normal" style:font-weight-asian="normal" style:font-weight-complex="normal"/>
    </style:style>
    <style:style style:name="ce50" style:family="table-cell" style:parent-style-name="Default" style:data-style-name="N167">
      <style:table-cell-properties fo:background-color="#efffdf" style:cell-protect="none" style:print-content="true" style:text-align-source="fix" style:repeat-content="false" fo:border="0.06pt solid #dfdfdf"/>
      <style:paragraph-properties fo:text-align="center" fo:margin-left="0mm"/>
      <style:text-properties fo:font-weight="normal" style:font-weight-asian="normal" style:font-weight-complex="normal"/>
    </style:style>
    <style:style style:name="ce51" style:family="table-cell" style:parent-style-name="Default" style:data-style-name="N167">
      <style:table-cell-properties fo:border-bottom="0.06pt solid #000000" style:cell-protect="none" style:print-content="true" style:text-align-source="fix" style:repeat-content="false" fo:background-color="transparent" fo:border-left="0.06pt solid #dfdfdf" fo:border-right="0.06pt solid #dfdfdf" fo:border-top="none"/>
      <style:paragraph-properties fo:text-align="center" fo:margin-left="0mm"/>
    </style:style>
    <style:style style:name="ce52" style:family="table-cell" style:parent-style-name="Default" style:data-style-name="N16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</style:style>
    <style:style style:name="ce53" style:family="table-cell" style:parent-style-name="Default" style:data-style-name="N167">
      <style:table-cell-properties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54" style:family="table-cell" style:parent-style-name="Default" style:data-style-name="N167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55" style:family="table-cell" style:parent-style-name="Default">
      <style:table-cell-properties style:text-align-source="fix" style:repeat-content="false" fo:border="none" style:rotation-angle="0"/>
      <style:paragraph-properties fo:text-align="center" fo:margin-left="0mm"/>
    </style:style>
    <style:style style:name="ce56" style:family="table-cell" style:parent-style-name="Default">
      <style:table-cell-properties style:text-align-source="fix" style:repeat-content="false" fo:wrap-option="no-wrap" fo:border="none" style:rotation-angle="9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57" style:family="table-cell" style:parent-style-name="Default">
      <style:table-cell-properties fo:border-bottom="0.06pt solid #000000" style:text-align-source="fix" style:repeat-content="false" fo:border-left="none" fo:border-right="none" style:rotation-angle="0" fo:border-top="non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58" style:family="table-cell" style:parent-style-name="Default">
      <style:table-cell-properties fo:background-color="#dfdfdf" style:cell-protect="none" style:print-content="true" style:text-align-source="fix" style:repeat-content="false" fo:border="0.06pt solid #dfdfdf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59" style:family="table-cell" style:parent-style-name="Default">
      <style:table-cell-properties fo:background-color="#efffdf" style:cell-protect="none" style:print-content="true" style:text-align-source="fix" style:repeat-content="false" fo:border="0.06pt solid #dfdfdf"/>
      <style:paragraph-properties fo:text-align="center" fo:margin-left="0mm"/>
      <style:text-properties fo:font-weight="bold" style:font-weight-asian="bold" style:font-weight-complex="bold"/>
    </style:style>
    <style:style style:name="ce60" style:family="table-cell" style:parent-style-name="Default">
      <style:table-cell-properties fo:background-color="#efffdf" style:cell-protect="none" style:print-content="true" style:text-align-source="fix" style:repeat-content="false" fo:border="0.06pt solid #dfdfdf"/>
      <style:paragraph-properties fo:text-align="center" fo:margin-left="0mm"/>
    </style:style>
    <style:style style:name="ce61" style:family="table-cell" style:parent-style-name="Default">
      <style:table-cell-properties fo:background-color="#efffdf" style:cell-protect="none" style:print-content="true" style:text-align-source="fix" style:repeat-content="false" fo:border="0.06pt solid #dfdfdf"/>
      <style:paragraph-properties fo:text-align="center" fo:margin-left="0mm"/>
      <style:text-properties fo:font-weight="normal" style:font-weight-asian="normal" style:font-weight-complex="normal"/>
    </style:style>
    <style:style style:name="ce62" style:family="table-cell" style:parent-style-name="Default">
      <style:table-cell-properties style:cell-protect="none" style:print-content="true" style:text-align-source="fix" style:repeat-content="false" fo:background-color="transparent" fo:border="0.06pt solid #dfdfdf"/>
      <style:paragraph-properties fo:text-align="center" fo:margin-left="0mm"/>
    </style:style>
    <style:style style:name="ce63" style:family="table-cell" style:parent-style-name="Default">
      <style:table-cell-properties style:cell-protect="none" style:print-content="true" style:text-align-source="fix" style:repeat-content="false" fo:background-color="transparent" fo:border="0.06pt solid #dfdfdf"/>
      <style:paragraph-properties fo:text-align="center" fo:margin-left="0mm"/>
      <style:text-properties fo:font-weight="bold" style:font-weight-asian="bold" style:font-weight-complex="bold"/>
    </style:style>
    <style:style style:name="ce64" style:family="table-cell" style:parent-style-name="Default">
      <style:table-cell-properties style:cell-protect="none" style:print-content="true" style:text-align-source="fix" style:repeat-content="false" fo:background-color="transparent" fo:border="0.06pt solid #dfdfdf"/>
      <style:paragraph-properties fo:text-align="center" fo:margin-left="0mm"/>
      <style:text-properties fo:font-weight="normal" style:font-weight-asian="normal" style:font-weight-complex="normal"/>
    </style:style>
    <style:style style:name="ce65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dfdfdf" fo:border-right="0.06pt solid #dfdfdf" fo:border-top="none"/>
      <style:paragraph-properties fo:text-align="center" fo:margin-left="0mm"/>
    </style:style>
    <style:style style:name="ce66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</style:style>
    <style:style style:name="ce67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68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69" style:family="table-cell" style:parent-style-name="Default" style:data-style-name="N168">
      <style:table-cell-properties fo:background-color="#ffffb0"/>
      <style:text-properties fo:font-size="16pt" fo:font-weight="bold" style:font-size-asian="16pt" style:font-weight-asian="bold" style:font-size-complex="16pt" style:font-weight-complex="bold"/>
    </style:style>
    <style:style style:name="ce70" style:family="table-cell" style:parent-style-name="Default" style:data-style-name="N167">
      <style:table-cell-properties fo:background-color="#dfdfdf" style:text-align-source="fix" style:repeat-content="false" fo:border="0.06pt solid #dfdfdf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71" style:family="table-cell" style:parent-style-name="Default" style:data-style-name="N167">
      <style:table-cell-properties style:text-align-source="fix" style:repeat-content="false" fo:border="0.06pt solid #dfdfdf"/>
      <style:paragraph-properties fo:text-align="center" fo:margin-left="0mm"/>
      <style:text-properties fo:font-weight="bold" style:font-weight-asian="bold" style:font-weight-complex="bold"/>
    </style:style>
    <style:style style:name="ce72" style:family="table-cell" style:parent-style-name="Default" style:data-style-name="N167">
      <style:table-cell-properties style:text-align-source="fix" style:repeat-content="false" fo:border="0.06pt solid #dfdfdf"/>
      <style:paragraph-properties fo:text-align="center" fo:margin-left="0mm"/>
    </style:style>
    <style:style style:name="ce73" style:family="table-cell" style:parent-style-name="Default" style:data-style-name="N167">
      <style:table-cell-properties style:text-align-source="fix" style:repeat-content="false" fo:border="0.06pt solid #dfdfdf"/>
      <style:paragraph-properties fo:text-align="center" fo:margin-left="0mm"/>
      <style:text-properties fo:font-weight="normal" style:font-weight-asian="normal" style:font-weight-complex="normal"/>
    </style:style>
    <style:style style:name="ce74" style:family="table-cell" style:parent-style-name="Default" style:data-style-name="N167">
      <style:table-cell-properties style:text-align-source="fix" style:repeat-content="false" fo:background-color="transparent" fo:border="0.06pt solid #dfdfdf"/>
      <style:paragraph-properties fo:text-align="center" fo:margin-left="0mm"/>
    </style:style>
    <style:style style:name="ce75" style:family="table-cell" style:parent-style-name="Default" style:data-style-name="N167">
      <style:table-cell-properties style:text-align-source="fix" style:repeat-content="false" fo:background-color="transparent" fo:border="0.06pt solid #dfdfdf"/>
      <style:paragraph-properties fo:text-align="center" fo:margin-left="0mm"/>
      <style:text-properties fo:font-weight="bold" style:font-weight-asian="bold" style:font-weight-complex="bold"/>
    </style:style>
    <style:style style:name="ce76" style:family="table-cell" style:parent-style-name="Default" style:data-style-name="N167">
      <style:table-cell-properties fo:background-color="#efffdf" style:text-align-source="fix" style:repeat-content="false" fo:border="0.06pt solid #dfdfdf"/>
      <style:paragraph-properties fo:text-align="center" fo:margin-left="0mm"/>
      <style:text-properties fo:font-weight="bold" style:font-weight-asian="bold" style:font-weight-complex="bold"/>
    </style:style>
    <style:style style:name="ce77" style:family="table-cell" style:parent-style-name="Default" style:data-style-name="N167">
      <style:table-cell-properties fo:background-color="#efffdf" style:text-align-source="fix" style:repeat-content="false" fo:border="0.06pt solid #dfdfdf"/>
      <style:paragraph-properties fo:text-align="center" fo:margin-left="0mm"/>
    </style:style>
    <style:style style:name="ce78" style:family="table-cell" style:parent-style-name="Default" style:data-style-name="N167">
      <style:table-cell-properties fo:border-bottom="0.06pt solid #000000" style:text-align-source="fix" style:repeat-content="false" fo:background-color="transparent" fo:border-left="0.06pt solid #dfdfdf" fo:border-right="0.06pt solid #dfdfdf" fo:border-top="none"/>
      <style:paragraph-properties fo:text-align="center" fo:margin-left="0mm"/>
    </style:style>
    <style:style style:name="ce223" style:family="table-cell" style:parent-style-name="Default" style:data-style-name="N168"/>
    <style:style style:name="ce80" style:family="table-cell" style:parent-style-name="Default" style:data-style-name="N168">
      <style:table-cell-properties fo:border="none" style:rotation-angle="0"/>
    </style:style>
    <style:style style:name="ce81" style:family="table-cell" style:parent-style-name="Default" style:data-style-name="N168">
      <style:table-cell-properties style:text-align-source="fix" style:repeat-content="false" fo:wrap-option="no-wrap" fo:border="non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82" style:family="table-cell" style:parent-style-name="Default" style:data-style-name="N168">
      <style:table-cell-properties fo:border-bottom="0.06pt solid #000000" fo:background-color="#efffdf" fo:border-left="0.06pt solid #dfdfdf" fo:border-right="0.06pt solid #dfdfdf" fo:border-top="0.06pt solid #dfdfdf"/>
      <style:text-properties fo:font-size="12pt" fo:font-weight="bold" style:font-size-asian="12pt" style:font-weight-asian="bold" style:font-size-complex="12pt" style:font-weight-complex="bold"/>
    </style:style>
    <style:style style:name="ce83" style:family="table-cell" style:parent-style-name="Default" style:data-style-name="N168">
      <style:table-cell-properties fo:border-bottom="none" fo:background-color="#dfdfdf" style:cell-protect="none" style:print-content="true" fo:border-left="none" fo:border-right="none" fo:border-top="0.06pt solid #000000"/>
      <style:text-properties fo:font-size="12pt" fo:font-weight="bold" style:font-size-asian="12pt" style:font-weight-asian="bold" style:font-size-complex="12pt" style:font-weight-complex="bold"/>
    </style:style>
    <style:style style:name="ce84" style:family="table-cell" style:parent-style-name="Default" style:data-style-name="N168">
      <style:table-cell-properties fo:background-color="#efffdf" style:cell-protect="none" style:print-content="true" fo:border="0.06pt solid #dfdfdf"/>
      <style:text-properties fo:font-weight="bold" style:font-weight-asian="bold" style:font-weight-complex="bold"/>
    </style:style>
    <style:style style:name="ce85" style:family="table-cell" style:parent-style-name="Default" style:data-style-name="N168">
      <style:table-cell-properties fo:background-color="#efffdf" style:cell-protect="none" style:print-content="true" fo:border="0.06pt solid #dfdfdf"/>
    </style:style>
    <style:style style:name="ce230" style:family="table-cell" style:parent-style-name="Default" style:data-style-name="N168">
      <style:table-cell-properties fo:background-color="#efffdf" style:cell-protect="none" style:print-content="true" fo:border="0.06pt solid #dfdfdf"/>
    </style:style>
    <style:style style:name="ce86" style:family="table-cell" style:parent-style-name="Default" style:data-style-name="N168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87" style:family="table-cell" style:parent-style-name="Default" style:data-style-name="N168">
      <style:table-cell-properties style:cell-protect="none" style:print-content="true" fo:background-color="transparent" fo:border="0.06pt solid #dfdfdf"/>
    </style:style>
    <style:style style:name="ce88" style:family="table-cell" style:parent-style-name="Default" style:data-style-name="N168">
      <style:table-cell-properties style:cell-protect="none" style:print-content="true" fo:background-color="transparent" fo:border="0.06pt solid #dfdfdf"/>
      <style:text-properties fo:font-weight="bold" style:font-weight-asian="bold" style:font-weight-complex="bold"/>
    </style:style>
    <style:style style:name="ce89" style:family="table-cell" style:parent-style-name="Default" style:data-style-name="N168">
      <style:table-cell-properties fo:background-color="#dfdfdf" style:cell-protect="none" style:print-content="true" fo:border="none"/>
      <style:text-properties fo:font-size="12pt" fo:font-weight="bold" style:font-size-asian="12pt" style:font-weight-asian="bold" style:font-size-complex="12pt" style:font-weight-complex="bold"/>
    </style:style>
    <style:style style:name="ce90" style:family="table-cell" style:parent-style-name="Default" style:data-style-name="N168">
      <style:table-cell-properties style:cell-protect="none" style:print-content="true" fo:background-color="transparent" fo:border="0.06pt solid #dfdfdf"/>
      <style:text-properties fo:font-weight="normal" style:font-weight-asian="normal" style:font-weight-complex="normal"/>
    </style:style>
    <style:style style:name="ce91" style:family="table-cell" style:parent-style-name="Default" style:data-style-name="N168">
      <style:table-cell-properties fo:border-bottom="0.06pt solid #000000" style:cell-protect="none" style:print-content="true" fo:background-color="transparent" fo:border-left="0.06pt solid #dfdfdf" fo:border-right="0.06pt solid #dfdfdf" fo:border-top="none"/>
    </style:style>
    <style:style style:name="ce92" style:family="table-cell" style:parent-style-name="Default" style:data-style-name="N168">
      <style:table-cell-properties fo:border-bottom="none" fo:border-left="none" fo:border-right="none" fo:border-top="0.06pt solid #000000"/>
    </style:style>
    <style:style style:name="ce93" style:family="table-cell" style:parent-style-name="Default" style:data-style-name="N168">
      <style:text-properties fo:font-size="12pt" fo:font-weight="bold" style:font-size-asian="12pt" style:font-weight-asian="bold" style:font-size-complex="12pt" style:font-weight-complex="bold"/>
    </style:style>
    <style:style style:name="ce94" style:family="table-cell" style:parent-style-name="Default" style:data-style-name="N168">
      <style:text-properties fo:font-weight="bold" style:font-weight-asian="bold" style:font-weight-complex="bold"/>
    </style:style>
    <style:style style:name="ce95" style:family="table-cell" style:parent-style-name="Default" style:data-style-name="N1">
      <style:table-cell-properties style:text-align-source="fix" style:repeat-content="false"/>
      <style:paragraph-properties fo:text-align="center" fo:margin-left="0mm"/>
    </style:style>
    <style:style style:name="ce96" style:family="table-cell" style:parent-style-name="Default" style:data-style-name="N1">
      <style:table-cell-properties style:text-align-source="fix" style:repeat-content="false" fo:border="none"/>
      <style:paragraph-properties fo:text-align="center" fo:margin-left="0mm"/>
    </style:style>
    <style:style style:name="ce97" style:family="table-cell" style:parent-style-name="Default" style:data-style-name="N1">
      <style:table-cell-properties style:text-align-source="fix" style:repeat-content="false" fo:border="none" style:rotation-angle="0"/>
      <style:paragraph-properties fo:text-align="center" fo:margin-left="0mm"/>
    </style:style>
    <style:style style:name="ce98" style:family="table-cell" style:parent-style-name="Default" style:data-style-name="N0">
      <style:table-cell-properties style:text-align-source="fix" style:repeat-content="false" fo:wrap-option="no-wrap" fo:border="none" style:rotation-angle="90"/>
      <style:paragraph-properties fo:text-align="center" fo:margin-left="0mm"/>
      <style:text-properties fo:font-size="12pt" fo:font-weight="normal" style:font-size-asian="12pt" style:font-weight-asian="normal" style:font-size-complex="12pt" style:font-weight-complex="normal"/>
    </style:style>
    <style:style style:name="ce99" style:family="table-cell" style:parent-style-name="Default" style:data-style-name="N0">
      <style:table-cell-properties fo:border-bottom="0.06pt solid #000000" style:text-align-source="fix" style:repeat-content="false" fo:border-left="none" fo:border-right="none" style:rotation-angle="0" fo:border-top="non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00" style:family="table-cell" style:parent-style-name="Default" style:data-style-name="N0">
      <style:table-cell-properties fo:background-color="#dfdfdf" style:text-align-source="fix" style:repeat-content="false" fo:border="0.06pt solid #dfdfdf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01" style:family="table-cell" style:parent-style-name="Default" style:data-style-name="N0">
      <style:table-cell-properties style:text-align-source="fix" style:repeat-content="false" fo:background-color="transparent" fo:border="0.06pt solid #dfdfdf"/>
      <style:paragraph-properties fo:text-align="center" fo:margin-left="0mm"/>
      <style:text-properties fo:font-weight="normal" style:font-weight-asian="normal" style:font-weight-complex="normal"/>
    </style:style>
    <style:style style:name="ce102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dfdfdf" fo:border-right="0.06pt solid #dfdfdf" fo:border-top="0.06pt solid #dfdfdf"/>
      <style:paragraph-properties fo:text-align="center" fo:margin-left="0mm"/>
      <style:text-properties fo:font-weight="normal" style:font-weight-asian="normal" style:font-weight-complex="normal"/>
    </style:style>
    <style:style style:name="ce103" style:family="table-cell" style:parent-style-name="Default" style:data-style-name="N1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</style:style>
    <style:style style:name="ce104" style:family="table-cell" style:parent-style-name="Default" style:data-style-name="N1">
      <style:table-cell-properties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05" style:family="table-cell" style:parent-style-name="Default" style:data-style-name="N1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06" style:family="table-cell" style:parent-style-name="Default" style:data-style-name="N1">
      <style:table-cell-properties style:text-align-source="fix" style:repeat-content="false" fo:wrap-option="no-wrap" fo:border="none" style:rotation-angle="90"/>
      <style:paragraph-properties fo:text-align="center" fo:margin-left="0mm"/>
      <style:text-properties fo:font-size="12pt" fo:font-weight="normal" style:font-size-asian="12pt" style:font-weight-asian="normal" style:font-size-complex="12pt" style:font-weight-complex="normal"/>
    </style:style>
    <style:style style:name="ce107" style:family="table-cell" style:parent-style-name="Default" style:data-style-name="N1">
      <style:table-cell-properties fo:border-bottom="0.06pt solid #000000" style:text-align-source="fix" style:repeat-content="false" fo:border-left="none" fo:border-right="none" style:rotation-angle="0" fo:border-top="non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08" style:family="table-cell" style:parent-style-name="Default" style:data-style-name="N1">
      <style:table-cell-properties fo:background-color="#dfdfdf" style:text-align-source="fix" style:repeat-content="false" fo:border="0.06pt solid #dfdfdf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09" style:family="table-cell" style:parent-style-name="Default" style:data-style-name="N1">
      <style:table-cell-properties style:text-align-source="fix" style:repeat-content="false" fo:border="0.06pt solid #dfdfdf"/>
      <style:paragraph-properties fo:text-align="center" fo:margin-left="0mm"/>
      <style:text-properties fo:font-weight="bold" style:font-weight-asian="bold" style:font-weight-complex="bold"/>
    </style:style>
    <style:style style:name="ce110" style:family="table-cell" style:parent-style-name="Default" style:data-style-name="N1">
      <style:table-cell-properties fo:border-bottom="0.06pt solid #000000" style:text-align-source="fix" style:repeat-content="false" fo:border-left="0.06pt solid #dfdfdf" fo:border-right="0.06pt solid #dfdfdf" fo:border-top="0.06pt solid #dfdfdf"/>
      <style:paragraph-properties fo:text-align="center" fo:margin-left="0mm"/>
      <style:text-properties fo:font-weight="bold" style:font-weight-asian="bold" style:font-weight-complex="bold"/>
    </style:style>
    <style:style style:name="ce111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112" style:family="table-cell" style:parent-style-name="Default">
      <style:table-cell-properties fo:border-bottom="none" style:text-align-source="fix" style:repeat-content="false" fo:border-left="none" fo:border-right="0.06pt solid #000000" style:rotation-angle="0" fo:border-top="none"/>
      <style:paragraph-properties fo:text-align="center" fo:margin-left="0mm"/>
    </style:style>
    <style:style style:name="ce113" style:family="table-cell" style:parent-style-name="Default" style:data-style-name="N1">
      <style:table-cell-properties fo:border-bottom="none" style:text-align-source="fix" style:repeat-content="false" fo:wrap-option="no-wrap" fo:border-left="none" fo:border-right="0.06pt solid #000000" style:rotation-angle="90" fo:border-top="none"/>
      <style:paragraph-properties fo:text-align="center" fo:margin-left="0mm"/>
      <style:text-properties fo:font-size="12pt" fo:font-weight="normal" style:font-size-asian="12pt" style:font-weight-asian="normal" style:font-size-complex="12pt" style:font-weight-complex="normal"/>
    </style:style>
    <style:style style:name="ce114" style:family="table-cell" style:parent-style-name="Default" style:data-style-name="N1">
      <style:table-cell-properties fo:border-bottom="0.06pt solid #000000" style:text-align-source="fix" style:repeat-content="false" fo:border-left="none" fo:border-right="0.06pt solid #000000" style:rotation-angle="0" fo:border-top="non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15" style:family="table-cell" style:parent-style-name="Default" style:data-style-name="N1">
      <style:table-cell-properties fo:border-bottom="0.06pt solid #dfdfdf" fo:background-color="#dfdfdf" style:text-align-source="fix" style:repeat-content="false" fo:border-left="0.06pt solid #dfdfdf" fo:border-right="0.06pt solid #000000" fo:border-top="0.06pt solid #dfdfdf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16" style:family="table-cell" style:parent-style-name="Default" style:data-style-name="N1">
      <style:table-cell-properties fo:border-bottom="0.06pt solid #dfdfdf" style:text-align-source="fix" style:repeat-content="false" fo:border-left="0.06pt solid #dfdfdf" fo:border-right="0.06pt solid #000000" fo:border-top="0.06pt solid #dfdfdf"/>
      <style:paragraph-properties fo:text-align="center" fo:margin-left="0mm"/>
      <style:text-properties fo:font-weight="bold" style:font-weight-asian="bold" style:font-weight-complex="bold"/>
    </style:style>
    <style:style style:name="ce117" style:family="table-cell" style:parent-style-name="Default" style:data-style-name="N1">
      <style:table-cell-properties fo:border-bottom="0.06pt solid #000000" style:text-align-source="fix" style:repeat-content="false" fo:border-left="0.06pt solid #dfdfdf" fo:border-right="0.06pt solid #000000" fo:border-top="0.06pt solid #dfdfdf"/>
      <style:paragraph-properties fo:text-align="center" fo:margin-left="0mm"/>
      <style:text-properties fo:font-weight="bold" style:font-weight-asian="bold" style:font-weight-complex="bold"/>
    </style:style>
    <style:style style:name="ce118" style:family="table-cell" style:parent-style-name="Default">
      <style:table-cell-properties fo:border-bottom="0.06pt solid #000000" fo:border-left="none" fo:border-right="none" style:rotation-angle="90" fo:border-top="none"/>
    </style:style>
    <style:style style:name="ce119" style:family="table-cell" style:parent-style-name="Default" style:data-style-name="N164">
      <style:table-cell-properties style:text-align-source="fix" style:repeat-content="false" fo:border="none" style:rotation-angle="0"/>
      <style:paragraph-properties fo:text-align="center" fo:margin-left="0mm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</style:style>
    <style:style style:name="ce120" style:family="table-cell" style:parent-style-name="Default" style:data-style-name="N144">
      <style:table-cell-properties style:text-align-source="fix" style:repeat-content="false" fo:wrap-option="no-wrap" style:rotation-angle="90"/>
      <style:paragraph-properties fo:text-align="center" fo:margin-left="0mm"/>
      <style:text-properties fo:font-weight="bold" style:font-weight-asian="bold" style:font-weight-complex="bold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</style:style>
    <style:style style:name="ce121" style:family="table-cell" style:parent-style-name="Default" style:data-style-name="N142">
      <style:table-cell-properties fo:border-bottom="0.06pt solid #000000" style:text-align-source="fix" style:repeat-content="false" fo:border-left="none" fo:border-right="none" style:rotation-angle="0" fo:border-top="none"/>
      <style:paragraph-properties fo:text-align="center" fo:margin-left="0mm"/>
      <style:text-properties fo:font-size="11pt" style:font-size-asian="11pt" style:font-size-complex="11pt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</style:style>
    <style:style style:name="ce122" style:family="table-cell" style:parent-style-name="Default" style:data-style-name="N99">
      <style:table-cell-properties fo:border-bottom="0.06pt solid #dfdfdf" fo:background-color="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bold" style:font-weight-asian="bold" style:font-weight-complex="bold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</style:style>
    <style:style style:name="ce123" style:family="table-cell" style:parent-style-name="Default" style:data-style-name="N99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</style:style>
    <style:style style:name="ce269" style:family="table-cell" style:parent-style-name="Default" style:data-style-name="N99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K$10]=TODAY())" style:apply-style-name="Today" style:base-cell-address="'Gantt Chart'.K14"/>
      <style:map style:condition="is-true-formula(OR(WEEKDAY([.K$10])=1;WEEKDAY([.K$10])=7))" style:apply-style-name="Weekend" style:base-cell-address="'Gantt Chart'.K14"/>
    </style:style>
    <style:style style:name="ce124" style:family="table-cell" style:parent-style-name="Default" style:data-style-name="N99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bold" style:font-weight-asian="bold" style:font-weight-complex="bold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</style:style>
    <style:style style:name="ce125" style:family="table-cell" style:parent-style-name="Default" style:data-style-name="N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</style:style>
    <style:style style:name="ce126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</style:style>
    <style:style style:name="ce127" style:family="table-cell" style:parent-style-name="Default" style:data-style-name="N30">
      <style:table-cell-properties fo:border-bottom="0.06pt solid #dfdfdf" fo:background-color="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bold" style:font-weight-asian="bold" style:font-weight-complex="bold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</style:style>
    <style:style style:name="ce128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bold" style:font-weight-asian="bold" style:font-weight-complex="bold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</style:style>
    <style:style style:name="ce275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L$10]=TODAY())" style:apply-style-name="Today" style:base-cell-address="'Gantt Chart'.L14"/>
      <style:map style:condition="is-true-formula(OR(WEEKDAY([.L$10])=1;WEEKDAY([.L$10])=7))" style:apply-style-name="Weekend" style:base-cell-address="'Gantt Chart'.L14"/>
    </style:style>
    <style:style style:name="ce276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M$10]=TODAY())" style:apply-style-name="Today" style:base-cell-address="'Gantt Chart'.M14"/>
      <style:map style:condition="is-true-formula(OR(WEEKDAY([.M$10])=1;WEEKDAY([.M$10])=7))" style:apply-style-name="Weekend" style:base-cell-address="'Gantt Chart'.M14"/>
    </style:style>
    <style:style style:name="ce277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N$10]=TODAY())" style:apply-style-name="Today" style:base-cell-address="'Gantt Chart'.N14"/>
      <style:map style:condition="is-true-formula(OR(WEEKDAY([.N$10])=1;WEEKDAY([.N$10])=7))" style:apply-style-name="Weekend" style:base-cell-address="'Gantt Chart'.N14"/>
    </style:style>
    <style:style style:name="ce278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O$10]=TODAY())" style:apply-style-name="Today" style:base-cell-address="'Gantt Chart'.O14"/>
      <style:map style:condition="is-true-formula(OR(WEEKDAY([.O$10])=1;WEEKDAY([.O$10])=7))" style:apply-style-name="Weekend" style:base-cell-address="'Gantt Chart'.O14"/>
    </style:style>
    <style:style style:name="ce279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P$10]=TODAY())" style:apply-style-name="Today" style:base-cell-address="'Gantt Chart'.P14"/>
      <style:map style:condition="is-true-formula(OR(WEEKDAY([.P$10])=1;WEEKDAY([.P$10])=7))" style:apply-style-name="Weekend" style:base-cell-address="'Gantt Chart'.P14"/>
    </style:style>
    <style:style style:name="ce280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Q$10]=TODAY())" style:apply-style-name="Today" style:base-cell-address="'Gantt Chart'.Q14"/>
      <style:map style:condition="is-true-formula(OR(WEEKDAY([.Q$10])=1;WEEKDAY([.Q$10])=7))" style:apply-style-name="Weekend" style:base-cell-address="'Gantt Chart'.Q14"/>
    </style:style>
    <style:style style:name="ce281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R$10]=TODAY())" style:apply-style-name="Today" style:base-cell-address="'Gantt Chart'.R14"/>
      <style:map style:condition="is-true-formula(OR(WEEKDAY([.R$10])=1;WEEKDAY([.R$10])=7))" style:apply-style-name="Weekend" style:base-cell-address="'Gantt Chart'.R14"/>
    </style:style>
    <style:style style:name="ce282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S$10]=TODAY())" style:apply-style-name="Today" style:base-cell-address="'Gantt Chart'.S14"/>
      <style:map style:condition="is-true-formula(OR(WEEKDAY([.S$10])=1;WEEKDAY([.S$10])=7))" style:apply-style-name="Weekend" style:base-cell-address="'Gantt Chart'.S14"/>
    </style:style>
    <style:style style:name="ce283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T$10]=TODAY())" style:apply-style-name="Today" style:base-cell-address="'Gantt Chart'.T14"/>
      <style:map style:condition="is-true-formula(OR(WEEKDAY([.T$10])=1;WEEKDAY([.T$10])=7))" style:apply-style-name="Weekend" style:base-cell-address="'Gantt Chart'.T14"/>
    </style:style>
    <style:style style:name="ce284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U$10]=TODAY())" style:apply-style-name="Today" style:base-cell-address="'Gantt Chart'.U14"/>
      <style:map style:condition="is-true-formula(OR(WEEKDAY([.U$10])=1;WEEKDAY([.U$10])=7))" style:apply-style-name="Weekend" style:base-cell-address="'Gantt Chart'.U14"/>
    </style:style>
    <style:style style:name="ce285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V$10]=TODAY())" style:apply-style-name="Today" style:base-cell-address="'Gantt Chart'.V14"/>
      <style:map style:condition="is-true-formula(OR(WEEKDAY([.V$10])=1;WEEKDAY([.V$10])=7))" style:apply-style-name="Weekend" style:base-cell-address="'Gantt Chart'.V14"/>
    </style:style>
    <style:style style:name="ce286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W$10]=TODAY())" style:apply-style-name="Today" style:base-cell-address="'Gantt Chart'.W14"/>
      <style:map style:condition="is-true-formula(OR(WEEKDAY([.W$10])=1;WEEKDAY([.W$10])=7))" style:apply-style-name="Weekend" style:base-cell-address="'Gantt Chart'.W14"/>
    </style:style>
    <style:style style:name="ce287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X$10]=TODAY())" style:apply-style-name="Today" style:base-cell-address="'Gantt Chart'.X14"/>
      <style:map style:condition="is-true-formula(OR(WEEKDAY([.X$10])=1;WEEKDAY([.X$10])=7))" style:apply-style-name="Weekend" style:base-cell-address="'Gantt Chart'.X14"/>
    </style:style>
    <style:style style:name="ce288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Y$10]=TODAY())" style:apply-style-name="Today" style:base-cell-address="'Gantt Chart'.Y14"/>
      <style:map style:condition="is-true-formula(OR(WEEKDAY([.Y$10])=1;WEEKDAY([.Y$10])=7))" style:apply-style-name="Weekend" style:base-cell-address="'Gantt Chart'.Y14"/>
    </style:style>
    <style:style style:name="ce289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Z$10]=TODAY())" style:apply-style-name="Today" style:base-cell-address="'Gantt Chart'.Z14"/>
      <style:map style:condition="is-true-formula(OR(WEEKDAY([.Z$10])=1;WEEKDAY([.Z$10])=7))" style:apply-style-name="Weekend" style:base-cell-address="'Gantt Chart'.Z14"/>
    </style:style>
    <style:style style:name="ce290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AA$10]=TODAY())" style:apply-style-name="Today" style:base-cell-address="'Gantt Chart'.AA14"/>
      <style:map style:condition="is-true-formula(OR(WEEKDAY([.AA$10])=1;WEEKDAY([.AA$10])=7))" style:apply-style-name="Weekend" style:base-cell-address="'Gantt Chart'.AA14"/>
    </style:style>
    <style:style style:name="ce291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AB$10]=TODAY())" style:apply-style-name="Today" style:base-cell-address="'Gantt Chart'.AB14"/>
      <style:map style:condition="is-true-formula(OR(WEEKDAY([.AB$10])=1;WEEKDAY([.AB$10])=7))" style:apply-style-name="Weekend" style:base-cell-address="'Gantt Chart'.AB14"/>
    </style:style>
    <style:style style:name="ce292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AC$10]=TODAY())" style:apply-style-name="Today" style:base-cell-address="'Gantt Chart'.AC14"/>
      <style:map style:condition="is-true-formula(OR(WEEKDAY([.AC$10])=1;WEEKDAY([.AC$10])=7))" style:apply-style-name="Weekend" style:base-cell-address="'Gantt Chart'.AC14"/>
    </style:style>
    <style:style style:name="ce293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AD$10]=TODAY())" style:apply-style-name="Today" style:base-cell-address="'Gantt Chart'.AD14"/>
      <style:map style:condition="is-true-formula(OR(WEEKDAY([.AD$10])=1;WEEKDAY([.AD$10])=7))" style:apply-style-name="Weekend" style:base-cell-address="'Gantt Chart'.AD14"/>
    </style:style>
    <style:style style:name="ce294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AE$10]=TODAY())" style:apply-style-name="Today" style:base-cell-address="'Gantt Chart'.AE14"/>
      <style:map style:condition="is-true-formula(OR(WEEKDAY([.AE$10])=1;WEEKDAY([.AE$10])=7))" style:apply-style-name="Weekend" style:base-cell-address="'Gantt Chart'.AE14"/>
    </style:style>
    <style:style style:name="ce295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AF$10]=TODAY())" style:apply-style-name="Today" style:base-cell-address="'Gantt Chart'.AF14"/>
      <style:map style:condition="is-true-formula(OR(WEEKDAY([.AF$10])=1;WEEKDAY([.AF$10])=7))" style:apply-style-name="Weekend" style:base-cell-address="'Gantt Chart'.AF14"/>
    </style:style>
    <style:style style:name="ce296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AG$10]=TODAY())" style:apply-style-name="Today" style:base-cell-address="'Gantt Chart'.AG14"/>
      <style:map style:condition="is-true-formula(OR(WEEKDAY([.AG$10])=1;WEEKDAY([.AG$10])=7))" style:apply-style-name="Weekend" style:base-cell-address="'Gantt Chart'.AG14"/>
    </style:style>
    <style:style style:name="ce297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AH$10]=TODAY())" style:apply-style-name="Today" style:base-cell-address="'Gantt Chart'.AH14"/>
      <style:map style:condition="is-true-formula(OR(WEEKDAY([.AH$10])=1;WEEKDAY([.AH$10])=7))" style:apply-style-name="Weekend" style:base-cell-address="'Gantt Chart'.AH14"/>
    </style:style>
    <style:style style:name="ce298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AI$10]=TODAY())" style:apply-style-name="Today" style:base-cell-address="'Gantt Chart'.AI14"/>
      <style:map style:condition="is-true-formula(OR(WEEKDAY([.AI$10])=1;WEEKDAY([.AI$10])=7))" style:apply-style-name="Weekend" style:base-cell-address="'Gantt Chart'.AI14"/>
    </style:style>
    <style:style style:name="ce299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AJ$10]=TODAY())" style:apply-style-name="Today" style:base-cell-address="'Gantt Chart'.AJ14"/>
      <style:map style:condition="is-true-formula(OR(WEEKDAY([.AJ$10])=1;WEEKDAY([.AJ$10])=7))" style:apply-style-name="Weekend" style:base-cell-address="'Gantt Chart'.AJ14"/>
    </style:style>
    <style:style style:name="ce300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AK$10]=TODAY())" style:apply-style-name="Today" style:base-cell-address="'Gantt Chart'.AK14"/>
      <style:map style:condition="is-true-formula(OR(WEEKDAY([.AK$10])=1;WEEKDAY([.AK$10])=7))" style:apply-style-name="Weekend" style:base-cell-address="'Gantt Chart'.AK14"/>
    </style:style>
    <style:style style:name="ce301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AL$10]=TODAY())" style:apply-style-name="Today" style:base-cell-address="'Gantt Chart'.AL14"/>
      <style:map style:condition="is-true-formula(OR(WEEKDAY([.AL$10])=1;WEEKDAY([.AL$10])=7))" style:apply-style-name="Weekend" style:base-cell-address="'Gantt Chart'.AL14"/>
    </style:style>
    <style:style style:name="ce302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AM$10]=TODAY())" style:apply-style-name="Today" style:base-cell-address="'Gantt Chart'.AM14"/>
      <style:map style:condition="is-true-formula(OR(WEEKDAY([.AM$10])=1;WEEKDAY([.AM$10])=7))" style:apply-style-name="Weekend" style:base-cell-address="'Gantt Chart'.AM14"/>
    </style:style>
    <style:style style:name="ce303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AN$10]=TODAY())" style:apply-style-name="Today" style:base-cell-address="'Gantt Chart'.AN14"/>
      <style:map style:condition="is-true-formula(OR(WEEKDAY([.AN$10])=1;WEEKDAY([.AN$10])=7))" style:apply-style-name="Weekend" style:base-cell-address="'Gantt Chart'.AN14"/>
    </style:style>
    <style:style style:name="ce304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AO$10]=TODAY())" style:apply-style-name="Today" style:base-cell-address="'Gantt Chart'.AO14"/>
      <style:map style:condition="is-true-formula(OR(WEEKDAY([.AO$10])=1;WEEKDAY([.AO$10])=7))" style:apply-style-name="Weekend" style:base-cell-address="'Gantt Chart'.AO14"/>
    </style:style>
    <style:style style:name="ce305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AP$10]=TODAY())" style:apply-style-name="Today" style:base-cell-address="'Gantt Chart'.AP14"/>
      <style:map style:condition="is-true-formula(OR(WEEKDAY([.AP$10])=1;WEEKDAY([.AP$10])=7))" style:apply-style-name="Weekend" style:base-cell-address="'Gantt Chart'.AP14"/>
    </style:style>
    <style:style style:name="ce306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AQ$10]=TODAY())" style:apply-style-name="Today" style:base-cell-address="'Gantt Chart'.AQ14"/>
      <style:map style:condition="is-true-formula(OR(WEEKDAY([.AQ$10])=1;WEEKDAY([.AQ$10])=7))" style:apply-style-name="Weekend" style:base-cell-address="'Gantt Chart'.AQ14"/>
    </style:style>
    <style:style style:name="ce307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AR$10]=TODAY())" style:apply-style-name="Today" style:base-cell-address="'Gantt Chart'.AR14"/>
      <style:map style:condition="is-true-formula(OR(WEEKDAY([.AR$10])=1;WEEKDAY([.AR$10])=7))" style:apply-style-name="Weekend" style:base-cell-address="'Gantt Chart'.AR14"/>
    </style:style>
    <style:style style:name="ce308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AS$10]=TODAY())" style:apply-style-name="Today" style:base-cell-address="'Gantt Chart'.AS14"/>
      <style:map style:condition="is-true-formula(OR(WEEKDAY([.AS$10])=1;WEEKDAY([.AS$10])=7))" style:apply-style-name="Weekend" style:base-cell-address="'Gantt Chart'.AS14"/>
    </style:style>
    <style:style style:name="ce309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AT$10]=TODAY())" style:apply-style-name="Today" style:base-cell-address="'Gantt Chart'.AT14"/>
      <style:map style:condition="is-true-formula(OR(WEEKDAY([.AT$10])=1;WEEKDAY([.AT$10])=7))" style:apply-style-name="Weekend" style:base-cell-address="'Gantt Chart'.AT14"/>
    </style:style>
    <style:style style:name="ce310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AU$10]=TODAY())" style:apply-style-name="Today" style:base-cell-address="'Gantt Chart'.AU14"/>
      <style:map style:condition="is-true-formula(OR(WEEKDAY([.AU$10])=1;WEEKDAY([.AU$10])=7))" style:apply-style-name="Weekend" style:base-cell-address="'Gantt Chart'.AU14"/>
    </style:style>
    <style:style style:name="ce311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AV$10]=TODAY())" style:apply-style-name="Today" style:base-cell-address="'Gantt Chart'.AV14"/>
      <style:map style:condition="is-true-formula(OR(WEEKDAY([.AV$10])=1;WEEKDAY([.AV$10])=7))" style:apply-style-name="Weekend" style:base-cell-address="'Gantt Chart'.AV14"/>
    </style:style>
    <style:style style:name="ce312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AW$10]=TODAY())" style:apply-style-name="Today" style:base-cell-address="'Gantt Chart'.AW14"/>
      <style:map style:condition="is-true-formula(OR(WEEKDAY([.AW$10])=1;WEEKDAY([.AW$10])=7))" style:apply-style-name="Weekend" style:base-cell-address="'Gantt Chart'.AW14"/>
    </style:style>
    <style:style style:name="ce313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AX$10]=TODAY())" style:apply-style-name="Today" style:base-cell-address="'Gantt Chart'.AX14"/>
      <style:map style:condition="is-true-formula(OR(WEEKDAY([.AX$10])=1;WEEKDAY([.AX$10])=7))" style:apply-style-name="Weekend" style:base-cell-address="'Gantt Chart'.AX14"/>
    </style:style>
    <style:style style:name="ce314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AY$10]=TODAY())" style:apply-style-name="Today" style:base-cell-address="'Gantt Chart'.AY14"/>
      <style:map style:condition="is-true-formula(OR(WEEKDAY([.AY$10])=1;WEEKDAY([.AY$10])=7))" style:apply-style-name="Weekend" style:base-cell-address="'Gantt Chart'.AY14"/>
    </style:style>
    <style:style style:name="ce315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AZ$10]=TODAY())" style:apply-style-name="Today" style:base-cell-address="'Gantt Chart'.AZ14"/>
      <style:map style:condition="is-true-formula(OR(WEEKDAY([.AZ$10])=1;WEEKDAY([.AZ$10])=7))" style:apply-style-name="Weekend" style:base-cell-address="'Gantt Chart'.AZ14"/>
    </style:style>
    <style:style style:name="ce129" style:family="table-cell" style:parent-style-name="Default">
      <style:table-cell-properties fo:border-bottom="0.06pt solid #000000" fo:border-left="none" fo:border-right="none" fo:border-top="none"/>
    </style:style>
    <style:style style:name="ce130" style:family="table-cell" style:parent-style-name="Default">
      <style:table-cell-properties fo:border-bottom="0.06pt solid #dfdfdf" fo:background-color="#dfdfdf" fo:border-left="none" fo:border-right="none" fo:border-top="none"/>
      <style:text-properties fo:font-size="12pt" fo:font-weight="bold" style:font-size-asian="12pt" style:font-weight-asian="bold" style:font-size-complex="12pt" style:font-weight-complex="bold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</style:style>
    <style:style style:name="ce131" style:family="table-cell" style:parent-style-name="Default">
      <style:table-cell-properties fo:border-bottom="0.06pt solid #dfdfdf" fo:border-left="none" fo:border-right="none" fo:border-top="0.06pt solid #dfdfdf"/>
      <style:text-properties fo:font-weight="bold" style:font-weight-asian="bold" style:font-weight-complex="bold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</style:style>
    <style:style style:name="ce132" style:family="table-cell" style:parent-style-name="Default">
      <style:table-cell-properties fo:border-bottom="0.06pt solid #dfdfdf" fo:border-left="none" fo:border-right="none" fo:border-top="0.06pt solid #dfdfdf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</style:style>
    <style:style style:name="ce320" style:family="table-cell" style:parent-style-name="Default">
      <style:table-cell-properties fo:border-bottom="0.06pt solid #dfdfdf" fo:border-left="none" fo:border-right="none" fo:border-top="0.06pt solid #dfdfdf"/>
      <style:map style:condition="is-true-formula([.BA$10]=TODAY())" style:apply-style-name="Today" style:base-cell-address="'Gantt Chart'.BA14"/>
      <style:map style:condition="is-true-formula(OR(WEEKDAY([.BA$10])=1;WEEKDAY([.BA$10])=7))" style:apply-style-name="Weekend" style:base-cell-address="'Gantt Chart'.BA14"/>
    </style:style>
    <style:style style:name="ce133" style:family="table-cell" style:parent-style-name="Default">
      <style:table-cell-properties fo:border-bottom="0.06pt solid #dfdfdf" fo:border-left="none" fo:border-right="none" fo:border-top="0.06pt solid #dfdfdf"/>
      <style:text-properties fo:font-weight="normal" style:font-weight-asian="normal" style:font-weight-complex="normal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</style:style>
    <style:style style:name="ce134" style:family="table-cell" style:parent-style-name="Default">
      <style:table-cell-properties fo:border-bottom="0.06pt solid #dfdfdf" fo:background-color="#dfdfdf" fo:border-left="none" fo:border-right="none" fo:border-top="0.06pt solid #dfdfdf"/>
      <style:text-properties fo:font-size="12pt" fo:font-weight="bold" style:font-size-asian="12pt" style:font-weight-asian="bold" style:font-size-complex="12pt" style:font-weight-complex="bold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</style:style>
    <style:style style:name="ce135" style:family="table-cell" style:parent-style-name="Default"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</style:style>
    <style:style style:name="ce324" style:family="table-cell" style:parent-style-name="Default">
      <style:table-cell-properties fo:border-bottom="0.06pt solid #dfdfdf" fo:border-left="none" fo:border-right="none" fo:border-top="0.06pt solid #dfdfdf"/>
      <style:map style:condition="is-true-formula([.BB$10]=TODAY())" style:apply-style-name="Today" style:base-cell-address="'Gantt Chart'.BB14"/>
      <style:map style:condition="is-true-formula(OR(WEEKDAY([.BB$10])=1;WEEKDAY([.BB$10])=7))" style:apply-style-name="Weekend" style:base-cell-address="'Gantt Chart'.BB14"/>
    </style:style>
    <style:style style:name="ce325" style:family="table-cell" style:parent-style-name="Default">
      <style:table-cell-properties fo:border-bottom="0.06pt solid #dfdfdf" fo:border-left="none" fo:border-right="none" fo:border-top="0.06pt solid #dfdfdf"/>
      <style:map style:condition="is-true-formula([.BC$10]=TODAY())" style:apply-style-name="Today" style:base-cell-address="'Gantt Chart'.BC14"/>
      <style:map style:condition="is-true-formula(OR(WEEKDAY([.BC$10])=1;WEEKDAY([.BC$10])=7))" style:apply-style-name="Weekend" style:base-cell-address="'Gantt Chart'.BC14"/>
    </style:style>
    <style:style style:name="ce326" style:family="table-cell" style:parent-style-name="Default">
      <style:table-cell-properties fo:border-bottom="0.06pt solid #dfdfdf" fo:border-left="none" fo:border-right="none" fo:border-top="0.06pt solid #dfdfdf"/>
      <style:map style:condition="is-true-formula([.BD$10]=TODAY())" style:apply-style-name="Today" style:base-cell-address="'Gantt Chart'.BD14"/>
      <style:map style:condition="is-true-formula(OR(WEEKDAY([.BD$10])=1;WEEKDAY([.BD$10])=7))" style:apply-style-name="Weekend" style:base-cell-address="'Gantt Chart'.BD14"/>
    </style:style>
    <style:style style:name="ce327" style:family="table-cell" style:parent-style-name="Default">
      <style:table-cell-properties fo:border-bottom="0.06pt solid #dfdfdf" fo:border-left="none" fo:border-right="none" fo:border-top="0.06pt solid #dfdfdf"/>
      <style:map style:condition="is-true-formula([.BE$10]=TODAY())" style:apply-style-name="Today" style:base-cell-address="'Gantt Chart'.BE14"/>
      <style:map style:condition="is-true-formula(OR(WEEKDAY([.BE$10])=1;WEEKDAY([.BE$10])=7))" style:apply-style-name="Weekend" style:base-cell-address="'Gantt Chart'.BE14"/>
    </style:style>
    <style:style style:name="ce328" style:family="table-cell" style:parent-style-name="Default">
      <style:table-cell-properties fo:border-bottom="0.06pt solid #dfdfdf" fo:border-left="none" fo:border-right="none" fo:border-top="0.06pt solid #dfdfdf"/>
      <style:map style:condition="is-true-formula([.BF$10]=TODAY())" style:apply-style-name="Today" style:base-cell-address="'Gantt Chart'.BF14"/>
      <style:map style:condition="is-true-formula(OR(WEEKDAY([.BF$10])=1;WEEKDAY([.BF$10])=7))" style:apply-style-name="Weekend" style:base-cell-address="'Gantt Chart'.BF14"/>
    </style:style>
    <style:style style:name="ce329" style:family="table-cell" style:parent-style-name="Default">
      <style:table-cell-properties fo:border-bottom="0.06pt solid #dfdfdf" fo:border-left="none" fo:border-right="none" fo:border-top="0.06pt solid #dfdfdf"/>
      <style:map style:condition="is-true-formula([.BG$10]=TODAY())" style:apply-style-name="Today" style:base-cell-address="'Gantt Chart'.BG14"/>
      <style:map style:condition="is-true-formula(OR(WEEKDAY([.BG$10])=1;WEEKDAY([.BG$10])=7))" style:apply-style-name="Weekend" style:base-cell-address="'Gantt Chart'.BG14"/>
    </style:style>
    <style:style style:name="ce330" style:family="table-cell" style:parent-style-name="Default">
      <style:table-cell-properties fo:border-bottom="0.06pt solid #dfdfdf" fo:border-left="none" fo:border-right="none" fo:border-top="0.06pt solid #dfdfdf"/>
      <style:map style:condition="is-true-formula([.BH$10]=TODAY())" style:apply-style-name="Today" style:base-cell-address="'Gantt Chart'.BH14"/>
      <style:map style:condition="is-true-formula(OR(WEEKDAY([.BH$10])=1;WEEKDAY([.BH$10])=7))" style:apply-style-name="Weekend" style:base-cell-address="'Gantt Chart'.BH14"/>
    </style:style>
    <style:style style:name="ce331" style:family="table-cell" style:parent-style-name="Default">
      <style:table-cell-properties fo:border-bottom="0.06pt solid #dfdfdf" fo:border-left="none" fo:border-right="none" fo:border-top="0.06pt solid #dfdfdf"/>
      <style:map style:condition="is-true-formula([.BI$10]=TODAY())" style:apply-style-name="Today" style:base-cell-address="'Gantt Chart'.BI14"/>
      <style:map style:condition="is-true-formula(OR(WEEKDAY([.BI$10])=1;WEEKDAY([.BI$10])=7))" style:apply-style-name="Weekend" style:base-cell-address="'Gantt Chart'.BI14"/>
    </style:style>
    <style:style style:name="ce332" style:family="table-cell" style:parent-style-name="Default">
      <style:table-cell-properties fo:border-bottom="0.06pt solid #dfdfdf" fo:border-left="none" fo:border-right="none" fo:border-top="0.06pt solid #dfdfdf"/>
      <style:map style:condition="is-true-formula([.BJ$10]=TODAY())" style:apply-style-name="Today" style:base-cell-address="'Gantt Chart'.BJ14"/>
      <style:map style:condition="is-true-formula(OR(WEEKDAY([.BJ$10])=1;WEEKDAY([.BJ$10])=7))" style:apply-style-name="Weekend" style:base-cell-address="'Gantt Chart'.BJ14"/>
    </style:style>
    <style:style style:name="ce333" style:family="table-cell" style:parent-style-name="Default">
      <style:table-cell-properties fo:border-bottom="0.06pt solid #dfdfdf" fo:border-left="none" fo:border-right="none" fo:border-top="0.06pt solid #dfdfdf"/>
      <style:map style:condition="is-true-formula([.BK$10]=TODAY())" style:apply-style-name="Today" style:base-cell-address="'Gantt Chart'.BK14"/>
      <style:map style:condition="is-true-formula(OR(WEEKDAY([.BK$10])=1;WEEKDAY([.BK$10])=7))" style:apply-style-name="Weekend" style:base-cell-address="'Gantt Chart'.BK14"/>
    </style:style>
    <style:style style:name="ce334" style:family="table-cell" style:parent-style-name="Default">
      <style:table-cell-properties fo:border-bottom="0.06pt solid #dfdfdf" fo:border-left="none" fo:border-right="none" fo:border-top="0.06pt solid #dfdfdf"/>
      <style:map style:condition="is-true-formula([.BL$10]=TODAY())" style:apply-style-name="Today" style:base-cell-address="'Gantt Chart'.BL14"/>
      <style:map style:condition="is-true-formula(OR(WEEKDAY([.BL$10])=1;WEEKDAY([.BL$10])=7))" style:apply-style-name="Weekend" style:base-cell-address="'Gantt Chart'.BL14"/>
    </style:style>
    <style:style style:name="ce335" style:family="table-cell" style:parent-style-name="Default">
      <style:table-cell-properties fo:border-bottom="0.06pt solid #dfdfdf" fo:border-left="none" fo:border-right="none" fo:border-top="0.06pt solid #dfdfdf"/>
      <style:map style:condition="is-true-formula([.BM$10]=TODAY())" style:apply-style-name="Today" style:base-cell-address="'Gantt Chart'.BM14"/>
      <style:map style:condition="is-true-formula(OR(WEEKDAY([.BM$10])=1;WEEKDAY([.BM$10])=7))" style:apply-style-name="Weekend" style:base-cell-address="'Gantt Chart'.BM14"/>
    </style:style>
    <style:style style:name="ce336" style:family="table-cell" style:parent-style-name="Default">
      <style:table-cell-properties fo:border-bottom="0.06pt solid #dfdfdf" fo:border-left="none" fo:border-right="none" fo:border-top="0.06pt solid #dfdfdf"/>
      <style:map style:condition="is-true-formula([.BN$10]=TODAY())" style:apply-style-name="Today" style:base-cell-address="'Gantt Chart'.BN14"/>
      <style:map style:condition="is-true-formula(OR(WEEKDAY([.BN$10])=1;WEEKDAY([.BN$10])=7))" style:apply-style-name="Weekend" style:base-cell-address="'Gantt Chart'.BN14"/>
    </style:style>
    <style:style style:name="ce337" style:family="table-cell" style:parent-style-name="Default">
      <style:table-cell-properties fo:border-bottom="0.06pt solid #dfdfdf" fo:border-left="none" fo:border-right="none" fo:border-top="0.06pt solid #dfdfdf"/>
      <style:map style:condition="is-true-formula([.BO$10]=TODAY())" style:apply-style-name="Today" style:base-cell-address="'Gantt Chart'.BO14"/>
      <style:map style:condition="is-true-formula(OR(WEEKDAY([.BO$10])=1;WEEKDAY([.BO$10])=7))" style:apply-style-name="Weekend" style:base-cell-address="'Gantt Chart'.BO14"/>
    </style:style>
    <style:style style:name="ce338" style:family="table-cell" style:parent-style-name="Default">
      <style:table-cell-properties fo:border-bottom="0.06pt solid #dfdfdf" fo:border-left="none" fo:border-right="none" fo:border-top="0.06pt solid #dfdfdf"/>
      <style:map style:condition="is-true-formula([.BP$10]=TODAY())" style:apply-style-name="Today" style:base-cell-address="'Gantt Chart'.BP14"/>
      <style:map style:condition="is-true-formula(OR(WEEKDAY([.BP$10])=1;WEEKDAY([.BP$10])=7))" style:apply-style-name="Weekend" style:base-cell-address="'Gantt Chart'.BP14"/>
    </style:style>
    <style:style style:name="ce339" style:family="table-cell" style:parent-style-name="Default">
      <style:table-cell-properties fo:border-bottom="0.06pt solid #dfdfdf" fo:border-left="none" fo:border-right="none" fo:border-top="0.06pt solid #dfdfdf"/>
      <style:map style:condition="is-true-formula([.BQ$10]=TODAY())" style:apply-style-name="Today" style:base-cell-address="'Gantt Chart'.BQ14"/>
      <style:map style:condition="is-true-formula(OR(WEEKDAY([.BQ$10])=1;WEEKDAY([.BQ$10])=7))" style:apply-style-name="Weekend" style:base-cell-address="'Gantt Chart'.BQ14"/>
    </style:style>
    <style:style style:name="ce340" style:family="table-cell" style:parent-style-name="Default">
      <style:table-cell-properties fo:border-bottom="0.06pt solid #dfdfdf" fo:border-left="none" fo:border-right="none" fo:border-top="0.06pt solid #dfdfdf"/>
      <style:map style:condition="is-true-formula([.BR$10]=TODAY())" style:apply-style-name="Today" style:base-cell-address="'Gantt Chart'.BR14"/>
      <style:map style:condition="is-true-formula(OR(WEEKDAY([.BR$10])=1;WEEKDAY([.BR$10])=7))" style:apply-style-name="Weekend" style:base-cell-address="'Gantt Chart'.BR14"/>
    </style:style>
    <style:style style:name="ce341" style:family="table-cell" style:parent-style-name="Default">
      <style:table-cell-properties fo:border-bottom="0.06pt solid #dfdfdf" fo:border-left="none" fo:border-right="none" fo:border-top="0.06pt solid #dfdfdf"/>
      <style:map style:condition="is-true-formula([.BS$10]=TODAY())" style:apply-style-name="Today" style:base-cell-address="'Gantt Chart'.BS14"/>
      <style:map style:condition="is-true-formula(OR(WEEKDAY([.BS$10])=1;WEEKDAY([.BS$10])=7))" style:apply-style-name="Weekend" style:base-cell-address="'Gantt Chart'.BS14"/>
    </style:style>
    <style:style style:name="ce342" style:family="table-cell" style:parent-style-name="Default">
      <style:table-cell-properties fo:border-bottom="0.06pt solid #dfdfdf" fo:border-left="none" fo:border-right="none" fo:border-top="0.06pt solid #dfdfdf"/>
      <style:map style:condition="is-true-formula([.BT$10]=TODAY())" style:apply-style-name="Today" style:base-cell-address="'Gantt Chart'.BT14"/>
      <style:map style:condition="is-true-formula(OR(WEEKDAY([.BT$10])=1;WEEKDAY([.BT$10])=7))" style:apply-style-name="Weekend" style:base-cell-address="'Gantt Chart'.BT14"/>
    </style:style>
    <style:style style:name="ce343" style:family="table-cell" style:parent-style-name="Default">
      <style:table-cell-properties fo:border-bottom="0.06pt solid #dfdfdf" fo:border-left="none" fo:border-right="none" fo:border-top="0.06pt solid #dfdfdf"/>
      <style:map style:condition="is-true-formula([.BU$10]=TODAY())" style:apply-style-name="Today" style:base-cell-address="'Gantt Chart'.BU14"/>
      <style:map style:condition="is-true-formula(OR(WEEKDAY([.BU$10])=1;WEEKDAY([.BU$10])=7))" style:apply-style-name="Weekend" style:base-cell-address="'Gantt Chart'.BU14"/>
    </style:style>
    <style:style style:name="ce344" style:family="table-cell" style:parent-style-name="Default">
      <style:table-cell-properties fo:border-bottom="0.06pt solid #dfdfdf" fo:border-left="none" fo:border-right="none" fo:border-top="0.06pt solid #dfdfdf"/>
      <style:map style:condition="is-true-formula([.BV$10]=TODAY())" style:apply-style-name="Today" style:base-cell-address="'Gantt Chart'.BV14"/>
      <style:map style:condition="is-true-formula(OR(WEEKDAY([.BV$10])=1;WEEKDAY([.BV$10])=7))" style:apply-style-name="Weekend" style:base-cell-address="'Gantt Chart'.BV14"/>
    </style:style>
    <style:style style:name="ce345" style:family="table-cell" style:parent-style-name="Default">
      <style:table-cell-properties fo:border-bottom="0.06pt solid #dfdfdf" fo:border-left="none" fo:border-right="none" fo:border-top="0.06pt solid #dfdfdf"/>
      <style:map style:condition="is-true-formula([.BW$10]=TODAY())" style:apply-style-name="Today" style:base-cell-address="'Gantt Chart'.BW14"/>
      <style:map style:condition="is-true-formula(OR(WEEKDAY([.BW$10])=1;WEEKDAY([.BW$10])=7))" style:apply-style-name="Weekend" style:base-cell-address="'Gantt Chart'.BW14"/>
    </style:style>
    <style:style style:name="ce346" style:family="table-cell" style:parent-style-name="Default">
      <style:table-cell-properties fo:border-bottom="0.06pt solid #dfdfdf" fo:border-left="none" fo:border-right="none" fo:border-top="0.06pt solid #dfdfdf"/>
      <style:map style:condition="is-true-formula([.BX$10]=TODAY())" style:apply-style-name="Today" style:base-cell-address="'Gantt Chart'.BX14"/>
      <style:map style:condition="is-true-formula(OR(WEEKDAY([.BX$10])=1;WEEKDAY([.BX$10])=7))" style:apply-style-name="Weekend" style:base-cell-address="'Gantt Chart'.BX14"/>
    </style:style>
    <style:style style:name="ce347" style:family="table-cell" style:parent-style-name="Default">
      <style:table-cell-properties fo:border-bottom="0.06pt solid #dfdfdf" fo:border-left="none" fo:border-right="none" fo:border-top="0.06pt solid #dfdfdf"/>
      <style:map style:condition="is-true-formula([.BY$10]=TODAY())" style:apply-style-name="Today" style:base-cell-address="'Gantt Chart'.BY14"/>
      <style:map style:condition="is-true-formula(OR(WEEKDAY([.BY$10])=1;WEEKDAY([.BY$10])=7))" style:apply-style-name="Weekend" style:base-cell-address="'Gantt Chart'.BY14"/>
    </style:style>
    <style:style style:name="ce348" style:family="table-cell" style:parent-style-name="Default">
      <style:table-cell-properties fo:border-bottom="0.06pt solid #dfdfdf" fo:border-left="none" fo:border-right="none" fo:border-top="0.06pt solid #dfdfdf"/>
      <style:map style:condition="is-true-formula([.BZ$10]=TODAY())" style:apply-style-name="Today" style:base-cell-address="'Gantt Chart'.BZ14"/>
      <style:map style:condition="is-true-formula(OR(WEEKDAY([.BZ$10])=1;WEEKDAY([.BZ$10])=7))" style:apply-style-name="Weekend" style:base-cell-address="'Gantt Chart'.BZ14"/>
    </style:style>
    <style:style style:name="ce349" style:family="table-cell" style:parent-style-name="Default">
      <style:table-cell-properties fo:border-bottom="0.06pt solid #dfdfdf" fo:border-left="none" fo:border-right="none" fo:border-top="0.06pt solid #dfdfdf"/>
      <style:map style:condition="is-true-formula([.CA$10]=TODAY())" style:apply-style-name="Today" style:base-cell-address="'Gantt Chart'.CA14"/>
      <style:map style:condition="is-true-formula(OR(WEEKDAY([.CA$10])=1;WEEKDAY([.CA$10])=7))" style:apply-style-name="Weekend" style:base-cell-address="'Gantt Chart'.CA14"/>
    </style:style>
    <style:style style:name="ce350" style:family="table-cell" style:parent-style-name="Default">
      <style:table-cell-properties fo:border-bottom="0.06pt solid #dfdfdf" fo:border-left="none" fo:border-right="none" fo:border-top="0.06pt solid #dfdfdf"/>
      <style:map style:condition="is-true-formula([.CB$10]=TODAY())" style:apply-style-name="Today" style:base-cell-address="'Gantt Chart'.CB14"/>
      <style:map style:condition="is-true-formula(OR(WEEKDAY([.CB$10])=1;WEEKDAY([.CB$10])=7))" style:apply-style-name="Weekend" style:base-cell-address="'Gantt Chart'.CB14"/>
    </style:style>
    <style:style style:name="ce351" style:family="table-cell" style:parent-style-name="Default">
      <style:table-cell-properties fo:border-bottom="0.06pt solid #dfdfdf" fo:border-left="none" fo:border-right="none" fo:border-top="0.06pt solid #dfdfdf"/>
      <style:map style:condition="is-true-formula([.CC$10]=TODAY())" style:apply-style-name="Today" style:base-cell-address="'Gantt Chart'.CC14"/>
      <style:map style:condition="is-true-formula(OR(WEEKDAY([.CC$10])=1;WEEKDAY([.CC$10])=7))" style:apply-style-name="Weekend" style:base-cell-address="'Gantt Chart'.CC14"/>
    </style:style>
    <style:style style:name="ce352" style:family="table-cell" style:parent-style-name="Default">
      <style:table-cell-properties fo:border-bottom="0.06pt solid #dfdfdf" fo:border-left="none" fo:border-right="none" fo:border-top="0.06pt solid #dfdfdf"/>
      <style:map style:condition="is-true-formula([.CD$10]=TODAY())" style:apply-style-name="Today" style:base-cell-address="'Gantt Chart'.CD14"/>
      <style:map style:condition="is-true-formula(OR(WEEKDAY([.CD$10])=1;WEEKDAY([.CD$10])=7))" style:apply-style-name="Weekend" style:base-cell-address="'Gantt Chart'.CD14"/>
    </style:style>
    <style:style style:name="ce353" style:family="table-cell" style:parent-style-name="Default">
      <style:table-cell-properties fo:border-bottom="0.06pt solid #dfdfdf" fo:border-left="none" fo:border-right="none" fo:border-top="0.06pt solid #dfdfdf"/>
      <style:map style:condition="is-true-formula([.CE$10]=TODAY())" style:apply-style-name="Today" style:base-cell-address="'Gantt Chart'.CE14"/>
      <style:map style:condition="is-true-formula(OR(WEEKDAY([.CE$10])=1;WEEKDAY([.CE$10])=7))" style:apply-style-name="Weekend" style:base-cell-address="'Gantt Chart'.CE14"/>
    </style:style>
    <style:style style:name="ce354" style:family="table-cell" style:parent-style-name="Default">
      <style:table-cell-properties fo:border-bottom="0.06pt solid #dfdfdf" fo:border-left="none" fo:border-right="none" fo:border-top="0.06pt solid #dfdfdf"/>
      <style:map style:condition="is-true-formula([.CF$10]=TODAY())" style:apply-style-name="Today" style:base-cell-address="'Gantt Chart'.CF14"/>
      <style:map style:condition="is-true-formula(OR(WEEKDAY([.CF$10])=1;WEEKDAY([.CF$10])=7))" style:apply-style-name="Weekend" style:base-cell-address="'Gantt Chart'.CF14"/>
    </style:style>
    <style:style style:name="ce355" style:family="table-cell" style:parent-style-name="Default">
      <style:table-cell-properties fo:border-bottom="0.06pt solid #dfdfdf" fo:border-left="none" fo:border-right="none" fo:border-top="0.06pt solid #dfdfdf"/>
      <style:map style:condition="is-true-formula([.CG$10]=TODAY())" style:apply-style-name="Today" style:base-cell-address="'Gantt Chart'.CG14"/>
      <style:map style:condition="is-true-formula(OR(WEEKDAY([.CG$10])=1;WEEKDAY([.CG$10])=7))" style:apply-style-name="Weekend" style:base-cell-address="'Gantt Chart'.CG14"/>
    </style:style>
    <style:style style:name="ce356" style:family="table-cell" style:parent-style-name="Default">
      <style:table-cell-properties fo:border-bottom="0.06pt solid #dfdfdf" fo:border-left="none" fo:border-right="none" fo:border-top="0.06pt solid #dfdfdf"/>
      <style:map style:condition="is-true-formula([.CH$10]=TODAY())" style:apply-style-name="Today" style:base-cell-address="'Gantt Chart'.CH14"/>
      <style:map style:condition="is-true-formula(OR(WEEKDAY([.CH$10])=1;WEEKDAY([.CH$10])=7))" style:apply-style-name="Weekend" style:base-cell-address="'Gantt Chart'.CH14"/>
    </style:style>
    <style:style style:name="ce357" style:family="table-cell" style:parent-style-name="Default">
      <style:table-cell-properties fo:border-bottom="0.06pt solid #dfdfdf" fo:border-left="none" fo:border-right="none" fo:border-top="0.06pt solid #dfdfdf"/>
      <style:map style:condition="is-true-formula([.CI$10]=TODAY())" style:apply-style-name="Today" style:base-cell-address="'Gantt Chart'.CI14"/>
      <style:map style:condition="is-true-formula(OR(WEEKDAY([.CI$10])=1;WEEKDAY([.CI$10])=7))" style:apply-style-name="Weekend" style:base-cell-address="'Gantt Chart'.CI14"/>
    </style:style>
    <style:style style:name="ce358" style:family="table-cell" style:parent-style-name="Default">
      <style:table-cell-properties fo:border-bottom="0.06pt solid #dfdfdf" fo:border-left="none" fo:border-right="none" fo:border-top="0.06pt solid #dfdfdf"/>
      <style:map style:condition="is-true-formula([.CJ$10]=TODAY())" style:apply-style-name="Today" style:base-cell-address="'Gantt Chart'.CJ14"/>
      <style:map style:condition="is-true-formula(OR(WEEKDAY([.CJ$10])=1;WEEKDAY([.CJ$10])=7))" style:apply-style-name="Weekend" style:base-cell-address="'Gantt Chart'.CJ14"/>
    </style:style>
    <style:style style:name="ce359" style:family="table-cell" style:parent-style-name="Default">
      <style:table-cell-properties fo:border-bottom="0.06pt solid #dfdfdf" fo:border-left="none" fo:border-right="none" fo:border-top="0.06pt solid #dfdfdf"/>
      <style:map style:condition="is-true-formula([.CK$10]=TODAY())" style:apply-style-name="Today" style:base-cell-address="'Gantt Chart'.CK14"/>
      <style:map style:condition="is-true-formula(OR(WEEKDAY([.CK$10])=1;WEEKDAY([.CK$10])=7))" style:apply-style-name="Weekend" style:base-cell-address="'Gantt Chart'.CK14"/>
    </style:style>
    <style:style style:name="ce360" style:family="table-cell" style:parent-style-name="Default">
      <style:table-cell-properties fo:border-bottom="0.06pt solid #dfdfdf" fo:border-left="none" fo:border-right="none" fo:border-top="0.06pt solid #dfdfdf"/>
      <style:map style:condition="is-true-formula([.CL$10]=TODAY())" style:apply-style-name="Today" style:base-cell-address="'Gantt Chart'.CL14"/>
      <style:map style:condition="is-true-formula(OR(WEEKDAY([.CL$10])=1;WEEKDAY([.CL$10])=7))" style:apply-style-name="Weekend" style:base-cell-address="'Gantt Chart'.CL14"/>
    </style:style>
    <style:style style:name="ce361" style:family="table-cell" style:parent-style-name="Default">
      <style:table-cell-properties fo:border-bottom="0.06pt solid #dfdfdf" fo:border-left="none" fo:border-right="none" fo:border-top="0.06pt solid #dfdfdf"/>
      <style:map style:condition="is-true-formula([.CM$10]=TODAY())" style:apply-style-name="Today" style:base-cell-address="'Gantt Chart'.CM14"/>
      <style:map style:condition="is-true-formula(OR(WEEKDAY([.CM$10])=1;WEEKDAY([.CM$10])=7))" style:apply-style-name="Weekend" style:base-cell-address="'Gantt Chart'.CM14"/>
    </style:style>
    <style:style style:name="ce362" style:family="table-cell" style:parent-style-name="Default">
      <style:table-cell-properties fo:border-bottom="0.06pt solid #dfdfdf" fo:border-left="none" fo:border-right="none" fo:border-top="0.06pt solid #dfdfdf"/>
      <style:map style:condition="is-true-formula([.CN$10]=TODAY())" style:apply-style-name="Today" style:base-cell-address="'Gantt Chart'.CN14"/>
      <style:map style:condition="is-true-formula(OR(WEEKDAY([.CN$10])=1;WEEKDAY([.CN$10])=7))" style:apply-style-name="Weekend" style:base-cell-address="'Gantt Chart'.CN14"/>
    </style:style>
    <style:style style:name="ce363" style:family="table-cell" style:parent-style-name="Default">
      <style:table-cell-properties fo:border-bottom="0.06pt solid #dfdfdf" fo:border-left="none" fo:border-right="none" fo:border-top="0.06pt solid #dfdfdf"/>
      <style:map style:condition="is-true-formula([.CO$10]=TODAY())" style:apply-style-name="Today" style:base-cell-address="'Gantt Chart'.CO14"/>
      <style:map style:condition="is-true-formula(OR(WEEKDAY([.CO$10])=1;WEEKDAY([.CO$10])=7))" style:apply-style-name="Weekend" style:base-cell-address="'Gantt Chart'.CO14"/>
    </style:style>
    <style:style style:name="ce364" style:family="table-cell" style:parent-style-name="Default">
      <style:table-cell-properties fo:border-bottom="0.06pt solid #dfdfdf" fo:border-left="none" fo:border-right="none" fo:border-top="0.06pt solid #dfdfdf"/>
      <style:map style:condition="is-true-formula([.CP$10]=TODAY())" style:apply-style-name="Today" style:base-cell-address="'Gantt Chart'.CP14"/>
      <style:map style:condition="is-true-formula(OR(WEEKDAY([.CP$10])=1;WEEKDAY([.CP$10])=7))" style:apply-style-name="Weekend" style:base-cell-address="'Gantt Chart'.CP14"/>
    </style:style>
    <style:style style:name="ce365" style:family="table-cell" style:parent-style-name="Default">
      <style:table-cell-properties fo:border-bottom="0.06pt solid #dfdfdf" fo:border-left="none" fo:border-right="none" fo:border-top="0.06pt solid #dfdfdf"/>
      <style:map style:condition="is-true-formula([.CQ$10]=TODAY())" style:apply-style-name="Today" style:base-cell-address="'Gantt Chart'.CQ14"/>
      <style:map style:condition="is-true-formula(OR(WEEKDAY([.CQ$10])=1;WEEKDAY([.CQ$10])=7))" style:apply-style-name="Weekend" style:base-cell-address="'Gantt Chart'.CQ14"/>
    </style:style>
    <style:style style:name="ce366" style:family="table-cell" style:parent-style-name="Default">
      <style:table-cell-properties fo:border-bottom="0.06pt solid #dfdfdf" fo:border-left="none" fo:border-right="none" fo:border-top="0.06pt solid #dfdfdf"/>
      <style:map style:condition="is-true-formula([.CR$10]=TODAY())" style:apply-style-name="Today" style:base-cell-address="'Gantt Chart'.CR14"/>
      <style:map style:condition="is-true-formula(OR(WEEKDAY([.CR$10])=1;WEEKDAY([.CR$10])=7))" style:apply-style-name="Weekend" style:base-cell-address="'Gantt Chart'.CR14"/>
    </style:style>
    <style:style style:name="ce367" style:family="table-cell" style:parent-style-name="Default">
      <style:table-cell-properties fo:border-bottom="0.06pt solid #dfdfdf" fo:border-left="none" fo:border-right="none" fo:border-top="0.06pt solid #dfdfdf"/>
      <style:map style:condition="is-true-formula([.CS$10]=TODAY())" style:apply-style-name="Today" style:base-cell-address="'Gantt Chart'.CS14"/>
      <style:map style:condition="is-true-formula(OR(WEEKDAY([.CS$10])=1;WEEKDAY([.CS$10])=7))" style:apply-style-name="Weekend" style:base-cell-address="'Gantt Chart'.CS14"/>
    </style:style>
    <style:style style:name="ce368" style:family="table-cell" style:parent-style-name="Default">
      <style:table-cell-properties fo:border-bottom="0.06pt solid #dfdfdf" fo:border-left="none" fo:border-right="none" fo:border-top="0.06pt solid #dfdfdf"/>
      <style:map style:condition="is-true-formula([.CT$10]=TODAY())" style:apply-style-name="Today" style:base-cell-address="'Gantt Chart'.CT14"/>
      <style:map style:condition="is-true-formula(OR(WEEKDAY([.CT$10])=1;WEEKDAY([.CT$10])=7))" style:apply-style-name="Weekend" style:base-cell-address="'Gantt Chart'.CT14"/>
    </style:style>
    <style:style style:name="ce369" style:family="table-cell" style:parent-style-name="Default">
      <style:table-cell-properties fo:border-bottom="0.06pt solid #dfdfdf" fo:border-left="none" fo:border-right="none" fo:border-top="0.06pt solid #dfdfdf"/>
      <style:map style:condition="is-true-formula([.CU$10]=TODAY())" style:apply-style-name="Today" style:base-cell-address="'Gantt Chart'.CU14"/>
      <style:map style:condition="is-true-formula(OR(WEEKDAY([.CU$10])=1;WEEKDAY([.CU$10])=7))" style:apply-style-name="Weekend" style:base-cell-address="'Gantt Chart'.CU14"/>
    </style:style>
    <style:style style:name="ce370" style:family="table-cell" style:parent-style-name="Default">
      <style:table-cell-properties fo:border-bottom="0.06pt solid #dfdfdf" fo:border-left="none" fo:border-right="none" fo:border-top="0.06pt solid #dfdfdf"/>
      <style:map style:condition="is-true-formula([.CV$10]=TODAY())" style:apply-style-name="Today" style:base-cell-address="'Gantt Chart'.CV14"/>
      <style:map style:condition="is-true-formula(OR(WEEKDAY([.CV$10])=1;WEEKDAY([.CV$10])=7))" style:apply-style-name="Weekend" style:base-cell-address="'Gantt Chart'.CV14"/>
    </style:style>
    <style:style style:name="ce371" style:family="table-cell" style:parent-style-name="Default">
      <style:table-cell-properties fo:border-bottom="0.06pt solid #dfdfdf" fo:border-left="none" fo:border-right="none" fo:border-top="0.06pt solid #dfdfdf"/>
      <style:map style:condition="is-true-formula([.CW$10]=TODAY())" style:apply-style-name="Today" style:base-cell-address="'Gantt Chart'.CW14"/>
      <style:map style:condition="is-true-formula(OR(WEEKDAY([.CW$10])=1;WEEKDAY([.CW$10])=7))" style:apply-style-name="Weekend" style:base-cell-address="'Gantt Chart'.CW14"/>
    </style:style>
    <style:style style:name="ce372" style:family="table-cell" style:parent-style-name="Default">
      <style:table-cell-properties fo:border-bottom="0.06pt solid #dfdfdf" fo:border-left="none" fo:border-right="none" fo:border-top="0.06pt solid #dfdfdf"/>
      <style:map style:condition="is-true-formula([.CX$10]=TODAY())" style:apply-style-name="Today" style:base-cell-address="'Gantt Chart'.CX14"/>
      <style:map style:condition="is-true-formula(OR(WEEKDAY([.CX$10])=1;WEEKDAY([.CX$10])=7))" style:apply-style-name="Weekend" style:base-cell-address="'Gantt Chart'.CX14"/>
    </style:style>
    <style:style style:name="ce373" style:family="table-cell" style:parent-style-name="Default">
      <style:table-cell-properties fo:border-bottom="0.06pt solid #dfdfdf" fo:border-left="none" fo:border-right="none" fo:border-top="0.06pt solid #dfdfdf"/>
      <style:map style:condition="is-true-formula([.CY$10]=TODAY())" style:apply-style-name="Today" style:base-cell-address="'Gantt Chart'.CY14"/>
      <style:map style:condition="is-true-formula(OR(WEEKDAY([.CY$10])=1;WEEKDAY([.CY$10])=7))" style:apply-style-name="Weekend" style:base-cell-address="'Gantt Chart'.CY14"/>
    </style:style>
    <style:style style:name="ce374" style:family="table-cell" style:parent-style-name="Default">
      <style:table-cell-properties fo:border-bottom="0.06pt solid #dfdfdf" fo:border-left="none" fo:border-right="none" fo:border-top="0.06pt solid #dfdfdf"/>
      <style:map style:condition="is-true-formula([.CZ$10]=TODAY())" style:apply-style-name="Today" style:base-cell-address="'Gantt Chart'.CZ14"/>
      <style:map style:condition="is-true-formula(OR(WEEKDAY([.CZ$10])=1;WEEKDAY([.CZ$10])=7))" style:apply-style-name="Weekend" style:base-cell-address="'Gantt Chart'.CZ14"/>
    </style:style>
    <style:style style:name="ce375" style:family="table-cell" style:parent-style-name="Default">
      <style:table-cell-properties fo:border-bottom="0.06pt solid #dfdfdf" fo:border-left="none" fo:border-right="none" fo:border-top="0.06pt solid #dfdfdf"/>
      <style:map style:condition="is-true-formula([.DA$10]=TODAY())" style:apply-style-name="Today" style:base-cell-address="'Gantt Chart'.DA14"/>
      <style:map style:condition="is-true-formula(OR(WEEKDAY([.DA$10])=1;WEEKDAY([.DA$10])=7))" style:apply-style-name="Weekend" style:base-cell-address="'Gantt Chart'.DA14"/>
    </style:style>
    <style:style style:name="ce376" style:family="table-cell" style:parent-style-name="Default">
      <style:table-cell-properties fo:border-bottom="0.06pt solid #dfdfdf" fo:border-left="none" fo:border-right="none" fo:border-top="0.06pt solid #dfdfdf"/>
      <style:map style:condition="is-true-formula([.DB$10]=TODAY())" style:apply-style-name="Today" style:base-cell-address="'Gantt Chart'.DB14"/>
      <style:map style:condition="is-true-formula(OR(WEEKDAY([.DB$10])=1;WEEKDAY([.DB$10])=7))" style:apply-style-name="Weekend" style:base-cell-address="'Gantt Chart'.DB14"/>
    </style:style>
    <style:style style:name="ce377" style:family="table-cell" style:parent-style-name="Default">
      <style:table-cell-properties fo:border-bottom="0.06pt solid #dfdfdf" fo:border-left="none" fo:border-right="none" fo:border-top="0.06pt solid #dfdfdf"/>
      <style:map style:condition="is-true-formula([.DC$10]=TODAY())" style:apply-style-name="Today" style:base-cell-address="'Gantt Chart'.DC14"/>
      <style:map style:condition="is-true-formula(OR(WEEKDAY([.DC$10])=1;WEEKDAY([.DC$10])=7))" style:apply-style-name="Weekend" style:base-cell-address="'Gantt Chart'.DC14"/>
    </style:style>
    <style:style style:name="ce378" style:family="table-cell" style:parent-style-name="Default">
      <style:table-cell-properties fo:border-bottom="0.06pt solid #dfdfdf" fo:border-left="none" fo:border-right="none" fo:border-top="0.06pt solid #dfdfdf"/>
      <style:map style:condition="is-true-formula([.DD$10]=TODAY())" style:apply-style-name="Today" style:base-cell-address="'Gantt Chart'.DD14"/>
      <style:map style:condition="is-true-formula(OR(WEEKDAY([.DD$10])=1;WEEKDAY([.DD$10])=7))" style:apply-style-name="Weekend" style:base-cell-address="'Gantt Chart'.DD14"/>
    </style:style>
    <style:style style:name="ce379" style:family="table-cell" style:parent-style-name="Default">
      <style:table-cell-properties fo:border-bottom="0.06pt solid #dfdfdf" fo:border-left="none" fo:border-right="none" fo:border-top="0.06pt solid #dfdfdf"/>
      <style:map style:condition="is-true-formula([.DE$10]=TODAY())" style:apply-style-name="Today" style:base-cell-address="'Gantt Chart'.DE14"/>
      <style:map style:condition="is-true-formula(OR(WEEKDAY([.DE$10])=1;WEEKDAY([.DE$10])=7))" style:apply-style-name="Weekend" style:base-cell-address="'Gantt Chart'.DE14"/>
    </style:style>
    <style:style style:name="ce380" style:family="table-cell" style:parent-style-name="Default">
      <style:table-cell-properties fo:border-bottom="0.06pt solid #dfdfdf" fo:border-left="none" fo:border-right="none" fo:border-top="0.06pt solid #dfdfdf"/>
      <style:map style:condition="is-true-formula([.DF$10]=TODAY())" style:apply-style-name="Today" style:base-cell-address="'Gantt Chart'.DF14"/>
      <style:map style:condition="is-true-formula(OR(WEEKDAY([.DF$10])=1;WEEKDAY([.DF$10])=7))" style:apply-style-name="Weekend" style:base-cell-address="'Gantt Chart'.DF14"/>
    </style:style>
    <style:style style:name="ce381" style:family="table-cell" style:parent-style-name="Default">
      <style:table-cell-properties fo:border-bottom="0.06pt solid #dfdfdf" fo:border-left="none" fo:border-right="none" fo:border-top="0.06pt solid #dfdfdf"/>
      <style:map style:condition="is-true-formula([.DG$10]=TODAY())" style:apply-style-name="Today" style:base-cell-address="'Gantt Chart'.DG14"/>
      <style:map style:condition="is-true-formula(OR(WEEKDAY([.DG$10])=1;WEEKDAY([.DG$10])=7))" style:apply-style-name="Weekend" style:base-cell-address="'Gantt Chart'.DG14"/>
    </style:style>
    <style:style style:name="ce382" style:family="table-cell" style:parent-style-name="Default">
      <style:table-cell-properties fo:border-bottom="0.06pt solid #dfdfdf" fo:border-left="none" fo:border-right="none" fo:border-top="0.06pt solid #dfdfdf"/>
      <style:map style:condition="is-true-formula([.DH$10]=TODAY())" style:apply-style-name="Today" style:base-cell-address="'Gantt Chart'.DH14"/>
      <style:map style:condition="is-true-formula(OR(WEEKDAY([.DH$10])=1;WEEKDAY([.DH$10])=7))" style:apply-style-name="Weekend" style:base-cell-address="'Gantt Chart'.DH14"/>
    </style:style>
    <style:style style:name="ce383" style:family="table-cell" style:parent-style-name="Default">
      <style:table-cell-properties fo:border-bottom="0.06pt solid #dfdfdf" fo:border-left="none" fo:border-right="none" fo:border-top="0.06pt solid #dfdfdf"/>
      <style:map style:condition="is-true-formula([.DI$10]=TODAY())" style:apply-style-name="Today" style:base-cell-address="'Gantt Chart'.DI14"/>
      <style:map style:condition="is-true-formula(OR(WEEKDAY([.DI$10])=1;WEEKDAY([.DI$10])=7))" style:apply-style-name="Weekend" style:base-cell-address="'Gantt Chart'.DI14"/>
    </style:style>
    <style:style style:name="ce384" style:family="table-cell" style:parent-style-name="Default">
      <style:table-cell-properties fo:border-bottom="0.06pt solid #dfdfdf" fo:border-left="none" fo:border-right="none" fo:border-top="0.06pt solid #dfdfdf"/>
      <style:map style:condition="is-true-formula([.DJ$10]=TODAY())" style:apply-style-name="Today" style:base-cell-address="'Gantt Chart'.DJ14"/>
      <style:map style:condition="is-true-formula(OR(WEEKDAY([.DJ$10])=1;WEEKDAY([.DJ$10])=7))" style:apply-style-name="Weekend" style:base-cell-address="'Gantt Chart'.DJ14"/>
    </style:style>
    <style:style style:name="ce385" style:family="table-cell" style:parent-style-name="Default">
      <style:table-cell-properties fo:border-bottom="0.06pt solid #dfdfdf" fo:border-left="none" fo:border-right="none" fo:border-top="0.06pt solid #dfdfdf"/>
      <style:map style:condition="is-true-formula([.DK$10]=TODAY())" style:apply-style-name="Today" style:base-cell-address="'Gantt Chart'.DK14"/>
      <style:map style:condition="is-true-formula(OR(WEEKDAY([.DK$10])=1;WEEKDAY([.DK$10])=7))" style:apply-style-name="Weekend" style:base-cell-address="'Gantt Chart'.DK14"/>
    </style:style>
    <style:style style:name="ce386" style:family="table-cell" style:parent-style-name="Default">
      <style:table-cell-properties fo:border-bottom="0.06pt solid #dfdfdf" fo:border-left="none" fo:border-right="none" fo:border-top="0.06pt solid #dfdfdf"/>
      <style:map style:condition="is-true-formula([.DL$10]=TODAY())" style:apply-style-name="Today" style:base-cell-address="'Gantt Chart'.DL14"/>
      <style:map style:condition="is-true-formula(OR(WEEKDAY([.DL$10])=1;WEEKDAY([.DL$10])=7))" style:apply-style-name="Weekend" style:base-cell-address="'Gantt Chart'.DL14"/>
    </style:style>
    <style:style style:name="ce387" style:family="table-cell" style:parent-style-name="Default">
      <style:table-cell-properties fo:border-bottom="0.06pt solid #dfdfdf" fo:border-left="none" fo:border-right="none" fo:border-top="0.06pt solid #dfdfdf"/>
      <style:map style:condition="is-true-formula([.DM$10]=TODAY())" style:apply-style-name="Today" style:base-cell-address="'Gantt Chart'.DM14"/>
      <style:map style:condition="is-true-formula(OR(WEEKDAY([.DM$10])=1;WEEKDAY([.DM$10])=7))" style:apply-style-name="Weekend" style:base-cell-address="'Gantt Chart'.DM14"/>
    </style:style>
    <style:style style:name="ce388" style:family="table-cell" style:parent-style-name="Default">
      <style:table-cell-properties fo:border-bottom="0.06pt solid #dfdfdf" fo:border-left="none" fo:border-right="none" fo:border-top="0.06pt solid #dfdfdf"/>
      <style:map style:condition="is-true-formula([.DN$10]=TODAY())" style:apply-style-name="Today" style:base-cell-address="'Gantt Chart'.DN14"/>
      <style:map style:condition="is-true-formula(OR(WEEKDAY([.DN$10])=1;WEEKDAY([.DN$10])=7))" style:apply-style-name="Weekend" style:base-cell-address="'Gantt Chart'.DN14"/>
    </style:style>
    <style:style style:name="ce389" style:family="table-cell" style:parent-style-name="Default">
      <style:table-cell-properties fo:border-bottom="0.06pt solid #dfdfdf" fo:border-left="none" fo:border-right="none" fo:border-top="0.06pt solid #dfdfdf"/>
      <style:map style:condition="is-true-formula([.DO$10]=TODAY())" style:apply-style-name="Today" style:base-cell-address="'Gantt Chart'.DO14"/>
      <style:map style:condition="is-true-formula(OR(WEEKDAY([.DO$10])=1;WEEKDAY([.DO$10])=7))" style:apply-style-name="Weekend" style:base-cell-address="'Gantt Chart'.DO14"/>
    </style:style>
    <style:style style:name="ce390" style:family="table-cell" style:parent-style-name="Default">
      <style:table-cell-properties fo:border-bottom="0.06pt solid #dfdfdf" fo:border-left="none" fo:border-right="none" fo:border-top="0.06pt solid #dfdfdf"/>
      <style:map style:condition="is-true-formula([.DP$10]=TODAY())" style:apply-style-name="Today" style:base-cell-address="'Gantt Chart'.DP14"/>
      <style:map style:condition="is-true-formula(OR(WEEKDAY([.DP$10])=1;WEEKDAY([.DP$10])=7))" style:apply-style-name="Weekend" style:base-cell-address="'Gantt Chart'.DP14"/>
    </style:style>
    <style:style style:name="ce391" style:family="table-cell" style:parent-style-name="Default">
      <style:table-cell-properties fo:border-bottom="0.06pt solid #dfdfdf" fo:border-left="none" fo:border-right="none" fo:border-top="0.06pt solid #dfdfdf"/>
      <style:map style:condition="is-true-formula([.DQ$10]=TODAY())" style:apply-style-name="Today" style:base-cell-address="'Gantt Chart'.DQ14"/>
      <style:map style:condition="is-true-formula(OR(WEEKDAY([.DQ$10])=1;WEEKDAY([.DQ$10])=7))" style:apply-style-name="Weekend" style:base-cell-address="'Gantt Chart'.DQ14"/>
    </style:style>
    <style:style style:name="ce392" style:family="table-cell" style:parent-style-name="Default">
      <style:table-cell-properties fo:border-bottom="0.06pt solid #dfdfdf" fo:border-left="none" fo:border-right="none" fo:border-top="0.06pt solid #dfdfdf"/>
      <style:map style:condition="is-true-formula([.DR$10]=TODAY())" style:apply-style-name="Today" style:base-cell-address="'Gantt Chart'.DR14"/>
      <style:map style:condition="is-true-formula(OR(WEEKDAY([.DR$10])=1;WEEKDAY([.DR$10])=7))" style:apply-style-name="Weekend" style:base-cell-address="'Gantt Chart'.DR14"/>
    </style:style>
    <style:style style:name="ce393" style:family="table-cell" style:parent-style-name="Default">
      <style:table-cell-properties fo:border-bottom="0.06pt solid #dfdfdf" fo:border-left="none" fo:border-right="none" fo:border-top="0.06pt solid #dfdfdf"/>
      <style:map style:condition="is-true-formula([.DS$10]=TODAY())" style:apply-style-name="Today" style:base-cell-address="'Gantt Chart'.DS14"/>
      <style:map style:condition="is-true-formula(OR(WEEKDAY([.DS$10])=1;WEEKDAY([.DS$10])=7))" style:apply-style-name="Weekend" style:base-cell-address="'Gantt Chart'.DS14"/>
    </style:style>
    <style:style style:name="ce394" style:family="table-cell" style:parent-style-name="Default">
      <style:table-cell-properties fo:border-bottom="0.06pt solid #dfdfdf" fo:border-left="none" fo:border-right="none" fo:border-top="0.06pt solid #dfdfdf"/>
      <style:map style:condition="is-true-formula([.DT$10]=TODAY())" style:apply-style-name="Today" style:base-cell-address="'Gantt Chart'.DT14"/>
      <style:map style:condition="is-true-formula(OR(WEEKDAY([.DT$10])=1;WEEKDAY([.DT$10])=7))" style:apply-style-name="Weekend" style:base-cell-address="'Gantt Chart'.DT14"/>
    </style:style>
    <style:style style:name="ce395" style:family="table-cell" style:parent-style-name="Default">
      <style:table-cell-properties fo:border-bottom="0.06pt solid #dfdfdf" fo:border-left="none" fo:border-right="none" fo:border-top="0.06pt solid #dfdfdf"/>
      <style:map style:condition="is-true-formula([.DU$10]=TODAY())" style:apply-style-name="Today" style:base-cell-address="'Gantt Chart'.DU14"/>
      <style:map style:condition="is-true-formula(OR(WEEKDAY([.DU$10])=1;WEEKDAY([.DU$10])=7))" style:apply-style-name="Weekend" style:base-cell-address="'Gantt Chart'.DU14"/>
    </style:style>
    <style:style style:name="ce396" style:family="table-cell" style:parent-style-name="Default">
      <style:table-cell-properties fo:border-bottom="0.06pt solid #dfdfdf" fo:border-left="none" fo:border-right="none" fo:border-top="0.06pt solid #dfdfdf"/>
      <style:map style:condition="is-true-formula([.DV$10]=TODAY())" style:apply-style-name="Today" style:base-cell-address="'Gantt Chart'.DV14"/>
      <style:map style:condition="is-true-formula(OR(WEEKDAY([.DV$10])=1;WEEKDAY([.DV$10])=7))" style:apply-style-name="Weekend" style:base-cell-address="'Gantt Chart'.DV14"/>
    </style:style>
    <style:style style:name="ce397" style:family="table-cell" style:parent-style-name="Default">
      <style:table-cell-properties fo:border-bottom="0.06pt solid #dfdfdf" fo:border-left="none" fo:border-right="none" fo:border-top="0.06pt solid #dfdfdf"/>
      <style:map style:condition="is-true-formula([.DW$10]=TODAY())" style:apply-style-name="Today" style:base-cell-address="'Gantt Chart'.DW14"/>
      <style:map style:condition="is-true-formula(OR(WEEKDAY([.DW$10])=1;WEEKDAY([.DW$10])=7))" style:apply-style-name="Weekend" style:base-cell-address="'Gantt Chart'.DW14"/>
    </style:style>
    <style:style style:name="ce398" style:family="table-cell" style:parent-style-name="Default">
      <style:table-cell-properties fo:border-bottom="0.06pt solid #dfdfdf" fo:border-left="none" fo:border-right="none" fo:border-top="0.06pt solid #dfdfdf"/>
      <style:map style:condition="is-true-formula([.DX$10]=TODAY())" style:apply-style-name="Today" style:base-cell-address="'Gantt Chart'.DX14"/>
      <style:map style:condition="is-true-formula(OR(WEEKDAY([.DX$10])=1;WEEKDAY([.DX$10])=7))" style:apply-style-name="Weekend" style:base-cell-address="'Gantt Chart'.DX14"/>
    </style:style>
    <style:style style:name="ce399" style:family="table-cell" style:parent-style-name="Default">
      <style:table-cell-properties fo:border-bottom="0.06pt solid #dfdfdf" fo:border-left="none" fo:border-right="none" fo:border-top="0.06pt solid #dfdfdf"/>
      <style:map style:condition="is-true-formula([.DY$10]=TODAY())" style:apply-style-name="Today" style:base-cell-address="'Gantt Chart'.DY14"/>
      <style:map style:condition="is-true-formula(OR(WEEKDAY([.DY$10])=1;WEEKDAY([.DY$10])=7))" style:apply-style-name="Weekend" style:base-cell-address="'Gantt Chart'.DY14"/>
    </style:style>
    <style:style style:name="ce400" style:family="table-cell" style:parent-style-name="Default">
      <style:table-cell-properties fo:border-bottom="0.06pt solid #dfdfdf" fo:border-left="none" fo:border-right="none" fo:border-top="0.06pt solid #dfdfdf"/>
      <style:map style:condition="is-true-formula([.DZ$10]=TODAY())" style:apply-style-name="Today" style:base-cell-address="'Gantt Chart'.DZ14"/>
      <style:map style:condition="is-true-formula(OR(WEEKDAY([.DZ$10])=1;WEEKDAY([.DZ$10])=7))" style:apply-style-name="Weekend" style:base-cell-address="'Gantt Chart'.DZ14"/>
    </style:style>
    <style:style style:name="ce401" style:family="table-cell" style:parent-style-name="Default">
      <style:table-cell-properties fo:border-bottom="0.06pt solid #dfdfdf" fo:border-left="none" fo:border-right="none" fo:border-top="0.06pt solid #dfdfdf"/>
      <style:map style:condition="is-true-formula([.EA$10]=TODAY())" style:apply-style-name="Today" style:base-cell-address="'Gantt Chart'.EA14"/>
      <style:map style:condition="is-true-formula(OR(WEEKDAY([.EA$10])=1;WEEKDAY([.EA$10])=7))" style:apply-style-name="Weekend" style:base-cell-address="'Gantt Chart'.EA14"/>
    </style:style>
    <style:style style:name="ce402" style:family="table-cell" style:parent-style-name="Default">
      <style:table-cell-properties fo:border-bottom="0.06pt solid #dfdfdf" fo:border-left="none" fo:border-right="none" fo:border-top="0.06pt solid #dfdfdf"/>
      <style:map style:condition="is-true-formula([.EB$10]=TODAY())" style:apply-style-name="Today" style:base-cell-address="'Gantt Chart'.EB14"/>
      <style:map style:condition="is-true-formula(OR(WEEKDAY([.EB$10])=1;WEEKDAY([.EB$10])=7))" style:apply-style-name="Weekend" style:base-cell-address="'Gantt Chart'.EB14"/>
    </style:style>
    <style:style style:name="ce403" style:family="table-cell" style:parent-style-name="Default">
      <style:table-cell-properties fo:border-bottom="0.06pt solid #dfdfdf" fo:border-left="none" fo:border-right="none" fo:border-top="0.06pt solid #dfdfdf"/>
      <style:map style:condition="is-true-formula([.EC$10]=TODAY())" style:apply-style-name="Today" style:base-cell-address="'Gantt Chart'.EC14"/>
      <style:map style:condition="is-true-formula(OR(WEEKDAY([.EC$10])=1;WEEKDAY([.EC$10])=7))" style:apply-style-name="Weekend" style:base-cell-address="'Gantt Chart'.EC14"/>
    </style:style>
    <style:style style:name="ce404" style:family="table-cell" style:parent-style-name="Default">
      <style:table-cell-properties fo:border-bottom="0.06pt solid #dfdfdf" fo:border-left="none" fo:border-right="none" fo:border-top="0.06pt solid #dfdfdf"/>
      <style:map style:condition="is-true-formula([.ED$10]=TODAY())" style:apply-style-name="Today" style:base-cell-address="'Gantt Chart'.ED14"/>
      <style:map style:condition="is-true-formula(OR(WEEKDAY([.ED$10])=1;WEEKDAY([.ED$10])=7))" style:apply-style-name="Weekend" style:base-cell-address="'Gantt Chart'.ED14"/>
    </style:style>
    <style:style style:name="ce405" style:family="table-cell" style:parent-style-name="Default">
      <style:table-cell-properties fo:border-bottom="0.06pt solid #dfdfdf" fo:border-left="none" fo:border-right="none" fo:border-top="0.06pt solid #dfdfdf"/>
      <style:map style:condition="is-true-formula([.EE$10]=TODAY())" style:apply-style-name="Today" style:base-cell-address="'Gantt Chart'.EE14"/>
      <style:map style:condition="is-true-formula(OR(WEEKDAY([.EE$10])=1;WEEKDAY([.EE$10])=7))" style:apply-style-name="Weekend" style:base-cell-address="'Gantt Chart'.EE14"/>
    </style:style>
    <style:style style:name="ce406" style:family="table-cell" style:parent-style-name="Default">
      <style:table-cell-properties fo:border-bottom="0.06pt solid #dfdfdf" fo:border-left="none" fo:border-right="none" fo:border-top="0.06pt solid #dfdfdf"/>
      <style:map style:condition="is-true-formula([.EF$10]=TODAY())" style:apply-style-name="Today" style:base-cell-address="'Gantt Chart'.EF14"/>
      <style:map style:condition="is-true-formula(OR(WEEKDAY([.EF$10])=1;WEEKDAY([.EF$10])=7))" style:apply-style-name="Weekend" style:base-cell-address="'Gantt Chart'.EF14"/>
    </style:style>
    <style:style style:name="ce407" style:family="table-cell" style:parent-style-name="Default">
      <style:table-cell-properties fo:border-bottom="0.06pt solid #dfdfdf" fo:border-left="none" fo:border-right="none" fo:border-top="0.06pt solid #dfdfdf"/>
      <style:map style:condition="is-true-formula([.EG$10]=TODAY())" style:apply-style-name="Today" style:base-cell-address="'Gantt Chart'.EG14"/>
      <style:map style:condition="is-true-formula(OR(WEEKDAY([.EG$10])=1;WEEKDAY([.EG$10])=7))" style:apply-style-name="Weekend" style:base-cell-address="'Gantt Chart'.EG14"/>
    </style:style>
    <style:style style:name="ce408" style:family="table-cell" style:parent-style-name="Default">
      <style:table-cell-properties fo:border-bottom="0.06pt solid #dfdfdf" fo:border-left="none" fo:border-right="none" fo:border-top="0.06pt solid #dfdfdf"/>
      <style:map style:condition="is-true-formula([.EH$10]=TODAY())" style:apply-style-name="Today" style:base-cell-address="'Gantt Chart'.EH14"/>
      <style:map style:condition="is-true-formula(OR(WEEKDAY([.EH$10])=1;WEEKDAY([.EH$10])=7))" style:apply-style-name="Weekend" style:base-cell-address="'Gantt Chart'.EH14"/>
    </style:style>
    <style:style style:name="ce409" style:family="table-cell" style:parent-style-name="Default">
      <style:table-cell-properties fo:border-bottom="0.06pt solid #dfdfdf" fo:border-left="none" fo:border-right="none" fo:border-top="0.06pt solid #dfdfdf"/>
      <style:map style:condition="is-true-formula([.EI$10]=TODAY())" style:apply-style-name="Today" style:base-cell-address="'Gantt Chart'.EI14"/>
      <style:map style:condition="is-true-formula(OR(WEEKDAY([.EI$10])=1;WEEKDAY([.EI$10])=7))" style:apply-style-name="Weekend" style:base-cell-address="'Gantt Chart'.EI14"/>
    </style:style>
    <style:style style:name="ce410" style:family="table-cell" style:parent-style-name="Default">
      <style:table-cell-properties fo:border-bottom="0.06pt solid #dfdfdf" fo:border-left="none" fo:border-right="none" fo:border-top="0.06pt solid #dfdfdf"/>
      <style:map style:condition="is-true-formula([.EJ$10]=TODAY())" style:apply-style-name="Today" style:base-cell-address="'Gantt Chart'.EJ14"/>
      <style:map style:condition="is-true-formula(OR(WEEKDAY([.EJ$10])=1;WEEKDAY([.EJ$10])=7))" style:apply-style-name="Weekend" style:base-cell-address="'Gantt Chart'.EJ14"/>
    </style:style>
    <style:style style:name="ce411" style:family="table-cell" style:parent-style-name="Default">
      <style:table-cell-properties fo:border-bottom="0.06pt solid #dfdfdf" fo:border-left="none" fo:border-right="none" fo:border-top="0.06pt solid #dfdfdf"/>
      <style:map style:condition="is-true-formula([.EK$10]=TODAY())" style:apply-style-name="Today" style:base-cell-address="'Gantt Chart'.EK14"/>
      <style:map style:condition="is-true-formula(OR(WEEKDAY([.EK$10])=1;WEEKDAY([.EK$10])=7))" style:apply-style-name="Weekend" style:base-cell-address="'Gantt Chart'.EK14"/>
    </style:style>
    <style:style style:name="ce412" style:family="table-cell" style:parent-style-name="Default">
      <style:table-cell-properties fo:border-bottom="0.06pt solid #dfdfdf" fo:border-left="none" fo:border-right="none" fo:border-top="0.06pt solid #dfdfdf"/>
      <style:map style:condition="is-true-formula([.EL$10]=TODAY())" style:apply-style-name="Today" style:base-cell-address="'Gantt Chart'.EL14"/>
      <style:map style:condition="is-true-formula(OR(WEEKDAY([.EL$10])=1;WEEKDAY([.EL$10])=7))" style:apply-style-name="Weekend" style:base-cell-address="'Gantt Chart'.EL14"/>
    </style:style>
    <style:style style:name="ce413" style:family="table-cell" style:parent-style-name="Default">
      <style:table-cell-properties fo:border-bottom="0.06pt solid #dfdfdf" fo:border-left="none" fo:border-right="none" fo:border-top="0.06pt solid #dfdfdf"/>
      <style:map style:condition="is-true-formula([.EM$10]=TODAY())" style:apply-style-name="Today" style:base-cell-address="'Gantt Chart'.EM14"/>
      <style:map style:condition="is-true-formula(OR(WEEKDAY([.EM$10])=1;WEEKDAY([.EM$10])=7))" style:apply-style-name="Weekend" style:base-cell-address="'Gantt Chart'.EM14"/>
    </style:style>
    <style:style style:name="ce414" style:family="table-cell" style:parent-style-name="Default">
      <style:table-cell-properties fo:border-bottom="0.06pt solid #dfdfdf" fo:border-left="none" fo:border-right="none" fo:border-top="0.06pt solid #dfdfdf"/>
      <style:map style:condition="is-true-formula([.EN$10]=TODAY())" style:apply-style-name="Today" style:base-cell-address="'Gantt Chart'.EN14"/>
      <style:map style:condition="is-true-formula(OR(WEEKDAY([.EN$10])=1;WEEKDAY([.EN$10])=7))" style:apply-style-name="Weekend" style:base-cell-address="'Gantt Chart'.EN14"/>
    </style:style>
    <style:style style:name="ce415" style:family="table-cell" style:parent-style-name="Default">
      <style:table-cell-properties fo:border-bottom="0.06pt solid #dfdfdf" fo:border-left="none" fo:border-right="none" fo:border-top="0.06pt solid #dfdfdf"/>
      <style:map style:condition="is-true-formula([.EO$10]=TODAY())" style:apply-style-name="Today" style:base-cell-address="'Gantt Chart'.EO14"/>
      <style:map style:condition="is-true-formula(OR(WEEKDAY([.EO$10])=1;WEEKDAY([.EO$10])=7))" style:apply-style-name="Weekend" style:base-cell-address="'Gantt Chart'.EO14"/>
    </style:style>
    <style:style style:name="ce416" style:family="table-cell" style:parent-style-name="Default">
      <style:table-cell-properties fo:border-bottom="0.06pt solid #dfdfdf" fo:border-left="none" fo:border-right="none" fo:border-top="0.06pt solid #dfdfdf"/>
      <style:map style:condition="is-true-formula([.EP$10]=TODAY())" style:apply-style-name="Today" style:base-cell-address="'Gantt Chart'.EP14"/>
      <style:map style:condition="is-true-formula(OR(WEEKDAY([.EP$10])=1;WEEKDAY([.EP$10])=7))" style:apply-style-name="Weekend" style:base-cell-address="'Gantt Chart'.EP14"/>
    </style:style>
    <style:style style:name="ce417" style:family="table-cell" style:parent-style-name="Default">
      <style:table-cell-properties fo:border-bottom="0.06pt solid #dfdfdf" fo:border-left="none" fo:border-right="none" fo:border-top="0.06pt solid #dfdfdf"/>
      <style:map style:condition="is-true-formula([.EQ$10]=TODAY())" style:apply-style-name="Today" style:base-cell-address="'Gantt Chart'.EQ14"/>
      <style:map style:condition="is-true-formula(OR(WEEKDAY([.EQ$10])=1;WEEKDAY([.EQ$10])=7))" style:apply-style-name="Weekend" style:base-cell-address="'Gantt Chart'.EQ14"/>
    </style:style>
    <style:style style:name="ce418" style:family="table-cell" style:parent-style-name="Default">
      <style:table-cell-properties fo:border-bottom="0.06pt solid #dfdfdf" fo:border-left="none" fo:border-right="none" fo:border-top="0.06pt solid #dfdfdf"/>
      <style:map style:condition="is-true-formula([.ER$10]=TODAY())" style:apply-style-name="Today" style:base-cell-address="'Gantt Chart'.ER14"/>
      <style:map style:condition="is-true-formula(OR(WEEKDAY([.ER$10])=1;WEEKDAY([.ER$10])=7))" style:apply-style-name="Weekend" style:base-cell-address="'Gantt Chart'.ER14"/>
    </style:style>
    <style:style style:name="ce419" style:family="table-cell" style:parent-style-name="Default">
      <style:table-cell-properties fo:border-bottom="0.06pt solid #dfdfdf" fo:border-left="none" fo:border-right="none" fo:border-top="0.06pt solid #dfdfdf"/>
      <style:map style:condition="is-true-formula([.ES$10]=TODAY())" style:apply-style-name="Today" style:base-cell-address="'Gantt Chart'.ES14"/>
      <style:map style:condition="is-true-formula(OR(WEEKDAY([.ES$10])=1;WEEKDAY([.ES$10])=7))" style:apply-style-name="Weekend" style:base-cell-address="'Gantt Chart'.ES14"/>
    </style:style>
    <style:style style:name="ce420" style:family="table-cell" style:parent-style-name="Default">
      <style:table-cell-properties fo:border-bottom="0.06pt solid #dfdfdf" fo:border-left="none" fo:border-right="none" fo:border-top="0.06pt solid #dfdfdf"/>
      <style:map style:condition="is-true-formula([.ET$10]=TODAY())" style:apply-style-name="Today" style:base-cell-address="'Gantt Chart'.ET14"/>
      <style:map style:condition="is-true-formula(OR(WEEKDAY([.ET$10])=1;WEEKDAY([.ET$10])=7))" style:apply-style-name="Weekend" style:base-cell-address="'Gantt Chart'.ET14"/>
    </style:style>
    <style:style style:name="ce421" style:family="table-cell" style:parent-style-name="Default">
      <style:table-cell-properties fo:border-bottom="0.06pt solid #dfdfdf" fo:border-left="none" fo:border-right="none" fo:border-top="0.06pt solid #dfdfdf"/>
      <style:map style:condition="is-true-formula([.EU$10]=TODAY())" style:apply-style-name="Today" style:base-cell-address="'Gantt Chart'.EU14"/>
      <style:map style:condition="is-true-formula(OR(WEEKDAY([.EU$10])=1;WEEKDAY([.EU$10])=7))" style:apply-style-name="Weekend" style:base-cell-address="'Gantt Chart'.EU14"/>
    </style:style>
    <style:style style:name="ce422" style:family="table-cell" style:parent-style-name="Default">
      <style:table-cell-properties fo:border-bottom="0.06pt solid #dfdfdf" fo:border-left="none" fo:border-right="none" fo:border-top="0.06pt solid #dfdfdf"/>
      <style:map style:condition="is-true-formula([.EV$10]=TODAY())" style:apply-style-name="Today" style:base-cell-address="'Gantt Chart'.EV14"/>
      <style:map style:condition="is-true-formula(OR(WEEKDAY([.EV$10])=1;WEEKDAY([.EV$10])=7))" style:apply-style-name="Weekend" style:base-cell-address="'Gantt Chart'.EV14"/>
    </style:style>
    <style:style style:name="ce423" style:family="table-cell" style:parent-style-name="Default">
      <style:table-cell-properties fo:border-bottom="0.06pt solid #dfdfdf" fo:border-left="none" fo:border-right="none" fo:border-top="0.06pt solid #dfdfdf"/>
      <style:map style:condition="is-true-formula([.EW$10]=TODAY())" style:apply-style-name="Today" style:base-cell-address="'Gantt Chart'.EW14"/>
      <style:map style:condition="is-true-formula(OR(WEEKDAY([.EW$10])=1;WEEKDAY([.EW$10])=7))" style:apply-style-name="Weekend" style:base-cell-address="'Gantt Chart'.EW14"/>
    </style:style>
    <style:style style:name="ce424" style:family="table-cell" style:parent-style-name="Default">
      <style:table-cell-properties fo:border-bottom="0.06pt solid #dfdfdf" fo:border-left="none" fo:border-right="none" fo:border-top="0.06pt solid #dfdfdf"/>
      <style:map style:condition="is-true-formula([.EX$10]=TODAY())" style:apply-style-name="Today" style:base-cell-address="'Gantt Chart'.EX14"/>
      <style:map style:condition="is-true-formula(OR(WEEKDAY([.EX$10])=1;WEEKDAY([.EX$10])=7))" style:apply-style-name="Weekend" style:base-cell-address="'Gantt Chart'.EX14"/>
    </style:style>
    <style:style style:name="ce425" style:family="table-cell" style:parent-style-name="Default">
      <style:table-cell-properties fo:border-bottom="0.06pt solid #dfdfdf" fo:border-left="none" fo:border-right="none" fo:border-top="0.06pt solid #dfdfdf"/>
      <style:map style:condition="is-true-formula([.EY$10]=TODAY())" style:apply-style-name="Today" style:base-cell-address="'Gantt Chart'.EY14"/>
      <style:map style:condition="is-true-formula(OR(WEEKDAY([.EY$10])=1;WEEKDAY([.EY$10])=7))" style:apply-style-name="Weekend" style:base-cell-address="'Gantt Chart'.EY14"/>
    </style:style>
    <style:style style:name="ce426" style:family="table-cell" style:parent-style-name="Default">
      <style:table-cell-properties fo:border-bottom="0.06pt solid #dfdfdf" fo:border-left="none" fo:border-right="none" fo:border-top="0.06pt solid #dfdfdf"/>
      <style:map style:condition="is-true-formula([.EZ$10]=TODAY())" style:apply-style-name="Today" style:base-cell-address="'Gantt Chart'.EZ14"/>
      <style:map style:condition="is-true-formula(OR(WEEKDAY([.EZ$10])=1;WEEKDAY([.EZ$10])=7))" style:apply-style-name="Weekend" style:base-cell-address="'Gantt Chart'.EZ14"/>
    </style:style>
    <style:style style:name="ce427" style:family="table-cell" style:parent-style-name="Default">
      <style:table-cell-properties fo:border-bottom="0.06pt solid #dfdfdf" fo:border-left="none" fo:border-right="none" fo:border-top="0.06pt solid #dfdfdf"/>
      <style:map style:condition="is-true-formula([.FA$10]=TODAY())" style:apply-style-name="Today" style:base-cell-address="'Gantt Chart'.FA14"/>
      <style:map style:condition="is-true-formula(OR(WEEKDAY([.FA$10])=1;WEEKDAY([.FA$10])=7))" style:apply-style-name="Weekend" style:base-cell-address="'Gantt Chart'.FA14"/>
    </style:style>
    <style:style style:name="ce428" style:family="table-cell" style:parent-style-name="Default">
      <style:table-cell-properties fo:border-bottom="0.06pt solid #dfdfdf" fo:border-left="none" fo:border-right="none" fo:border-top="0.06pt solid #dfdfdf"/>
      <style:map style:condition="is-true-formula([.FB$10]=TODAY())" style:apply-style-name="Today" style:base-cell-address="'Gantt Chart'.FB14"/>
      <style:map style:condition="is-true-formula(OR(WEEKDAY([.FB$10])=1;WEEKDAY([.FB$10])=7))" style:apply-style-name="Weekend" style:base-cell-address="'Gantt Chart'.FB14"/>
    </style:style>
    <style:style style:name="ce429" style:family="table-cell" style:parent-style-name="Default">
      <style:table-cell-properties fo:border-bottom="0.06pt solid #dfdfdf" fo:border-left="none" fo:border-right="none" fo:border-top="0.06pt solid #dfdfdf"/>
      <style:map style:condition="is-true-formula([.FC$10]=TODAY())" style:apply-style-name="Today" style:base-cell-address="'Gantt Chart'.FC14"/>
      <style:map style:condition="is-true-formula(OR(WEEKDAY([.FC$10])=1;WEEKDAY([.FC$10])=7))" style:apply-style-name="Weekend" style:base-cell-address="'Gantt Chart'.FC14"/>
    </style:style>
    <style:style style:name="ce430" style:family="table-cell" style:parent-style-name="Default">
      <style:table-cell-properties fo:border-bottom="0.06pt solid #dfdfdf" fo:border-left="none" fo:border-right="none" fo:border-top="0.06pt solid #dfdfdf"/>
      <style:map style:condition="is-true-formula([.FD$10]=TODAY())" style:apply-style-name="Today" style:base-cell-address="'Gantt Chart'.FD14"/>
      <style:map style:condition="is-true-formula(OR(WEEKDAY([.FD$10])=1;WEEKDAY([.FD$10])=7))" style:apply-style-name="Weekend" style:base-cell-address="'Gantt Chart'.FD14"/>
    </style:style>
    <style:style style:name="ce431" style:family="table-cell" style:parent-style-name="Default">
      <style:table-cell-properties fo:border-bottom="0.06pt solid #dfdfdf" fo:border-left="none" fo:border-right="none" fo:border-top="0.06pt solid #dfdfdf"/>
      <style:map style:condition="is-true-formula([.FE$10]=TODAY())" style:apply-style-name="Today" style:base-cell-address="'Gantt Chart'.FE14"/>
      <style:map style:condition="is-true-formula(OR(WEEKDAY([.FE$10])=1;WEEKDAY([.FE$10])=7))" style:apply-style-name="Weekend" style:base-cell-address="'Gantt Chart'.FE14"/>
    </style:style>
    <style:style style:name="ce432" style:family="table-cell" style:parent-style-name="Default">
      <style:table-cell-properties fo:border-bottom="0.06pt solid #dfdfdf" fo:border-left="none" fo:border-right="none" fo:border-top="0.06pt solid #dfdfdf"/>
      <style:map style:condition="is-true-formula([.FF$10]=TODAY())" style:apply-style-name="Today" style:base-cell-address="'Gantt Chart'.FF14"/>
      <style:map style:condition="is-true-formula(OR(WEEKDAY([.FF$10])=1;WEEKDAY([.FF$10])=7))" style:apply-style-name="Weekend" style:base-cell-address="'Gantt Chart'.FF14"/>
    </style:style>
    <style:style style:name="ce433" style:family="table-cell" style:parent-style-name="Default">
      <style:table-cell-properties fo:border-bottom="0.06pt solid #dfdfdf" fo:border-left="none" fo:border-right="none" fo:border-top="0.06pt solid #dfdfdf"/>
      <style:map style:condition="is-true-formula([.FG$10]=TODAY())" style:apply-style-name="Today" style:base-cell-address="'Gantt Chart'.FG14"/>
      <style:map style:condition="is-true-formula(OR(WEEKDAY([.FG$10])=1;WEEKDAY([.FG$10])=7))" style:apply-style-name="Weekend" style:base-cell-address="'Gantt Chart'.FG14"/>
    </style:style>
    <style:style style:name="ce434" style:family="table-cell" style:parent-style-name="Default">
      <style:table-cell-properties fo:border-bottom="0.06pt solid #dfdfdf" fo:border-left="none" fo:border-right="none" fo:border-top="0.06pt solid #dfdfdf"/>
      <style:map style:condition="is-true-formula([.FH$10]=TODAY())" style:apply-style-name="Today" style:base-cell-address="'Gantt Chart'.FH14"/>
      <style:map style:condition="is-true-formula(OR(WEEKDAY([.FH$10])=1;WEEKDAY([.FH$10])=7))" style:apply-style-name="Weekend" style:base-cell-address="'Gantt Chart'.FH14"/>
    </style:style>
    <style:style style:name="ce435" style:family="table-cell" style:parent-style-name="Default">
      <style:table-cell-properties fo:border-bottom="0.06pt solid #dfdfdf" fo:border-left="none" fo:border-right="none" fo:border-top="0.06pt solid #dfdfdf"/>
      <style:map style:condition="is-true-formula([.FI$10]=TODAY())" style:apply-style-name="Today" style:base-cell-address="'Gantt Chart'.FI14"/>
      <style:map style:condition="is-true-formula(OR(WEEKDAY([.FI$10])=1;WEEKDAY([.FI$10])=7))" style:apply-style-name="Weekend" style:base-cell-address="'Gantt Chart'.FI14"/>
    </style:style>
    <style:style style:name="ce436" style:family="table-cell" style:parent-style-name="Default">
      <style:table-cell-properties fo:border-bottom="0.06pt solid #dfdfdf" fo:border-left="none" fo:border-right="none" fo:border-top="0.06pt solid #dfdfdf"/>
      <style:map style:condition="is-true-formula([.FJ$10]=TODAY())" style:apply-style-name="Today" style:base-cell-address="'Gantt Chart'.FJ14"/>
      <style:map style:condition="is-true-formula(OR(WEEKDAY([.FJ$10])=1;WEEKDAY([.FJ$10])=7))" style:apply-style-name="Weekend" style:base-cell-address="'Gantt Chart'.FJ14"/>
    </style:style>
    <style:style style:name="ce437" style:family="table-cell" style:parent-style-name="Default">
      <style:table-cell-properties fo:border-bottom="0.06pt solid #dfdfdf" fo:border-left="none" fo:border-right="none" fo:border-top="0.06pt solid #dfdfdf"/>
      <style:map style:condition="is-true-formula([.FK$10]=TODAY())" style:apply-style-name="Today" style:base-cell-address="'Gantt Chart'.FK14"/>
      <style:map style:condition="is-true-formula(OR(WEEKDAY([.FK$10])=1;WEEKDAY([.FK$10])=7))" style:apply-style-name="Weekend" style:base-cell-address="'Gantt Chart'.FK14"/>
    </style:style>
    <style:style style:name="ce438" style:family="table-cell" style:parent-style-name="Default">
      <style:table-cell-properties fo:border-bottom="0.06pt solid #dfdfdf" fo:border-left="none" fo:border-right="none" fo:border-top="0.06pt solid #dfdfdf"/>
      <style:map style:condition="is-true-formula([.FL$10]=TODAY())" style:apply-style-name="Today" style:base-cell-address="'Gantt Chart'.FL14"/>
      <style:map style:condition="is-true-formula(OR(WEEKDAY([.FL$10])=1;WEEKDAY([.FL$10])=7))" style:apply-style-name="Weekend" style:base-cell-address="'Gantt Chart'.FL14"/>
    </style:style>
    <style:style style:name="ce439" style:family="table-cell" style:parent-style-name="Default">
      <style:table-cell-properties fo:border-bottom="0.06pt solid #dfdfdf" fo:border-left="none" fo:border-right="none" fo:border-top="0.06pt solid #dfdfdf"/>
      <style:map style:condition="is-true-formula([.FM$10]=TODAY())" style:apply-style-name="Today" style:base-cell-address="'Gantt Chart'.FM14"/>
      <style:map style:condition="is-true-formula(OR(WEEKDAY([.FM$10])=1;WEEKDAY([.FM$10])=7))" style:apply-style-name="Weekend" style:base-cell-address="'Gantt Chart'.FM14"/>
    </style:style>
    <style:style style:name="ce440" style:family="table-cell" style:parent-style-name="Default">
      <style:table-cell-properties fo:border-bottom="0.06pt solid #dfdfdf" fo:border-left="none" fo:border-right="none" fo:border-top="0.06pt solid #dfdfdf"/>
      <style:map style:condition="is-true-formula([.FN$10]=TODAY())" style:apply-style-name="Today" style:base-cell-address="'Gantt Chart'.FN14"/>
      <style:map style:condition="is-true-formula(OR(WEEKDAY([.FN$10])=1;WEEKDAY([.FN$10])=7))" style:apply-style-name="Weekend" style:base-cell-address="'Gantt Chart'.FN14"/>
    </style:style>
    <style:style style:name="ce441" style:family="table-cell" style:parent-style-name="Default">
      <style:table-cell-properties fo:border-bottom="0.06pt solid #dfdfdf" fo:border-left="none" fo:border-right="none" fo:border-top="0.06pt solid #dfdfdf"/>
      <style:map style:condition="is-true-formula([.FO$10]=TODAY())" style:apply-style-name="Today" style:base-cell-address="'Gantt Chart'.FO14"/>
      <style:map style:condition="is-true-formula(OR(WEEKDAY([.FO$10])=1;WEEKDAY([.FO$10])=7))" style:apply-style-name="Weekend" style:base-cell-address="'Gantt Chart'.FO14"/>
    </style:style>
    <style:style style:name="ce442" style:family="table-cell" style:parent-style-name="Default">
      <style:table-cell-properties fo:border-bottom="0.06pt solid #dfdfdf" fo:border-left="none" fo:border-right="none" fo:border-top="0.06pt solid #dfdfdf"/>
      <style:map style:condition="is-true-formula([.FP$10]=TODAY())" style:apply-style-name="Today" style:base-cell-address="'Gantt Chart'.FP14"/>
      <style:map style:condition="is-true-formula(OR(WEEKDAY([.FP$10])=1;WEEKDAY([.FP$10])=7))" style:apply-style-name="Weekend" style:base-cell-address="'Gantt Chart'.FP14"/>
    </style:style>
    <style:style style:name="ce443" style:family="table-cell" style:parent-style-name="Default">
      <style:table-cell-properties fo:border-bottom="0.06pt solid #dfdfdf" fo:border-left="none" fo:border-right="none" fo:border-top="0.06pt solid #dfdfdf"/>
      <style:map style:condition="is-true-formula([.FQ$10]=TODAY())" style:apply-style-name="Today" style:base-cell-address="'Gantt Chart'.FQ14"/>
      <style:map style:condition="is-true-formula(OR(WEEKDAY([.FQ$10])=1;WEEKDAY([.FQ$10])=7))" style:apply-style-name="Weekend" style:base-cell-address="'Gantt Chart'.FQ14"/>
    </style:style>
    <style:style style:name="ce444" style:family="table-cell" style:parent-style-name="Default">
      <style:table-cell-properties fo:border-bottom="0.06pt solid #dfdfdf" fo:border-left="none" fo:border-right="none" fo:border-top="0.06pt solid #dfdfdf"/>
      <style:map style:condition="is-true-formula([.FR$10]=TODAY())" style:apply-style-name="Today" style:base-cell-address="'Gantt Chart'.FR14"/>
      <style:map style:condition="is-true-formula(OR(WEEKDAY([.FR$10])=1;WEEKDAY([.FR$10])=7))" style:apply-style-name="Weekend" style:base-cell-address="'Gantt Chart'.FR14"/>
    </style:style>
    <style:style style:name="ce445" style:family="table-cell" style:parent-style-name="Default">
      <style:table-cell-properties fo:border-bottom="0.06pt solid #dfdfdf" fo:border-left="none" fo:border-right="none" fo:border-top="0.06pt solid #dfdfdf"/>
      <style:map style:condition="is-true-formula([.FS$10]=TODAY())" style:apply-style-name="Today" style:base-cell-address="'Gantt Chart'.FS14"/>
      <style:map style:condition="is-true-formula(OR(WEEKDAY([.FS$10])=1;WEEKDAY([.FS$10])=7))" style:apply-style-name="Weekend" style:base-cell-address="'Gantt Chart'.FS14"/>
    </style:style>
    <style:style style:name="ce446" style:family="table-cell" style:parent-style-name="Default">
      <style:table-cell-properties fo:border-bottom="0.06pt solid #dfdfdf" fo:border-left="none" fo:border-right="none" fo:border-top="0.06pt solid #dfdfdf"/>
      <style:map style:condition="is-true-formula([.FT$10]=TODAY())" style:apply-style-name="Today" style:base-cell-address="'Gantt Chart'.FT14"/>
      <style:map style:condition="is-true-formula(OR(WEEKDAY([.FT$10])=1;WEEKDAY([.FT$10])=7))" style:apply-style-name="Weekend" style:base-cell-address="'Gantt Chart'.FT14"/>
    </style:style>
    <style:style style:name="ce447" style:family="table-cell" style:parent-style-name="Default">
      <style:table-cell-properties fo:border-bottom="0.06pt solid #dfdfdf" fo:border-left="none" fo:border-right="none" fo:border-top="0.06pt solid #dfdfdf"/>
      <style:map style:condition="is-true-formula([.FU$10]=TODAY())" style:apply-style-name="Today" style:base-cell-address="'Gantt Chart'.FU14"/>
      <style:map style:condition="is-true-formula(OR(WEEKDAY([.FU$10])=1;WEEKDAY([.FU$10])=7))" style:apply-style-name="Weekend" style:base-cell-address="'Gantt Chart'.FU14"/>
    </style:style>
    <style:style style:name="ce448" style:family="table-cell" style:parent-style-name="Default">
      <style:table-cell-properties fo:border-bottom="0.06pt solid #dfdfdf" fo:border-left="none" fo:border-right="none" fo:border-top="0.06pt solid #dfdfdf"/>
      <style:map style:condition="is-true-formula([.FV$10]=TODAY())" style:apply-style-name="Today" style:base-cell-address="'Gantt Chart'.FV14"/>
      <style:map style:condition="is-true-formula(OR(WEEKDAY([.FV$10])=1;WEEKDAY([.FV$10])=7))" style:apply-style-name="Weekend" style:base-cell-address="'Gantt Chart'.FV14"/>
    </style:style>
    <style:style style:name="ce449" style:family="table-cell" style:parent-style-name="Default">
      <style:table-cell-properties fo:border-bottom="0.06pt solid #dfdfdf" fo:border-left="none" fo:border-right="none" fo:border-top="0.06pt solid #dfdfdf"/>
      <style:map style:condition="is-true-formula([.FW$10]=TODAY())" style:apply-style-name="Today" style:base-cell-address="'Gantt Chart'.FW14"/>
      <style:map style:condition="is-true-formula(OR(WEEKDAY([.FW$10])=1;WEEKDAY([.FW$10])=7))" style:apply-style-name="Weekend" style:base-cell-address="'Gantt Chart'.FW14"/>
    </style:style>
    <style:style style:name="ce450" style:family="table-cell" style:parent-style-name="Default">
      <style:table-cell-properties fo:border-bottom="0.06pt solid #dfdfdf" fo:border-left="none" fo:border-right="none" fo:border-top="0.06pt solid #dfdfdf"/>
      <style:map style:condition="is-true-formula([.FX$10]=TODAY())" style:apply-style-name="Today" style:base-cell-address="'Gantt Chart'.FX14"/>
      <style:map style:condition="is-true-formula(OR(WEEKDAY([.FX$10])=1;WEEKDAY([.FX$10])=7))" style:apply-style-name="Weekend" style:base-cell-address="'Gantt Chart'.FX14"/>
    </style:style>
    <style:style style:name="ce451" style:family="table-cell" style:parent-style-name="Default">
      <style:table-cell-properties fo:border-bottom="0.06pt solid #dfdfdf" fo:border-left="none" fo:border-right="none" fo:border-top="0.06pt solid #dfdfdf"/>
      <style:map style:condition="is-true-formula([.FY$10]=TODAY())" style:apply-style-name="Today" style:base-cell-address="'Gantt Chart'.FY14"/>
      <style:map style:condition="is-true-formula(OR(WEEKDAY([.FY$10])=1;WEEKDAY([.FY$10])=7))" style:apply-style-name="Weekend" style:base-cell-address="'Gantt Chart'.FY14"/>
    </style:style>
    <style:style style:name="ce452" style:family="table-cell" style:parent-style-name="Default">
      <style:table-cell-properties fo:border-bottom="0.06pt solid #dfdfdf" fo:border-left="none" fo:border-right="none" fo:border-top="0.06pt solid #dfdfdf"/>
      <style:map style:condition="is-true-formula([.FZ$10]=TODAY())" style:apply-style-name="Today" style:base-cell-address="'Gantt Chart'.FZ14"/>
      <style:map style:condition="is-true-formula(OR(WEEKDAY([.FZ$10])=1;WEEKDAY([.FZ$10])=7))" style:apply-style-name="Weekend" style:base-cell-address="'Gantt Chart'.FZ14"/>
    </style:style>
    <style:style style:name="ce453" style:family="table-cell" style:parent-style-name="Default">
      <style:table-cell-properties fo:border-bottom="0.06pt solid #dfdfdf" fo:border-left="none" fo:border-right="none" fo:border-top="0.06pt solid #dfdfdf"/>
      <style:map style:condition="is-true-formula([.GA$10]=TODAY())" style:apply-style-name="Today" style:base-cell-address="'Gantt Chart'.GA14"/>
      <style:map style:condition="is-true-formula(OR(WEEKDAY([.GA$10])=1;WEEKDAY([.GA$10])=7))" style:apply-style-name="Weekend" style:base-cell-address="'Gantt Chart'.GA14"/>
    </style:style>
    <style:style style:name="ce454" style:family="table-cell" style:parent-style-name="Default">
      <style:table-cell-properties fo:border-bottom="0.06pt solid #dfdfdf" fo:border-left="none" fo:border-right="none" fo:border-top="0.06pt solid #dfdfdf"/>
      <style:map style:condition="is-true-formula([.GB$10]=TODAY())" style:apply-style-name="Today" style:base-cell-address="'Gantt Chart'.GB14"/>
      <style:map style:condition="is-true-formula(OR(WEEKDAY([.GB$10])=1;WEEKDAY([.GB$10])=7))" style:apply-style-name="Weekend" style:base-cell-address="'Gantt Chart'.GB14"/>
    </style:style>
    <style:style style:name="ce455" style:family="table-cell" style:parent-style-name="Default">
      <style:table-cell-properties fo:border-bottom="0.06pt solid #dfdfdf" fo:border-left="none" fo:border-right="none" fo:border-top="0.06pt solid #dfdfdf"/>
      <style:map style:condition="is-true-formula([.GC$10]=TODAY())" style:apply-style-name="Today" style:base-cell-address="'Gantt Chart'.GC14"/>
      <style:map style:condition="is-true-formula(OR(WEEKDAY([.GC$10])=1;WEEKDAY([.GC$10])=7))" style:apply-style-name="Weekend" style:base-cell-address="'Gantt Chart'.GC14"/>
    </style:style>
    <style:style style:name="ce456" style:family="table-cell" style:parent-style-name="Default">
      <style:table-cell-properties fo:border-bottom="0.06pt solid #dfdfdf" fo:border-left="none" fo:border-right="none" fo:border-top="0.06pt solid #dfdfdf"/>
      <style:map style:condition="is-true-formula([.GD$10]=TODAY())" style:apply-style-name="Today" style:base-cell-address="'Gantt Chart'.GD14"/>
      <style:map style:condition="is-true-formula(OR(WEEKDAY([.GD$10])=1;WEEKDAY([.GD$10])=7))" style:apply-style-name="Weekend" style:base-cell-address="'Gantt Chart'.GD14"/>
    </style:style>
    <style:style style:name="ce457" style:family="table-cell" style:parent-style-name="Default">
      <style:table-cell-properties fo:border-bottom="0.06pt solid #dfdfdf" fo:border-left="none" fo:border-right="none" fo:border-top="0.06pt solid #dfdfdf"/>
      <style:map style:condition="is-true-formula([.GE$10]=TODAY())" style:apply-style-name="Today" style:base-cell-address="'Gantt Chart'.GE14"/>
      <style:map style:condition="is-true-formula(OR(WEEKDAY([.GE$10])=1;WEEKDAY([.GE$10])=7))" style:apply-style-name="Weekend" style:base-cell-address="'Gantt Chart'.GE14"/>
    </style:style>
    <style:style style:name="ce458" style:family="table-cell" style:parent-style-name="Default">
      <style:table-cell-properties fo:border-bottom="0.06pt solid #dfdfdf" fo:border-left="none" fo:border-right="none" fo:border-top="0.06pt solid #dfdfdf"/>
      <style:map style:condition="is-true-formula([.GF$10]=TODAY())" style:apply-style-name="Today" style:base-cell-address="'Gantt Chart'.GF14"/>
      <style:map style:condition="is-true-formula(OR(WEEKDAY([.GF$10])=1;WEEKDAY([.GF$10])=7))" style:apply-style-name="Weekend" style:base-cell-address="'Gantt Chart'.GF14"/>
    </style:style>
    <style:style style:name="ce459" style:family="table-cell" style:parent-style-name="Default">
      <style:table-cell-properties fo:border-bottom="0.06pt solid #dfdfdf" fo:border-left="none" fo:border-right="none" fo:border-top="0.06pt solid #dfdfdf"/>
      <style:map style:condition="is-true-formula([.GG$10]=TODAY())" style:apply-style-name="Today" style:base-cell-address="'Gantt Chart'.GG14"/>
      <style:map style:condition="is-true-formula(OR(WEEKDAY([.GG$10])=1;WEEKDAY([.GG$10])=7))" style:apply-style-name="Weekend" style:base-cell-address="'Gantt Chart'.GG14"/>
    </style:style>
    <style:style style:name="ce460" style:family="table-cell" style:parent-style-name="Default">
      <style:table-cell-properties fo:border-bottom="0.06pt solid #dfdfdf" fo:border-left="none" fo:border-right="none" fo:border-top="0.06pt solid #dfdfdf"/>
      <style:map style:condition="is-true-formula([.GH$10]=TODAY())" style:apply-style-name="Today" style:base-cell-address="'Gantt Chart'.GH14"/>
      <style:map style:condition="is-true-formula(OR(WEEKDAY([.GH$10])=1;WEEKDAY([.GH$10])=7))" style:apply-style-name="Weekend" style:base-cell-address="'Gantt Chart'.GH14"/>
    </style:style>
    <style:style style:name="ce461" style:family="table-cell" style:parent-style-name="Default">
      <style:table-cell-properties fo:border-bottom="0.06pt solid #dfdfdf" fo:border-left="none" fo:border-right="none" fo:border-top="0.06pt solid #dfdfdf"/>
      <style:map style:condition="is-true-formula([.GI$10]=TODAY())" style:apply-style-name="Today" style:base-cell-address="'Gantt Chart'.GI14"/>
      <style:map style:condition="is-true-formula(OR(WEEKDAY([.GI$10])=1;WEEKDAY([.GI$10])=7))" style:apply-style-name="Weekend" style:base-cell-address="'Gantt Chart'.GI14"/>
    </style:style>
    <style:style style:name="ce136" style:family="table-cell" style:parent-style-name="Default">
      <style:table-cell-properties fo:wrap-option="no-wrap"/>
      <style:text-properties fo:font-weight="bold" style:font-weight-asian="bold" style:font-weight-complex="bold"/>
    </style:style>
    <style:style style:name="ce137" style:family="table-cell" style:parent-style-name="Default">
      <style:table-cell-properties fo:border-bottom="0.06pt solid #000000" fo:border-left="none" fo:border-right="none" style:rotation-angle="0" fo:border-top="none"/>
      <style:text-properties fo:font-size="11pt" style:font-size-asian="11pt" style:font-size-complex="11pt"/>
    </style:style>
    <style:style style:name="ce138" style:family="table-cell" style:parent-style-name="Default">
      <style:table-cell-properties fo:border-bottom="0.06pt solid #dfdfdf" fo:background-color="#dfdfdf" fo:border-left="none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139" style:family="table-cell" style:parent-style-name="Default">
      <style:table-cell-properties fo:border-bottom="0.06pt solid #dfdfdf" fo:border-left="none" fo:border-right="none" fo:border-top="0.06pt solid #dfdfdf"/>
      <style:text-properties fo:font-weight="bold" style:font-weight-asian="bold" style:font-weight-complex="bold"/>
    </style:style>
    <style:style style:name="ce140" style:family="table-cell" style:parent-style-name="Default">
      <style:table-cell-properties fo:border-bottom="0.06pt solid #dfdfdf" fo:border-left="none" fo:border-right="none" fo:border-top="0.06pt solid #dfdfdf"/>
    </style:style>
    <style:style style:name="ce141" style:family="table-cell" style:parent-style-name="Default">
      <style:table-cell-properties fo:border-bottom="0.06pt solid #dfdfdf" fo:border-left="none" fo:border-right="none" fo:border-top="0.06pt solid #dfdfdf"/>
      <style:text-properties fo:font-weight="normal" style:font-weight-asian="normal" style:font-weight-complex="normal"/>
    </style:style>
    <style:style style:name="ce142" style:family="table-cell" style:parent-style-name="Default">
      <style:table-cell-properties fo:border-bottom="0.06pt solid #dfdfdf" fo:background-color="#dfdfdf" fo:border-left="none" fo:border-right="none" fo:border-top="0.06pt solid #dfdfdf"/>
      <style:text-properties fo:font-size="12pt" fo:font-weight="bold" style:font-size-asian="12pt" style:font-weight-asian="bold" style:font-size-complex="12pt" style:font-weight-complex="bold"/>
    </style:style>
    <style:style style:name="ce143" style:family="table-cell" style:parent-style-name="Default">
      <style:table-cell-properties fo:border-bottom="0.06pt solid #000000" fo:border-left="none" fo:border-right="none" style:rotation-angle="0" fo:border-top="none"/>
    </style:style>
    <style:style style:name="ce144" style:family="table-cell" style:parent-style-name="Default">
      <style:table-cell-properties fo:background-color="#dfdfdf"/>
      <style:text-properties fo:font-size="12pt" fo:font-weight="bold" style:font-size-asian="12pt" style:font-weight-asian="bold" style:font-size-complex="12pt" style:font-weight-complex="bold"/>
    </style:style>
    <style:style style:name="ce145" style:family="table-cell" style:parent-style-name="Default">
      <style:text-properties fo:font-weight="normal" style:font-weight-asian="normal" style:font-weight-complex="normal"/>
    </style:style>
    <style:style style:name="ce146" style:family="table-cell" style:parent-style-name="Default">
      <style:table-cell-properties fo:background-color="#dfdfdf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 table:structure-protected="true" table:protection-key="EOgiRN+KQM/ZAWcZvNNOFiVOpGg=" table:protection-key-digest-algorithm="http://www.w3.org/2000/09/xmldsig#sha1">
      <table:content-validations>
        <table:content-validation table:name="val1" table:base-cell-address="'Gantt Chart'.D45">
          <table:error-message table:message-type="stop" table:display="true"/>
        </table:content-validation>
      </table:content-validations>
      <table:table table:name="Gantt Chart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39"/>
        <table:table-column table:style-name="co5" table:default-cell-style-name="ce158"/>
        <table:table-column table:style-name="co4" table:default-cell-style-name="ce39"/>
        <table:table-column table:style-name="co6" table:default-cell-style-name="ce223"/>
        <table:table-column table:style-name="co7" table:default-cell-style-name="ce95"/>
        <table:table-column table:style-name="co8" table:default-cell-style-name="ce95"/>
        <table:table-column table:style-name="co8" table:default-cell-style-name="ce158"/>
        <table:table-column table:style-name="co9" table:number-columns-repeated="181" table:default-cell-style-name="Default"/>
        <table:table-column table:style-name="co10" table:number-columns-repeated="833" table:default-cell-style-name="Default"/>
        <table:table-row table:style-name="ro1" table:number-rows-repeated="2">
          <table:table-cell table:content-validation-name="val1" table:number-columns-repeated="3"/>
          <table:table-cell table:style-name="ce38" table:content-validation-name="val1"/>
          <table:table-cell table:content-validation-name="val1"/>
          <table:table-cell table:style-name="ce158" table:content-validation-name="val1"/>
          <table:table-cell table:content-validation-name="val1" table:number-columns-repeated="1018"/>
        </table:table-row>
        <table:table-row table:style-name="ro2">
          <table:table-cell table:content-validation-name="val1"/>
          <table:table-cell table:style-name="ce18" table:content-validation-name="val1" office:value-type="string" calcext:value-type="string" table:number-columns-spanned="2" table:number-rows-spanned="1">
            <text:p>Nom du projet</text:p>
          </table:table-cell>
          <table:covered-table-cell table:style-name="ce158" table:content-validation-name="val1"/>
          <table:table-cell table:content-validation-name="val1" table:number-columns-repeated="2"/>
          <table:table-cell table:style-name="ce69" table:content-validation-name="val1" table:formula="of:=[.G10]" office:value-type="percentage" office:value="0.192328786587099" calcext:value-type="percentage">
            <text:p>19%</text:p>
          </table:table-cell>
          <table:table-cell table:style-name="Default" table:content-validation-name="val1"/>
          <table:table-cell table:content-validation-name="val1" table:number-columns-repeated="1017"/>
        </table:table-row>
        <table:table-row table:style-name="ro3">
          <table:table-cell table:content-validation-name="val1"/>
          <table:table-cell table:style-name="ce19" table:content-validation-name="val1" office:value-type="string" calcext:value-type="string" table:number-columns-spanned="2" table:number-rows-spanned="1">
            <text:p>Lycée</text:p>
          </table:table-cell>
          <table:covered-table-cell table:style-name="ce158" table:content-validation-name="val1"/>
          <table:table-cell table:style-name="ce38" table:content-validation-name="val1"/>
          <table:table-cell table:content-validation-name="val1"/>
          <table:table-cell table:style-name="ce158" table:content-validation-name="val1"/>
          <table:table-cell table:content-validation-name="val1" table:number-columns-repeated="1018"/>
        </table:table-row>
        <table:table-row table:style-name="ro4">
          <table:table-cell table:content-validation-name="val1"/>
          <table:table-cell table:style-name="ce20" table:content-validation-name="val1" office:value-type="string" calcext:value-type="string" table:number-columns-spanned="2" table:number-rows-spanned="1">
            <text:p>Manager : noms</text:p>
          </table:table-cell>
          <table:covered-table-cell table:content-validation-name="val1"/>
          <table:table-cell table:style-name="ce40" table:content-validation-name="val1" table:formula="of:=TODAY()" office:value-type="date" office:date-value="2018-09-17" calcext:value-type="date" table:number-columns-spanned="4" table:number-rows-spanned="1">
            <text:p>lundi 17 septembre 2018</text:p>
          </table:table-cell>
          <table:covered-table-cell table:content-validation-name="val1"/>
          <table:covered-table-cell table:style-name="Default" table:content-validation-name="val1"/>
          <table:covered-table-cell table:content-validation-name="val1"/>
          <table:table-cell table:content-validation-name="val1" table:number-columns-repeated="1017"/>
        </table:table-row>
        <table:table-row table:style-name="ro1">
          <table:table-cell table:content-validation-name="val1" table:number-columns-repeated="3"/>
          <table:table-cell table:style-name="ce38" table:content-validation-name="val1"/>
          <table:table-cell table:content-validation-name="val1"/>
          <table:table-cell table:style-name="ce158" table:content-validation-name="val1"/>
          <table:table-cell table:content-validation-name="val1" table:number-columns-repeated="1018"/>
        </table:table-row>
        <table:table-row table:style-name="ro1">
          <table:table-cell table:style-name="ce1" table:content-validation-name="val1" table:number-columns-repeated="7"/>
          <table:table-cell table:style-name="ce96" table:content-validation-name="val1" table:number-columns-repeated="2"/>
          <table:table-cell table:style-name="ce111" table:content-validation-name="val1"/>
          <table:table-cell table:style-name="ce118" table:content-validation-name="val1" table:number-columns-repeated="42"/>
          <table:table-cell table:style-name="ce129" table:content-validation-name="val1" table:number-columns-repeated="972"/>
        </table:table-row>
        <table:table-row table:style-name="ro5">
          <table:table-cell table:style-name="ce2" table:content-validation-name="val1" table:number-columns-repeated="3"/>
          <table:table-cell table:style-name="ce41" table:content-validation-name="val1"/>
          <table:table-cell table:style-name="ce55" table:content-validation-name="val1"/>
          <table:table-cell table:style-name="ce41" table:content-validation-name="val1"/>
          <table:table-cell table:style-name="ce80" table:content-validation-name="val1"/>
          <table:table-cell table:style-name="ce97" table:content-validation-name="val1" table:number-columns-repeated="2"/>
          <table:table-cell table:style-name="ce112" table:content-validation-name="val1"/>
          <table:table-cell table:style-name="ce119" table:content-validation-name="val1" table:formula="of:=IF(WEEKDAY([.K10])=2;ORG.LIBREOFFICE.WEEKNUM_OOO([.K10];1);&quot;&quot;)" office:value-type="float" office:value="38" calcext:value-type="float">
            <text:p>38</text:p>
          </table:table-cell>
          <table:table-cell table:style-name="ce119" table:content-validation-name="val1" table:formula="of:=IF(WEEKDAY([.L10])=2;ORG.LIBREOFFICE.WEEKNUM_OOO([.L10];1);&quot;&quot;)">
            <text:p/>
          </table:table-cell>
          <table:table-cell table:style-name="ce119" table:content-validation-name="val1" table:formula="of:=IF(WEEKDAY([.M10])=2;ORG.LIBREOFFICE.WEEKNUM_OOO([.M10];1);&quot;&quot;)">
            <text:p/>
          </table:table-cell>
          <table:table-cell table:style-name="ce119" table:content-validation-name="val1" table:formula="of:=IF(WEEKDAY([.N10])=2;ORG.LIBREOFFICE.WEEKNUM_OOO([.N10];1);&quot;&quot;)">
            <text:p/>
          </table:table-cell>
          <table:table-cell table:style-name="ce119" table:content-validation-name="val1" table:formula="of:=IF(WEEKDAY([.O10])=2;ORG.LIBREOFFICE.WEEKNUM_OOO([.O10];1);&quot;&quot;)">
            <text:p/>
          </table:table-cell>
          <table:table-cell table:style-name="ce119" table:content-validation-name="val1" table:formula="of:=IF(WEEKDAY([.P10])=2;ORG.LIBREOFFICE.WEEKNUM_OOO([.P10];1);&quot;&quot;)">
            <text:p/>
          </table:table-cell>
          <table:table-cell table:style-name="ce119" table:content-validation-name="val1" table:formula="of:=IF(WEEKDAY([.Q10])=2;ORG.LIBREOFFICE.WEEKNUM_OOO([.Q10];1);&quot;&quot;)">
            <text:p/>
          </table:table-cell>
          <table:table-cell table:style-name="ce119" table:content-validation-name="val1" table:formula="of:=IF(WEEKDAY([.R10])=2;ORG.LIBREOFFICE.WEEKNUM_OOO([.R10];1);&quot;&quot;)" office:value-type="float" office:value="39" calcext:value-type="float">
            <text:p>39</text:p>
          </table:table-cell>
          <table:table-cell table:style-name="ce119" table:content-validation-name="val1" table:formula="of:=IF(WEEKDAY([.S10])=2;ORG.LIBREOFFICE.WEEKNUM_OOO([.S10];1);&quot;&quot;)">
            <text:p/>
          </table:table-cell>
          <table:table-cell table:style-name="ce119" table:content-validation-name="val1" table:formula="of:=IF(WEEKDAY([.T10])=2;ORG.LIBREOFFICE.WEEKNUM_OOO([.T10];1);&quot;&quot;)">
            <text:p/>
          </table:table-cell>
          <table:table-cell table:style-name="ce119" table:content-validation-name="val1" table:formula="of:=IF(WEEKDAY([.U10])=2;ORG.LIBREOFFICE.WEEKNUM_OOO([.U10];1);&quot;&quot;)">
            <text:p/>
          </table:table-cell>
          <table:table-cell table:style-name="ce119" table:content-validation-name="val1" table:formula="of:=IF(WEEKDAY([.V10])=2;ORG.LIBREOFFICE.WEEKNUM_OOO([.V10];1);&quot;&quot;)">
            <text:p/>
          </table:table-cell>
          <table:table-cell table:style-name="ce119" table:content-validation-name="val1" table:formula="of:=IF(WEEKDAY([.W10])=2;ORG.LIBREOFFICE.WEEKNUM_OOO([.W10];1);&quot;&quot;)">
            <text:p/>
          </table:table-cell>
          <table:table-cell table:style-name="ce119" table:content-validation-name="val1" table:formula="of:=IF(WEEKDAY([.X10])=2;ORG.LIBREOFFICE.WEEKNUM_OOO([.X10];1);&quot;&quot;)">
            <text:p/>
          </table:table-cell>
          <table:table-cell table:style-name="ce119" table:content-validation-name="val1" table:formula="of:=IF(WEEKDAY([.Y10])=2;ORG.LIBREOFFICE.WEEKNUM_OOO([.Y10];1);&quot;&quot;)" office:value-type="float" office:value="40" calcext:value-type="float">
            <text:p>40</text:p>
          </table:table-cell>
          <table:table-cell table:style-name="ce119" table:content-validation-name="val1" table:formula="of:=IF(WEEKDAY([.Z10])=2;ORG.LIBREOFFICE.WEEKNUM_OOO([.Z10];1);&quot;&quot;)">
            <text:p/>
          </table:table-cell>
          <table:table-cell table:style-name="ce119" table:content-validation-name="val1" table:formula="of:=IF(WEEKDAY([.AA10])=2;ORG.LIBREOFFICE.WEEKNUM_OOO([.AA10];1);&quot;&quot;)">
            <text:p/>
          </table:table-cell>
          <table:table-cell table:style-name="ce119" table:content-validation-name="val1" table:formula="of:=IF(WEEKDAY([.AB10])=2;ORG.LIBREOFFICE.WEEKNUM_OOO([.AB10];1);&quot;&quot;)">
            <text:p/>
          </table:table-cell>
          <table:table-cell table:style-name="ce119" table:content-validation-name="val1" table:formula="of:=IF(WEEKDAY([.AC10])=2;ORG.LIBREOFFICE.WEEKNUM_OOO([.AC10];1);&quot;&quot;)">
            <text:p/>
          </table:table-cell>
          <table:table-cell table:style-name="ce119" table:content-validation-name="val1" table:formula="of:=IF(WEEKDAY([.AD10])=2;ORG.LIBREOFFICE.WEEKNUM_OOO([.AD10];1);&quot;&quot;)">
            <text:p/>
          </table:table-cell>
          <table:table-cell table:style-name="ce119" table:content-validation-name="val1" table:formula="of:=IF(WEEKDAY([.AE10])=2;ORG.LIBREOFFICE.WEEKNUM_OOO([.AE10];1);&quot;&quot;)">
            <text:p/>
          </table:table-cell>
          <table:table-cell table:style-name="ce119" table:content-validation-name="val1" table:formula="of:=IF(WEEKDAY([.AF10])=2;ORG.LIBREOFFICE.WEEKNUM_OOO([.AF10];1);&quot;&quot;)" office:value-type="float" office:value="41" calcext:value-type="float">
            <text:p>41</text:p>
          </table:table-cell>
          <table:table-cell table:style-name="ce119" table:content-validation-name="val1" table:formula="of:=IF(WEEKDAY([.AG10])=2;ORG.LIBREOFFICE.WEEKNUM_OOO([.AG10];1);&quot;&quot;)">
            <text:p/>
          </table:table-cell>
          <table:table-cell table:style-name="ce119" table:content-validation-name="val1" table:formula="of:=IF(WEEKDAY([.AH10])=2;ORG.LIBREOFFICE.WEEKNUM_OOO([.AH10];1);&quot;&quot;)">
            <text:p/>
          </table:table-cell>
          <table:table-cell table:style-name="ce119" table:content-validation-name="val1" table:formula="of:=IF(WEEKDAY([.AI10])=2;ORG.LIBREOFFICE.WEEKNUM_OOO([.AI10];1);&quot;&quot;)">
            <text:p/>
          </table:table-cell>
          <table:table-cell table:style-name="ce119" table:content-validation-name="val1" table:formula="of:=IF(WEEKDAY([.AJ10])=2;ORG.LIBREOFFICE.WEEKNUM_OOO([.AJ10];1);&quot;&quot;)">
            <text:p/>
          </table:table-cell>
          <table:table-cell table:style-name="ce119" table:content-validation-name="val1" table:formula="of:=IF(WEEKDAY([.AK10])=2;ORG.LIBREOFFICE.WEEKNUM_OOO([.AK10];1);&quot;&quot;)">
            <text:p/>
          </table:table-cell>
          <table:table-cell table:style-name="ce119" table:content-validation-name="val1" table:formula="of:=IF(WEEKDAY([.AL10])=2;ORG.LIBREOFFICE.WEEKNUM_OOO([.AL10];1);&quot;&quot;)">
            <text:p/>
          </table:table-cell>
          <table:table-cell table:style-name="ce119" table:content-validation-name="val1" table:formula="of:=IF(WEEKDAY([.AM10])=2;ORG.LIBREOFFICE.WEEKNUM_OOO([.AM10];1);&quot;&quot;)" office:value-type="float" office:value="42" calcext:value-type="float">
            <text:p>42</text:p>
          </table:table-cell>
          <table:table-cell table:style-name="ce119" table:content-validation-name="val1" table:formula="of:=IF(WEEKDAY([.AN10])=2;ORG.LIBREOFFICE.WEEKNUM_OOO([.AN10];1);&quot;&quot;)">
            <text:p/>
          </table:table-cell>
          <table:table-cell table:style-name="ce119" table:content-validation-name="val1" table:formula="of:=IF(WEEKDAY([.AO10])=2;ORG.LIBREOFFICE.WEEKNUM_OOO([.AO10];1);&quot;&quot;)">
            <text:p/>
          </table:table-cell>
          <table:table-cell table:style-name="ce119" table:content-validation-name="val1" table:formula="of:=IF(WEEKDAY([.AP10])=2;ORG.LIBREOFFICE.WEEKNUM_OOO([.AP10];1);&quot;&quot;)">
            <text:p/>
          </table:table-cell>
          <table:table-cell table:style-name="ce119" table:content-validation-name="val1" table:formula="of:=IF(WEEKDAY([.AQ10])=2;ORG.LIBREOFFICE.WEEKNUM_OOO([.AQ10];1);&quot;&quot;)">
            <text:p/>
          </table:table-cell>
          <table:table-cell table:style-name="ce119" table:content-validation-name="val1" table:formula="of:=IF(WEEKDAY([.AR10])=2;ORG.LIBREOFFICE.WEEKNUM_OOO([.AR10];1);&quot;&quot;)">
            <text:p/>
          </table:table-cell>
          <table:table-cell table:style-name="ce119" table:content-validation-name="val1" table:formula="of:=IF(WEEKDAY([.AS10])=2;ORG.LIBREOFFICE.WEEKNUM_OOO([.AS10];1);&quot;&quot;)">
            <text:p/>
          </table:table-cell>
          <table:table-cell table:style-name="ce119" table:content-validation-name="val1" table:formula="of:=IF(WEEKDAY([.AT10])=2;ORG.LIBREOFFICE.WEEKNUM_OOO([.AT10];1);&quot;&quot;)" office:value-type="float" office:value="43" calcext:value-type="float">
            <text:p>43</text:p>
          </table:table-cell>
          <table:table-cell table:style-name="ce119" table:content-validation-name="val1" table:formula="of:=IF(WEEKDAY([.AU10])=2;ORG.LIBREOFFICE.WEEKNUM_OOO([.AU10];1);&quot;&quot;)">
            <text:p/>
          </table:table-cell>
          <table:table-cell table:style-name="ce119" table:content-validation-name="val1" table:formula="of:=IF(WEEKDAY([.AV10])=2;ORG.LIBREOFFICE.WEEKNUM_OOO([.AV10];1);&quot;&quot;)">
            <text:p/>
          </table:table-cell>
          <table:table-cell table:style-name="ce119" table:content-validation-name="val1" table:formula="of:=IF(WEEKDAY([.AW10])=2;ORG.LIBREOFFICE.WEEKNUM_OOO([.AW10];1);&quot;&quot;)">
            <text:p/>
          </table:table-cell>
          <table:table-cell table:style-name="ce119" table:content-validation-name="val1" table:formula="of:=IF(WEEKDAY([.AX10])=2;ORG.LIBREOFFICE.WEEKNUM_OOO([.AX10];1);&quot;&quot;)">
            <text:p/>
          </table:table-cell>
          <table:table-cell table:style-name="ce119" table:content-validation-name="val1" table:formula="of:=IF(WEEKDAY([.AY10])=2;ORG.LIBREOFFICE.WEEKNUM_OOO([.AY10];1);&quot;&quot;)">
            <text:p/>
          </table:table-cell>
          <table:table-cell table:style-name="ce119" table:content-validation-name="val1" table:formula="of:=IF(WEEKDAY([.AZ10])=2;ORG.LIBREOFFICE.WEEKNUM_OOO([.AZ10];1);&quot;&quot;)">
            <text:p/>
          </table:table-cell>
          <table:table-cell table:style-name="ce119" table:content-validation-name="val1" table:formula="of:=IF(WEEKDAY([.BA10])=2;ORG.LIBREOFFICE.WEEKNUM_OOO([.BA10];1);&quot;&quot;)" office:value-type="float" office:value="44" calcext:value-type="float">
            <text:p>44</text:p>
          </table:table-cell>
          <table:table-cell table:style-name="ce119" table:content-validation-name="val1" table:formula="of:=IF(WEEKDAY([.BB10])=2;ORG.LIBREOFFICE.WEEKNUM_OOO([.BB10];1);&quot;&quot;)">
            <text:p/>
          </table:table-cell>
          <table:table-cell table:style-name="ce119" table:content-validation-name="val1" table:formula="of:=IF(WEEKDAY([.BC10])=2;ORG.LIBREOFFICE.WEEKNUM_OOO([.BC10];1);&quot;&quot;)">
            <text:p/>
          </table:table-cell>
          <table:table-cell table:style-name="ce119" table:content-validation-name="val1" table:formula="of:=IF(WEEKDAY([.BD10])=2;ORG.LIBREOFFICE.WEEKNUM_OOO([.BD10];1);&quot;&quot;)">
            <text:p/>
          </table:table-cell>
          <table:table-cell table:style-name="ce119" table:content-validation-name="val1" table:formula="of:=IF(WEEKDAY([.BE10])=2;ORG.LIBREOFFICE.WEEKNUM_OOO([.BE10];1);&quot;&quot;)">
            <text:p/>
          </table:table-cell>
          <table:table-cell table:style-name="ce119" table:content-validation-name="val1" table:formula="of:=IF(WEEKDAY([.BF10])=2;ORG.LIBREOFFICE.WEEKNUM_OOO([.BF10];1);&quot;&quot;)">
            <text:p/>
          </table:table-cell>
          <table:table-cell table:style-name="ce119" table:content-validation-name="val1" table:formula="of:=IF(WEEKDAY([.BG10])=2;ORG.LIBREOFFICE.WEEKNUM_OOO([.BG10];1);&quot;&quot;)">
            <text:p/>
          </table:table-cell>
          <table:table-cell table:style-name="ce119" table:content-validation-name="val1" table:formula="of:=IF(WEEKDAY([.BH10])=2;ORG.LIBREOFFICE.WEEKNUM_OOO([.BH10];1);&quot;&quot;)" office:value-type="float" office:value="45" calcext:value-type="float">
            <text:p>45</text:p>
          </table:table-cell>
          <table:table-cell table:style-name="ce119" table:content-validation-name="val1" table:formula="of:=IF(WEEKDAY([.BI10])=2;ORG.LIBREOFFICE.WEEKNUM_OOO([.BI10];1);&quot;&quot;)">
            <text:p/>
          </table:table-cell>
          <table:table-cell table:style-name="ce119" table:content-validation-name="val1" table:formula="of:=IF(WEEKDAY([.BJ10])=2;ORG.LIBREOFFICE.WEEKNUM_OOO([.BJ10];1);&quot;&quot;)">
            <text:p/>
          </table:table-cell>
          <table:table-cell table:style-name="ce119" table:content-validation-name="val1" table:formula="of:=IF(WEEKDAY([.BK10])=2;ORG.LIBREOFFICE.WEEKNUM_OOO([.BK10];1);&quot;&quot;)">
            <text:p/>
          </table:table-cell>
          <table:table-cell table:style-name="ce119" table:content-validation-name="val1" table:formula="of:=IF(WEEKDAY([.BL10])=2;ORG.LIBREOFFICE.WEEKNUM_OOO([.BL10];1);&quot;&quot;)">
            <text:p/>
          </table:table-cell>
          <table:table-cell table:style-name="ce119" table:content-validation-name="val1" table:formula="of:=IF(WEEKDAY([.BM10])=2;ORG.LIBREOFFICE.WEEKNUM_OOO([.BM10];1);&quot;&quot;)">
            <text:p/>
          </table:table-cell>
          <table:table-cell table:style-name="ce119" table:content-validation-name="val1" table:formula="of:=IF(WEEKDAY([.BN10])=2;ORG.LIBREOFFICE.WEEKNUM_OOO([.BN10];1);&quot;&quot;)">
            <text:p/>
          </table:table-cell>
          <table:table-cell table:style-name="ce119" table:content-validation-name="val1" table:formula="of:=IF(WEEKDAY([.BO10])=2;ORG.LIBREOFFICE.WEEKNUM_OOO([.BO10];1);&quot;&quot;)" office:value-type="float" office:value="46" calcext:value-type="float">
            <text:p>46</text:p>
          </table:table-cell>
          <table:table-cell table:style-name="ce119" table:content-validation-name="val1" table:formula="of:=IF(WEEKDAY([.BP10])=2;ORG.LIBREOFFICE.WEEKNUM_OOO([.BP10];1);&quot;&quot;)">
            <text:p/>
          </table:table-cell>
          <table:table-cell table:style-name="ce119" table:content-validation-name="val1" table:formula="of:=IF(WEEKDAY([.BQ10])=2;ORG.LIBREOFFICE.WEEKNUM_OOO([.BQ10];1);&quot;&quot;)">
            <text:p/>
          </table:table-cell>
          <table:table-cell table:style-name="ce119" table:content-validation-name="val1" table:formula="of:=IF(WEEKDAY([.BR10])=2;ORG.LIBREOFFICE.WEEKNUM_OOO([.BR10];1);&quot;&quot;)">
            <text:p/>
          </table:table-cell>
          <table:table-cell table:style-name="ce119" table:content-validation-name="val1" table:formula="of:=IF(WEEKDAY([.BS10])=2;ORG.LIBREOFFICE.WEEKNUM_OOO([.BS10];1);&quot;&quot;)">
            <text:p/>
          </table:table-cell>
          <table:table-cell table:style-name="ce119" table:content-validation-name="val1" table:formula="of:=IF(WEEKDAY([.BT10])=2;ORG.LIBREOFFICE.WEEKNUM_OOO([.BT10];1);&quot;&quot;)">
            <text:p/>
          </table:table-cell>
          <table:table-cell table:style-name="ce119" table:content-validation-name="val1" table:formula="of:=IF(WEEKDAY([.BU10])=2;ORG.LIBREOFFICE.WEEKNUM_OOO([.BU10];1);&quot;&quot;)">
            <text:p/>
          </table:table-cell>
          <table:table-cell table:style-name="ce119" table:content-validation-name="val1" table:formula="of:=IF(WEEKDAY([.BV10])=2;ORG.LIBREOFFICE.WEEKNUM_OOO([.BV10];1);&quot;&quot;)" office:value-type="float" office:value="47" calcext:value-type="float">
            <text:p>47</text:p>
          </table:table-cell>
          <table:table-cell table:style-name="ce119" table:content-validation-name="val1" table:formula="of:=IF(WEEKDAY([.BW10])=2;ORG.LIBREOFFICE.WEEKNUM_OOO([.BW10];1);&quot;&quot;)">
            <text:p/>
          </table:table-cell>
          <table:table-cell table:style-name="ce119" table:content-validation-name="val1" table:formula="of:=IF(WEEKDAY([.BX10])=2;ORG.LIBREOFFICE.WEEKNUM_OOO([.BX10];1);&quot;&quot;)">
            <text:p/>
          </table:table-cell>
          <table:table-cell table:style-name="ce119" table:content-validation-name="val1" table:formula="of:=IF(WEEKDAY([.BY10])=2;ORG.LIBREOFFICE.WEEKNUM_OOO([.BY10];1);&quot;&quot;)">
            <text:p/>
          </table:table-cell>
          <table:table-cell table:style-name="ce119" table:content-validation-name="val1" table:formula="of:=IF(WEEKDAY([.BZ10])=2;ORG.LIBREOFFICE.WEEKNUM_OOO([.BZ10];1);&quot;&quot;)">
            <text:p/>
          </table:table-cell>
          <table:table-cell table:style-name="ce119" table:content-validation-name="val1" table:formula="of:=IF(WEEKDAY([.CA10])=2;ORG.LIBREOFFICE.WEEKNUM_OOO([.CA10];1);&quot;&quot;)">
            <text:p/>
          </table:table-cell>
          <table:table-cell table:style-name="ce119" table:content-validation-name="val1" table:formula="of:=IF(WEEKDAY([.CB10])=2;ORG.LIBREOFFICE.WEEKNUM_OOO([.CB10];1);&quot;&quot;)">
            <text:p/>
          </table:table-cell>
          <table:table-cell table:style-name="ce119" table:content-validation-name="val1" table:formula="of:=IF(WEEKDAY([.CC10])=2;ORG.LIBREOFFICE.WEEKNUM_OOO([.CC10];1);&quot;&quot;)" office:value-type="float" office:value="48" calcext:value-type="float">
            <text:p>48</text:p>
          </table:table-cell>
          <table:table-cell table:style-name="ce119" table:content-validation-name="val1" table:formula="of:=IF(WEEKDAY([.CD10])=2;ORG.LIBREOFFICE.WEEKNUM_OOO([.CD10];1);&quot;&quot;)">
            <text:p/>
          </table:table-cell>
          <table:table-cell table:style-name="ce119" table:content-validation-name="val1" table:formula="of:=IF(WEEKDAY([.CE10])=2;ORG.LIBREOFFICE.WEEKNUM_OOO([.CE10];1);&quot;&quot;)">
            <text:p/>
          </table:table-cell>
          <table:table-cell table:style-name="ce119" table:content-validation-name="val1" table:formula="of:=IF(WEEKDAY([.CF10])=2;ORG.LIBREOFFICE.WEEKNUM_OOO([.CF10];1);&quot;&quot;)">
            <text:p/>
          </table:table-cell>
          <table:table-cell table:style-name="ce119" table:content-validation-name="val1" table:formula="of:=IF(WEEKDAY([.CG10])=2;ORG.LIBREOFFICE.WEEKNUM_OOO([.CG10];1);&quot;&quot;)">
            <text:p/>
          </table:table-cell>
          <table:table-cell table:style-name="ce119" table:content-validation-name="val1" table:formula="of:=IF(WEEKDAY([.CH10])=2;ORG.LIBREOFFICE.WEEKNUM_OOO([.CH10];1);&quot;&quot;)">
            <text:p/>
          </table:table-cell>
          <table:table-cell table:style-name="ce119" table:content-validation-name="val1" table:formula="of:=IF(WEEKDAY([.CI10])=2;ORG.LIBREOFFICE.WEEKNUM_OOO([.CI10];1);&quot;&quot;)">
            <text:p/>
          </table:table-cell>
          <table:table-cell table:style-name="ce119" table:content-validation-name="val1" table:formula="of:=IF(WEEKDAY([.CJ10])=2;ORG.LIBREOFFICE.WEEKNUM_OOO([.CJ10];1);&quot;&quot;)" office:value-type="float" office:value="49" calcext:value-type="float">
            <text:p>49</text:p>
          </table:table-cell>
          <table:table-cell table:style-name="ce119" table:content-validation-name="val1" table:formula="of:=IF(WEEKDAY([.CK10])=2;ORG.LIBREOFFICE.WEEKNUM_OOO([.CK10];1);&quot;&quot;)">
            <text:p/>
          </table:table-cell>
          <table:table-cell table:style-name="ce119" table:content-validation-name="val1" table:formula="of:=IF(WEEKDAY([.CL10])=2;ORG.LIBREOFFICE.WEEKNUM_OOO([.CL10];1);&quot;&quot;)">
            <text:p/>
          </table:table-cell>
          <table:table-cell table:style-name="ce119" table:content-validation-name="val1" table:formula="of:=IF(WEEKDAY([.CM10])=2;ORG.LIBREOFFICE.WEEKNUM_OOO([.CM10];1);&quot;&quot;)">
            <text:p/>
          </table:table-cell>
          <table:table-cell table:style-name="ce119" table:content-validation-name="val1" table:formula="of:=IF(WEEKDAY([.CN10])=2;ORG.LIBREOFFICE.WEEKNUM_OOO([.CN10];1);&quot;&quot;)">
            <text:p/>
          </table:table-cell>
          <table:table-cell table:style-name="ce119" table:content-validation-name="val1" table:formula="of:=IF(WEEKDAY([.CO10])=2;ORG.LIBREOFFICE.WEEKNUM_OOO([.CO10];1);&quot;&quot;)">
            <text:p/>
          </table:table-cell>
          <table:table-cell table:style-name="ce119" table:content-validation-name="val1" table:formula="of:=IF(WEEKDAY([.CP10])=2;ORG.LIBREOFFICE.WEEKNUM_OOO([.CP10];1);&quot;&quot;)">
            <text:p/>
          </table:table-cell>
          <table:table-cell table:style-name="ce119" table:content-validation-name="val1" table:formula="of:=IF(WEEKDAY([.CQ10])=2;ORG.LIBREOFFICE.WEEKNUM_OOO([.CQ10];1);&quot;&quot;)" office:value-type="float" office:value="50" calcext:value-type="float">
            <text:p>50</text:p>
          </table:table-cell>
          <table:table-cell table:style-name="ce119" table:content-validation-name="val1" table:formula="of:=IF(WEEKDAY([.CR10])=2;ORG.LIBREOFFICE.WEEKNUM_OOO([.CR10];1);&quot;&quot;)">
            <text:p/>
          </table:table-cell>
          <table:table-cell table:style-name="ce119" table:content-validation-name="val1" table:formula="of:=IF(WEEKDAY([.CS10])=2;ORG.LIBREOFFICE.WEEKNUM_OOO([.CS10];1);&quot;&quot;)">
            <text:p/>
          </table:table-cell>
          <table:table-cell table:style-name="ce119" table:content-validation-name="val1" table:formula="of:=IF(WEEKDAY([.CT10])=2;ORG.LIBREOFFICE.WEEKNUM_OOO([.CT10];1);&quot;&quot;)">
            <text:p/>
          </table:table-cell>
          <table:table-cell table:style-name="ce119" table:content-validation-name="val1" table:formula="of:=IF(WEEKDAY([.CU10])=2;ORG.LIBREOFFICE.WEEKNUM_OOO([.CU10];1);&quot;&quot;)">
            <text:p/>
          </table:table-cell>
          <table:table-cell table:style-name="ce119" table:content-validation-name="val1" table:formula="of:=IF(WEEKDAY([.CV10])=2;ORG.LIBREOFFICE.WEEKNUM_OOO([.CV10];1);&quot;&quot;)">
            <text:p/>
          </table:table-cell>
          <table:table-cell table:style-name="ce119" table:content-validation-name="val1" table:formula="of:=IF(WEEKDAY([.CW10])=2;ORG.LIBREOFFICE.WEEKNUM_OOO([.CW10];1);&quot;&quot;)">
            <text:p/>
          </table:table-cell>
          <table:table-cell table:style-name="ce119" table:content-validation-name="val1" table:formula="of:=IF(WEEKDAY([.CX10])=2;ORG.LIBREOFFICE.WEEKNUM_OOO([.CX10];1);&quot;&quot;)" office:value-type="float" office:value="51" calcext:value-type="float">
            <text:p>51</text:p>
          </table:table-cell>
          <table:table-cell table:style-name="ce119" table:content-validation-name="val1" table:formula="of:=IF(WEEKDAY([.CY10])=2;ORG.LIBREOFFICE.WEEKNUM_OOO([.CY10];1);&quot;&quot;)">
            <text:p/>
          </table:table-cell>
          <table:table-cell table:style-name="ce119" table:content-validation-name="val1" table:formula="of:=IF(WEEKDAY([.CZ10])=2;ORG.LIBREOFFICE.WEEKNUM_OOO([.CZ10];1);&quot;&quot;)">
            <text:p/>
          </table:table-cell>
          <table:table-cell table:style-name="ce119" table:content-validation-name="val1" table:formula="of:=IF(WEEKDAY([.DA10])=2;ORG.LIBREOFFICE.WEEKNUM_OOO([.DA10];1);&quot;&quot;)">
            <text:p/>
          </table:table-cell>
          <table:table-cell table:style-name="ce119" table:content-validation-name="val1" table:formula="of:=IF(WEEKDAY([.DB10])=2;ORG.LIBREOFFICE.WEEKNUM_OOO([.DB10];1);&quot;&quot;)">
            <text:p/>
          </table:table-cell>
          <table:table-cell table:style-name="ce119" table:content-validation-name="val1" table:formula="of:=IF(WEEKDAY([.DC10])=2;ORG.LIBREOFFICE.WEEKNUM_OOO([.DC10];1);&quot;&quot;)">
            <text:p/>
          </table:table-cell>
          <table:table-cell table:style-name="ce119" table:content-validation-name="val1" table:formula="of:=IF(WEEKDAY([.DD10])=2;ORG.LIBREOFFICE.WEEKNUM_OOO([.DD10];1);&quot;&quot;)">
            <text:p/>
          </table:table-cell>
          <table:table-cell table:style-name="ce119" table:content-validation-name="val1" table:formula="of:=IF(WEEKDAY([.DE10])=2;ORG.LIBREOFFICE.WEEKNUM_OOO([.DE10];1);&quot;&quot;)" office:value-type="float" office:value="52" calcext:value-type="float">
            <text:p>52</text:p>
          </table:table-cell>
          <table:table-cell table:style-name="ce119" table:content-validation-name="val1" table:formula="of:=IF(WEEKDAY([.DF10])=2;ORG.LIBREOFFICE.WEEKNUM_OOO([.DF10];1);&quot;&quot;)">
            <text:p/>
          </table:table-cell>
          <table:table-cell table:style-name="ce119" table:content-validation-name="val1" table:formula="of:=IF(WEEKDAY([.DG10])=2;ORG.LIBREOFFICE.WEEKNUM_OOO([.DG10];1);&quot;&quot;)">
            <text:p/>
          </table:table-cell>
          <table:table-cell table:style-name="ce119" table:content-validation-name="val1" table:formula="of:=IF(WEEKDAY([.DH10])=2;ORG.LIBREOFFICE.WEEKNUM_OOO([.DH10];1);&quot;&quot;)">
            <text:p/>
          </table:table-cell>
          <table:table-cell table:style-name="ce119" table:content-validation-name="val1" table:formula="of:=IF(WEEKDAY([.DI10])=2;ORG.LIBREOFFICE.WEEKNUM_OOO([.DI10];1);&quot;&quot;)">
            <text:p/>
          </table:table-cell>
          <table:table-cell table:style-name="ce119" table:content-validation-name="val1" table:formula="of:=IF(WEEKDAY([.DJ10])=2;ORG.LIBREOFFICE.WEEKNUM_OOO([.DJ10];1);&quot;&quot;)">
            <text:p/>
          </table:table-cell>
          <table:table-cell table:style-name="ce119" table:content-validation-name="val1" table:formula="of:=IF(WEEKDAY([.DK10])=2;ORG.LIBREOFFICE.WEEKNUM_OOO([.DK10];1);&quot;&quot;)">
            <text:p/>
          </table:table-cell>
          <table:table-cell table:style-name="ce119" table:content-validation-name="val1" table:formula="of:=IF(WEEKDAY([.DL10])=2;ORG.LIBREOFFICE.WEEKNUM_OOO([.DL10];1);&quot;&quot;)" office:value-type="float" office:value="1" calcext:value-type="float">
            <text:p>01</text:p>
          </table:table-cell>
          <table:table-cell table:style-name="ce119" table:content-validation-name="val1" table:formula="of:=IF(WEEKDAY([.DM10])=2;ORG.LIBREOFFICE.WEEKNUM_OOO([.DM10];1);&quot;&quot;)">
            <text:p/>
          </table:table-cell>
          <table:table-cell table:style-name="ce119" table:content-validation-name="val1" table:formula="of:=IF(WEEKDAY([.DN10])=2;ORG.LIBREOFFICE.WEEKNUM_OOO([.DN10];1);&quot;&quot;)">
            <text:p/>
          </table:table-cell>
          <table:table-cell table:style-name="ce119" table:content-validation-name="val1" table:formula="of:=IF(WEEKDAY([.DO10])=2;ORG.LIBREOFFICE.WEEKNUM_OOO([.DO10];1);&quot;&quot;)">
            <text:p/>
          </table:table-cell>
          <table:table-cell table:style-name="ce119" table:content-validation-name="val1" table:formula="of:=IF(WEEKDAY([.DP10])=2;ORG.LIBREOFFICE.WEEKNUM_OOO([.DP10];1);&quot;&quot;)">
            <text:p/>
          </table:table-cell>
          <table:table-cell table:style-name="ce119" table:content-validation-name="val1" table:formula="of:=IF(WEEKDAY([.DQ10])=2;ORG.LIBREOFFICE.WEEKNUM_OOO([.DQ10];1);&quot;&quot;)">
            <text:p/>
          </table:table-cell>
          <table:table-cell table:style-name="ce119" table:content-validation-name="val1" table:formula="of:=IF(WEEKDAY([.DR10])=2;ORG.LIBREOFFICE.WEEKNUM_OOO([.DR10];1);&quot;&quot;)">
            <text:p/>
          </table:table-cell>
          <table:table-cell table:style-name="ce119" table:content-validation-name="val1" table:formula="of:=IF(WEEKDAY([.DS10])=2;ORG.LIBREOFFICE.WEEKNUM_OOO([.DS10];1);&quot;&quot;)" office:value-type="float" office:value="2" calcext:value-type="float">
            <text:p>02</text:p>
          </table:table-cell>
          <table:table-cell table:style-name="ce119" table:content-validation-name="val1" table:formula="of:=IF(WEEKDAY([.DT10])=2;ORG.LIBREOFFICE.WEEKNUM_OOO([.DT10];1);&quot;&quot;)">
            <text:p/>
          </table:table-cell>
          <table:table-cell table:style-name="ce119" table:content-validation-name="val1" table:formula="of:=IF(WEEKDAY([.DU10])=2;ORG.LIBREOFFICE.WEEKNUM_OOO([.DU10];1);&quot;&quot;)">
            <text:p/>
          </table:table-cell>
          <table:table-cell table:style-name="ce119" table:content-validation-name="val1" table:formula="of:=IF(WEEKDAY([.DV10])=2;ORG.LIBREOFFICE.WEEKNUM_OOO([.DV10];1);&quot;&quot;)">
            <text:p/>
          </table:table-cell>
          <table:table-cell table:style-name="ce119" table:content-validation-name="val1" table:formula="of:=IF(WEEKDAY([.DW10])=2;ORG.LIBREOFFICE.WEEKNUM_OOO([.DW10];1);&quot;&quot;)">
            <text:p/>
          </table:table-cell>
          <table:table-cell table:style-name="ce119" table:content-validation-name="val1" table:formula="of:=IF(WEEKDAY([.DX10])=2;ORG.LIBREOFFICE.WEEKNUM_OOO([.DX10];1);&quot;&quot;)">
            <text:p/>
          </table:table-cell>
          <table:table-cell table:style-name="ce119" table:content-validation-name="val1" table:formula="of:=IF(WEEKDAY([.DY10])=2;ORG.LIBREOFFICE.WEEKNUM_OOO([.DY10];1);&quot;&quot;)">
            <text:p/>
          </table:table-cell>
          <table:table-cell table:style-name="ce119" table:content-validation-name="val1" table:formula="of:=IF(WEEKDAY([.DZ10])=2;ORG.LIBREOFFICE.WEEKNUM_OOO([.DZ10];1);&quot;&quot;)" office:value-type="float" office:value="3" calcext:value-type="float">
            <text:p>03</text:p>
          </table:table-cell>
          <table:table-cell table:style-name="ce119" table:content-validation-name="val1" table:formula="of:=IF(WEEKDAY([.EA10])=2;ORG.LIBREOFFICE.WEEKNUM_OOO([.EA10];1);&quot;&quot;)">
            <text:p/>
          </table:table-cell>
          <table:table-cell table:style-name="ce119" table:content-validation-name="val1" table:formula="of:=IF(WEEKDAY([.EB10])=2;ORG.LIBREOFFICE.WEEKNUM_OOO([.EB10];1);&quot;&quot;)">
            <text:p/>
          </table:table-cell>
          <table:table-cell table:style-name="ce119" table:content-validation-name="val1" table:formula="of:=IF(WEEKDAY([.EC10])=2;ORG.LIBREOFFICE.WEEKNUM_OOO([.EC10];1);&quot;&quot;)">
            <text:p/>
          </table:table-cell>
          <table:table-cell table:style-name="ce119" table:content-validation-name="val1" table:formula="of:=IF(WEEKDAY([.ED10])=2;ORG.LIBREOFFICE.WEEKNUM_OOO([.ED10];1);&quot;&quot;)">
            <text:p/>
          </table:table-cell>
          <table:table-cell table:style-name="ce119" table:content-validation-name="val1" table:formula="of:=IF(WEEKDAY([.EE10])=2;ORG.LIBREOFFICE.WEEKNUM_OOO([.EE10];1);&quot;&quot;)">
            <text:p/>
          </table:table-cell>
          <table:table-cell table:style-name="ce119" table:content-validation-name="val1" table:formula="of:=IF(WEEKDAY([.EF10])=2;ORG.LIBREOFFICE.WEEKNUM_OOO([.EF10];1);&quot;&quot;)">
            <text:p/>
          </table:table-cell>
          <table:table-cell table:style-name="ce119" table:content-validation-name="val1" table:formula="of:=IF(WEEKDAY([.EG10])=2;ORG.LIBREOFFICE.WEEKNUM_OOO([.EG10];1);&quot;&quot;)" office:value-type="float" office:value="4" calcext:value-type="float">
            <text:p>04</text:p>
          </table:table-cell>
          <table:table-cell table:style-name="ce119" table:content-validation-name="val1" table:formula="of:=IF(WEEKDAY([.EH10])=2;ORG.LIBREOFFICE.WEEKNUM_OOO([.EH10];1);&quot;&quot;)">
            <text:p/>
          </table:table-cell>
          <table:table-cell table:style-name="ce119" table:content-validation-name="val1" table:formula="of:=IF(WEEKDAY([.EI10])=2;ORG.LIBREOFFICE.WEEKNUM_OOO([.EI10];1);&quot;&quot;)">
            <text:p/>
          </table:table-cell>
          <table:table-cell table:style-name="ce119" table:content-validation-name="val1" table:formula="of:=IF(WEEKDAY([.EJ10])=2;ORG.LIBREOFFICE.WEEKNUM_OOO([.EJ10];1);&quot;&quot;)">
            <text:p/>
          </table:table-cell>
          <table:table-cell table:style-name="ce119" table:content-validation-name="val1" table:formula="of:=IF(WEEKDAY([.EK10])=2;ORG.LIBREOFFICE.WEEKNUM_OOO([.EK10];1);&quot;&quot;)">
            <text:p/>
          </table:table-cell>
          <table:table-cell table:style-name="ce119" table:content-validation-name="val1" table:formula="of:=IF(WEEKDAY([.EL10])=2;ORG.LIBREOFFICE.WEEKNUM_OOO([.EL10];1);&quot;&quot;)">
            <text:p/>
          </table:table-cell>
          <table:table-cell table:style-name="ce119" table:content-validation-name="val1" table:formula="of:=IF(WEEKDAY([.EM10])=2;ORG.LIBREOFFICE.WEEKNUM_OOO([.EM10];1);&quot;&quot;)">
            <text:p/>
          </table:table-cell>
          <table:table-cell table:style-name="ce119" table:content-validation-name="val1" table:formula="of:=IF(WEEKDAY([.EN10])=2;ORG.LIBREOFFICE.WEEKNUM_OOO([.EN10];1);&quot;&quot;)" office:value-type="float" office:value="5" calcext:value-type="float">
            <text:p>05</text:p>
          </table:table-cell>
          <table:table-cell table:style-name="ce119" table:content-validation-name="val1" table:formula="of:=IF(WEEKDAY([.EO10])=2;ORG.LIBREOFFICE.WEEKNUM_OOO([.EO10];1);&quot;&quot;)">
            <text:p/>
          </table:table-cell>
          <table:table-cell table:style-name="ce119" table:content-validation-name="val1" table:formula="of:=IF(WEEKDAY([.EP10])=2;ORG.LIBREOFFICE.WEEKNUM_OOO([.EP10];1);&quot;&quot;)">
            <text:p/>
          </table:table-cell>
          <table:table-cell table:style-name="ce119" table:content-validation-name="val1" table:formula="of:=IF(WEEKDAY([.EQ10])=2;ORG.LIBREOFFICE.WEEKNUM_OOO([.EQ10];1);&quot;&quot;)">
            <text:p/>
          </table:table-cell>
          <table:table-cell table:style-name="ce119" table:content-validation-name="val1" table:formula="of:=IF(WEEKDAY([.ER10])=2;ORG.LIBREOFFICE.WEEKNUM_OOO([.ER10];1);&quot;&quot;)">
            <text:p/>
          </table:table-cell>
          <table:table-cell table:style-name="ce119" table:content-validation-name="val1" table:formula="of:=IF(WEEKDAY([.ES10])=2;ORG.LIBREOFFICE.WEEKNUM_OOO([.ES10];1);&quot;&quot;)">
            <text:p/>
          </table:table-cell>
          <table:table-cell table:style-name="ce119" table:content-validation-name="val1" table:formula="of:=IF(WEEKDAY([.ET10])=2;ORG.LIBREOFFICE.WEEKNUM_OOO([.ET10];1);&quot;&quot;)">
            <text:p/>
          </table:table-cell>
          <table:table-cell table:style-name="ce119" table:content-validation-name="val1" table:formula="of:=IF(WEEKDAY([.EU10])=2;ORG.LIBREOFFICE.WEEKNUM_OOO([.EU10];1);&quot;&quot;)" office:value-type="float" office:value="6" calcext:value-type="float">
            <text:p>06</text:p>
          </table:table-cell>
          <table:table-cell table:style-name="ce119" table:content-validation-name="val1" table:formula="of:=IF(WEEKDAY([.EV10])=2;ORG.LIBREOFFICE.WEEKNUM_OOO([.EV10];1);&quot;&quot;)">
            <text:p/>
          </table:table-cell>
          <table:table-cell table:style-name="ce119" table:content-validation-name="val1" table:formula="of:=IF(WEEKDAY([.EW10])=2;ORG.LIBREOFFICE.WEEKNUM_OOO([.EW10];1);&quot;&quot;)">
            <text:p/>
          </table:table-cell>
          <table:table-cell table:style-name="ce119" table:content-validation-name="val1" table:formula="of:=IF(WEEKDAY([.EX10])=2;ORG.LIBREOFFICE.WEEKNUM_OOO([.EX10];1);&quot;&quot;)">
            <text:p/>
          </table:table-cell>
          <table:table-cell table:style-name="ce119" table:content-validation-name="val1" table:formula="of:=IF(WEEKDAY([.EY10])=2;ORG.LIBREOFFICE.WEEKNUM_OOO([.EY10];1);&quot;&quot;)">
            <text:p/>
          </table:table-cell>
          <table:table-cell table:style-name="ce119" table:content-validation-name="val1" table:formula="of:=IF(WEEKDAY([.EZ10])=2;ORG.LIBREOFFICE.WEEKNUM_OOO([.EZ10];1);&quot;&quot;)">
            <text:p/>
          </table:table-cell>
          <table:table-cell table:style-name="ce119" table:content-validation-name="val1" table:formula="of:=IF(WEEKDAY([.FA10])=2;ORG.LIBREOFFICE.WEEKNUM_OOO([.FA10];1);&quot;&quot;)">
            <text:p/>
          </table:table-cell>
          <table:table-cell table:style-name="ce119" table:content-validation-name="val1" table:formula="of:=IF(WEEKDAY([.FB10])=2;ORG.LIBREOFFICE.WEEKNUM_OOO([.FB10];1);&quot;&quot;)" office:value-type="float" office:value="7" calcext:value-type="float">
            <text:p>07</text:p>
          </table:table-cell>
          <table:table-cell table:style-name="ce119" table:content-validation-name="val1" table:formula="of:=IF(WEEKDAY([.FC10])=2;ORG.LIBREOFFICE.WEEKNUM_OOO([.FC10];1);&quot;&quot;)">
            <text:p/>
          </table:table-cell>
          <table:table-cell table:style-name="ce119" table:content-validation-name="val1" table:formula="of:=IF(WEEKDAY([.FD10])=2;ORG.LIBREOFFICE.WEEKNUM_OOO([.FD10];1);&quot;&quot;)">
            <text:p/>
          </table:table-cell>
          <table:table-cell table:style-name="ce119" table:content-validation-name="val1" table:formula="of:=IF(WEEKDAY([.FE10])=2;ORG.LIBREOFFICE.WEEKNUM_OOO([.FE10];1);&quot;&quot;)">
            <text:p/>
          </table:table-cell>
          <table:table-cell table:style-name="ce119" table:content-validation-name="val1" table:formula="of:=IF(WEEKDAY([.FF10])=2;ORG.LIBREOFFICE.WEEKNUM_OOO([.FF10];1);&quot;&quot;)">
            <text:p/>
          </table:table-cell>
          <table:table-cell table:style-name="ce119" table:content-validation-name="val1" table:formula="of:=IF(WEEKDAY([.FG10])=2;ORG.LIBREOFFICE.WEEKNUM_OOO([.FG10];1);&quot;&quot;)">
            <text:p/>
          </table:table-cell>
          <table:table-cell table:style-name="ce119" table:content-validation-name="val1" table:formula="of:=IF(WEEKDAY([.FH10])=2;ORG.LIBREOFFICE.WEEKNUM_OOO([.FH10];1);&quot;&quot;)">
            <text:p/>
          </table:table-cell>
          <table:table-cell table:style-name="ce119" table:content-validation-name="val1" table:formula="of:=IF(WEEKDAY([.FI10])=2;ORG.LIBREOFFICE.WEEKNUM_OOO([.FI10];1);&quot;&quot;)" office:value-type="float" office:value="8" calcext:value-type="float">
            <text:p>08</text:p>
          </table:table-cell>
          <table:table-cell table:style-name="ce119" table:content-validation-name="val1" table:formula="of:=IF(WEEKDAY([.FJ10])=2;ORG.LIBREOFFICE.WEEKNUM_OOO([.FJ10];1);&quot;&quot;)">
            <text:p/>
          </table:table-cell>
          <table:table-cell table:style-name="ce119" table:content-validation-name="val1" table:formula="of:=IF(WEEKDAY([.FK10])=2;ORG.LIBREOFFICE.WEEKNUM_OOO([.FK10];1);&quot;&quot;)">
            <text:p/>
          </table:table-cell>
          <table:table-cell table:style-name="ce119" table:content-validation-name="val1" table:formula="of:=IF(WEEKDAY([.FL10])=2;ORG.LIBREOFFICE.WEEKNUM_OOO([.FL10];1);&quot;&quot;)">
            <text:p/>
          </table:table-cell>
          <table:table-cell table:style-name="ce119" table:content-validation-name="val1" table:formula="of:=IF(WEEKDAY([.FM10])=2;ORG.LIBREOFFICE.WEEKNUM_OOO([.FM10];1);&quot;&quot;)">
            <text:p/>
          </table:table-cell>
          <table:table-cell table:style-name="ce119" table:content-validation-name="val1" table:formula="of:=IF(WEEKDAY([.FN10])=2;ORG.LIBREOFFICE.WEEKNUM_OOO([.FN10];1);&quot;&quot;)">
            <text:p/>
          </table:table-cell>
          <table:table-cell table:style-name="ce119" table:content-validation-name="val1" table:formula="of:=IF(WEEKDAY([.FO10])=2;ORG.LIBREOFFICE.WEEKNUM_OOO([.FO10];1);&quot;&quot;)">
            <text:p/>
          </table:table-cell>
          <table:table-cell table:style-name="ce119" table:content-validation-name="val1" table:formula="of:=IF(WEEKDAY([.FP10])=2;ORG.LIBREOFFICE.WEEKNUM_OOO([.FP10];1);&quot;&quot;)" office:value-type="float" office:value="9" calcext:value-type="float">
            <text:p>09</text:p>
          </table:table-cell>
          <table:table-cell table:style-name="ce119" table:content-validation-name="val1" table:formula="of:=IF(WEEKDAY([.FQ10])=2;ORG.LIBREOFFICE.WEEKNUM_OOO([.FQ10];1);&quot;&quot;)">
            <text:p/>
          </table:table-cell>
          <table:table-cell table:style-name="ce119" table:content-validation-name="val1" table:formula="of:=IF(WEEKDAY([.FR10])=2;ORG.LIBREOFFICE.WEEKNUM_OOO([.FR10];1);&quot;&quot;)">
            <text:p/>
          </table:table-cell>
          <table:table-cell table:style-name="ce119" table:content-validation-name="val1" table:formula="of:=IF(WEEKDAY([.FS10])=2;ORG.LIBREOFFICE.WEEKNUM_OOO([.FS10];1);&quot;&quot;)">
            <text:p/>
          </table:table-cell>
          <table:table-cell table:style-name="ce119" table:content-validation-name="val1" table:formula="of:=IF(WEEKDAY([.FT10])=2;ORG.LIBREOFFICE.WEEKNUM_OOO([.FT10];1);&quot;&quot;)">
            <text:p/>
          </table:table-cell>
          <table:table-cell table:style-name="ce119" table:content-validation-name="val1" table:formula="of:=IF(WEEKDAY([.FU10])=2;ORG.LIBREOFFICE.WEEKNUM_OOO([.FU10];1);&quot;&quot;)">
            <text:p/>
          </table:table-cell>
          <table:table-cell table:style-name="ce119" table:content-validation-name="val1" table:formula="of:=IF(WEEKDAY([.FV10])=2;ORG.LIBREOFFICE.WEEKNUM_OOO([.FV10];1);&quot;&quot;)">
            <text:p/>
          </table:table-cell>
          <table:table-cell table:style-name="ce119" table:content-validation-name="val1" table:formula="of:=IF(WEEKDAY([.FW10])=2;ORG.LIBREOFFICE.WEEKNUM_OOO([.FW10];1);&quot;&quot;)" office:value-type="float" office:value="10" calcext:value-type="float">
            <text:p>10</text:p>
          </table:table-cell>
          <table:table-cell table:style-name="ce119" table:content-validation-name="val1" table:formula="of:=IF(WEEKDAY([.FX10])=2;ORG.LIBREOFFICE.WEEKNUM_OOO([.FX10];1);&quot;&quot;)">
            <text:p/>
          </table:table-cell>
          <table:table-cell table:style-name="ce119" table:content-validation-name="val1" table:formula="of:=IF(WEEKDAY([.FY10])=2;ORG.LIBREOFFICE.WEEKNUM_OOO([.FY10];1);&quot;&quot;)">
            <text:p/>
          </table:table-cell>
          <table:table-cell table:style-name="ce119" table:content-validation-name="val1" table:formula="of:=IF(WEEKDAY([.FZ10])=2;ORG.LIBREOFFICE.WEEKNUM_OOO([.FZ10];1);&quot;&quot;)">
            <text:p/>
          </table:table-cell>
          <table:table-cell table:style-name="ce119" table:content-validation-name="val1" table:formula="of:=IF(WEEKDAY([.GA10])=2;ORG.LIBREOFFICE.WEEKNUM_OOO([.GA10];1);&quot;&quot;)">
            <text:p/>
          </table:table-cell>
          <table:table-cell table:style-name="ce119" table:content-validation-name="val1" table:formula="of:=IF(WEEKDAY([.GB10])=2;ORG.LIBREOFFICE.WEEKNUM_OOO([.GB10];1);&quot;&quot;)">
            <text:p/>
          </table:table-cell>
          <table:table-cell table:style-name="ce119" table:content-validation-name="val1" table:formula="of:=IF(WEEKDAY([.GC10])=2;ORG.LIBREOFFICE.WEEKNUM_OOO([.GC10];1);&quot;&quot;)">
            <text:p/>
          </table:table-cell>
          <table:table-cell table:style-name="ce119" table:content-validation-name="val1" table:formula="of:=IF(WEEKDAY([.GD10])=2;ORG.LIBREOFFICE.WEEKNUM_OOO([.GD10];1);&quot;&quot;)" office:value-type="float" office:value="11" calcext:value-type="float">
            <text:p>11</text:p>
          </table:table-cell>
          <table:table-cell table:style-name="ce119" table:content-validation-name="val1" table:formula="of:=IF(WEEKDAY([.GE10])=2;ORG.LIBREOFFICE.WEEKNUM_OOO([.GE10];1);&quot;&quot;)">
            <text:p/>
          </table:table-cell>
          <table:table-cell table:style-name="ce119" table:content-validation-name="val1" table:formula="of:=IF(WEEKDAY([.GF10])=2;ORG.LIBREOFFICE.WEEKNUM_OOO([.GF10];1);&quot;&quot;)">
            <text:p/>
          </table:table-cell>
          <table:table-cell table:style-name="ce119" table:content-validation-name="val1" table:formula="of:=IF(WEEKDAY([.GG10])=2;ORG.LIBREOFFICE.WEEKNUM_OOO([.GG10];1);&quot;&quot;)">
            <text:p/>
          </table:table-cell>
          <table:table-cell table:style-name="ce119" table:content-validation-name="val1" table:formula="of:=IF(WEEKDAY([.GH10])=2;ORG.LIBREOFFICE.WEEKNUM_OOO([.GH10];1);&quot;&quot;)">
            <text:p/>
          </table:table-cell>
          <table:table-cell table:style-name="ce119" table:content-validation-name="val1" table:formula="of:=IF(WEEKDAY([.GI10])=2;ORG.LIBREOFFICE.WEEKNUM_OOO([.GI10];1);&quot;&quot;)">
            <text:p/>
          </table:table-cell>
          <table:table-cell table:style-name="ce2" table:content-validation-name="val1" table:number-columns-repeated="833"/>
        </table:table-row>
        <table:table-row table:style-name="ro6">
          <table:table-cell table:style-name="ce3" table:content-validation-name="val1" office:value-type="string" calcext:value-type="string">
            <text:p>WBS</text:p>
          </table:table-cell>
          <table:table-cell table:style-name="ce3" table:content-validation-name="val1" office:value-type="string" calcext:value-type="string">
            <text:p>Nom de la tâche</text:p>
          </table:table-cell>
          <table:table-cell table:style-name="ce3" table:content-validation-name="val1" office:value-type="string" calcext:value-type="string">
            <text:p>Ressources</text:p>
          </table:table-cell>
          <table:table-cell table:style-name="ce42" table:content-validation-name="val1" office:value-type="string" calcext:value-type="string">
            <text:p>Début</text:p>
          </table:table-cell>
          <table:table-cell table:style-name="ce56" table:content-validation-name="val1" office:value-type="string" calcext:value-type="string">
            <text:p>Durée</text:p>
          </table:table-cell>
          <table:table-cell table:style-name="ce42" table:content-validation-name="val1" office:value-type="string" calcext:value-type="string">
            <text:p>Fin</text:p>
          </table:table-cell>
          <table:table-cell table:style-name="ce81" table:content-validation-name="val1" office:value-type="string" calcext:value-type="string">
            <text:p>% Complete</text:p>
          </table:table-cell>
          <table:table-cell table:style-name="ce98" table:content-validation-name="val1" office:value-type="string" calcext:value-type="string">
            <text:p>Jours</text:p>
          </table:table-cell>
          <table:table-cell table:style-name="ce106" table:content-validation-name="val1" office:value-type="string" calcext:value-type="string">
            <text:p>Jours réalisés</text:p>
          </table:table-cell>
          <table:table-cell table:style-name="ce113" table:content-validation-name="val1" office:value-type="string" calcext:value-type="string">
            <text:p>Jours restants</text:p>
          </table:table-cell>
          <table:table-cell table:style-name="ce120" table:content-validation-name="val1" table:formula="of:=[.K10]" office:value-type="date" office:date-value="2018-09-17" calcext:value-type="date">
            <text:p>sept.-18</text:p>
          </table:table-cell>
          <table:table-cell table:style-name="ce120" table:content-validation-name="val1" table:formula="of:=IF(DAY([.L10])=1;[.L10];&quot;&quot;)">
            <text:p/>
          </table:table-cell>
          <table:table-cell table:style-name="ce120" table:content-validation-name="val1" table:formula="of:=IF(DAY([.M10])=1;[.M10];&quot;&quot;)">
            <text:p/>
          </table:table-cell>
          <table:table-cell table:style-name="ce120" table:content-validation-name="val1" table:formula="of:=IF(DAY([.N10])=1;[.N10];&quot;&quot;)">
            <text:p/>
          </table:table-cell>
          <table:table-cell table:style-name="ce120" table:content-validation-name="val1" table:formula="of:=IF(DAY([.O10])=1;[.O10];&quot;&quot;)">
            <text:p/>
          </table:table-cell>
          <table:table-cell table:style-name="ce120" table:content-validation-name="val1" table:formula="of:=IF(DAY([.P10])=1;[.P10];&quot;&quot;)">
            <text:p/>
          </table:table-cell>
          <table:table-cell table:style-name="ce120" table:content-validation-name="val1" table:formula="of:=IF(DAY([.Q10])=1;[.Q10];&quot;&quot;)">
            <text:p/>
          </table:table-cell>
          <table:table-cell table:style-name="ce120" table:content-validation-name="val1" table:formula="of:=IF(DAY([.R10])=1;[.R10];&quot;&quot;)">
            <text:p/>
          </table:table-cell>
          <table:table-cell table:style-name="ce120" table:content-validation-name="val1" table:formula="of:=IF(DAY([.S10])=1;[.S10];&quot;&quot;)">
            <text:p/>
          </table:table-cell>
          <table:table-cell table:style-name="ce120" table:content-validation-name="val1" table:formula="of:=IF(DAY([.T10])=1;[.T10];&quot;&quot;)">
            <text:p/>
          </table:table-cell>
          <table:table-cell table:style-name="ce120" table:content-validation-name="val1" table:formula="of:=IF(DAY([.U10])=1;[.U10];&quot;&quot;)">
            <text:p/>
          </table:table-cell>
          <table:table-cell table:style-name="ce120" table:content-validation-name="val1" table:formula="of:=IF(DAY([.V10])=1;[.V10];&quot;&quot;)">
            <text:p/>
          </table:table-cell>
          <table:table-cell table:style-name="ce120" table:content-validation-name="val1" table:formula="of:=IF(DAY([.W10])=1;[.W10];&quot;&quot;)">
            <text:p/>
          </table:table-cell>
          <table:table-cell table:style-name="ce120" table:content-validation-name="val1" table:formula="of:=IF(DAY([.X10])=1;[.X10];&quot;&quot;)">
            <text:p/>
          </table:table-cell>
          <table:table-cell table:style-name="ce120" table:content-validation-name="val1" table:formula="of:=IF(DAY([.Y10])=1;[.Y10];&quot;&quot;)" office:value-type="date" office:date-value="2018-10-01" calcext:value-type="date">
            <text:p>oct.-18</text:p>
          </table:table-cell>
          <table:table-cell table:style-name="ce120" table:content-validation-name="val1" table:formula="of:=IF(DAY([.Z10])=1;[.Z10];&quot;&quot;)">
            <text:p/>
          </table:table-cell>
          <table:table-cell table:style-name="ce120" table:content-validation-name="val1" table:formula="of:=IF(DAY([.AA10])=1;[.AA10];&quot;&quot;)">
            <text:p/>
          </table:table-cell>
          <table:table-cell table:style-name="ce120" table:content-validation-name="val1" table:formula="of:=IF(DAY([.AB10])=1;[.AB10];&quot;&quot;)">
            <text:p/>
          </table:table-cell>
          <table:table-cell table:style-name="ce120" table:content-validation-name="val1" table:formula="of:=IF(DAY([.AC10])=1;[.AC10];&quot;&quot;)">
            <text:p/>
          </table:table-cell>
          <table:table-cell table:style-name="ce120" table:content-validation-name="val1" table:formula="of:=IF(DAY([.AD10])=1;[.AD10];&quot;&quot;)">
            <text:p/>
          </table:table-cell>
          <table:table-cell table:style-name="ce120" table:content-validation-name="val1" table:formula="of:=IF(DAY([.AE10])=1;[.AE10];&quot;&quot;)">
            <text:p/>
          </table:table-cell>
          <table:table-cell table:style-name="ce120" table:content-validation-name="val1" table:formula="of:=IF(DAY([.AF10])=1;[.AF10];&quot;&quot;)">
            <text:p/>
          </table:table-cell>
          <table:table-cell table:style-name="ce120" table:content-validation-name="val1" table:formula="of:=IF(DAY([.AG10])=1;[.AG10];&quot;&quot;)">
            <text:p/>
          </table:table-cell>
          <table:table-cell table:style-name="ce120" table:content-validation-name="val1" table:formula="of:=IF(DAY([.AH10])=1;[.AH10];&quot;&quot;)">
            <text:p/>
          </table:table-cell>
          <table:table-cell table:style-name="ce120" table:content-validation-name="val1" table:formula="of:=IF(DAY([.AI10])=1;[.AI10];&quot;&quot;)">
            <text:p/>
          </table:table-cell>
          <table:table-cell table:style-name="ce120" table:content-validation-name="val1" table:formula="of:=IF(DAY([.AJ10])=1;[.AJ10];&quot;&quot;)">
            <text:p/>
          </table:table-cell>
          <table:table-cell table:style-name="ce120" table:content-validation-name="val1" table:formula="of:=IF(DAY([.AK10])=1;[.AK10];&quot;&quot;)">
            <text:p/>
          </table:table-cell>
          <table:table-cell table:style-name="ce120" table:content-validation-name="val1" table:formula="of:=IF(DAY([.AL10])=1;[.AL10];&quot;&quot;)">
            <text:p/>
          </table:table-cell>
          <table:table-cell table:style-name="ce120" table:content-validation-name="val1" table:formula="of:=IF(DAY([.AM10])=1;[.AM10];&quot;&quot;)">
            <text:p/>
          </table:table-cell>
          <table:table-cell table:style-name="ce120" table:content-validation-name="val1" table:formula="of:=IF(DAY([.AN10])=1;[.AN10];&quot;&quot;)">
            <text:p/>
          </table:table-cell>
          <table:table-cell table:style-name="ce120" table:content-validation-name="val1" table:formula="of:=IF(DAY([.AO10])=1;[.AO10];&quot;&quot;)">
            <text:p/>
          </table:table-cell>
          <table:table-cell table:style-name="ce120" table:content-validation-name="val1" table:formula="of:=IF(DAY([.AP10])=1;[.AP10];&quot;&quot;)">
            <text:p/>
          </table:table-cell>
          <table:table-cell table:style-name="ce120" table:content-validation-name="val1" table:formula="of:=IF(DAY([.AQ10])=1;[.AQ10];&quot;&quot;)">
            <text:p/>
          </table:table-cell>
          <table:table-cell table:style-name="ce120" table:content-validation-name="val1" table:formula="of:=IF(DAY([.AR10])=1;[.AR10];&quot;&quot;)">
            <text:p/>
          </table:table-cell>
          <table:table-cell table:style-name="ce120" table:content-validation-name="val1" table:formula="of:=IF(DAY([.AS10])=1;[.AS10];&quot;&quot;)">
            <text:p/>
          </table:table-cell>
          <table:table-cell table:style-name="ce120" table:content-validation-name="val1" table:formula="of:=IF(DAY([.AT10])=1;[.AT10];&quot;&quot;)">
            <text:p/>
          </table:table-cell>
          <table:table-cell table:style-name="ce120" table:content-validation-name="val1" table:formula="of:=IF(DAY([.AU10])=1;[.AU10];&quot;&quot;)">
            <text:p/>
          </table:table-cell>
          <table:table-cell table:style-name="ce120" table:content-validation-name="val1" table:formula="of:=IF(DAY([.AV10])=1;[.AV10];&quot;&quot;)">
            <text:p/>
          </table:table-cell>
          <table:table-cell table:style-name="ce120" table:content-validation-name="val1" table:formula="of:=IF(DAY([.AW10])=1;[.AW10];&quot;&quot;)">
            <text:p/>
          </table:table-cell>
          <table:table-cell table:style-name="ce120" table:content-validation-name="val1" table:formula="of:=IF(DAY([.AX10])=1;[.AX10];&quot;&quot;)">
            <text:p/>
          </table:table-cell>
          <table:table-cell table:style-name="ce120" table:content-validation-name="val1" table:formula="of:=IF(DAY([.AY10])=1;[.AY10];&quot;&quot;)">
            <text:p/>
          </table:table-cell>
          <table:table-cell table:style-name="ce120" table:content-validation-name="val1" table:formula="of:=IF(DAY([.AZ10])=1;[.AZ10];&quot;&quot;)">
            <text:p/>
          </table:table-cell>
          <table:table-cell table:style-name="ce120" table:content-validation-name="val1" table:formula="of:=IF(DAY([.BA10])=1;[.BA10];&quot;&quot;)">
            <text:p/>
          </table:table-cell>
          <table:table-cell table:style-name="ce120" table:content-validation-name="val1" table:formula="of:=IF(DAY([.BB10])=1;[.BB10];&quot;&quot;)">
            <text:p/>
          </table:table-cell>
          <table:table-cell table:style-name="ce120" table:content-validation-name="val1" table:formula="of:=IF(DAY([.BC10])=1;[.BC10];&quot;&quot;)">
            <text:p/>
          </table:table-cell>
          <table:table-cell table:style-name="ce120" table:content-validation-name="val1" table:formula="of:=IF(DAY([.BD10])=1;[.BD10];&quot;&quot;)" office:value-type="date" office:date-value="2018-11-01" calcext:value-type="date">
            <text:p>nov.-18</text:p>
          </table:table-cell>
          <table:table-cell table:style-name="ce120" table:content-validation-name="val1" table:formula="of:=IF(DAY([.BE10])=1;[.BE10];&quot;&quot;)">
            <text:p/>
          </table:table-cell>
          <table:table-cell table:style-name="ce120" table:content-validation-name="val1" table:formula="of:=IF(DAY([.BF10])=1;[.BF10];&quot;&quot;)">
            <text:p/>
          </table:table-cell>
          <table:table-cell table:style-name="ce120" table:content-validation-name="val1" table:formula="of:=IF(DAY([.BG10])=1;[.BG10];&quot;&quot;)">
            <text:p/>
          </table:table-cell>
          <table:table-cell table:style-name="ce120" table:content-validation-name="val1" table:formula="of:=IF(DAY([.BH10])=1;[.BH10];&quot;&quot;)">
            <text:p/>
          </table:table-cell>
          <table:table-cell table:style-name="ce120" table:content-validation-name="val1" table:formula="of:=IF(DAY([.BI10])=1;[.BI10];&quot;&quot;)">
            <text:p/>
          </table:table-cell>
          <table:table-cell table:style-name="ce120" table:content-validation-name="val1" table:formula="of:=IF(DAY([.BJ10])=1;[.BJ10];&quot;&quot;)">
            <text:p/>
          </table:table-cell>
          <table:table-cell table:style-name="ce120" table:content-validation-name="val1" table:formula="of:=IF(DAY([.BK10])=1;[.BK10];&quot;&quot;)">
            <text:p/>
          </table:table-cell>
          <table:table-cell table:style-name="ce120" table:content-validation-name="val1" table:formula="of:=IF(DAY([.BL10])=1;[.BL10];&quot;&quot;)">
            <text:p/>
          </table:table-cell>
          <table:table-cell table:style-name="ce120" table:content-validation-name="val1" table:formula="of:=IF(DAY([.BM10])=1;[.BM10];&quot;&quot;)">
            <text:p/>
          </table:table-cell>
          <table:table-cell table:style-name="ce120" table:content-validation-name="val1" table:formula="of:=IF(DAY([.BN10])=1;[.BN10];&quot;&quot;)">
            <text:p/>
          </table:table-cell>
          <table:table-cell table:style-name="ce120" table:content-validation-name="val1" table:formula="of:=IF(DAY([.BO10])=1;[.BO10];&quot;&quot;)">
            <text:p/>
          </table:table-cell>
          <table:table-cell table:style-name="ce120" table:content-validation-name="val1" table:formula="of:=IF(DAY([.BP10])=1;[.BP10];&quot;&quot;)">
            <text:p/>
          </table:table-cell>
          <table:table-cell table:style-name="ce120" table:content-validation-name="val1" table:formula="of:=IF(DAY([.BQ10])=1;[.BQ10];&quot;&quot;)">
            <text:p/>
          </table:table-cell>
          <table:table-cell table:style-name="ce120" table:content-validation-name="val1" table:formula="of:=IF(DAY([.BR10])=1;[.BR10];&quot;&quot;)">
            <text:p/>
          </table:table-cell>
          <table:table-cell table:style-name="ce120" table:content-validation-name="val1" table:formula="of:=IF(DAY([.BS10])=1;[.BS10];&quot;&quot;)">
            <text:p/>
          </table:table-cell>
          <table:table-cell table:style-name="ce120" table:content-validation-name="val1" table:formula="of:=IF(DAY([.BT10])=1;[.BT10];&quot;&quot;)">
            <text:p/>
          </table:table-cell>
          <table:table-cell table:style-name="ce120" table:content-validation-name="val1" table:formula="of:=IF(DAY([.BU10])=1;[.BU10];&quot;&quot;)">
            <text:p/>
          </table:table-cell>
          <table:table-cell table:style-name="ce120" table:content-validation-name="val1" table:formula="of:=IF(DAY([.BV10])=1;[.BV10];&quot;&quot;)">
            <text:p/>
          </table:table-cell>
          <table:table-cell table:style-name="ce120" table:content-validation-name="val1" table:formula="of:=IF(DAY([.BW10])=1;[.BW10];&quot;&quot;)">
            <text:p/>
          </table:table-cell>
          <table:table-cell table:style-name="ce120" table:content-validation-name="val1" table:formula="of:=IF(DAY([.BX10])=1;[.BX10];&quot;&quot;)">
            <text:p/>
          </table:table-cell>
          <table:table-cell table:style-name="ce120" table:content-validation-name="val1" table:formula="of:=IF(DAY([.BY10])=1;[.BY10];&quot;&quot;)">
            <text:p/>
          </table:table-cell>
          <table:table-cell table:style-name="ce120" table:content-validation-name="val1" table:formula="of:=IF(DAY([.BZ10])=1;[.BZ10];&quot;&quot;)">
            <text:p/>
          </table:table-cell>
          <table:table-cell table:style-name="ce120" table:content-validation-name="val1" table:formula="of:=IF(DAY([.CA10])=1;[.CA10];&quot;&quot;)">
            <text:p/>
          </table:table-cell>
          <table:table-cell table:style-name="ce120" table:content-validation-name="val1" table:formula="of:=IF(DAY([.CB10])=1;[.CB10];&quot;&quot;)">
            <text:p/>
          </table:table-cell>
          <table:table-cell table:style-name="ce120" table:content-validation-name="val1" table:formula="of:=IF(DAY([.CC10])=1;[.CC10];&quot;&quot;)">
            <text:p/>
          </table:table-cell>
          <table:table-cell table:style-name="ce120" table:content-validation-name="val1" table:formula="of:=IF(DAY([.CD10])=1;[.CD10];&quot;&quot;)">
            <text:p/>
          </table:table-cell>
          <table:table-cell table:style-name="ce120" table:content-validation-name="val1" table:formula="of:=IF(DAY([.CE10])=1;[.CE10];&quot;&quot;)">
            <text:p/>
          </table:table-cell>
          <table:table-cell table:style-name="ce120" table:content-validation-name="val1" table:formula="of:=IF(DAY([.CF10])=1;[.CF10];&quot;&quot;)">
            <text:p/>
          </table:table-cell>
          <table:table-cell table:style-name="ce120" table:content-validation-name="val1" table:formula="of:=IF(DAY([.CG10])=1;[.CG10];&quot;&quot;)">
            <text:p/>
          </table:table-cell>
          <table:table-cell table:style-name="ce120" table:content-validation-name="val1" table:formula="of:=IF(DAY([.CH10])=1;[.CH10];&quot;&quot;)" office:value-type="date" office:date-value="2018-12-01" calcext:value-type="date">
            <text:p>déc.-18</text:p>
          </table:table-cell>
          <table:table-cell table:style-name="ce120" table:content-validation-name="val1" table:formula="of:=IF(DAY([.CI10])=1;[.CI10];&quot;&quot;)">
            <text:p/>
          </table:table-cell>
          <table:table-cell table:style-name="ce120" table:content-validation-name="val1" table:formula="of:=IF(DAY([.CJ10])=1;[.CJ10];&quot;&quot;)">
            <text:p/>
          </table:table-cell>
          <table:table-cell table:style-name="ce120" table:content-validation-name="val1" table:formula="of:=IF(DAY([.CK10])=1;[.CK10];&quot;&quot;)">
            <text:p/>
          </table:table-cell>
          <table:table-cell table:style-name="ce120" table:content-validation-name="val1" table:formula="of:=IF(DAY([.CL10])=1;[.CL10];&quot;&quot;)">
            <text:p/>
          </table:table-cell>
          <table:table-cell table:style-name="ce120" table:content-validation-name="val1" table:formula="of:=IF(DAY([.CM10])=1;[.CM10];&quot;&quot;)">
            <text:p/>
          </table:table-cell>
          <table:table-cell table:style-name="ce120" table:content-validation-name="val1" table:formula="of:=IF(DAY([.CN10])=1;[.CN10];&quot;&quot;)">
            <text:p/>
          </table:table-cell>
          <table:table-cell table:style-name="ce120" table:content-validation-name="val1" table:formula="of:=IF(DAY([.CO10])=1;[.CO10];&quot;&quot;)">
            <text:p/>
          </table:table-cell>
          <table:table-cell table:style-name="ce120" table:content-validation-name="val1" table:formula="of:=IF(DAY([.CP10])=1;[.CP10];&quot;&quot;)">
            <text:p/>
          </table:table-cell>
          <table:table-cell table:style-name="ce120" table:content-validation-name="val1" table:formula="of:=IF(DAY([.CQ10])=1;[.CQ10];&quot;&quot;)">
            <text:p/>
          </table:table-cell>
          <table:table-cell table:style-name="ce120" table:content-validation-name="val1" table:formula="of:=IF(DAY([.CR10])=1;[.CR10];&quot;&quot;)">
            <text:p/>
          </table:table-cell>
          <table:table-cell table:style-name="ce120" table:content-validation-name="val1" table:formula="of:=IF(DAY([.CS10])=1;[.CS10];&quot;&quot;)">
            <text:p/>
          </table:table-cell>
          <table:table-cell table:style-name="ce120" table:content-validation-name="val1" table:formula="of:=IF(DAY([.CT10])=1;[.CT10];&quot;&quot;)">
            <text:p/>
          </table:table-cell>
          <table:table-cell table:style-name="ce120" table:content-validation-name="val1" table:formula="of:=IF(DAY([.CU10])=1;[.CU10];&quot;&quot;)">
            <text:p/>
          </table:table-cell>
          <table:table-cell table:style-name="ce120" table:content-validation-name="val1" table:formula="of:=IF(DAY([.CV10])=1;[.CV10];&quot;&quot;)">
            <text:p/>
          </table:table-cell>
          <table:table-cell table:style-name="ce120" table:content-validation-name="val1" table:formula="of:=IF(DAY([.CW10])=1;[.CW10];&quot;&quot;)">
            <text:p/>
          </table:table-cell>
          <table:table-cell table:style-name="ce120" table:content-validation-name="val1" table:formula="of:=IF(DAY([.CX10])=1;[.CX10];&quot;&quot;)">
            <text:p/>
          </table:table-cell>
          <table:table-cell table:style-name="ce120" table:content-validation-name="val1" table:formula="of:=IF(DAY([.CY10])=1;[.CY10];&quot;&quot;)">
            <text:p/>
          </table:table-cell>
          <table:table-cell table:style-name="ce120" table:content-validation-name="val1" table:formula="of:=IF(DAY([.CZ10])=1;[.CZ10];&quot;&quot;)">
            <text:p/>
          </table:table-cell>
          <table:table-cell table:style-name="ce120" table:content-validation-name="val1" table:formula="of:=IF(DAY([.DA10])=1;[.DA10];&quot;&quot;)">
            <text:p/>
          </table:table-cell>
          <table:table-cell table:style-name="ce120" table:content-validation-name="val1" table:formula="of:=IF(DAY([.DB10])=1;[.DB10];&quot;&quot;)">
            <text:p/>
          </table:table-cell>
          <table:table-cell table:style-name="ce120" table:content-validation-name="val1" table:formula="of:=IF(DAY([.DC10])=1;[.DC10];&quot;&quot;)">
            <text:p/>
          </table:table-cell>
          <table:table-cell table:style-name="ce120" table:content-validation-name="val1" table:formula="of:=IF(DAY([.DD10])=1;[.DD10];&quot;&quot;)">
            <text:p/>
          </table:table-cell>
          <table:table-cell table:style-name="ce120" table:content-validation-name="val1" table:formula="of:=IF(DAY([.DE10])=1;[.DE10];&quot;&quot;)">
            <text:p/>
          </table:table-cell>
          <table:table-cell table:style-name="ce120" table:content-validation-name="val1" table:formula="of:=IF(DAY([.DF10])=1;[.DF10];&quot;&quot;)">
            <text:p/>
          </table:table-cell>
          <table:table-cell table:style-name="ce120" table:content-validation-name="val1" table:formula="of:=IF(DAY([.DG10])=1;[.DG10];&quot;&quot;)">
            <text:p/>
          </table:table-cell>
          <table:table-cell table:style-name="ce120" table:content-validation-name="val1" table:formula="of:=IF(DAY([.DH10])=1;[.DH10];&quot;&quot;)">
            <text:p/>
          </table:table-cell>
          <table:table-cell table:style-name="ce120" table:content-validation-name="val1" table:formula="of:=IF(DAY([.DI10])=1;[.DI10];&quot;&quot;)">
            <text:p/>
          </table:table-cell>
          <table:table-cell table:style-name="ce120" table:content-validation-name="val1" table:formula="of:=IF(DAY([.DJ10])=1;[.DJ10];&quot;&quot;)">
            <text:p/>
          </table:table-cell>
          <table:table-cell table:style-name="ce120" table:content-validation-name="val1" table:formula="of:=IF(DAY([.DK10])=1;[.DK10];&quot;&quot;)">
            <text:p/>
          </table:table-cell>
          <table:table-cell table:style-name="ce120" table:content-validation-name="val1" table:formula="of:=IF(DAY([.DL10])=1;[.DL10];&quot;&quot;)">
            <text:p/>
          </table:table-cell>
          <table:table-cell table:style-name="ce120" table:content-validation-name="val1" table:formula="of:=IF(DAY([.DM10])=1;[.DM10];&quot;&quot;)" office:value-type="date" office:date-value="2019-01-01" calcext:value-type="date">
            <text:p>janv.-19</text:p>
          </table:table-cell>
          <table:table-cell table:style-name="ce120" table:content-validation-name="val1" table:formula="of:=IF(DAY([.DN10])=1;[.DN10];&quot;&quot;)">
            <text:p/>
          </table:table-cell>
          <table:table-cell table:style-name="ce120" table:content-validation-name="val1" table:formula="of:=IF(DAY([.DO10])=1;[.DO10];&quot;&quot;)">
            <text:p/>
          </table:table-cell>
          <table:table-cell table:style-name="ce120" table:content-validation-name="val1" table:formula="of:=IF(DAY([.DP10])=1;[.DP10];&quot;&quot;)">
            <text:p/>
          </table:table-cell>
          <table:table-cell table:style-name="ce120" table:content-validation-name="val1" table:formula="of:=IF(DAY([.DQ10])=1;[.DQ10];&quot;&quot;)">
            <text:p/>
          </table:table-cell>
          <table:table-cell table:style-name="ce120" table:content-validation-name="val1" table:formula="of:=IF(DAY([.DR10])=1;[.DR10];&quot;&quot;)">
            <text:p/>
          </table:table-cell>
          <table:table-cell table:style-name="ce120" table:content-validation-name="val1" table:formula="of:=IF(DAY([.DS10])=1;[.DS10];&quot;&quot;)">
            <text:p/>
          </table:table-cell>
          <table:table-cell table:style-name="ce120" table:content-validation-name="val1" table:formula="of:=IF(DAY([.DT10])=1;[.DT10];&quot;&quot;)">
            <text:p/>
          </table:table-cell>
          <table:table-cell table:style-name="ce120" table:content-validation-name="val1" table:formula="of:=IF(DAY([.DU10])=1;[.DU10];&quot;&quot;)">
            <text:p/>
          </table:table-cell>
          <table:table-cell table:style-name="ce120" table:content-validation-name="val1" table:formula="of:=IF(DAY([.DV10])=1;[.DV10];&quot;&quot;)">
            <text:p/>
          </table:table-cell>
          <table:table-cell table:style-name="ce120" table:content-validation-name="val1" table:formula="of:=IF(DAY([.DW10])=1;[.DW10];&quot;&quot;)">
            <text:p/>
          </table:table-cell>
          <table:table-cell table:style-name="ce120" table:content-validation-name="val1" table:formula="of:=IF(DAY([.DX10])=1;[.DX10];&quot;&quot;)">
            <text:p/>
          </table:table-cell>
          <table:table-cell table:style-name="ce120" table:content-validation-name="val1" table:formula="of:=IF(DAY([.DY10])=1;[.DY10];&quot;&quot;)">
            <text:p/>
          </table:table-cell>
          <table:table-cell table:style-name="ce120" table:content-validation-name="val1" table:formula="of:=IF(DAY([.DZ10])=1;[.DZ10];&quot;&quot;)">
            <text:p/>
          </table:table-cell>
          <table:table-cell table:style-name="ce120" table:content-validation-name="val1" table:formula="of:=IF(DAY([.EA10])=1;[.EA10];&quot;&quot;)">
            <text:p/>
          </table:table-cell>
          <table:table-cell table:style-name="ce120" table:content-validation-name="val1" table:formula="of:=IF(DAY([.EB10])=1;[.EB10];&quot;&quot;)">
            <text:p/>
          </table:table-cell>
          <table:table-cell table:style-name="ce120" table:content-validation-name="val1" table:formula="of:=IF(DAY([.EC10])=1;[.EC10];&quot;&quot;)">
            <text:p/>
          </table:table-cell>
          <table:table-cell table:style-name="ce120" table:content-validation-name="val1" table:formula="of:=IF(DAY([.ED10])=1;[.ED10];&quot;&quot;)">
            <text:p/>
          </table:table-cell>
          <table:table-cell table:style-name="ce120" table:content-validation-name="val1" table:formula="of:=IF(DAY([.EE10])=1;[.EE10];&quot;&quot;)">
            <text:p/>
          </table:table-cell>
          <table:table-cell table:style-name="ce120" table:content-validation-name="val1" table:formula="of:=IF(DAY([.EF10])=1;[.EF10];&quot;&quot;)">
            <text:p/>
          </table:table-cell>
          <table:table-cell table:style-name="ce120" table:content-validation-name="val1" table:formula="of:=IF(DAY([.EG10])=1;[.EG10];&quot;&quot;)">
            <text:p/>
          </table:table-cell>
          <table:table-cell table:style-name="ce120" table:content-validation-name="val1" table:formula="of:=IF(DAY([.EH10])=1;[.EH10];&quot;&quot;)">
            <text:p/>
          </table:table-cell>
          <table:table-cell table:style-name="ce120" table:content-validation-name="val1" table:formula="of:=IF(DAY([.EI10])=1;[.EI10];&quot;&quot;)">
            <text:p/>
          </table:table-cell>
          <table:table-cell table:style-name="ce120" table:content-validation-name="val1" table:formula="of:=IF(DAY([.EJ10])=1;[.EJ10];&quot;&quot;)">
            <text:p/>
          </table:table-cell>
          <table:table-cell table:style-name="ce120" table:content-validation-name="val1" table:formula="of:=IF(DAY([.EK10])=1;[.EK10];&quot;&quot;)">
            <text:p/>
          </table:table-cell>
          <table:table-cell table:style-name="ce120" table:content-validation-name="val1" table:formula="of:=IF(DAY([.EL10])=1;[.EL10];&quot;&quot;)">
            <text:p/>
          </table:table-cell>
          <table:table-cell table:style-name="ce120" table:content-validation-name="val1" table:formula="of:=IF(DAY([.EM10])=1;[.EM10];&quot;&quot;)">
            <text:p/>
          </table:table-cell>
          <table:table-cell table:style-name="ce120" table:content-validation-name="val1" table:formula="of:=IF(DAY([.EN10])=1;[.EN10];&quot;&quot;)">
            <text:p/>
          </table:table-cell>
          <table:table-cell table:style-name="ce120" table:content-validation-name="val1" table:formula="of:=IF(DAY([.EO10])=1;[.EO10];&quot;&quot;)">
            <text:p/>
          </table:table-cell>
          <table:table-cell table:style-name="ce120" table:content-validation-name="val1" table:formula="of:=IF(DAY([.EP10])=1;[.EP10];&quot;&quot;)">
            <text:p/>
          </table:table-cell>
          <table:table-cell table:style-name="ce120" table:content-validation-name="val1" table:formula="of:=IF(DAY([.EQ10])=1;[.EQ10];&quot;&quot;)">
            <text:p/>
          </table:table-cell>
          <table:table-cell table:style-name="ce120" table:content-validation-name="val1" table:formula="of:=IF(DAY([.ER10])=1;[.ER10];&quot;&quot;)" office:value-type="date" office:date-value="2019-02-01" calcext:value-type="date">
            <text:p>févr.-19</text:p>
          </table:table-cell>
          <table:table-cell table:style-name="ce120" table:content-validation-name="val1" table:formula="of:=IF(DAY([.ES10])=1;[.ES10];&quot;&quot;)">
            <text:p/>
          </table:table-cell>
          <table:table-cell table:style-name="ce120" table:content-validation-name="val1" table:formula="of:=IF(DAY([.ET10])=1;[.ET10];&quot;&quot;)">
            <text:p/>
          </table:table-cell>
          <table:table-cell table:style-name="ce120" table:content-validation-name="val1" table:formula="of:=IF(DAY([.EU10])=1;[.EU10];&quot;&quot;)">
            <text:p/>
          </table:table-cell>
          <table:table-cell table:style-name="ce120" table:content-validation-name="val1" table:formula="of:=IF(DAY([.EV10])=1;[.EV10];&quot;&quot;)">
            <text:p/>
          </table:table-cell>
          <table:table-cell table:style-name="ce120" table:content-validation-name="val1" table:formula="of:=IF(DAY([.EW10])=1;[.EW10];&quot;&quot;)">
            <text:p/>
          </table:table-cell>
          <table:table-cell table:style-name="ce120" table:content-validation-name="val1" table:formula="of:=IF(DAY([.EX10])=1;[.EX10];&quot;&quot;)">
            <text:p/>
          </table:table-cell>
          <table:table-cell table:style-name="ce120" table:content-validation-name="val1" table:formula="of:=IF(DAY([.EY10])=1;[.EY10];&quot;&quot;)">
            <text:p/>
          </table:table-cell>
          <table:table-cell table:style-name="ce120" table:content-validation-name="val1" table:formula="of:=IF(DAY([.EZ10])=1;[.EZ10];&quot;&quot;)">
            <text:p/>
          </table:table-cell>
          <table:table-cell table:style-name="ce120" table:content-validation-name="val1" table:formula="of:=IF(DAY([.FA10])=1;[.FA10];&quot;&quot;)">
            <text:p/>
          </table:table-cell>
          <table:table-cell table:style-name="ce120" table:content-validation-name="val1" table:formula="of:=IF(DAY([.FB10])=1;[.FB10];&quot;&quot;)">
            <text:p/>
          </table:table-cell>
          <table:table-cell table:style-name="ce120" table:content-validation-name="val1" table:formula="of:=IF(DAY([.FC10])=1;[.FC10];&quot;&quot;)">
            <text:p/>
          </table:table-cell>
          <table:table-cell table:style-name="ce120" table:content-validation-name="val1" table:formula="of:=IF(DAY([.FD10])=1;[.FD10];&quot;&quot;)">
            <text:p/>
          </table:table-cell>
          <table:table-cell table:style-name="ce120" table:content-validation-name="val1" table:formula="of:=IF(DAY([.FE10])=1;[.FE10];&quot;&quot;)">
            <text:p/>
          </table:table-cell>
          <table:table-cell table:style-name="ce120" table:content-validation-name="val1" table:formula="of:=IF(DAY([.FF10])=1;[.FF10];&quot;&quot;)">
            <text:p/>
          </table:table-cell>
          <table:table-cell table:style-name="ce120" table:content-validation-name="val1" table:formula="of:=IF(DAY([.FG10])=1;[.FG10];&quot;&quot;)">
            <text:p/>
          </table:table-cell>
          <table:table-cell table:style-name="ce120" table:content-validation-name="val1" table:formula="of:=IF(DAY([.FH10])=1;[.FH10];&quot;&quot;)">
            <text:p/>
          </table:table-cell>
          <table:table-cell table:style-name="ce120" table:content-validation-name="val1" table:formula="of:=IF(DAY([.FI10])=1;[.FI10];&quot;&quot;)">
            <text:p/>
          </table:table-cell>
          <table:table-cell table:style-name="ce120" table:content-validation-name="val1" table:formula="of:=IF(DAY([.FJ10])=1;[.FJ10];&quot;&quot;)">
            <text:p/>
          </table:table-cell>
          <table:table-cell table:style-name="ce120" table:content-validation-name="val1" table:formula="of:=IF(DAY([.FK10])=1;[.FK10];&quot;&quot;)">
            <text:p/>
          </table:table-cell>
          <table:table-cell table:style-name="ce120" table:content-validation-name="val1" table:formula="of:=IF(DAY([.FL10])=1;[.FL10];&quot;&quot;)">
            <text:p/>
          </table:table-cell>
          <table:table-cell table:style-name="ce120" table:content-validation-name="val1" table:formula="of:=IF(DAY([.FM10])=1;[.FM10];&quot;&quot;)">
            <text:p/>
          </table:table-cell>
          <table:table-cell table:style-name="ce120" table:content-validation-name="val1" table:formula="of:=IF(DAY([.FN10])=1;[.FN10];&quot;&quot;)">
            <text:p/>
          </table:table-cell>
          <table:table-cell table:style-name="ce120" table:content-validation-name="val1" table:formula="of:=IF(DAY([.FO10])=1;[.FO10];&quot;&quot;)">
            <text:p/>
          </table:table-cell>
          <table:table-cell table:style-name="ce120" table:content-validation-name="val1" table:formula="of:=IF(DAY([.FP10])=1;[.FP10];&quot;&quot;)">
            <text:p/>
          </table:table-cell>
          <table:table-cell table:style-name="ce120" table:content-validation-name="val1" table:formula="of:=IF(DAY([.FQ10])=1;[.FQ10];&quot;&quot;)">
            <text:p/>
          </table:table-cell>
          <table:table-cell table:style-name="ce120" table:content-validation-name="val1" table:formula="of:=IF(DAY([.FR10])=1;[.FR10];&quot;&quot;)">
            <text:p/>
          </table:table-cell>
          <table:table-cell table:style-name="ce120" table:content-validation-name="val1" table:formula="of:=IF(DAY([.FS10])=1;[.FS10];&quot;&quot;)">
            <text:p/>
          </table:table-cell>
          <table:table-cell table:style-name="ce120" table:content-validation-name="val1" table:formula="of:=IF(DAY([.FT10])=1;[.FT10];&quot;&quot;)" office:value-type="date" office:date-value="2019-03-01" calcext:value-type="date">
            <text:p>mars-19</text:p>
          </table:table-cell>
          <table:table-cell table:style-name="ce120" table:content-validation-name="val1" table:formula="of:=IF(DAY([.FU10])=1;[.FU10];&quot;&quot;)">
            <text:p/>
          </table:table-cell>
          <table:table-cell table:style-name="ce120" table:content-validation-name="val1" table:formula="of:=IF(DAY([.FV10])=1;[.FV10];&quot;&quot;)">
            <text:p/>
          </table:table-cell>
          <table:table-cell table:style-name="ce120" table:content-validation-name="val1" table:formula="of:=IF(DAY([.FW10])=1;[.FW10];&quot;&quot;)">
            <text:p/>
          </table:table-cell>
          <table:table-cell table:style-name="ce120" table:content-validation-name="val1" table:formula="of:=IF(DAY([.FX10])=1;[.FX10];&quot;&quot;)">
            <text:p/>
          </table:table-cell>
          <table:table-cell table:style-name="ce120" table:content-validation-name="val1" table:formula="of:=IF(DAY([.FY10])=1;[.FY10];&quot;&quot;)">
            <text:p/>
          </table:table-cell>
          <table:table-cell table:style-name="ce120" table:content-validation-name="val1" table:formula="of:=IF(DAY([.FZ10])=1;[.FZ10];&quot;&quot;)">
            <text:p/>
          </table:table-cell>
          <table:table-cell table:style-name="ce120" table:content-validation-name="val1" table:formula="of:=IF(DAY([.GA10])=1;[.GA10];&quot;&quot;)">
            <text:p/>
          </table:table-cell>
          <table:table-cell table:style-name="ce120" table:content-validation-name="val1" table:formula="of:=IF(DAY([.GB10])=1;[.GB10];&quot;&quot;)">
            <text:p/>
          </table:table-cell>
          <table:table-cell table:style-name="ce120" table:content-validation-name="val1" table:formula="of:=IF(DAY([.GC10])=1;[.GC10];&quot;&quot;)">
            <text:p/>
          </table:table-cell>
          <table:table-cell table:style-name="ce120" table:content-validation-name="val1" table:formula="of:=IF(DAY([.GD10])=1;[.GD10];&quot;&quot;)">
            <text:p/>
          </table:table-cell>
          <table:table-cell table:style-name="ce120" table:content-validation-name="val1" table:formula="of:=IF(DAY([.GE10])=1;[.GE10];&quot;&quot;)">
            <text:p/>
          </table:table-cell>
          <table:table-cell table:style-name="ce120" table:content-validation-name="val1" table:formula="of:=IF(DAY([.GF10])=1;[.GF10];&quot;&quot;)">
            <text:p/>
          </table:table-cell>
          <table:table-cell table:style-name="ce120" table:content-validation-name="val1" table:formula="of:=IF(DAY([.GG10])=1;[.GG10];&quot;&quot;)">
            <text:p/>
          </table:table-cell>
          <table:table-cell table:style-name="ce120" table:content-validation-name="val1" table:formula="of:=IF(DAY([.GH10])=1;[.GH10];&quot;&quot;)">
            <text:p/>
          </table:table-cell>
          <table:table-cell table:style-name="ce120" table:content-validation-name="val1" table:formula="of:=IF(DAY([.GI10])=1;[.GI10];&quot;&quot;)">
            <text:p/>
          </table:table-cell>
          <table:table-cell table:style-name="ce136" table:content-validation-name="val1" table:number-columns-repeated="690"/>
          <table:table-cell table:content-validation-name="val1" table:number-columns-repeated="143"/>
        </table:table-row>
        <table:table-row table:style-name="ro7">
          <table:table-cell table:style-name="ce4" table:content-validation-name="val1" table:number-columns-repeated="3"/>
          <table:table-cell table:style-name="ce43" table:content-validation-name="val1" table:formula="of:=MIN([.D11:.D37])" office:value-type="date" office:date-value="2018-09-17" calcext:value-type="date">
            <text:p>17-sept.-2018</text:p>
          </table:table-cell>
          <table:table-cell table:style-name="ce57" table:content-validation-name="val1" table:formula="of:=NETWORKDAYS([.D10];[.F10])" office:value-type="float" office:value="30" calcext:value-type="float">
            <text:p>30</text:p>
          </table:table-cell>
          <table:table-cell table:style-name="ce43" table:content-validation-name="val1" table:formula="of:=MAX([.F11:.F37])" office:value-type="date" office:date-value="2018-10-26" calcext:value-type="date">
            <text:p>26-oct.-2018</text:p>
          </table:table-cell>
          <table:table-cell table:style-name="ce82" table:content-validation-name="val1" table:formula="of:=SUMPRODUCT([.G11:.G37];[.E11:.E37])/SUM([.E11:.E37])" office:value-type="percentage" office:value="0.192328786587099" calcext:value-type="percentage">
            <text:p>19%</text:p>
          </table:table-cell>
          <table:table-cell table:style-name="ce99" table:content-validation-name="val1" table:formula="of:=[.F10]-[.D10]+1" office:value-type="float" office:value="40" calcext:value-type="float">
            <text:p>40</text:p>
          </table:table-cell>
          <table:table-cell table:style-name="ce107" table:content-validation-name="val1"/>
          <table:table-cell table:style-name="ce114" table:content-validation-name="val1"/>
          <table:table-cell table:style-name="ce121" table:content-validation-name="val1" table:formula="of:=[.D10]" office:value-type="date" office:date-value="2018-09-17" calcext:value-type="date">
            <text:p>17</text:p>
          </table:table-cell>
          <table:table-cell table:style-name="ce121" table:content-validation-name="val1" table:formula="of:=[.K10]+1" office:value-type="date" office:date-value="2018-09-18" calcext:value-type="date">
            <text:p>18</text:p>
          </table:table-cell>
          <table:table-cell table:style-name="ce121" table:content-validation-name="val1" table:formula="of:=[.L10]+1" office:value-type="date" office:date-value="2018-09-19" calcext:value-type="date">
            <text:p>19</text:p>
          </table:table-cell>
          <table:table-cell table:style-name="ce121" table:content-validation-name="val1" table:formula="of:=[.M10]+1" office:value-type="date" office:date-value="2018-09-20" calcext:value-type="date">
            <text:p>20</text:p>
          </table:table-cell>
          <table:table-cell table:style-name="ce121" table:content-validation-name="val1" table:formula="of:=[.N10]+1" office:value-type="date" office:date-value="2018-09-21" calcext:value-type="date">
            <text:p>21</text:p>
          </table:table-cell>
          <table:table-cell table:style-name="ce121" table:content-validation-name="val1" table:formula="of:=[.O10]+1" office:value-type="date" office:date-value="2018-09-22" calcext:value-type="date">
            <text:p>22</text:p>
          </table:table-cell>
          <table:table-cell table:style-name="ce121" table:content-validation-name="val1" table:formula="of:=[.P10]+1" office:value-type="date" office:date-value="2018-09-23" calcext:value-type="date">
            <text:p>23</text:p>
          </table:table-cell>
          <table:table-cell table:style-name="ce121" table:content-validation-name="val1" table:formula="of:=[.Q10]+1" office:value-type="date" office:date-value="2018-09-24" calcext:value-type="date">
            <text:p>24</text:p>
          </table:table-cell>
          <table:table-cell table:style-name="ce121" table:content-validation-name="val1" table:formula="of:=[.R10]+1" office:value-type="date" office:date-value="2018-09-25" calcext:value-type="date">
            <text:p>25</text:p>
          </table:table-cell>
          <table:table-cell table:style-name="ce121" table:content-validation-name="val1" table:formula="of:=[.S10]+1" office:value-type="date" office:date-value="2018-09-26" calcext:value-type="date">
            <text:p>26</text:p>
          </table:table-cell>
          <table:table-cell table:style-name="ce121" table:content-validation-name="val1" table:formula="of:=[.T10]+1" office:value-type="date" office:date-value="2018-09-27" calcext:value-type="date">
            <text:p>27</text:p>
          </table:table-cell>
          <table:table-cell table:style-name="ce121" table:content-validation-name="val1" table:formula="of:=[.U10]+1" office:value-type="date" office:date-value="2018-09-28" calcext:value-type="date">
            <text:p>28</text:p>
          </table:table-cell>
          <table:table-cell table:style-name="ce121" table:content-validation-name="val1" table:formula="of:=[.V10]+1" office:value-type="date" office:date-value="2018-09-29" calcext:value-type="date">
            <text:p>29</text:p>
          </table:table-cell>
          <table:table-cell table:style-name="ce121" table:content-validation-name="val1" table:formula="of:=[.W10]+1" office:value-type="date" office:date-value="2018-09-30" calcext:value-type="date">
            <text:p>30</text:p>
          </table:table-cell>
          <table:table-cell table:style-name="ce121" table:content-validation-name="val1" table:formula="of:=[.X10]+1" office:value-type="date" office:date-value="2018-10-01" calcext:value-type="date">
            <text:p>01</text:p>
          </table:table-cell>
          <table:table-cell table:style-name="ce121" table:content-validation-name="val1" table:formula="of:=[.Y10]+1" office:value-type="date" office:date-value="2018-10-02" calcext:value-type="date">
            <text:p>02</text:p>
          </table:table-cell>
          <table:table-cell table:style-name="ce121" table:content-validation-name="val1" table:formula="of:=[.Z10]+1" office:value-type="date" office:date-value="2018-10-03" calcext:value-type="date">
            <text:p>03</text:p>
          </table:table-cell>
          <table:table-cell table:style-name="ce121" table:content-validation-name="val1" table:formula="of:=[.AA10]+1" office:value-type="date" office:date-value="2018-10-04" calcext:value-type="date">
            <text:p>04</text:p>
          </table:table-cell>
          <table:table-cell table:style-name="ce121" table:content-validation-name="val1" table:formula="of:=[.AB10]+1" office:value-type="date" office:date-value="2018-10-05" calcext:value-type="date">
            <text:p>05</text:p>
          </table:table-cell>
          <table:table-cell table:style-name="ce121" table:content-validation-name="val1" table:formula="of:=[.AC10]+1" office:value-type="date" office:date-value="2018-10-06" calcext:value-type="date">
            <text:p>06</text:p>
          </table:table-cell>
          <table:table-cell table:style-name="ce121" table:content-validation-name="val1" table:formula="of:=[.AD10]+1" office:value-type="date" office:date-value="2018-10-07" calcext:value-type="date">
            <text:p>07</text:p>
          </table:table-cell>
          <table:table-cell table:style-name="ce121" table:content-validation-name="val1" table:formula="of:=[.AE10]+1" office:value-type="date" office:date-value="2018-10-08" calcext:value-type="date">
            <text:p>08</text:p>
          </table:table-cell>
          <table:table-cell table:style-name="ce121" table:content-validation-name="val1" table:formula="of:=[.AF10]+1" office:value-type="date" office:date-value="2018-10-09" calcext:value-type="date">
            <text:p>09</text:p>
          </table:table-cell>
          <table:table-cell table:style-name="ce121" table:content-validation-name="val1" table:formula="of:=[.AG10]+1" office:value-type="date" office:date-value="2018-10-10" calcext:value-type="date">
            <text:p>10</text:p>
          </table:table-cell>
          <table:table-cell table:style-name="ce121" table:content-validation-name="val1" table:formula="of:=[.AH10]+1" office:value-type="date" office:date-value="2018-10-11" calcext:value-type="date">
            <text:p>11</text:p>
          </table:table-cell>
          <table:table-cell table:style-name="ce121" table:content-validation-name="val1" table:formula="of:=[.AI10]+1" office:value-type="date" office:date-value="2018-10-12" calcext:value-type="date">
            <text:p>12</text:p>
          </table:table-cell>
          <table:table-cell table:style-name="ce121" table:content-validation-name="val1" table:formula="of:=[.AJ10]+1" office:value-type="date" office:date-value="2018-10-13" calcext:value-type="date">
            <text:p>13</text:p>
          </table:table-cell>
          <table:table-cell table:style-name="ce121" table:content-validation-name="val1" table:formula="of:=[.AK10]+1" office:value-type="date" office:date-value="2018-10-14" calcext:value-type="date">
            <text:p>14</text:p>
          </table:table-cell>
          <table:table-cell table:style-name="ce121" table:content-validation-name="val1" table:formula="of:=[.AL10]+1" office:value-type="date" office:date-value="2018-10-15" calcext:value-type="date">
            <text:p>15</text:p>
          </table:table-cell>
          <table:table-cell table:style-name="ce121" table:content-validation-name="val1" table:formula="of:=[.AM10]+1" office:value-type="date" office:date-value="2018-10-16" calcext:value-type="date">
            <text:p>16</text:p>
          </table:table-cell>
          <table:table-cell table:style-name="ce121" table:content-validation-name="val1" table:formula="of:=[.AN10]+1" office:value-type="date" office:date-value="2018-10-17" calcext:value-type="date">
            <text:p>17</text:p>
          </table:table-cell>
          <table:table-cell table:style-name="ce121" table:content-validation-name="val1" table:formula="of:=[.AO10]+1" office:value-type="date" office:date-value="2018-10-18" calcext:value-type="date">
            <text:p>18</text:p>
          </table:table-cell>
          <table:table-cell table:style-name="ce121" table:content-validation-name="val1" table:formula="of:=[.AP10]+1" office:value-type="date" office:date-value="2018-10-19" calcext:value-type="date">
            <text:p>19</text:p>
          </table:table-cell>
          <table:table-cell table:style-name="ce121" table:content-validation-name="val1" table:formula="of:=[.AQ10]+1" office:value-type="date" office:date-value="2018-10-20" calcext:value-type="date">
            <text:p>20</text:p>
          </table:table-cell>
          <table:table-cell table:style-name="ce121" table:content-validation-name="val1" table:formula="of:=[.AR10]+1" office:value-type="date" office:date-value="2018-10-21" calcext:value-type="date">
            <text:p>21</text:p>
          </table:table-cell>
          <table:table-cell table:style-name="ce121" table:content-validation-name="val1" table:formula="of:=[.AS10]+1" office:value-type="date" office:date-value="2018-10-22" calcext:value-type="date">
            <text:p>22</text:p>
          </table:table-cell>
          <table:table-cell table:style-name="ce121" table:content-validation-name="val1" table:formula="of:=[.AT10]+1" office:value-type="date" office:date-value="2018-10-23" calcext:value-type="date">
            <text:p>23</text:p>
          </table:table-cell>
          <table:table-cell table:style-name="ce121" table:content-validation-name="val1" table:formula="of:=[.AU10]+1" office:value-type="date" office:date-value="2018-10-24" calcext:value-type="date">
            <text:p>24</text:p>
          </table:table-cell>
          <table:table-cell table:style-name="ce121" table:content-validation-name="val1" table:formula="of:=[.AV10]+1" office:value-type="date" office:date-value="2018-10-25" calcext:value-type="date">
            <text:p>25</text:p>
          </table:table-cell>
          <table:table-cell table:style-name="ce121" table:content-validation-name="val1" table:formula="of:=[.AW10]+1" office:value-type="date" office:date-value="2018-10-26" calcext:value-type="date">
            <text:p>26</text:p>
          </table:table-cell>
          <table:table-cell table:style-name="ce121" table:content-validation-name="val1" table:formula="of:=[.AX10]+1" office:value-type="date" office:date-value="2018-10-27" calcext:value-type="date">
            <text:p>27</text:p>
          </table:table-cell>
          <table:table-cell table:style-name="ce121" table:content-validation-name="val1" table:formula="of:=[.AY10]+1" office:value-type="date" office:date-value="2018-10-28" calcext:value-type="date">
            <text:p>28</text:p>
          </table:table-cell>
          <table:table-cell table:style-name="ce121" table:content-validation-name="val1" table:formula="of:=[.AZ10]+1" office:value-type="date" office:date-value="2018-10-29" calcext:value-type="date">
            <text:p>29</text:p>
          </table:table-cell>
          <table:table-cell table:style-name="ce121" table:content-validation-name="val1" table:formula="of:=[.BA10]+1" office:value-type="date" office:date-value="2018-10-30" calcext:value-type="date">
            <text:p>30</text:p>
          </table:table-cell>
          <table:table-cell table:style-name="ce121" table:content-validation-name="val1" table:formula="of:=[.BB10]+1" office:value-type="date" office:date-value="2018-10-31" calcext:value-type="date">
            <text:p>31</text:p>
          </table:table-cell>
          <table:table-cell table:style-name="ce121" table:content-validation-name="val1" table:formula="of:=[.BC10]+1" office:value-type="date" office:date-value="2018-11-01" calcext:value-type="date">
            <text:p>01</text:p>
          </table:table-cell>
          <table:table-cell table:style-name="ce121" table:content-validation-name="val1" table:formula="of:=[.BD10]+1" office:value-type="date" office:date-value="2018-11-02" calcext:value-type="date">
            <text:p>02</text:p>
          </table:table-cell>
          <table:table-cell table:style-name="ce121" table:content-validation-name="val1" table:formula="of:=[.BE10]+1" office:value-type="date" office:date-value="2018-11-03" calcext:value-type="date">
            <text:p>03</text:p>
          </table:table-cell>
          <table:table-cell table:style-name="ce121" table:content-validation-name="val1" table:formula="of:=[.BF10]+1" office:value-type="date" office:date-value="2018-11-04" calcext:value-type="date">
            <text:p>04</text:p>
          </table:table-cell>
          <table:table-cell table:style-name="ce121" table:content-validation-name="val1" table:formula="of:=[.BG10]+1" office:value-type="date" office:date-value="2018-11-05" calcext:value-type="date">
            <text:p>05</text:p>
          </table:table-cell>
          <table:table-cell table:style-name="ce121" table:content-validation-name="val1" table:formula="of:=[.BH10]+1" office:value-type="date" office:date-value="2018-11-06" calcext:value-type="date">
            <text:p>06</text:p>
          </table:table-cell>
          <table:table-cell table:style-name="ce121" table:content-validation-name="val1" table:formula="of:=[.BI10]+1" office:value-type="date" office:date-value="2018-11-07" calcext:value-type="date">
            <text:p>07</text:p>
          </table:table-cell>
          <table:table-cell table:style-name="ce121" table:content-validation-name="val1" table:formula="of:=[.BJ10]+1" office:value-type="date" office:date-value="2018-11-08" calcext:value-type="date">
            <text:p>08</text:p>
          </table:table-cell>
          <table:table-cell table:style-name="ce121" table:content-validation-name="val1" table:formula="of:=[.BK10]+1" office:value-type="date" office:date-value="2018-11-09" calcext:value-type="date">
            <text:p>09</text:p>
          </table:table-cell>
          <table:table-cell table:style-name="ce121" table:content-validation-name="val1" table:formula="of:=[.BL10]+1" office:value-type="date" office:date-value="2018-11-10" calcext:value-type="date">
            <text:p>10</text:p>
          </table:table-cell>
          <table:table-cell table:style-name="ce121" table:content-validation-name="val1" table:formula="of:=[.BM10]+1" office:value-type="date" office:date-value="2018-11-11" calcext:value-type="date">
            <text:p>11</text:p>
          </table:table-cell>
          <table:table-cell table:style-name="ce121" table:content-validation-name="val1" table:formula="of:=[.BN10]+1" office:value-type="date" office:date-value="2018-11-12" calcext:value-type="date">
            <text:p>12</text:p>
          </table:table-cell>
          <table:table-cell table:style-name="ce121" table:content-validation-name="val1" table:formula="of:=[.BO10]+1" office:value-type="date" office:date-value="2018-11-13" calcext:value-type="date">
            <text:p>13</text:p>
          </table:table-cell>
          <table:table-cell table:style-name="ce121" table:content-validation-name="val1" table:formula="of:=[.BP10]+1" office:value-type="date" office:date-value="2018-11-14" calcext:value-type="date">
            <text:p>14</text:p>
          </table:table-cell>
          <table:table-cell table:style-name="ce121" table:content-validation-name="val1" table:formula="of:=[.BQ10]+1" office:value-type="date" office:date-value="2018-11-15" calcext:value-type="date">
            <text:p>15</text:p>
          </table:table-cell>
          <table:table-cell table:style-name="ce121" table:content-validation-name="val1" table:formula="of:=[.BR10]+1" office:value-type="date" office:date-value="2018-11-16" calcext:value-type="date">
            <text:p>16</text:p>
          </table:table-cell>
          <table:table-cell table:style-name="ce121" table:content-validation-name="val1" table:formula="of:=[.BS10]+1" office:value-type="date" office:date-value="2018-11-17" calcext:value-type="date">
            <text:p>17</text:p>
          </table:table-cell>
          <table:table-cell table:style-name="ce121" table:content-validation-name="val1" table:formula="of:=[.BT10]+1" office:value-type="date" office:date-value="2018-11-18" calcext:value-type="date">
            <text:p>18</text:p>
          </table:table-cell>
          <table:table-cell table:style-name="ce121" table:content-validation-name="val1" table:formula="of:=[.BU10]+1" office:value-type="date" office:date-value="2018-11-19" calcext:value-type="date">
            <text:p>19</text:p>
          </table:table-cell>
          <table:table-cell table:style-name="ce121" table:content-validation-name="val1" table:formula="of:=[.BV10]+1" office:value-type="date" office:date-value="2018-11-20" calcext:value-type="date">
            <text:p>20</text:p>
          </table:table-cell>
          <table:table-cell table:style-name="ce121" table:content-validation-name="val1" table:formula="of:=[.BW10]+1" office:value-type="date" office:date-value="2018-11-21" calcext:value-type="date">
            <text:p>21</text:p>
          </table:table-cell>
          <table:table-cell table:style-name="ce121" table:content-validation-name="val1" table:formula="of:=[.BX10]+1" office:value-type="date" office:date-value="2018-11-22" calcext:value-type="date">
            <text:p>22</text:p>
          </table:table-cell>
          <table:table-cell table:style-name="ce121" table:content-validation-name="val1" table:formula="of:=[.BY10]+1" office:value-type="date" office:date-value="2018-11-23" calcext:value-type="date">
            <text:p>23</text:p>
          </table:table-cell>
          <table:table-cell table:style-name="ce121" table:content-validation-name="val1" table:formula="of:=[.BZ10]+1" office:value-type="date" office:date-value="2018-11-24" calcext:value-type="date">
            <text:p>24</text:p>
          </table:table-cell>
          <table:table-cell table:style-name="ce121" table:content-validation-name="val1" table:formula="of:=[.CA10]+1" office:value-type="date" office:date-value="2018-11-25" calcext:value-type="date">
            <text:p>25</text:p>
          </table:table-cell>
          <table:table-cell table:style-name="ce121" table:content-validation-name="val1" table:formula="of:=[.CB10]+1" office:value-type="date" office:date-value="2018-11-26" calcext:value-type="date">
            <text:p>26</text:p>
          </table:table-cell>
          <table:table-cell table:style-name="ce121" table:content-validation-name="val1" table:formula="of:=[.CC10]+1" office:value-type="date" office:date-value="2018-11-27" calcext:value-type="date">
            <text:p>27</text:p>
          </table:table-cell>
          <table:table-cell table:style-name="ce121" table:content-validation-name="val1" table:formula="of:=[.CD10]+1" office:value-type="date" office:date-value="2018-11-28" calcext:value-type="date">
            <text:p>28</text:p>
          </table:table-cell>
          <table:table-cell table:style-name="ce121" table:content-validation-name="val1" table:formula="of:=[.CE10]+1" office:value-type="date" office:date-value="2018-11-29" calcext:value-type="date">
            <text:p>29</text:p>
          </table:table-cell>
          <table:table-cell table:style-name="ce121" table:content-validation-name="val1" table:formula="of:=[.CF10]+1" office:value-type="date" office:date-value="2018-11-30" calcext:value-type="date">
            <text:p>30</text:p>
          </table:table-cell>
          <table:table-cell table:style-name="ce121" table:content-validation-name="val1" table:formula="of:=[.CG10]+1" office:value-type="date" office:date-value="2018-12-01" calcext:value-type="date">
            <text:p>01</text:p>
          </table:table-cell>
          <table:table-cell table:style-name="ce121" table:content-validation-name="val1" table:formula="of:=[.CH10]+1" office:value-type="date" office:date-value="2018-12-02" calcext:value-type="date">
            <text:p>02</text:p>
          </table:table-cell>
          <table:table-cell table:style-name="ce121" table:content-validation-name="val1" table:formula="of:=[.CI10]+1" office:value-type="date" office:date-value="2018-12-03" calcext:value-type="date">
            <text:p>03</text:p>
          </table:table-cell>
          <table:table-cell table:style-name="ce121" table:content-validation-name="val1" table:formula="of:=[.CJ10]+1" office:value-type="date" office:date-value="2018-12-04" calcext:value-type="date">
            <text:p>04</text:p>
          </table:table-cell>
          <table:table-cell table:style-name="ce121" table:content-validation-name="val1" table:formula="of:=[.CK10]+1" office:value-type="date" office:date-value="2018-12-05" calcext:value-type="date">
            <text:p>05</text:p>
          </table:table-cell>
          <table:table-cell table:style-name="ce121" table:content-validation-name="val1" table:formula="of:=[.CL10]+1" office:value-type="date" office:date-value="2018-12-06" calcext:value-type="date">
            <text:p>06</text:p>
          </table:table-cell>
          <table:table-cell table:style-name="ce121" table:content-validation-name="val1" table:formula="of:=[.CM10]+1" office:value-type="date" office:date-value="2018-12-07" calcext:value-type="date">
            <text:p>07</text:p>
          </table:table-cell>
          <table:table-cell table:style-name="ce121" table:content-validation-name="val1" table:formula="of:=[.CN10]+1" office:value-type="date" office:date-value="2018-12-08" calcext:value-type="date">
            <text:p>08</text:p>
          </table:table-cell>
          <table:table-cell table:style-name="ce121" table:content-validation-name="val1" table:formula="of:=[.CO10]+1" office:value-type="date" office:date-value="2018-12-09" calcext:value-type="date">
            <text:p>09</text:p>
          </table:table-cell>
          <table:table-cell table:style-name="ce121" table:content-validation-name="val1" table:formula="of:=[.CP10]+1" office:value-type="date" office:date-value="2018-12-10" calcext:value-type="date">
            <text:p>10</text:p>
          </table:table-cell>
          <table:table-cell table:style-name="ce121" table:content-validation-name="val1" table:formula="of:=[.CQ10]+1" office:value-type="date" office:date-value="2018-12-11" calcext:value-type="date">
            <text:p>11</text:p>
          </table:table-cell>
          <table:table-cell table:style-name="ce121" table:content-validation-name="val1" table:formula="of:=[.CR10]+1" office:value-type="date" office:date-value="2018-12-12" calcext:value-type="date">
            <text:p>12</text:p>
          </table:table-cell>
          <table:table-cell table:style-name="ce121" table:content-validation-name="val1" table:formula="of:=[.CS10]+1" office:value-type="date" office:date-value="2018-12-13" calcext:value-type="date">
            <text:p>13</text:p>
          </table:table-cell>
          <table:table-cell table:style-name="ce121" table:content-validation-name="val1" table:formula="of:=[.CT10]+1" office:value-type="date" office:date-value="2018-12-14" calcext:value-type="date">
            <text:p>14</text:p>
          </table:table-cell>
          <table:table-cell table:style-name="ce121" table:content-validation-name="val1" table:formula="of:=[.CU10]+1" office:value-type="date" office:date-value="2018-12-15" calcext:value-type="date">
            <text:p>15</text:p>
          </table:table-cell>
          <table:table-cell table:style-name="ce121" table:content-validation-name="val1" table:formula="of:=[.CV10]+1" office:value-type="date" office:date-value="2018-12-16" calcext:value-type="date">
            <text:p>16</text:p>
          </table:table-cell>
          <table:table-cell table:style-name="ce121" table:content-validation-name="val1" table:formula="of:=[.CW10]+1" office:value-type="date" office:date-value="2018-12-17" calcext:value-type="date">
            <text:p>17</text:p>
          </table:table-cell>
          <table:table-cell table:style-name="ce121" table:content-validation-name="val1" table:formula="of:=[.CX10]+1" office:value-type="date" office:date-value="2018-12-18" calcext:value-type="date">
            <text:p>18</text:p>
          </table:table-cell>
          <table:table-cell table:style-name="ce121" table:content-validation-name="val1" table:formula="of:=[.CY10]+1" office:value-type="date" office:date-value="2018-12-19" calcext:value-type="date">
            <text:p>19</text:p>
          </table:table-cell>
          <table:table-cell table:style-name="ce121" table:content-validation-name="val1" table:formula="of:=[.CZ10]+1" office:value-type="date" office:date-value="2018-12-20" calcext:value-type="date">
            <text:p>20</text:p>
          </table:table-cell>
          <table:table-cell table:style-name="ce121" table:content-validation-name="val1" table:formula="of:=[.DA10]+1" office:value-type="date" office:date-value="2018-12-21" calcext:value-type="date">
            <text:p>21</text:p>
          </table:table-cell>
          <table:table-cell table:style-name="ce121" table:content-validation-name="val1" table:formula="of:=[.DB10]+1" office:value-type="date" office:date-value="2018-12-22" calcext:value-type="date">
            <text:p>22</text:p>
          </table:table-cell>
          <table:table-cell table:style-name="ce121" table:content-validation-name="val1" table:formula="of:=[.DC10]+1" office:value-type="date" office:date-value="2018-12-23" calcext:value-type="date">
            <text:p>23</text:p>
          </table:table-cell>
          <table:table-cell table:style-name="ce121" table:content-validation-name="val1" table:formula="of:=[.DD10]+1" office:value-type="date" office:date-value="2018-12-24" calcext:value-type="date">
            <text:p>24</text:p>
          </table:table-cell>
          <table:table-cell table:style-name="ce121" table:content-validation-name="val1" table:formula="of:=[.DE10]+1" office:value-type="date" office:date-value="2018-12-25" calcext:value-type="date">
            <text:p>25</text:p>
          </table:table-cell>
          <table:table-cell table:style-name="ce121" table:content-validation-name="val1" table:formula="of:=[.DF10]+1" office:value-type="date" office:date-value="2018-12-26" calcext:value-type="date">
            <text:p>26</text:p>
          </table:table-cell>
          <table:table-cell table:style-name="ce121" table:content-validation-name="val1" table:formula="of:=[.DG10]+1" office:value-type="date" office:date-value="2018-12-27" calcext:value-type="date">
            <text:p>27</text:p>
          </table:table-cell>
          <table:table-cell table:style-name="ce121" table:content-validation-name="val1" table:formula="of:=[.DH10]+1" office:value-type="date" office:date-value="2018-12-28" calcext:value-type="date">
            <text:p>28</text:p>
          </table:table-cell>
          <table:table-cell table:style-name="ce121" table:content-validation-name="val1" table:formula="of:=[.DI10]+1" office:value-type="date" office:date-value="2018-12-29" calcext:value-type="date">
            <text:p>29</text:p>
          </table:table-cell>
          <table:table-cell table:style-name="ce121" table:content-validation-name="val1" table:formula="of:=[.DJ10]+1" office:value-type="date" office:date-value="2018-12-30" calcext:value-type="date">
            <text:p>30</text:p>
          </table:table-cell>
          <table:table-cell table:style-name="ce121" table:content-validation-name="val1" table:formula="of:=[.DK10]+1" office:value-type="date" office:date-value="2018-12-31" calcext:value-type="date">
            <text:p>31</text:p>
          </table:table-cell>
          <table:table-cell table:style-name="ce121" table:content-validation-name="val1" table:formula="of:=[.DL10]+1" office:value-type="date" office:date-value="2019-01-01" calcext:value-type="date">
            <text:p>01</text:p>
          </table:table-cell>
          <table:table-cell table:style-name="ce121" table:content-validation-name="val1" table:formula="of:=[.DM10]+1" office:value-type="date" office:date-value="2019-01-02" calcext:value-type="date">
            <text:p>02</text:p>
          </table:table-cell>
          <table:table-cell table:style-name="ce121" table:content-validation-name="val1" table:formula="of:=[.DN10]+1" office:value-type="date" office:date-value="2019-01-03" calcext:value-type="date">
            <text:p>03</text:p>
          </table:table-cell>
          <table:table-cell table:style-name="ce121" table:content-validation-name="val1" table:formula="of:=[.DO10]+1" office:value-type="date" office:date-value="2019-01-04" calcext:value-type="date">
            <text:p>04</text:p>
          </table:table-cell>
          <table:table-cell table:style-name="ce121" table:content-validation-name="val1" table:formula="of:=[.DP10]+1" office:value-type="date" office:date-value="2019-01-05" calcext:value-type="date">
            <text:p>05</text:p>
          </table:table-cell>
          <table:table-cell table:style-name="ce121" table:content-validation-name="val1" table:formula="of:=[.DQ10]+1" office:value-type="date" office:date-value="2019-01-06" calcext:value-type="date">
            <text:p>06</text:p>
          </table:table-cell>
          <table:table-cell table:style-name="ce121" table:content-validation-name="val1" table:formula="of:=[.DR10]+1" office:value-type="date" office:date-value="2019-01-07" calcext:value-type="date">
            <text:p>07</text:p>
          </table:table-cell>
          <table:table-cell table:style-name="ce121" table:content-validation-name="val1" table:formula="of:=[.DS10]+1" office:value-type="date" office:date-value="2019-01-08" calcext:value-type="date">
            <text:p>08</text:p>
          </table:table-cell>
          <table:table-cell table:style-name="ce121" table:content-validation-name="val1" table:formula="of:=[.DT10]+1" office:value-type="date" office:date-value="2019-01-09" calcext:value-type="date">
            <text:p>09</text:p>
          </table:table-cell>
          <table:table-cell table:style-name="ce121" table:content-validation-name="val1" table:formula="of:=[.DU10]+1" office:value-type="date" office:date-value="2019-01-10" calcext:value-type="date">
            <text:p>10</text:p>
          </table:table-cell>
          <table:table-cell table:style-name="ce121" table:content-validation-name="val1" table:formula="of:=[.DV10]+1" office:value-type="date" office:date-value="2019-01-11" calcext:value-type="date">
            <text:p>11</text:p>
          </table:table-cell>
          <table:table-cell table:style-name="ce121" table:content-validation-name="val1" table:formula="of:=[.DW10]+1" office:value-type="date" office:date-value="2019-01-12" calcext:value-type="date">
            <text:p>12</text:p>
          </table:table-cell>
          <table:table-cell table:style-name="ce121" table:content-validation-name="val1" table:formula="of:=[.DX10]+1" office:value-type="date" office:date-value="2019-01-13" calcext:value-type="date">
            <text:p>13</text:p>
          </table:table-cell>
          <table:table-cell table:style-name="ce121" table:content-validation-name="val1" table:formula="of:=[.DY10]+1" office:value-type="date" office:date-value="2019-01-14" calcext:value-type="date">
            <text:p>14</text:p>
          </table:table-cell>
          <table:table-cell table:style-name="ce121" table:content-validation-name="val1" table:formula="of:=[.DZ10]+1" office:value-type="date" office:date-value="2019-01-15" calcext:value-type="date">
            <text:p>15</text:p>
          </table:table-cell>
          <table:table-cell table:style-name="ce121" table:content-validation-name="val1" table:formula="of:=[.EA10]+1" office:value-type="date" office:date-value="2019-01-16" calcext:value-type="date">
            <text:p>16</text:p>
          </table:table-cell>
          <table:table-cell table:style-name="ce121" table:content-validation-name="val1" table:formula="of:=[.EB10]+1" office:value-type="date" office:date-value="2019-01-17" calcext:value-type="date">
            <text:p>17</text:p>
          </table:table-cell>
          <table:table-cell table:style-name="ce121" table:content-validation-name="val1" table:formula="of:=[.EC10]+1" office:value-type="date" office:date-value="2019-01-18" calcext:value-type="date">
            <text:p>18</text:p>
          </table:table-cell>
          <table:table-cell table:style-name="ce121" table:content-validation-name="val1" table:formula="of:=[.ED10]+1" office:value-type="date" office:date-value="2019-01-19" calcext:value-type="date">
            <text:p>19</text:p>
          </table:table-cell>
          <table:table-cell table:style-name="ce121" table:content-validation-name="val1" table:formula="of:=[.EE10]+1" office:value-type="date" office:date-value="2019-01-20" calcext:value-type="date">
            <text:p>20</text:p>
          </table:table-cell>
          <table:table-cell table:style-name="ce121" table:content-validation-name="val1" table:formula="of:=[.EF10]+1" office:value-type="date" office:date-value="2019-01-21" calcext:value-type="date">
            <text:p>21</text:p>
          </table:table-cell>
          <table:table-cell table:style-name="ce121" table:content-validation-name="val1" table:formula="of:=[.EG10]+1" office:value-type="date" office:date-value="2019-01-22" calcext:value-type="date">
            <text:p>22</text:p>
          </table:table-cell>
          <table:table-cell table:style-name="ce121" table:content-validation-name="val1" table:formula="of:=[.EH10]+1" office:value-type="date" office:date-value="2019-01-23" calcext:value-type="date">
            <text:p>23</text:p>
          </table:table-cell>
          <table:table-cell table:style-name="ce121" table:content-validation-name="val1" table:formula="of:=[.EI10]+1" office:value-type="date" office:date-value="2019-01-24" calcext:value-type="date">
            <text:p>24</text:p>
          </table:table-cell>
          <table:table-cell table:style-name="ce121" table:content-validation-name="val1" table:formula="of:=[.EJ10]+1" office:value-type="date" office:date-value="2019-01-25" calcext:value-type="date">
            <text:p>25</text:p>
          </table:table-cell>
          <table:table-cell table:style-name="ce121" table:content-validation-name="val1" table:formula="of:=[.EK10]+1" office:value-type="date" office:date-value="2019-01-26" calcext:value-type="date">
            <text:p>26</text:p>
          </table:table-cell>
          <table:table-cell table:style-name="ce121" table:content-validation-name="val1" table:formula="of:=[.EL10]+1" office:value-type="date" office:date-value="2019-01-27" calcext:value-type="date">
            <text:p>27</text:p>
          </table:table-cell>
          <table:table-cell table:style-name="ce121" table:content-validation-name="val1" table:formula="of:=[.EM10]+1" office:value-type="date" office:date-value="2019-01-28" calcext:value-type="date">
            <text:p>28</text:p>
          </table:table-cell>
          <table:table-cell table:style-name="ce121" table:content-validation-name="val1" table:formula="of:=[.EN10]+1" office:value-type="date" office:date-value="2019-01-29" calcext:value-type="date">
            <text:p>29</text:p>
          </table:table-cell>
          <table:table-cell table:style-name="ce121" table:content-validation-name="val1" table:formula="of:=[.EO10]+1" office:value-type="date" office:date-value="2019-01-30" calcext:value-type="date">
            <text:p>30</text:p>
          </table:table-cell>
          <table:table-cell table:style-name="ce121" table:content-validation-name="val1" table:formula="of:=[.EP10]+1" office:value-type="date" office:date-value="2019-01-31" calcext:value-type="date">
            <text:p>31</text:p>
          </table:table-cell>
          <table:table-cell table:style-name="ce121" table:content-validation-name="val1" table:formula="of:=[.EQ10]+1" office:value-type="date" office:date-value="2019-02-01" calcext:value-type="date">
            <text:p>01</text:p>
          </table:table-cell>
          <table:table-cell table:style-name="ce121" table:content-validation-name="val1" table:formula="of:=[.ER10]+1" office:value-type="date" office:date-value="2019-02-02" calcext:value-type="date">
            <text:p>02</text:p>
          </table:table-cell>
          <table:table-cell table:style-name="ce121" table:content-validation-name="val1" table:formula="of:=[.ES10]+1" office:value-type="date" office:date-value="2019-02-03" calcext:value-type="date">
            <text:p>03</text:p>
          </table:table-cell>
          <table:table-cell table:style-name="ce121" table:content-validation-name="val1" table:formula="of:=[.ET10]+1" office:value-type="date" office:date-value="2019-02-04" calcext:value-type="date">
            <text:p>04</text:p>
          </table:table-cell>
          <table:table-cell table:style-name="ce121" table:content-validation-name="val1" table:formula="of:=[.EU10]+1" office:value-type="date" office:date-value="2019-02-05" calcext:value-type="date">
            <text:p>05</text:p>
          </table:table-cell>
          <table:table-cell table:style-name="ce121" table:content-validation-name="val1" table:formula="of:=[.EV10]+1" office:value-type="date" office:date-value="2019-02-06" calcext:value-type="date">
            <text:p>06</text:p>
          </table:table-cell>
          <table:table-cell table:style-name="ce121" table:content-validation-name="val1" table:formula="of:=[.EW10]+1" office:value-type="date" office:date-value="2019-02-07" calcext:value-type="date">
            <text:p>07</text:p>
          </table:table-cell>
          <table:table-cell table:style-name="ce121" table:content-validation-name="val1" table:formula="of:=[.EX10]+1" office:value-type="date" office:date-value="2019-02-08" calcext:value-type="date">
            <text:p>08</text:p>
          </table:table-cell>
          <table:table-cell table:style-name="ce121" table:content-validation-name="val1" table:formula="of:=[.EY10]+1" office:value-type="date" office:date-value="2019-02-09" calcext:value-type="date">
            <text:p>09</text:p>
          </table:table-cell>
          <table:table-cell table:style-name="ce121" table:content-validation-name="val1" table:formula="of:=[.EZ10]+1" office:value-type="date" office:date-value="2019-02-10" calcext:value-type="date">
            <text:p>10</text:p>
          </table:table-cell>
          <table:table-cell table:style-name="ce121" table:content-validation-name="val1" table:formula="of:=[.FA10]+1" office:value-type="date" office:date-value="2019-02-11" calcext:value-type="date">
            <text:p>11</text:p>
          </table:table-cell>
          <table:table-cell table:style-name="ce121" table:content-validation-name="val1" table:formula="of:=[.FB10]+1" office:value-type="date" office:date-value="2019-02-12" calcext:value-type="date">
            <text:p>12</text:p>
          </table:table-cell>
          <table:table-cell table:style-name="ce121" table:content-validation-name="val1" table:formula="of:=[.FC10]+1" office:value-type="date" office:date-value="2019-02-13" calcext:value-type="date">
            <text:p>13</text:p>
          </table:table-cell>
          <table:table-cell table:style-name="ce121" table:content-validation-name="val1" table:formula="of:=[.FD10]+1" office:value-type="date" office:date-value="2019-02-14" calcext:value-type="date">
            <text:p>14</text:p>
          </table:table-cell>
          <table:table-cell table:style-name="ce121" table:content-validation-name="val1" table:formula="of:=[.FE10]+1" office:value-type="date" office:date-value="2019-02-15" calcext:value-type="date">
            <text:p>15</text:p>
          </table:table-cell>
          <table:table-cell table:style-name="ce121" table:content-validation-name="val1" table:formula="of:=[.FF10]+1" office:value-type="date" office:date-value="2019-02-16" calcext:value-type="date">
            <text:p>16</text:p>
          </table:table-cell>
          <table:table-cell table:style-name="ce121" table:content-validation-name="val1" table:formula="of:=[.FG10]+1" office:value-type="date" office:date-value="2019-02-17" calcext:value-type="date">
            <text:p>17</text:p>
          </table:table-cell>
          <table:table-cell table:style-name="ce121" table:content-validation-name="val1" table:formula="of:=[.FH10]+1" office:value-type="date" office:date-value="2019-02-18" calcext:value-type="date">
            <text:p>18</text:p>
          </table:table-cell>
          <table:table-cell table:style-name="ce121" table:content-validation-name="val1" table:formula="of:=[.FI10]+1" office:value-type="date" office:date-value="2019-02-19" calcext:value-type="date">
            <text:p>19</text:p>
          </table:table-cell>
          <table:table-cell table:style-name="ce121" table:content-validation-name="val1" table:formula="of:=[.FJ10]+1" office:value-type="date" office:date-value="2019-02-20" calcext:value-type="date">
            <text:p>20</text:p>
          </table:table-cell>
          <table:table-cell table:style-name="ce121" table:content-validation-name="val1" table:formula="of:=[.FK10]+1" office:value-type="date" office:date-value="2019-02-21" calcext:value-type="date">
            <text:p>21</text:p>
          </table:table-cell>
          <table:table-cell table:style-name="ce121" table:content-validation-name="val1" table:formula="of:=[.FL10]+1" office:value-type="date" office:date-value="2019-02-22" calcext:value-type="date">
            <text:p>22</text:p>
          </table:table-cell>
          <table:table-cell table:style-name="ce121" table:content-validation-name="val1" table:formula="of:=[.FM10]+1" office:value-type="date" office:date-value="2019-02-23" calcext:value-type="date">
            <text:p>23</text:p>
          </table:table-cell>
          <table:table-cell table:style-name="ce121" table:content-validation-name="val1" table:formula="of:=[.FN10]+1" office:value-type="date" office:date-value="2019-02-24" calcext:value-type="date">
            <text:p>24</text:p>
          </table:table-cell>
          <table:table-cell table:style-name="ce121" table:content-validation-name="val1" table:formula="of:=[.FO10]+1" office:value-type="date" office:date-value="2019-02-25" calcext:value-type="date">
            <text:p>25</text:p>
          </table:table-cell>
          <table:table-cell table:style-name="ce121" table:content-validation-name="val1" table:formula="of:=[.FP10]+1" office:value-type="date" office:date-value="2019-02-26" calcext:value-type="date">
            <text:p>26</text:p>
          </table:table-cell>
          <table:table-cell table:style-name="ce121" table:content-validation-name="val1" table:formula="of:=[.FQ10]+1" office:value-type="date" office:date-value="2019-02-27" calcext:value-type="date">
            <text:p>27</text:p>
          </table:table-cell>
          <table:table-cell table:style-name="ce121" table:content-validation-name="val1" table:formula="of:=[.FR10]+1" office:value-type="date" office:date-value="2019-02-28" calcext:value-type="date">
            <text:p>28</text:p>
          </table:table-cell>
          <table:table-cell table:style-name="ce121" table:content-validation-name="val1" table:formula="of:=[.FS10]+1" office:value-type="date" office:date-value="2019-03-01" calcext:value-type="date">
            <text:p>01</text:p>
          </table:table-cell>
          <table:table-cell table:style-name="ce121" table:content-validation-name="val1" table:formula="of:=[.FT10]+1" office:value-type="date" office:date-value="2019-03-02" calcext:value-type="date">
            <text:p>02</text:p>
          </table:table-cell>
          <table:table-cell table:style-name="ce121" table:content-validation-name="val1" table:formula="of:=[.FU10]+1" office:value-type="date" office:date-value="2019-03-03" calcext:value-type="date">
            <text:p>03</text:p>
          </table:table-cell>
          <table:table-cell table:style-name="ce121" table:content-validation-name="val1" table:formula="of:=[.FV10]+1" office:value-type="date" office:date-value="2019-03-04" calcext:value-type="date">
            <text:p>04</text:p>
          </table:table-cell>
          <table:table-cell table:style-name="ce121" table:content-validation-name="val1" table:formula="of:=[.FW10]+1" office:value-type="date" office:date-value="2019-03-05" calcext:value-type="date">
            <text:p>05</text:p>
          </table:table-cell>
          <table:table-cell table:style-name="ce121" table:content-validation-name="val1" table:formula="of:=[.FX10]+1" office:value-type="date" office:date-value="2019-03-06" calcext:value-type="date">
            <text:p>06</text:p>
          </table:table-cell>
          <table:table-cell table:style-name="ce121" table:content-validation-name="val1" table:formula="of:=[.FY10]+1" office:value-type="date" office:date-value="2019-03-07" calcext:value-type="date">
            <text:p>07</text:p>
          </table:table-cell>
          <table:table-cell table:style-name="ce121" table:content-validation-name="val1" table:formula="of:=[.FZ10]+1" office:value-type="date" office:date-value="2019-03-08" calcext:value-type="date">
            <text:p>08</text:p>
          </table:table-cell>
          <table:table-cell table:style-name="ce121" table:content-validation-name="val1" table:formula="of:=[.GA10]+1" office:value-type="date" office:date-value="2019-03-09" calcext:value-type="date">
            <text:p>09</text:p>
          </table:table-cell>
          <table:table-cell table:style-name="ce121" table:content-validation-name="val1" table:formula="of:=[.GB10]+1" office:value-type="date" office:date-value="2019-03-10" calcext:value-type="date">
            <text:p>10</text:p>
          </table:table-cell>
          <table:table-cell table:style-name="ce121" table:content-validation-name="val1" table:formula="of:=[.GC10]+1" office:value-type="date" office:date-value="2019-03-11" calcext:value-type="date">
            <text:p>11</text:p>
          </table:table-cell>
          <table:table-cell table:style-name="ce121" table:content-validation-name="val1" table:formula="of:=[.GD10]+1" office:value-type="date" office:date-value="2019-03-12" calcext:value-type="date">
            <text:p>12</text:p>
          </table:table-cell>
          <table:table-cell table:style-name="ce121" table:content-validation-name="val1" table:formula="of:=[.GE10]+1" office:value-type="date" office:date-value="2019-03-13" calcext:value-type="date">
            <text:p>13</text:p>
          </table:table-cell>
          <table:table-cell table:style-name="ce121" table:content-validation-name="val1" table:formula="of:=[.GF10]+1" office:value-type="date" office:date-value="2019-03-14" calcext:value-type="date">
            <text:p>14</text:p>
          </table:table-cell>
          <table:table-cell table:style-name="ce121" table:content-validation-name="val1" table:formula="of:=[.GG10]+1" office:value-type="date" office:date-value="2019-03-15" calcext:value-type="date">
            <text:p>15</text:p>
          </table:table-cell>
          <table:table-cell table:style-name="ce121" table:content-validation-name="val1" table:formula="of:=[.GH10]+1" office:value-type="date" office:date-value="2019-03-16" calcext:value-type="date">
            <text:p>16</text:p>
          </table:table-cell>
          <table:table-cell table:style-name="ce137" table:content-validation-name="val1" table:number-columns-repeated="690"/>
          <table:table-cell table:style-name="ce143" table:content-validation-name="val1" table:number-columns-repeated="143"/>
        </table:table-row>
        <table:table-row table:style-name="ro8">
          <table:table-cell table:style-name="ce5" table:content-validation-name="val1" office:value-type="float" office:value="1" calcext:value-type="float">
            <text:p>1</text:p>
          </table:table-cell>
          <table:table-cell table:style-name="ce21" table:content-validation-name="val1" office:value-type="string" calcext:value-type="string">
            <text:p>Moteur + cylindre</text:p>
          </table:table-cell>
          <table:table-cell table:style-name="ce21" table:content-validation-name="val1" office:value-type="string" calcext:value-type="string">
            <text:p>[name]</text:p>
          </table:table-cell>
          <table:table-cell table:style-name="ce44" table:content-validation-name="val1" table:formula="of:=MIN([.D12:.D19])" office:value-type="date" office:date-value="2018-09-17" calcext:value-type="date">
            <text:p>17-sept.-2018</text:p>
          </table:table-cell>
          <table:table-cell table:style-name="ce58" table:content-validation-name="val1" table:formula="of:=NETWORKDAYS([.D11];[.F11])" office:value-type="float" office:value="30" calcext:value-type="float">
            <text:p>30</text:p>
          </table:table-cell>
          <table:table-cell table:style-name="ce70" table:content-validation-name="val1" table:formula="of:=MAX([.F12:.F19])" office:value-type="date" office:date-value="2018-10-26" calcext:value-type="date">
            <text:p>26-oct.-2018</text:p>
          </table:table-cell>
          <table:table-cell table:style-name="ce83" table:content-validation-name="val1" table:formula="of:=SUMPRODUCT([.G12:.G15];[.E12:.E15])/SUM([.E12:.E15])" office:value-type="percentage" office:value="0.0588235294117647" calcext:value-type="percentage">
            <text:p>6%</text:p>
          </table:table-cell>
          <table:table-cell table:style-name="ce100" table:content-validation-name="val1" table:formula="of:=[.F11]-[.D11]+1" office:value-type="float" office:value="40" calcext:value-type="float">
            <text:p>40</text:p>
          </table:table-cell>
          <table:table-cell table:style-name="ce108" table:content-validation-name="val1" table:formula="of:=SUM([.I12:.I19])" office:value-type="float" office:value="8" calcext:value-type="float">
            <text:p>8</text:p>
          </table:table-cell>
          <table:table-cell table:style-name="ce115" table:content-validation-name="val1" table:formula="of:=SUM([.J12:.J19])" office:value-type="float" office:value="77" calcext:value-type="float">
            <text:p>77</text:p>
          </table:table-cell>
          <table:table-cell table:style-name="ce122" table:content-validation-name="val1"/>
          <table:table-cell table:style-name="ce127" table:content-validation-name="val1" table:number-columns-repeated="41"/>
          <table:table-cell table:style-name="ce130" table:content-validation-name="val1" table:number-columns-repeated="139"/>
          <table:table-cell table:style-name="ce138" table:content-validation-name="val1" table:number-columns-repeated="690"/>
          <table:table-cell table:style-name="ce144" table:content-validation-name="val1"/>
          <table:table-cell table:style-name="ce146" table:content-validation-name="val1" table:number-columns-repeated="142"/>
        </table:table-row>
        <table:table-row table:style-name="ro4">
          <table:table-cell table:style-name="ce6" table:content-validation-name="val1" office:value-type="string" calcext:value-type="string">
            <text:p>1.1</text:p>
          </table:table-cell>
          <table:table-cell table:style-name="ce22" table:content-validation-name="val1" office:value-type="string" calcext:value-type="string">
            <text:p>Modele 3D cylindre</text:p>
          </table:table-cell>
          <table:table-cell table:style-name="ce34" table:content-validation-name="val1" office:value-type="string" calcext:value-type="string">
            <text:p>Guillaume</text:p>
          </table:table-cell>
          <table:table-cell table:style-name="ce45" table:content-validation-name="val1"/>
          <table:table-cell table:style-name="ce59" table:content-validation-name="val1"/>
          <table:table-cell table:style-name="ce71" table:content-validation-name="val1" table:formula="of:=IF([.E12]&gt;0;WORKDAY([.D12];[.E12]-1); &quot;&quot;)">
            <text:p/>
          </table:table-cell>
          <table:table-cell table:style-name="ce84" table:content-validation-name="val1"/>
          <table:table-cell table:style-name="ce101" table:content-validation-name="val1" table:formula="of:=IF(ISNUMBER([.F12]);[.F12]-[.D12]+1;&quot;&quot;)">
            <text:p/>
          </table:table-cell>
          <table:table-cell table:style-name="ce109" table:content-validation-name="val1" table:formula="of:=IF(ISNUMBER([.E12]);ROUNDDOWN([.E12]*[.G12]);&quot;&quot;)">
            <text:p/>
          </table:table-cell>
          <table:table-cell table:style-name="ce116" table:content-validation-name="val1" table:formula="of:=IF(ISNUMBER([.E12]);[.E12]-[.I12];&quot;&quot;)">
            <text:p/>
          </table:table-cell>
          <table:table-cell table:style-name="ce123" table:content-validation-name="val1"/>
          <table:table-cell table:style-name="ce126" table:content-validation-name="val1" table:number-columns-repeated="41"/>
          <table:table-cell table:style-name="ce131" table:content-validation-name="val1" table:number-columns-repeated="139"/>
          <table:table-cell table:style-name="ce139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7" table:content-validation-name="val1" office:value-type="string" calcext:value-type="string">
            <text:p>1.1.1</text:p>
          </table:table-cell>
          <table:table-cell table:style-name="ce23" table:content-validation-name="val1" office:value-type="string" calcext:value-type="string">
            <text:p>Level 3 Task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45" table:content-validation-name="val1" office:value-type="date" office:date-value="2018-09-17" calcext:value-type="date">
            <text:p>17-sept.-2018</text:p>
          </table:table-cell>
          <table:table-cell table:style-name="ce60" table:content-validation-name="val1" office:value-type="float" office:value="30" calcext:value-type="float">
            <text:p>30</text:p>
          </table:table-cell>
          <table:table-cell table:style-name="ce72" table:content-validation-name="val1" table:formula="of:=IF([.E13]&gt;0;WORKDAY([.D13];[.E13]-1); &quot;&quot;)" office:value-type="date" office:date-value="2018-10-26" calcext:value-type="date">
            <text:p>26-oct.-2018</text:p>
          </table:table-cell>
          <table:table-cell table:style-name="ce85" table:content-validation-name="val1" office:value-type="percentage" office:value="0" calcext:value-type="percentage">
            <text:p>0%</text:p>
          </table:table-cell>
          <table:table-cell table:style-name="ce101" table:content-validation-name="val1" table:formula="of:=IF(ISNUMBER([.F13]);[.F13]-[.D13]+1;&quot;&quot;)" office:value-type="float" office:value="40" calcext:value-type="float">
            <text:p>40</text:p>
          </table:table-cell>
          <table:table-cell table:style-name="ce109" table:content-validation-name="val1" table:formula="of:=IF(ISNUMBER([.E13]);ROUNDDOWN([.E13]*[.G13]);&quot;&quot;)" office:value-type="float" office:value="0" calcext:value-type="float">
            <text:p>0</text:p>
          </table:table-cell>
          <table:table-cell table:style-name="ce116" table:content-validation-name="val1" table:formula="of:=IF(ISNUMBER([.E13]);[.E13]-[.I13];&quot;&quot;)" office:value-type="float" office:value="30" calcext:value-type="float">
            <text:p>30</text:p>
          </table:table-cell>
          <table:table-cell table:style-name="ce123" table:content-validation-name="val1"/>
          <table:table-cell table:style-name="ce126" table:content-validation-name="val1" table:number-columns-repeated="41"/>
          <table:table-cell table:style-name="ce132" table:content-validation-name="val1" table:number-columns-repeated="139"/>
          <table:table-cell table:style-name="ce140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7" table:content-validation-name="val1" office:value-type="string" calcext:value-type="string">
            <text:p>1.1.1</text:p>
          </table:table-cell>
          <table:table-cell table:style-name="ce23" table:content-validation-name="val1" office:value-type="string" calcext:value-type="string">
            <text:p>Level 3 Task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45" table:content-validation-name="val1" office:value-type="date" office:date-value="2018-09-17" calcext:value-type="date">
            <text:p>17-sept.-2018</text:p>
          </table:table-cell>
          <table:table-cell table:style-name="ce60" table:content-validation-name="val1" office:value-type="float" office:value="30" calcext:value-type="float">
            <text:p>30</text:p>
          </table:table-cell>
          <table:table-cell table:style-name="ce72" table:content-validation-name="val1" table:formula="of:=IF([.E14]&gt;0;WORKDAY([.D14];[.E14]-1); &quot;&quot;)" office:value-type="date" office:date-value="2018-10-26" calcext:value-type="date">
            <text:p>26-oct.-2018</text:p>
          </table:table-cell>
          <table:table-cell table:style-name="ce230" table:content-validation-name="val1" office:value-type="percentage" office:value="0" calcext:value-type="percentage">
            <text:p>0%</text:p>
          </table:table-cell>
          <table:table-cell table:style-name="ce101" table:content-validation-name="val1" table:formula="of:=IF(ISNUMBER([.F14]);[.F14]-[.D14]+1;&quot;&quot;)" office:value-type="float" office:value="40" calcext:value-type="float">
            <text:p>40</text:p>
          </table:table-cell>
          <table:table-cell table:style-name="ce109" table:content-validation-name="val1" table:formula="of:=IF(ISNUMBER([.E14]);ROUNDDOWN([.E14]*[.G14]);&quot;&quot;)" office:value-type="float" office:value="0" calcext:value-type="float">
            <text:p>0</text:p>
          </table:table-cell>
          <table:table-cell table:style-name="ce116" table:content-validation-name="val1" table:formula="of:=IF(ISNUMBER([.E14]);[.E14]-[.I14];&quot;&quot;)" office:value-type="float" office:value="30" calcext:value-type="float">
            <text:p>30</text:p>
          </table:table-cell>
          <table:table-cell table:style-name="ce269" table:content-validation-name="val1"/>
          <table:table-cell table:style-name="ce275" table:content-validation-name="val1"/>
          <table:table-cell table:style-name="ce276" table:content-validation-name="val1"/>
          <table:table-cell table:style-name="ce277" table:content-validation-name="val1"/>
          <table:table-cell table:style-name="ce278" table:content-validation-name="val1"/>
          <table:table-cell table:style-name="ce279" table:content-validation-name="val1"/>
          <table:table-cell table:style-name="ce280" table:content-validation-name="val1"/>
          <table:table-cell table:style-name="ce281" table:content-validation-name="val1"/>
          <table:table-cell table:style-name="ce282" table:content-validation-name="val1"/>
          <table:table-cell table:style-name="ce283" table:content-validation-name="val1"/>
          <table:table-cell table:style-name="ce284" table:content-validation-name="val1"/>
          <table:table-cell table:style-name="ce285" table:content-validation-name="val1"/>
          <table:table-cell table:style-name="ce286" table:content-validation-name="val1"/>
          <table:table-cell table:style-name="ce287" table:content-validation-name="val1"/>
          <table:table-cell table:style-name="ce288" table:content-validation-name="val1"/>
          <table:table-cell table:style-name="ce289" table:content-validation-name="val1"/>
          <table:table-cell table:style-name="ce290" table:content-validation-name="val1"/>
          <table:table-cell table:style-name="ce291" table:content-validation-name="val1"/>
          <table:table-cell table:style-name="ce292" table:content-validation-name="val1"/>
          <table:table-cell table:style-name="ce293" table:content-validation-name="val1"/>
          <table:table-cell table:style-name="ce294" table:content-validation-name="val1"/>
          <table:table-cell table:style-name="ce295" table:content-validation-name="val1"/>
          <table:table-cell table:style-name="ce296" table:content-validation-name="val1"/>
          <table:table-cell table:style-name="ce297" table:content-validation-name="val1"/>
          <table:table-cell table:style-name="ce298" table:content-validation-name="val1"/>
          <table:table-cell table:style-name="ce299" table:content-validation-name="val1"/>
          <table:table-cell table:style-name="ce300" table:content-validation-name="val1"/>
          <table:table-cell table:style-name="ce301" table:content-validation-name="val1"/>
          <table:table-cell table:style-name="ce302" table:content-validation-name="val1"/>
          <table:table-cell table:style-name="ce303" table:content-validation-name="val1"/>
          <table:table-cell table:style-name="ce304" table:content-validation-name="val1"/>
          <table:table-cell table:style-name="ce305" table:content-validation-name="val1"/>
          <table:table-cell table:style-name="ce306" table:content-validation-name="val1"/>
          <table:table-cell table:style-name="ce307" table:content-validation-name="val1"/>
          <table:table-cell table:style-name="ce308" table:content-validation-name="val1"/>
          <table:table-cell table:style-name="ce309" table:content-validation-name="val1"/>
          <table:table-cell table:style-name="ce310" table:content-validation-name="val1"/>
          <table:table-cell table:style-name="ce311" table:content-validation-name="val1"/>
          <table:table-cell table:style-name="ce312" table:content-validation-name="val1"/>
          <table:table-cell table:style-name="ce313" table:content-validation-name="val1"/>
          <table:table-cell table:style-name="ce314" table:content-validation-name="val1"/>
          <table:table-cell table:style-name="ce315" table:content-validation-name="val1"/>
          <table:table-cell table:style-name="ce320" table:content-validation-name="val1"/>
          <table:table-cell table:style-name="ce324" table:content-validation-name="val1"/>
          <table:table-cell table:style-name="ce325" table:content-validation-name="val1"/>
          <table:table-cell table:style-name="ce326" table:content-validation-name="val1"/>
          <table:table-cell table:style-name="ce327" table:content-validation-name="val1"/>
          <table:table-cell table:style-name="ce328" table:content-validation-name="val1"/>
          <table:table-cell table:style-name="ce329" table:content-validation-name="val1"/>
          <table:table-cell table:style-name="ce330" table:content-validation-name="val1"/>
          <table:table-cell table:style-name="ce331" table:content-validation-name="val1"/>
          <table:table-cell table:style-name="ce332" table:content-validation-name="val1"/>
          <table:table-cell table:style-name="ce333" table:content-validation-name="val1"/>
          <table:table-cell table:style-name="ce334" table:content-validation-name="val1"/>
          <table:table-cell table:style-name="ce335" table:content-validation-name="val1"/>
          <table:table-cell table:style-name="ce336" table:content-validation-name="val1"/>
          <table:table-cell table:style-name="ce337" table:content-validation-name="val1"/>
          <table:table-cell table:style-name="ce338" table:content-validation-name="val1"/>
          <table:table-cell table:style-name="ce339" table:content-validation-name="val1"/>
          <table:table-cell table:style-name="ce340" table:content-validation-name="val1"/>
          <table:table-cell table:style-name="ce341" table:content-validation-name="val1"/>
          <table:table-cell table:style-name="ce342" table:content-validation-name="val1"/>
          <table:table-cell table:style-name="ce343" table:content-validation-name="val1"/>
          <table:table-cell table:style-name="ce344" table:content-validation-name="val1"/>
          <table:table-cell table:style-name="ce345" table:content-validation-name="val1"/>
          <table:table-cell table:style-name="ce346" table:content-validation-name="val1"/>
          <table:table-cell table:style-name="ce347" table:content-validation-name="val1"/>
          <table:table-cell table:style-name="ce348" table:content-validation-name="val1"/>
          <table:table-cell table:style-name="ce349" table:content-validation-name="val1"/>
          <table:table-cell table:style-name="ce350" table:content-validation-name="val1"/>
          <table:table-cell table:style-name="ce351" table:content-validation-name="val1"/>
          <table:table-cell table:style-name="ce352" table:content-validation-name="val1"/>
          <table:table-cell table:style-name="ce353" table:content-validation-name="val1"/>
          <table:table-cell table:style-name="ce354" table:content-validation-name="val1"/>
          <table:table-cell table:style-name="ce355" table:content-validation-name="val1"/>
          <table:table-cell table:style-name="ce356" table:content-validation-name="val1"/>
          <table:table-cell table:style-name="ce357" table:content-validation-name="val1"/>
          <table:table-cell table:style-name="ce358" table:content-validation-name="val1"/>
          <table:table-cell table:style-name="ce359" table:content-validation-name="val1"/>
          <table:table-cell table:style-name="ce360" table:content-validation-name="val1"/>
          <table:table-cell table:style-name="ce361" table:content-validation-name="val1"/>
          <table:table-cell table:style-name="ce362" table:content-validation-name="val1"/>
          <table:table-cell table:style-name="ce363" table:content-validation-name="val1"/>
          <table:table-cell table:style-name="ce364" table:content-validation-name="val1"/>
          <table:table-cell table:style-name="ce365" table:content-validation-name="val1"/>
          <table:table-cell table:style-name="ce366" table:content-validation-name="val1"/>
          <table:table-cell table:style-name="ce367" table:content-validation-name="val1"/>
          <table:table-cell table:style-name="ce368" table:content-validation-name="val1"/>
          <table:table-cell table:style-name="ce369" table:content-validation-name="val1"/>
          <table:table-cell table:style-name="ce370" table:content-validation-name="val1"/>
          <table:table-cell table:style-name="ce371" table:content-validation-name="val1"/>
          <table:table-cell table:style-name="ce372" table:content-validation-name="val1"/>
          <table:table-cell table:style-name="ce373" table:content-validation-name="val1"/>
          <table:table-cell table:style-name="ce374" table:content-validation-name="val1"/>
          <table:table-cell table:style-name="ce375" table:content-validation-name="val1"/>
          <table:table-cell table:style-name="ce376" table:content-validation-name="val1"/>
          <table:table-cell table:style-name="ce377" table:content-validation-name="val1"/>
          <table:table-cell table:style-name="ce378" table:content-validation-name="val1"/>
          <table:table-cell table:style-name="ce379" table:content-validation-name="val1"/>
          <table:table-cell table:style-name="ce380" table:content-validation-name="val1"/>
          <table:table-cell table:style-name="ce381" table:content-validation-name="val1"/>
          <table:table-cell table:style-name="ce382" table:content-validation-name="val1"/>
          <table:table-cell table:style-name="ce383" table:content-validation-name="val1"/>
          <table:table-cell table:style-name="ce384" table:content-validation-name="val1"/>
          <table:table-cell table:style-name="ce385" table:content-validation-name="val1"/>
          <table:table-cell table:style-name="ce386" table:content-validation-name="val1"/>
          <table:table-cell table:style-name="ce387" table:content-validation-name="val1"/>
          <table:table-cell table:style-name="ce388" table:content-validation-name="val1"/>
          <table:table-cell table:style-name="ce389" table:content-validation-name="val1"/>
          <table:table-cell table:style-name="ce390" table:content-validation-name="val1"/>
          <table:table-cell table:style-name="ce391" table:content-validation-name="val1"/>
          <table:table-cell table:style-name="ce392" table:content-validation-name="val1"/>
          <table:table-cell table:style-name="ce393" table:content-validation-name="val1"/>
          <table:table-cell table:style-name="ce394" table:content-validation-name="val1"/>
          <table:table-cell table:style-name="ce395" table:content-validation-name="val1"/>
          <table:table-cell table:style-name="ce396" table:content-validation-name="val1"/>
          <table:table-cell table:style-name="ce397" table:content-validation-name="val1"/>
          <table:table-cell table:style-name="ce398" table:content-validation-name="val1"/>
          <table:table-cell table:style-name="ce399" table:content-validation-name="val1"/>
          <table:table-cell table:style-name="ce400" table:content-validation-name="val1"/>
          <table:table-cell table:style-name="ce401" table:content-validation-name="val1"/>
          <table:table-cell table:style-name="ce402" table:content-validation-name="val1"/>
          <table:table-cell table:style-name="ce403" table:content-validation-name="val1"/>
          <table:table-cell table:style-name="ce404" table:content-validation-name="val1"/>
          <table:table-cell table:style-name="ce405" table:content-validation-name="val1"/>
          <table:table-cell table:style-name="ce406" table:content-validation-name="val1"/>
          <table:table-cell table:style-name="ce407" table:content-validation-name="val1"/>
          <table:table-cell table:style-name="ce408" table:content-validation-name="val1"/>
          <table:table-cell table:style-name="ce409" table:content-validation-name="val1"/>
          <table:table-cell table:style-name="ce410" table:content-validation-name="val1"/>
          <table:table-cell table:style-name="ce411" table:content-validation-name="val1"/>
          <table:table-cell table:style-name="ce412" table:content-validation-name="val1"/>
          <table:table-cell table:style-name="ce413" table:content-validation-name="val1"/>
          <table:table-cell table:style-name="ce414" table:content-validation-name="val1"/>
          <table:table-cell table:style-name="ce415" table:content-validation-name="val1"/>
          <table:table-cell table:style-name="ce416" table:content-validation-name="val1"/>
          <table:table-cell table:style-name="ce417" table:content-validation-name="val1"/>
          <table:table-cell table:style-name="ce418" table:content-validation-name="val1"/>
          <table:table-cell table:style-name="ce419" table:content-validation-name="val1"/>
          <table:table-cell table:style-name="ce420" table:content-validation-name="val1"/>
          <table:table-cell table:style-name="ce421" table:content-validation-name="val1"/>
          <table:table-cell table:style-name="ce422" table:content-validation-name="val1"/>
          <table:table-cell table:style-name="ce423" table:content-validation-name="val1"/>
          <table:table-cell table:style-name="ce424" table:content-validation-name="val1"/>
          <table:table-cell table:style-name="ce425" table:content-validation-name="val1"/>
          <table:table-cell table:style-name="ce426" table:content-validation-name="val1"/>
          <table:table-cell table:style-name="ce427" table:content-validation-name="val1"/>
          <table:table-cell table:style-name="ce428" table:content-validation-name="val1"/>
          <table:table-cell table:style-name="ce429" table:content-validation-name="val1"/>
          <table:table-cell table:style-name="ce430" table:content-validation-name="val1"/>
          <table:table-cell table:style-name="ce431" table:content-validation-name="val1"/>
          <table:table-cell table:style-name="ce432" table:content-validation-name="val1"/>
          <table:table-cell table:style-name="ce433" table:content-validation-name="val1"/>
          <table:table-cell table:style-name="ce434" table:content-validation-name="val1"/>
          <table:table-cell table:style-name="ce435" table:content-validation-name="val1"/>
          <table:table-cell table:style-name="ce436" table:content-validation-name="val1"/>
          <table:table-cell table:style-name="ce437" table:content-validation-name="val1"/>
          <table:table-cell table:style-name="ce438" table:content-validation-name="val1"/>
          <table:table-cell table:style-name="ce439" table:content-validation-name="val1"/>
          <table:table-cell table:style-name="ce440" table:content-validation-name="val1"/>
          <table:table-cell table:style-name="ce441" table:content-validation-name="val1"/>
          <table:table-cell table:style-name="ce442" table:content-validation-name="val1"/>
          <table:table-cell table:style-name="ce443" table:content-validation-name="val1"/>
          <table:table-cell table:style-name="ce444" table:content-validation-name="val1"/>
          <table:table-cell table:style-name="ce445" table:content-validation-name="val1"/>
          <table:table-cell table:style-name="ce446" table:content-validation-name="val1"/>
          <table:table-cell table:style-name="ce447" table:content-validation-name="val1"/>
          <table:table-cell table:style-name="ce448" table:content-validation-name="val1"/>
          <table:table-cell table:style-name="ce449" table:content-validation-name="val1"/>
          <table:table-cell table:style-name="ce450" table:content-validation-name="val1"/>
          <table:table-cell table:style-name="ce451" table:content-validation-name="val1"/>
          <table:table-cell table:style-name="ce452" table:content-validation-name="val1"/>
          <table:table-cell table:style-name="ce453" table:content-validation-name="val1"/>
          <table:table-cell table:style-name="ce454" table:content-validation-name="val1"/>
          <table:table-cell table:style-name="ce455" table:content-validation-name="val1"/>
          <table:table-cell table:style-name="ce456" table:content-validation-name="val1"/>
          <table:table-cell table:style-name="ce457" table:content-validation-name="val1"/>
          <table:table-cell table:style-name="ce458" table:content-validation-name="val1"/>
          <table:table-cell table:style-name="ce459" table:content-validation-name="val1"/>
          <table:table-cell table:style-name="ce460" table:content-validation-name="val1"/>
          <table:table-cell table:style-name="ce461" table:content-validation-name="val1"/>
          <table:table-cell table:style-name="ce140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7" table:content-validation-name="val1" office:value-type="string" calcext:value-type="string">
            <text:p>1.1.1.1</text:p>
          </table:table-cell>
          <table:table-cell table:style-name="ce24" table:content-validation-name="val1" office:value-type="string" calcext:value-type="string">
            <text:p>Level 4 task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45" table:content-validation-name="val1"/>
          <table:table-cell table:style-name="ce61" table:content-validation-name="val1" office:value-type="float" office:value="8" calcext:value-type="float">
            <text:p>8</text:p>
          </table:table-cell>
          <table:table-cell table:style-name="ce73" table:content-validation-name="val1" table:formula="of:=IF([.E15]&gt;0;WORKDAY([.D15];[.E15]-1); &quot;&quot;)" office:value-type="date" office:date-value="1900-01-09" calcext:value-type="date">
            <text:p>09-janv.-1900</text:p>
          </table:table-cell>
          <table:table-cell table:style-name="ce86" table:content-validation-name="val1" office:value-type="percentage" office:value="0.5" calcext:value-type="percentage">
            <text:p>50%</text:p>
          </table:table-cell>
          <table:table-cell table:style-name="ce101" table:content-validation-name="val1" table:formula="of:=IF(ISNUMBER([.F15]);[.F15]-[.D15]+1;&quot;&quot;)" office:value-type="float" office:value="11" calcext:value-type="float">
            <text:p>11</text:p>
          </table:table-cell>
          <table:table-cell table:style-name="ce109" table:content-validation-name="val1" table:formula="of:=IF(ISNUMBER([.E15]);ROUNDDOWN([.E15]*[.G15]);&quot;&quot;)" office:value-type="float" office:value="4" calcext:value-type="float">
            <text:p>4</text:p>
          </table:table-cell>
          <table:table-cell table:style-name="ce116" table:content-validation-name="val1" table:formula="of:=IF(ISNUMBER([.E15]);[.E15]-[.I15];&quot;&quot;)" office:value-type="float" office:value="4" calcext:value-type="float">
            <text:p>4</text:p>
          </table:table-cell>
          <table:table-cell table:style-name="ce123" table:content-validation-name="val1"/>
          <table:table-cell table:style-name="ce126" table:content-validation-name="val1" table:number-columns-repeated="41"/>
          <table:table-cell table:style-name="ce133" table:content-validation-name="val1" table:number-columns-repeated="139"/>
          <table:table-cell table:style-name="ce141" table:content-validation-name="val1" table:number-columns-repeated="690"/>
          <table:table-cell table:style-name="ce145" table:content-validation-name="val1" table:number-columns-repeated="143"/>
        </table:table-row>
        <table:table-row table:style-name="ro4">
          <table:table-cell table:style-name="ce6" table:content-validation-name="val1" office:value-type="string" calcext:value-type="string">
            <text:p>1.2</text:p>
          </table:table-cell>
          <table:table-cell table:style-name="ce22" table:content-validation-name="val1" office:value-type="string" calcext:value-type="string">
            <text:p>Sub Task Level 2</text:p>
          </table:table-cell>
          <table:table-cell table:style-name="ce34" table:content-validation-name="val1" office:value-type="string" calcext:value-type="string">
            <text:p>Essai</text:p>
          </table:table-cell>
          <table:table-cell table:style-name="ce45" table:content-validation-name="val1"/>
          <table:table-cell table:style-name="ce59" table:content-validation-name="val1" office:value-type="float" office:value="12" calcext:value-type="float">
            <text:p>12</text:p>
          </table:table-cell>
          <table:table-cell table:style-name="ce71" table:content-validation-name="val1" table:formula="of:=IF([.E16]&gt;0;WORKDAY([.D16];[.E16]-1); &quot;&quot;)" office:value-type="date" office:date-value="1900-01-15" calcext:value-type="date">
            <text:p>15-janv.-1900</text:p>
          </table:table-cell>
          <table:table-cell table:style-name="ce84" table:content-validation-name="val1" office:value-type="percentage" office:value="0.33" calcext:value-type="percentage">
            <text:p>33%</text:p>
          </table:table-cell>
          <table:table-cell table:style-name="ce101" table:content-validation-name="val1" table:formula="of:=IF(ISNUMBER([.F16]);[.F16]-[.D16]+1;&quot;&quot;)" office:value-type="float" office:value="17" calcext:value-type="float">
            <text:p>17</text:p>
          </table:table-cell>
          <table:table-cell table:style-name="ce109" table:content-validation-name="val1" table:formula="of:=IF(ISNUMBER([.E16]);ROUNDDOWN([.E16]*[.G16]);&quot;&quot;)" office:value-type="float" office:value="3" calcext:value-type="float">
            <text:p>3</text:p>
          </table:table-cell>
          <table:table-cell table:style-name="ce116" table:content-validation-name="val1" table:formula="of:=IF(ISNUMBER([.E16]);[.E16]-[.I16];&quot;&quot;)" office:value-type="float" office:value="9" calcext:value-type="float">
            <text:p>9</text:p>
          </table:table-cell>
          <table:table-cell table:style-name="ce124" table:content-validation-name="val1"/>
          <table:table-cell table:style-name="ce128" table:content-validation-name="val1" table:number-columns-repeated="41"/>
          <table:table-cell table:style-name="ce131" table:content-validation-name="val1" table:number-columns-repeated="139"/>
          <table:table-cell table:style-name="ce139" table:content-validation-name="val1" table:number-columns-repeated="690"/>
          <table:table-cell table:style-name="ce37" table:content-validation-name="val1" table:number-columns-repeated="143"/>
        </table:table-row>
        <table:table-row table:style-name="ro4">
          <table:table-cell table:style-name="ce7" table:content-validation-name="val1" office:value-type="string" calcext:value-type="string">
            <text:p>1.2.1</text:p>
          </table:table-cell>
          <table:table-cell table:style-name="ce23" table:content-validation-name="val1" office:value-type="string" calcext:value-type="string">
            <text:p>Level 3 Task</text:p>
          </table:table-cell>
          <table:table-cell table:style-name="ce35" table:content-validation-name="val1" office:value-type="string" calcext:value-type="string">
            <text:p>sous tache 1</text:p>
          </table:table-cell>
          <table:table-cell table:style-name="ce45" table:content-validation-name="val1"/>
          <table:table-cell table:style-name="ce60" table:content-validation-name="val1" office:value-type="float" office:value="5" calcext:value-type="float">
            <text:p>5</text:p>
          </table:table-cell>
          <table:table-cell table:style-name="ce72" table:content-validation-name="val1" table:formula="of:=IF([.E17]&gt;0;WORKDAY([.D17];[.E17]-1); &quot;&quot;)" office:value-type="date" office:date-value="1900-01-04" calcext:value-type="date">
            <text:p>04-janv.-1900</text:p>
          </table:table-cell>
          <table:table-cell table:style-name="ce85" table:content-validation-name="val1" office:value-type="percentage" office:value="0.33" calcext:value-type="percentage">
            <text:p>33%</text:p>
          </table:table-cell>
          <table:table-cell table:style-name="ce101" table:content-validation-name="val1" table:formula="of:=IF(ISNUMBER([.F17]);[.F17]-[.D17]+1;&quot;&quot;)" office:value-type="float" office:value="6" calcext:value-type="float">
            <text:p>6</text:p>
          </table:table-cell>
          <table:table-cell table:style-name="ce109" table:content-validation-name="val1" table:formula="of:=IF(ISNUMBER([.E17]);ROUNDDOWN([.E17]*[.G17]);&quot;&quot;)" office:value-type="float" office:value="1" calcext:value-type="float">
            <text:p>1</text:p>
          </table:table-cell>
          <table:table-cell table:style-name="ce116" table:content-validation-name="val1" table:formula="of:=IF(ISNUMBER([.E17]);[.E17]-[.I17];&quot;&quot;)" office:value-type="float" office:value="4" calcext:value-type="float">
            <text:p>4</text:p>
          </table:table-cell>
          <table:table-cell table:style-name="ce125" table:content-validation-name="val1"/>
          <table:table-cell table:style-name="ce126" table:content-validation-name="val1" table:number-columns-repeated="41"/>
          <table:table-cell table:style-name="ce132" table:content-validation-name="val1" table:number-columns-repeated="139"/>
          <table:table-cell table:style-name="ce140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7" table:content-validation-name="val1" office:value-type="string" calcext:value-type="string">
            <text:p>1.2.2</text:p>
          </table:table-cell>
          <table:table-cell table:style-name="ce23" table:content-validation-name="val1" office:value-type="string" calcext:value-type="string">
            <text:p>Level 3 Task</text:p>
          </table:table-cell>
          <table:table-cell table:style-name="ce35" table:content-validation-name="val1"/>
          <table:table-cell table:style-name="ce46" table:content-validation-name="val1"/>
          <table:table-cell table:style-name="ce60" table:content-validation-name="val1"/>
          <table:table-cell table:style-name="ce72" table:content-validation-name="val1"/>
          <table:table-cell table:style-name="ce85" table:content-validation-name="val1"/>
          <table:table-cell table:style-name="ce101" table:content-validation-name="val1" table:formula="of:=IF(ISNUMBER([.F18]);[.F18]-[.D18]+1;&quot;&quot;)">
            <text:p/>
          </table:table-cell>
          <table:table-cell table:style-name="ce109" table:content-validation-name="val1" table:formula="of:=IF(ISNUMBER([.E18]);ROUNDDOWN([.E18]*[.G18]);&quot;&quot;)">
            <text:p/>
          </table:table-cell>
          <table:table-cell table:style-name="ce116" table:content-validation-name="val1" table:formula="of:=IF(ISNUMBER([.E18]);[.E18]-[.I18];&quot;&quot;)">
            <text:p/>
          </table:table-cell>
          <table:table-cell table:style-name="ce125" table:content-validation-name="val1"/>
          <table:table-cell table:style-name="ce126" table:content-validation-name="val1" table:number-columns-repeated="41"/>
          <table:table-cell table:style-name="ce132" table:content-validation-name="val1" table:number-columns-repeated="139"/>
          <table:table-cell table:style-name="ce140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6" table:content-validation-name="val1" office:value-type="string" calcext:value-type="string">
            <text:p>1.3</text:p>
          </table:table-cell>
          <table:table-cell table:style-name="ce22" table:content-validation-name="val1" office:value-type="string" calcext:value-type="string">
            <text:p>Milestone 1</text:p>
          </table:table-cell>
          <table:table-cell table:style-name="ce34" table:content-validation-name="val1"/>
          <table:table-cell table:style-name="ce46" table:content-validation-name="val1"/>
          <table:table-cell table:style-name="ce60" table:content-validation-name="val1"/>
          <table:table-cell table:style-name="ce72" table:content-validation-name="val1" table:formula="of:=IF([.E19]&gt;0;WORKDAY([.D19];[.E19]-1); &quot;&quot;)">
            <text:p/>
          </table:table-cell>
          <table:table-cell table:style-name="ce85" table:content-validation-name="val1"/>
          <table:table-cell table:style-name="ce101" table:content-validation-name="val1" table:formula="of:=IF(ISNUMBER([.F19]);[.F19]-[.D19]+1;&quot;&quot;)">
            <text:p/>
          </table:table-cell>
          <table:table-cell table:style-name="ce109" table:content-validation-name="val1" table:formula="of:=IF(ISNUMBER([.E19]);ROUNDDOWN([.E19]*[.G19]);&quot;&quot;)">
            <text:p/>
          </table:table-cell>
          <table:table-cell table:style-name="ce116" table:content-validation-name="val1" table:formula="of:=IF(ISNUMBER([.E19]);[.E19]-[.I19];&quot;&quot;)">
            <text:p/>
          </table:table-cell>
          <table:table-cell table:style-name="ce125" table:content-validation-name="val1"/>
          <table:table-cell table:style-name="ce126" table:content-validation-name="val1" table:number-columns-repeated="41"/>
          <table:table-cell table:style-name="ce132" table:content-validation-name="val1" table:number-columns-repeated="139"/>
          <table:table-cell table:style-name="ce140" table:content-validation-name="val1" table:number-columns-repeated="690"/>
          <table:table-cell table:content-validation-name="val1" table:number-columns-repeated="143"/>
        </table:table-row>
        <table:table-row table:style-name="ro4" table:number-rows-repeated="2">
          <table:table-cell table:style-name="ce8" table:content-validation-name="val1"/>
          <table:table-cell table:style-name="ce25" table:content-validation-name="val1"/>
          <table:table-cell table:style-name="ce28" table:content-validation-name="val1"/>
          <table:table-cell table:style-name="ce47" table:content-validation-name="val1"/>
          <table:table-cell table:style-name="ce62" table:content-validation-name="val1"/>
          <table:table-cell table:style-name="ce74" table:content-validation-name="val1"/>
          <table:table-cell table:style-name="ce87" table:content-validation-name="val1"/>
          <table:table-cell table:style-name="ce101" table:content-validation-name="val1"/>
          <table:table-cell table:style-name="ce109" table:content-validation-name="val1"/>
          <table:table-cell table:style-name="ce116" table:content-validation-name="val1"/>
          <table:table-cell table:style-name="ce126" table:content-validation-name="val1" table:number-columns-repeated="42"/>
          <table:table-cell table:style-name="ce132" table:content-validation-name="val1" table:number-columns-repeated="139"/>
          <table:table-cell table:style-name="ce140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6" table:content-validation-name="val1"/>
          <table:table-cell table:style-name="ce22" table:content-validation-name="val1"/>
          <table:table-cell table:style-name="ce34" table:content-validation-name="val1"/>
          <table:table-cell table:style-name="ce48" table:content-validation-name="val1"/>
          <table:table-cell table:style-name="ce63" table:content-validation-name="val1"/>
          <table:table-cell table:style-name="ce75" table:content-validation-name="val1" table:formula="of:=IF([.E22]&gt;0;WORKDAY([.D22];[.E22]-1); &quot;&quot;)">
            <text:p/>
          </table:table-cell>
          <table:table-cell table:style-name="ce88" table:content-validation-name="val1"/>
          <table:table-cell table:style-name="ce101" table:content-validation-name="val1" table:formula="of:=IF([.E22]&gt;0;[.F22]-[.D22]+1;&quot;&quot;)">
            <text:p/>
          </table:table-cell>
          <table:table-cell table:style-name="ce109" table:content-validation-name="val1" table:formula="of:==IF([.E22]&gt;0;ROUNDDOWN([.E22]*[.G22]);&quot;&quot;)">
            <text:p/>
          </table:table-cell>
          <table:table-cell table:style-name="ce116" table:content-validation-name="val1" table:formula="of:=IF([.E22]&gt;0;[.E22]-[.I22];&quot;&quot;)">
            <text:p/>
          </table:table-cell>
          <table:table-cell table:style-name="ce126" table:content-validation-name="val1" table:number-columns-repeated="42"/>
          <table:table-cell table:style-name="ce131" table:content-validation-name="val1" table:number-columns-repeated="139"/>
          <table:table-cell table:style-name="ce139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8" table:content-validation-name="val1"/>
          <table:table-cell table:style-name="ce26" table:content-validation-name="val1"/>
          <table:table-cell table:style-name="ce28" table:content-validation-name="val1"/>
          <table:table-cell table:style-name="ce47" table:content-validation-name="val1"/>
          <table:table-cell table:style-name="ce62" table:content-validation-name="val1"/>
          <table:table-cell table:style-name="ce74" table:content-validation-name="val1" table:formula="of:=IF([.E23]&gt;0;WORKDAY([.D23];[.E23]-1); &quot;&quot;)">
            <text:p/>
          </table:table-cell>
          <table:table-cell table:style-name="ce87" table:content-validation-name="val1"/>
          <table:table-cell table:style-name="ce101" table:content-validation-name="val1" table:formula="of:=IF([.E23]&gt;0;[.F23]-[.D23]+1;&quot;&quot;)">
            <text:p/>
          </table:table-cell>
          <table:table-cell table:style-name="ce109" table:content-validation-name="val1" table:formula="of:==IF([.E23]&gt;0;ROUNDDOWN([.E23]*[.G23]);&quot;&quot;)">
            <text:p/>
          </table:table-cell>
          <table:table-cell table:style-name="ce116" table:content-validation-name="val1" table:formula="of:=IF([.E23]&gt;0;[.E23]-[.I23];&quot;&quot;)">
            <text:p/>
          </table:table-cell>
          <table:table-cell table:style-name="ce126" table:content-validation-name="val1" table:number-columns-repeated="42"/>
          <table:table-cell table:style-name="ce132" table:content-validation-name="val1" table:number-columns-repeated="139"/>
          <table:table-cell table:style-name="ce140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9" table:content-validation-name="val1" office:value-type="string" calcext:value-type="string">
            <text:p>Lignes de gabarits (tâche de démarrage, début et durée): copie et passé la section entière ou quelques lignes seulement</text:p>
          </table:table-cell>
          <table:table-cell table:style-name="ce26" table:content-validation-name="val1"/>
          <table:table-cell table:style-name="ce28" table:content-validation-name="val1"/>
          <table:table-cell table:style-name="ce47" table:content-validation-name="val1"/>
          <table:table-cell table:style-name="ce62" table:content-validation-name="val1"/>
          <table:table-cell table:style-name="ce74" table:content-validation-name="val1" table:formula="of:=IF([.E24]&gt;0;WORKDAY([.D24];[.E24]-1); &quot;&quot;)">
            <text:p/>
          </table:table-cell>
          <table:table-cell table:style-name="ce87" table:content-validation-name="val1"/>
          <table:table-cell table:style-name="ce101" table:content-validation-name="val1" table:formula="of:=IF([.E24]&gt;0;[.F24]-[.D24]+1;&quot;&quot;)">
            <text:p/>
          </table:table-cell>
          <table:table-cell table:style-name="ce109" table:content-validation-name="val1" table:formula="of:==IF([.E24]&gt;0;ROUNDDOWN([.E24]*[.G24]);&quot;&quot;)">
            <text:p/>
          </table:table-cell>
          <table:table-cell table:style-name="ce116" table:content-validation-name="val1" table:formula="of:=IF([.E24]&gt;0;[.E24]-[.I24];&quot;&quot;)">
            <text:p/>
          </table:table-cell>
          <table:table-cell table:style-name="ce126" table:content-validation-name="val1" table:number-columns-repeated="42"/>
          <table:table-cell table:style-name="ce132" table:content-validation-name="val1" table:number-columns-repeated="139"/>
          <table:table-cell table:style-name="ce140" table:content-validation-name="val1" table:number-columns-repeated="690"/>
          <table:table-cell table:content-validation-name="val1" table:number-columns-repeated="143"/>
        </table:table-row>
        <table:table-row table:style-name="ro8">
          <table:table-cell table:style-name="ce10" table:content-validation-name="val1" office:value-type="string" calcext:value-type="string">
            <text:p>1</text:p>
          </table:table-cell>
          <table:table-cell table:style-name="ce27" table:content-validation-name="val1" office:value-type="string" calcext:value-type="string">
            <text:p>Task Category 1</text:p>
          </table:table-cell>
          <table:table-cell table:style-name="ce27" table:content-validation-name="val1" office:value-type="string" calcext:value-type="string">
            <text:p>[name]</text:p>
          </table:table-cell>
          <table:table-cell table:style-name="ce44" table:content-validation-name="val1" table:formula="of:=MIN([.D26:.D28])" office:value-type="date" office:date-value="2018-09-18" calcext:value-type="date">
            <text:p>18-sept.-2018</text:p>
          </table:table-cell>
          <table:table-cell table:style-name="ce58" table:content-validation-name="val1" table:formula="of:=NETWORKDAYS([.D25];[.F25])" office:value-type="float" office:value="6" calcext:value-type="float">
            <text:p>6</text:p>
          </table:table-cell>
          <table:table-cell table:style-name="ce70" table:content-validation-name="val1" table:formula="of:=MAX([.F26:.F28])" office:value-type="date" office:date-value="2018-09-25" calcext:value-type="date">
            <text:p>25-sept.-2018</text:p>
          </table:table-cell>
          <table:table-cell table:style-name="ce89" table:content-validation-name="val1" table:formula="of:=SUMPRODUCT([.G26:.G28];[.E26:.E28])/SUM([.E26:.E28])" office:value-type="percentage" office:value="0.611111111111111" calcext:value-type="percentage">
            <text:p>61%</text:p>
          </table:table-cell>
          <table:table-cell table:style-name="ce100" table:content-validation-name="val1" table:formula="of:=[.F25]-[.D25]+1" office:value-type="float" office:value="8" calcext:value-type="float">
            <text:p>8</text:p>
          </table:table-cell>
          <table:table-cell table:style-name="ce108" table:content-validation-name="val1" table:formula="of:=SUM([.I26:.I28])" office:value-type="float" office:value="5" calcext:value-type="float">
            <text:p>5</text:p>
          </table:table-cell>
          <table:table-cell table:style-name="ce115" table:content-validation-name="val1" table:formula="of:=SUM([.J26:.J28])" office:value-type="float" office:value="4" calcext:value-type="float">
            <text:p>4</text:p>
          </table:table-cell>
          <table:table-cell table:style-name="ce127" table:content-validation-name="val1" table:number-columns-repeated="42"/>
          <table:table-cell table:style-name="ce134" table:content-validation-name="val1" table:number-columns-repeated="139"/>
          <table:table-cell table:style-name="ce142" table:content-validation-name="val1" table:number-columns-repeated="690"/>
          <table:table-cell table:style-name="ce144" table:content-validation-name="val1"/>
          <table:table-cell table:style-name="ce146" table:content-validation-name="val1" table:number-columns-repeated="142"/>
        </table:table-row>
        <table:table-row table:style-name="ro4">
          <table:table-cell table:style-name="ce6" table:content-validation-name="val1" office:value-type="string" calcext:value-type="string">
            <text:p>1.1</text:p>
          </table:table-cell>
          <table:table-cell table:style-name="ce22" table:content-validation-name="val1" office:value-type="string" calcext:value-type="string">
            <text:p>Level 2 Task</text:p>
          </table:table-cell>
          <table:table-cell table:style-name="ce34" table:content-validation-name="val1" office:value-type="string" calcext:value-type="string">
            <text:p>[name]</text:p>
          </table:table-cell>
          <table:table-cell table:style-name="ce45" table:content-validation-name="val1"/>
          <table:table-cell table:style-name="ce59" table:content-validation-name="val1"/>
          <table:table-cell table:style-name="ce71" table:content-validation-name="val1" table:formula="of:=IF([.E26]&gt;0;WORKDAY([.D26];[.E26]-1); &quot;&quot;)">
            <text:p/>
          </table:table-cell>
          <table:table-cell table:style-name="ce84" table:content-validation-name="val1"/>
          <table:table-cell table:style-name="ce101" table:content-validation-name="val1" table:formula="of:=IF(ISNUMBER([.F26]);[.F26]-[.D26]+1;&quot;&quot;)">
            <text:p/>
          </table:table-cell>
          <table:table-cell table:style-name="ce109" table:content-validation-name="val1" table:formula="of:=IF(ISNUMBER([.E26]);ROUNDDOWN([.E26]*[.G26]);&quot;&quot;)">
            <text:p/>
          </table:table-cell>
          <table:table-cell table:style-name="ce116" table:content-validation-name="val1" table:formula="of:=IF(ISNUMBER([.E26]);[.E26]-[.I26];&quot;&quot;)">
            <text:p/>
          </table:table-cell>
          <table:table-cell table:style-name="ce128" table:content-validation-name="val1" table:number-columns-repeated="42"/>
          <table:table-cell table:style-name="ce131" table:content-validation-name="val1" table:number-columns-repeated="139"/>
          <table:table-cell table:style-name="ce139" table:content-validation-name="val1" table:number-columns-repeated="690"/>
          <table:table-cell table:style-name="ce37" table:content-validation-name="val1" table:number-columns-repeated="143"/>
        </table:table-row>
        <table:table-row table:style-name="ro4">
          <table:table-cell table:style-name="ce7" table:content-validation-name="val1" office:value-type="string" calcext:value-type="string">
            <text:p>1.1.1</text:p>
          </table:table-cell>
          <table:table-cell table:style-name="ce23" table:content-validation-name="val1" office:value-type="string" calcext:value-type="string">
            <text:p>Level 3 Task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46" table:content-validation-name="val1" office:value-type="date" office:date-value="2018-09-18" calcext:value-type="date">
            <text:p>18-sept.-2018</text:p>
          </table:table-cell>
          <table:table-cell table:style-name="ce61" table:content-validation-name="val1" office:value-type="float" office:value="4" calcext:value-type="float">
            <text:p>4</text:p>
          </table:table-cell>
          <table:table-cell table:style-name="ce72" table:content-validation-name="val1" table:formula="of:=IF([.E27]&gt;0;WORKDAY([.D27];[.E27]-1); &quot;&quot;)" office:value-type="date" office:date-value="2018-09-21" calcext:value-type="date">
            <text:p>21-sept.-2018</text:p>
          </table:table-cell>
          <table:table-cell table:style-name="ce86" table:content-validation-name="val1" office:value-type="percentage" office:value="0.75" calcext:value-type="percentage">
            <text:p>75%</text:p>
          </table:table-cell>
          <table:table-cell table:style-name="ce101" table:content-validation-name="val1" table:formula="of:=IF(ISNUMBER([.F27]);[.F27]-[.D27]+1;&quot;&quot;)" office:value-type="float" office:value="4" calcext:value-type="float">
            <text:p>4</text:p>
          </table:table-cell>
          <table:table-cell table:style-name="ce109" table:content-validation-name="val1" table:formula="of:=IF(ISNUMBER([.E27]);ROUNDDOWN([.E27]*[.G27]);&quot;&quot;)" office:value-type="float" office:value="3" calcext:value-type="float">
            <text:p>3</text:p>
          </table:table-cell>
          <table:table-cell table:style-name="ce116" table:content-validation-name="val1" table:formula="of:=IF(ISNUMBER([.E27]);[.E27]-[.I27];&quot;&quot;)" office:value-type="float" office:value="1" calcext:value-type="float">
            <text:p>1</text:p>
          </table:table-cell>
          <table:table-cell table:style-name="ce126" table:content-validation-name="val1" table:number-columns-repeated="42"/>
          <table:table-cell table:style-name="ce133" table:content-validation-name="val1" table:number-columns-repeated="139"/>
          <table:table-cell table:style-name="ce141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7" table:content-validation-name="val1" office:value-type="string" calcext:value-type="string">
            <text:p>1.1.1.1</text:p>
          </table:table-cell>
          <table:table-cell table:style-name="ce24" table:content-validation-name="val1" office:value-type="string" calcext:value-type="string">
            <text:p>Level 4 task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46" table:content-validation-name="val1" office:value-type="date" office:date-value="2018-09-19" calcext:value-type="date">
            <text:p>19-sept.-2018</text:p>
          </table:table-cell>
          <table:table-cell table:style-name="ce61" table:content-validation-name="val1" office:value-type="float" office:value="5" calcext:value-type="float">
            <text:p>5</text:p>
          </table:table-cell>
          <table:table-cell table:style-name="ce72" table:content-validation-name="val1" table:formula="of:=IF([.E28]&gt;0;WORKDAY([.D28];[.E28]-1); &quot;&quot;)" office:value-type="date" office:date-value="2018-09-25" calcext:value-type="date">
            <text:p>25-sept.-2018</text:p>
          </table:table-cell>
          <table:table-cell table:style-name="ce86" table:content-validation-name="val1" office:value-type="percentage" office:value="0.5" calcext:value-type="percentage">
            <text:p>50%</text:p>
          </table:table-cell>
          <table:table-cell table:style-name="ce101" table:content-validation-name="val1" table:formula="of:=IF(ISNUMBER([.F28]);[.F28]-[.D28]+1;&quot;&quot;)" office:value-type="float" office:value="7" calcext:value-type="float">
            <text:p>7</text:p>
          </table:table-cell>
          <table:table-cell table:style-name="ce109" table:content-validation-name="val1" table:formula="of:=IF(ISNUMBER([.E28]);ROUNDDOWN([.E28]*[.G28]);&quot;&quot;)" office:value-type="float" office:value="2" calcext:value-type="float">
            <text:p>2</text:p>
          </table:table-cell>
          <table:table-cell table:style-name="ce116" table:content-validation-name="val1" table:formula="of:=IF(ISNUMBER([.E28]);[.E28]-[.I28];&quot;&quot;)" office:value-type="float" office:value="3" calcext:value-type="float">
            <text:p>3</text:p>
          </table:table-cell>
          <table:table-cell table:style-name="ce126" table:content-validation-name="val1" table:number-columns-repeated="42"/>
          <table:table-cell table:style-name="ce133" table:content-validation-name="val1" table:number-columns-repeated="139"/>
          <table:table-cell table:style-name="ce141" table:content-validation-name="val1" table:number-columns-repeated="690"/>
          <table:table-cell table:content-validation-name="val1" table:number-columns-repeated="143"/>
        </table:table-row>
        <table:table-row table:style-name="ro4" table:number-rows-repeated="2">
          <table:table-cell table:style-name="ce7" table:content-validation-name="val1"/>
          <table:table-cell table:style-name="ce24" table:content-validation-name="val1"/>
          <table:table-cell table:style-name="ce35" table:content-validation-name="val1"/>
          <table:table-cell table:style-name="ce49" table:content-validation-name="val1"/>
          <table:table-cell table:style-name="ce64" table:content-validation-name="val1"/>
          <table:table-cell table:style-name="ce74" table:content-validation-name="val1"/>
          <table:table-cell table:style-name="ce90" table:content-validation-name="val1"/>
          <table:table-cell table:style-name="ce101" table:content-validation-name="val1"/>
          <table:table-cell table:style-name="ce109" table:content-validation-name="val1"/>
          <table:table-cell table:style-name="ce116" table:content-validation-name="val1"/>
          <table:table-cell table:style-name="ce126" table:content-validation-name="val1" table:number-columns-repeated="42"/>
          <table:table-cell table:style-name="ce133" table:content-validation-name="val1" table:number-columns-repeated="139"/>
          <table:table-cell table:style-name="ce141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9" table:content-validation-name="val1" office:value-type="string" calcext:value-type="string">
            <text:p>Lignes de gabarits (tâche de démarrage, début et durée): copie et passé la section entière ou quelques lignes seulement</text:p>
          </table:table-cell>
          <table:table-cell table:style-name="ce26" table:content-validation-name="val1"/>
          <table:table-cell table:style-name="ce28" table:content-validation-name="val1"/>
          <table:table-cell table:style-name="ce47" table:content-validation-name="val1"/>
          <table:table-cell table:style-name="ce62" table:content-validation-name="val1"/>
          <table:table-cell table:style-name="ce74" table:content-validation-name="val1" table:formula="of:=IF([.E31]&gt;0;WORKDAY([.D31];[.E31]-1); &quot;&quot;)">
            <text:p/>
          </table:table-cell>
          <table:table-cell table:style-name="ce87" table:content-validation-name="val1"/>
          <table:table-cell table:style-name="ce101" table:content-validation-name="val1" table:formula="of:=IF([.E31]&gt;0;[.F31]-[.D31]+1;&quot;&quot;)">
            <text:p/>
          </table:table-cell>
          <table:table-cell table:style-name="ce109" table:content-validation-name="val1" table:formula="of:==IF([.E31]&gt;0;ROUNDDOWN([.E31]*[.G31]);&quot;&quot;)">
            <text:p/>
          </table:table-cell>
          <table:table-cell table:style-name="ce116" table:content-validation-name="val1" table:formula="of:=IF([.E31]&gt;0;[.E31]-[.I31];&quot;&quot;)">
            <text:p/>
          </table:table-cell>
          <table:table-cell table:style-name="ce126" table:content-validation-name="val1" table:number-columns-repeated="42"/>
          <table:table-cell table:style-name="ce133" table:content-validation-name="val1" table:number-columns-repeated="139"/>
          <table:table-cell table:style-name="ce141" table:content-validation-name="val1" table:number-columns-repeated="690"/>
          <table:table-cell table:content-validation-name="val1" table:number-columns-repeated="143"/>
        </table:table-row>
        <table:table-row table:style-name="ro8">
          <table:table-cell table:style-name="ce10" table:content-validation-name="val1" office:value-type="string" calcext:value-type="string">
            <text:p>1</text:p>
          </table:table-cell>
          <table:table-cell table:style-name="ce27" table:content-validation-name="val1" office:value-type="string" calcext:value-type="string">
            <text:p>Task Category 1</text:p>
          </table:table-cell>
          <table:table-cell table:style-name="ce27" table:content-validation-name="val1" office:value-type="string" calcext:value-type="string">
            <text:p>[name]</text:p>
          </table:table-cell>
          <table:table-cell table:style-name="ce44" table:content-validation-name="val1" table:formula="of:=MIN([.D33:.D35])" office:value-type="date" office:date-value="2018-10-01" calcext:value-type="date">
            <text:p>01-oct.-2018</text:p>
          </table:table-cell>
          <table:table-cell table:style-name="ce58" table:content-validation-name="val1" table:formula="of:=NETWORKDAYS([.D32];[.F32])" office:value-type="float" office:value="4" calcext:value-type="float">
            <text:p>4</text:p>
          </table:table-cell>
          <table:table-cell table:style-name="ce70" table:content-validation-name="val1" table:formula="of:=MAX([.F33:.F35])" office:value-type="date" office:date-value="2018-10-04" calcext:value-type="date">
            <text:p>04-oct.-2018</text:p>
          </table:table-cell>
          <table:table-cell table:style-name="ce89" table:content-validation-name="val1" table:formula="of:=IF(SUM([.E33:.E35]);SUMPRODUCT([.G33:.G35];[.E33:.E35])/SUM([.E33:.E35]);&quot;&quot;)" office:value-type="percentage" office:value="0.75" calcext:value-type="percentage">
            <text:p>75%</text:p>
          </table:table-cell>
          <table:table-cell table:style-name="ce100" table:content-validation-name="val1" table:formula="of:=[.F32]-[.D32]+1" office:value-type="float" office:value="4" calcext:value-type="float">
            <text:p>4</text:p>
          </table:table-cell>
          <table:table-cell table:style-name="ce108" table:content-validation-name="val1" table:formula="of:=SUM([.I33:.I35])" office:value-type="float" office:value="3" calcext:value-type="float">
            <text:p>3</text:p>
          </table:table-cell>
          <table:table-cell table:style-name="ce115" table:content-validation-name="val1" table:formula="of:=SUM([.J33:.J35])" office:value-type="float" office:value="1" calcext:value-type="float">
            <text:p>1</text:p>
          </table:table-cell>
          <table:table-cell table:style-name="ce126" table:content-validation-name="val1" table:number-columns-repeated="42"/>
          <table:table-cell table:style-name="ce133" table:content-validation-name="val1" table:number-columns-repeated="139"/>
          <table:table-cell table:style-name="ce141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6" table:content-validation-name="val1" office:value-type="string" calcext:value-type="string">
            <text:p>1.1</text:p>
          </table:table-cell>
          <table:table-cell table:style-name="ce22" table:content-validation-name="val1" office:value-type="string" calcext:value-type="string">
            <text:p>Level 2 Task</text:p>
          </table:table-cell>
          <table:table-cell table:style-name="ce34" table:content-validation-name="val1" office:value-type="string" calcext:value-type="string">
            <text:p>[name]</text:p>
          </table:table-cell>
          <table:table-cell table:style-name="ce45" table:content-validation-name="val1"/>
          <table:table-cell table:style-name="ce64" table:content-validation-name="val1" table:formula="of:=IF(AND([.D33]&gt;0;[.F33]&gt;0);NETWORKDAYS([.D33];[.F33]);&quot;&quot;)">
            <text:p/>
          </table:table-cell>
          <table:table-cell table:style-name="ce76" table:content-validation-name="val1"/>
          <table:table-cell table:style-name="ce84" table:content-validation-name="val1"/>
          <table:table-cell table:style-name="ce101" table:content-validation-name="val1" table:formula="of:=IF(ISNUMBER([.F33]);[.F33]-[.D33]+1;&quot;&quot;)">
            <text:p/>
          </table:table-cell>
          <table:table-cell table:style-name="ce109" table:content-validation-name="val1" table:formula="of:=IF(ISNUMBER([.E33]);ROUNDDOWN([.E33]*[.G33]);&quot;&quot;)">
            <text:p/>
          </table:table-cell>
          <table:table-cell table:style-name="ce116" table:content-validation-name="val1" table:formula="of:=IF(ISNUMBER([.E33]);[.E33]-[.I33];&quot;&quot;)">
            <text:p/>
          </table:table-cell>
          <table:table-cell table:style-name="ce126" table:content-validation-name="val1" table:number-columns-repeated="42"/>
          <table:table-cell table:style-name="ce133" table:content-validation-name="val1" table:number-columns-repeated="139"/>
          <table:table-cell table:style-name="ce141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7" table:content-validation-name="val1" office:value-type="string" calcext:value-type="string">
            <text:p>1.1.1</text:p>
          </table:table-cell>
          <table:table-cell table:style-name="ce23" table:content-validation-name="val1" office:value-type="string" calcext:value-type="string">
            <text:p>Level 3 Task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46" table:content-validation-name="val1" office:value-type="date" office:date-value="2018-10-01" calcext:value-type="date">
            <text:p>01-oct.-2018</text:p>
          </table:table-cell>
          <table:table-cell table:style-name="ce64" table:content-validation-name="val1" office:value-type="float" office:value="4" calcext:value-type="float">
            <text:p>4</text:p>
          </table:table-cell>
          <table:table-cell table:style-name="ce72" table:content-validation-name="val1" table:formula="of:=IF([.E34]&gt;0;WORKDAY([.D34];[.E34]-1); &quot;&quot;)" office:value-type="date" office:date-value="2018-10-04" calcext:value-type="date">
            <text:p>04-oct.-2018</text:p>
          </table:table-cell>
          <table:table-cell table:style-name="ce86" table:content-validation-name="val1" office:value-type="percentage" office:value="0.75" calcext:value-type="percentage">
            <text:p>75%</text:p>
          </table:table-cell>
          <table:table-cell table:style-name="ce101" table:content-validation-name="val1" table:formula="of:=IF(ISNUMBER([.F34]);[.F34]-[.D34]+1;&quot;&quot;)" office:value-type="float" office:value="4" calcext:value-type="float">
            <text:p>4</text:p>
          </table:table-cell>
          <table:table-cell table:style-name="ce109" table:content-validation-name="val1" table:formula="of:=IF(ISNUMBER([.E34]);ROUNDDOWN([.E34]*[.G34]);&quot;&quot;)" office:value-type="float" office:value="3" calcext:value-type="float">
            <text:p>3</text:p>
          </table:table-cell>
          <table:table-cell table:style-name="ce116" table:content-validation-name="val1" table:formula="of:=IF(ISNUMBER([.E34]);[.E34]-[.I34];&quot;&quot;)" office:value-type="float" office:value="1" calcext:value-type="float">
            <text:p>1</text:p>
          </table:table-cell>
          <table:table-cell table:style-name="ce126" table:content-validation-name="val1" table:number-columns-repeated="42"/>
          <table:table-cell table:style-name="ce133" table:content-validation-name="val1" table:number-columns-repeated="139"/>
          <table:table-cell table:style-name="ce141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7" table:content-validation-name="val1" office:value-type="string" calcext:value-type="string">
            <text:p>1.1.1.1</text:p>
          </table:table-cell>
          <table:table-cell table:style-name="ce24" table:content-validation-name="val1" office:value-type="string" calcext:value-type="string">
            <text:p>Level 4 task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0" table:content-validation-name="val1"/>
          <table:table-cell table:style-name="ce64" table:content-validation-name="val1" table:formula="of:=IF(AND([.D35]&gt;0;[.F35]&gt;0);NETWORKDAYS([.D35];[.F35]);&quot;&quot;)">
            <text:p/>
          </table:table-cell>
          <table:table-cell table:style-name="ce77" table:content-validation-name="val1"/>
          <table:table-cell table:style-name="ce86" table:content-validation-name="val1" office:value-type="percentage" office:value="0.5" calcext:value-type="percentage">
            <text:p>50%</text:p>
          </table:table-cell>
          <table:table-cell table:style-name="ce101" table:content-validation-name="val1" table:formula="of:=IF(ISNUMBER([.F35]);[.F35]-[.D35]+1;&quot;&quot;)">
            <text:p/>
          </table:table-cell>
          <table:table-cell table:style-name="ce109" table:content-validation-name="val1" table:formula="of:=IF(ISNUMBER([.E35]);ROUNDDOWN([.E35]*[.G35]);&quot;&quot;)">
            <text:p/>
          </table:table-cell>
          <table:table-cell table:style-name="ce116" table:content-validation-name="val1" table:formula="of:=IF(ISNUMBER([.E35]);[.E35]-[.I35];&quot;&quot;)">
            <text:p/>
          </table:table-cell>
          <table:table-cell table:style-name="ce126" table:content-validation-name="val1" table:number-columns-repeated="42"/>
          <table:table-cell table:style-name="ce133" table:content-validation-name="val1" table:number-columns-repeated="139"/>
          <table:table-cell table:style-name="ce141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11" table:content-validation-name="val1"/>
          <table:table-cell table:style-name="ce28" table:content-validation-name="val1" table:number-columns-repeated="2"/>
          <table:table-cell table:style-name="ce46" table:content-validation-name="val1"/>
          <table:table-cell table:style-name="ce62" table:content-validation-name="val1"/>
          <table:table-cell table:style-name="ce77" table:content-validation-name="val1" table:formula="of:=IF([.E36]&gt;0;WORKDAY([.D36];[.E36]-1); &quot;&quot;)">
            <text:p/>
          </table:table-cell>
          <table:table-cell table:style-name="ce85" table:content-validation-name="val1"/>
          <table:table-cell table:style-name="ce101" table:content-validation-name="val1" table:formula="of:=IF([.E36]&gt;0;[.F36]-[.D36]+1;&quot;&quot;)">
            <text:p/>
          </table:table-cell>
          <table:table-cell table:style-name="ce109" table:content-validation-name="val1" table:formula="of:==IF([.E36]&gt;0;ROUNDDOWN([.E36]*[.G36]);&quot;&quot;)">
            <text:p/>
          </table:table-cell>
          <table:table-cell table:style-name="ce116" table:content-validation-name="val1" table:formula="of:=IF([.E36]&gt;0;[.E36]-[.I36];&quot;&quot;)">
            <text:p/>
          </table:table-cell>
          <table:table-cell table:style-name="ce126" table:content-validation-name="val1" table:number-columns-repeated="42"/>
          <table:table-cell table:style-name="ce132" table:content-validation-name="val1" table:number-columns-repeated="139"/>
          <table:table-cell table:style-name="ce140" table:content-validation-name="val1" table:number-columns-repeated="690"/>
          <table:table-cell table:content-validation-name="val1" table:number-columns-repeated="143"/>
        </table:table-row>
        <table:table-row table:style-name="ro1">
          <table:table-cell table:style-name="ce12" table:content-validation-name="val1"/>
          <table:table-cell table:style-name="ce29" table:content-validation-name="val1" table:number-columns-repeated="2"/>
          <table:table-cell table:style-name="ce51" table:content-validation-name="val1"/>
          <table:table-cell table:style-name="ce65" table:content-validation-name="val1"/>
          <table:table-cell table:style-name="ce78" table:content-validation-name="val1" table:formula="of:=IF([.E37]&gt;0;WORKDAY([.D37];[.E37]-1); &quot;&quot;)">
            <text:p/>
          </table:table-cell>
          <table:table-cell table:style-name="ce91" table:content-validation-name="val1"/>
          <table:table-cell table:style-name="ce102" table:content-validation-name="val1" table:formula="of:=IF([.E37]&gt;0;[.F37]-[.D37]+1;&quot;&quot;)">
            <text:p/>
          </table:table-cell>
          <table:table-cell table:style-name="ce110" table:content-validation-name="val1" table:formula="of:==IF([.E37]&gt;0;ROUNDDOWN([.E37]*[.G37]);&quot;&quot;)">
            <text:p/>
          </table:table-cell>
          <table:table-cell table:style-name="ce117" table:content-validation-name="val1" table:formula="of:=IF([.E37]&gt;0;[.E37]-[.I37];&quot;&quot;)">
            <text:p/>
          </table:table-cell>
          <table:table-cell table:style-name="ce126" table:content-validation-name="val1" table:number-columns-repeated="42"/>
          <table:table-cell table:style-name="ce135" table:content-validation-name="val1" table:number-columns-repeated="139"/>
          <table:table-cell table:content-validation-name="val1" table:number-columns-repeated="833"/>
        </table:table-row>
        <table:table-row table:style-name="ro4">
          <table:table-cell table:style-name="ce13" table:content-validation-name="val1"/>
          <table:table-cell table:style-name="ce30" table:content-validation-name="val1"/>
          <table:table-cell table:style-name="ce13" table:content-validation-name="val1"/>
          <table:table-cell table:style-name="ce52" table:content-validation-name="val1"/>
          <table:table-cell table:style-name="ce66" table:content-validation-name="val1"/>
          <table:table-cell table:style-name="ce52" table:content-validation-name="val1"/>
          <table:table-cell table:style-name="ce92" table:content-validation-name="val1"/>
          <table:table-cell table:style-name="ce103" table:content-validation-name="val1" table:number-columns-repeated="2"/>
          <table:table-cell table:style-name="ce66" table:content-validation-name="val1"/>
          <table:table-cell table:style-name="ce13" table:content-validation-name="val1" table:number-columns-repeated="871"/>
          <table:table-cell table:content-validation-name="val1" table:number-columns-repeated="143"/>
        </table:table-row>
        <table:table-row table:style-name="ro4" table:number-rows-repeated="2">
          <table:table-cell table:style-name="ce158" table:content-validation-name="val1"/>
          <table:table-cell table:style-name="ce17" table:content-validation-name="val1"/>
          <table:table-cell table:content-validation-name="val1" table:number-columns-repeated="1022"/>
        </table:table-row>
        <table:table-row table:style-name="ro4" table:number-rows-repeated="3">
          <table:table-cell table:content-validation-name="val1"/>
          <table:table-cell table:style-name="ce17" table:content-validation-name="val1"/>
          <table:table-cell table:content-validation-name="val1" table:number-columns-repeated="1022"/>
        </table:table-row>
        <table:table-row table:style-name="ro8">
          <table:table-cell table:style-name="ce15" table:content-validation-name="val1" table:number-columns-repeated="2"/>
          <table:table-cell table:style-name="ce36" table:content-validation-name="val1"/>
          <table:table-cell table:style-name="ce53" table:content-validation-name="val1"/>
          <table:table-cell table:style-name="ce67" table:content-validation-name="val1"/>
          <table:table-cell table:style-name="ce53" table:content-validation-name="val1"/>
          <table:table-cell table:style-name="ce93" table:content-validation-name="val1"/>
          <table:table-cell table:style-name="ce104" table:content-validation-name="val1" table:number-columns-repeated="2"/>
          <table:table-cell table:style-name="ce67" table:content-validation-name="val1"/>
          <table:table-cell table:style-name="ce36" table:content-validation-name="val1" table:number-columns-repeated="871"/>
          <table:table-cell table:content-validation-name="val1" table:number-columns-repeated="143"/>
        </table:table-row>
        <table:table-row table:style-name="ro4">
          <table:table-cell table:style-name="ce16" table:content-validation-name="val1"/>
          <table:table-cell table:style-name="ce16" table:content-validation-name="val1" office:value-type="string" calcext:value-type="string">
            <text:p>Gantt Chart Template V0.2</text:p>
          </table:table-cell>
          <table:table-cell table:style-name="ce37" table:content-validation-name="val1"/>
          <table:table-cell table:style-name="ce54" table:content-validation-name="val1"/>
          <table:table-cell table:style-name="ce68" table:content-validation-name="val1"/>
          <table:table-cell table:style-name="ce54" table:content-validation-name="val1"/>
          <table:table-cell table:style-name="ce94" table:content-validation-name="val1"/>
          <table:table-cell table:style-name="ce105" table:content-validation-name="val1" table:number-columns-repeated="2"/>
          <table:table-cell table:style-name="ce68" table:content-validation-name="val1"/>
          <table:table-cell table:style-name="ce37" table:content-validation-name="val1" table:number-columns-repeated="871"/>
          <table:table-cell table:content-validation-name="val1" table:number-columns-repeated="143"/>
        </table:table-row>
        <table:table-row table:style-name="ro4">
          <table:table-cell table:style-name="ce17" table:content-validation-name="val1"/>
          <table:table-cell table:style-name="ce17" table:content-validation-name="val1" office:value-type="string" calcext:value-type="string">
            <text:p>Autheur : <text:span text:style-name="T1">Fernando Ribeiro</text:span> &lt;<text:a xlink:href="mailto:pinguim.ribeiro@gmail.com" xlink:type="simple">pinguim.ribeiro@gmail.com</text:a>&gt;</text:p>
          </table:table-cell>
          <table:table-cell table:content-validation-name="val1" table:number-columns-repeated="1022"/>
        </table:table-row>
        <table:table-row table:style-name="ro4">
          <table:table-cell table:style-name="ce17" table:content-validation-name="val1" table:number-columns-repeated="2"/>
          <table:table-cell table:content-validation-name="val1" table:number-columns-repeated="1022"/>
        </table:table-row>
        <table:table-row table:style-name="ro8">
          <table:table-cell table:style-name="ce17" table:content-validation-name="val1"/>
          <table:table-cell table:style-name="ce15" table:content-validation-name="val1" office:value-type="string" calcext:value-type="string">
            <text:p>Comment utiliser</text:p>
          </table:table-cell>
          <table:table-cell table:content-validation-name="val1" table:number-columns-repeated="1022"/>
        </table:table-row>
        <table:table-row table:style-name="ro4">
          <table:table-cell table:style-name="ce17" table:content-validation-name="val1"/>
          <table:table-cell table:style-name="ce31" table:content-validation-name="val1" office:value-type="string" calcext:value-type="string">
            <text:p>INSERER DES LIGNES :</text:p>
          </table:table-cell>
          <table:table-cell table:content-validation-name="val1" table:number-columns-repeated="1022"/>
        </table:table-row>
        <table:table-row table:style-name="ro4">
          <table:table-cell table:style-name="ce17" table:content-validation-name="val1"/>
          <table:table-cell table:style-name="ce32" table:content-validation-name="val1" office:value-type="string" calcext:value-type="string">
            <text:p>Insérez le nombre de lignes requis: cliquez sur le numéro de ligne et faites-le glisser vers le bas.</text:p>
          </table:table-cell>
          <table:table-cell table:content-validation-name="val1" table:number-columns-repeated="1022"/>
        </table:table-row>
        <table:table-row table:style-name="ro4">
          <table:table-cell table:style-name="ce17" table:content-validation-name="val1"/>
          <table:table-cell table:style-name="ce32" table:content-validation-name="val1" office:value-type="string" calcext:value-type="string">
            <text:p>À partir du modèle, copiez la section requise ou une seule ligne</text:p>
          </table:table-cell>
          <table:table-cell table:content-validation-name="val1" table:number-columns-repeated="1022"/>
        </table:table-row>
        <table:table-row table:style-name="ro4">
          <table:table-cell table:content-validation-name="val1"/>
          <table:table-cell table:style-name="ce31" table:content-validation-name="val1" office:value-type="string" calcext:value-type="string">
            <text:p>DONNÉES D'ENTRÉE:</text:p>
          </table:table-cell>
          <table:table-cell table:content-validation-name="val1" table:number-columns-repeated="1022"/>
        </table:table-row>
        <table:table-row table:style-name="ro4">
          <table:table-cell table:content-validation-name="val1"/>
          <table:table-cell table:style-name="ce32" table:content-validation-name="val1" office:value-type="string" calcext:value-type="string">
            <text:p>WBS: pour détailler la copie WBS et au-delà du niveau requis à partir du modèle</text:p>
          </table:table-cell>
          <table:table-cell table:content-validation-name="val1" table:number-columns-repeated="1022"/>
        </table:table-row>
        <table:table-row table:style-name="ro4">
          <table:table-cell table:content-validation-name="val1"/>
          <table:table-cell table:style-name="ce32" table:content-validation-name="val1" office:value-type="string" calcext:value-type="string">
            <text:p>Entrez une tâche et des noms de ressources</text:p>
          </table:table-cell>
          <table:table-cell table:content-validation-name="val1" table:number-columns-repeated="1022"/>
        </table:table-row>
        <table:table-row table:style-name="ro4">
          <table:table-cell table:content-validation-name="val1"/>
          <table:table-cell table:style-name="ce32" table:content-validation-name="val1" office:value-type="string" calcext:value-type="string">
            <text:p>Entrez une date de début et une durée (jours ouvrables). La date d'échéance est calculée et la barre des tâches affiche la durée de la tâche dans le calendrier.</text:p>
          </table:table-cell>
          <table:table-cell table:content-validation-name="val1" table:number-columns-repeated="1022"/>
        </table:table-row>
        <table:table-row table:style-name="ro4">
          <table:table-cell table:content-validation-name="val1"/>
          <table:table-cell table:style-name="ce32" table:content-validation-name="val1" office:value-type="string" calcext:value-type="string">
            <text:p>Ou : Entrez une date de début et une date d'échéance. La [Durée] (jours ouvrables) est calculée et la barre des tâches affiche la durée de la tâche dans le calendrier.</text:p>
          </table:table-cell>
          <table:table-cell table:content-validation-name="val1" table:number-columns-repeated="1022"/>
        </table:table-row>
        <table:table-row table:style-name="ro4">
          <table:table-cell table:content-validation-name="val1"/>
          <table:table-cell table:style-name="ce32" table:content-validation-name="val1" office:value-type="string" calcext:value-type="string">
            <text:p>Entrez un pourcentage dans la case [% Complete box]; la barre des tâches affiche une barre de progression pour indiquer le pourcentage de la tâche terminé.</text:p>
          </table:table-cell>
          <table:table-cell table:content-validation-name="val1" table:number-columns-repeated="1022"/>
        </table:table-row>
        <table:table-row table:style-name="ro4">
          <table:table-cell table:content-validation-name="val1"/>
          <table:table-cell table:style-name="ce32" table:content-validation-name="val1" office:value-type="string" calcext:value-type="string">
            <text:p>Jalon : si vous entrez une date de début sans date de fin, un marqueur de jalon apparaît sur le graphique à barres.</text:p>
          </table:table-cell>
          <table:table-cell table:content-validation-name="val1" table:number-columns-repeated="1022"/>
        </table:table-row>
        <table:table-row table:style-name="ro4">
          <table:table-cell table:content-validation-name="val1"/>
          <table:table-cell table:style-name="ce33" office:value-type="string" calcext:value-type="string">
            <text:p>Dans les tâches de catégories (niveau 1), les valeurs de début, d'échéance, de durée et de pourcentage sont calculées; Cependant, ils peuvent être écrasés.</text:p>
          </table:table-cell>
          <table:table-cell table:content-validation-name="val1" table:number-columns-repeated="1022"/>
        </table:table-row>
        <table:table-row table:style-name="ro4">
          <table:table-cell table:content-validation-name="val1"/>
          <table:table-cell table:style-name="ce17" table:content-validation-name="val1"/>
          <table:table-cell table:content-validation-name="val1" table:number-columns-repeated="1022"/>
        </table:table-row>
        <table:table-row table:style-name="ro4" table:number-rows-repeated="1048515">
          <table:table-cell table:content-validation-name="val1" table:number-columns-repeated="1024"/>
        </table:table-row>
        <table:table-row table:style-name="ro4">
          <table:table-cell table:content-validation-name="val1" table:number-columns-repeated="1024"/>
        </table:table-row>
        <calcext:conditional-formats>
          <calcext:conditional-format calcext:target-range-address="'Gantt Chart'.K15:'Gantt Chart'.GI37 'Gantt Chart'.K8:'Gantt Chart'.GI13">
            <calcext:condition calcext:apply-style-name="Today" calcext:value="formula-is([.K$10]=TODAY())" calcext:base-cell-address="'Gantt Chart'.K8"/>
            <calcext:condition calcext:apply-style-name="Weekend" calcext:value="formula-is(OR(WEEKDAY([.K$10])=1;WEEKDAY([.K$10])=7))" calcext:base-cell-address="'Gantt Chart'.K8"/>
          </calcext:conditional-format>
          <calcext:conditional-format calcext:target-range-address="'Gantt Chart'.K15:'Gantt Chart'.GI37 'Gantt Chart'.K11:'Gantt Chart'.GI13">
            <calcext:condition calcext:apply-style-name="Task_Completed" calcext:value="formula-is(AND([.$E11]&gt;0;[.K$10]&gt;=[.$D11];[.K$10]&lt;=[.$F11];WORKDAY([.$D11];[.$E11]*[.$G11])&gt;[.K$10]))" calcext:base-cell-address="'Gantt Chart'.K11"/>
            <calcext:condition calcext:apply-style-name="Task_Scheduled" calcext:value="formula-is(AND([.$E11]&gt;0;[.K$10]&gt;=[.$D11];[.K$10]&lt;=[.$F11];WORKDAY([.$D11];[.$E11]*[.$G11])&lt;=[.K$10]))" calcext:base-cell-address="'Gantt Chart'.K11"/>
            <calcext:condition calcext:apply-style-name="Milestone" calcext:value="formula-is(AND([.$D11]&gt;0;[.$F11]=&quot;&quot;;[.$D11]=[.K$10]))" calcext:base-cell-address="'Gantt Chart'.K11"/>
          </calcext:conditional-format>
          <calcext:conditional-format calcext:target-range-address="'Gantt Chart'.G15:'Gantt Chart'.G37 'Gantt Chart'.F3:'Gantt Chart'.F3 'Gantt Chart'.G10:'Gantt Chart'.G13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14:'Gantt Chart'.G14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K14:'Gantt Chart'.K14">
            <calcext:condition calcext:apply-style-name="Today" calcext:value="formula-is([.K$10]=TODAY())" calcext:base-cell-address="'Gantt Chart'.K14"/>
            <calcext:condition calcext:apply-style-name="Weekend" calcext:value="formula-is(OR(WEEKDAY([.K$10])=1;WEEKDAY([.K$10])=7))" calcext:base-cell-address="'Gantt Chart'.K14"/>
          </calcext:conditional-format>
          <calcext:conditional-format calcext:target-range-address="'Gantt Chart'.K14:'Gantt Chart'.K14">
            <calcext:condition calcext:apply-style-name="Task_Completed" calcext:value="formula-is(AND([.$E14]&gt;0;[.K$10]&gt;=[.$D14];[.K$10]&lt;=[.$F14];WORKDAY([.$D14];[.$E14]*[.$G14])&gt;[.K$10]))" calcext:base-cell-address="'Gantt Chart'.K14"/>
            <calcext:condition calcext:apply-style-name="Task_Scheduled" calcext:value="formula-is(AND([.$E14]&gt;0;[.K$10]&gt;=[.$D14];[.K$10]&lt;=[.$F14];WORKDAY([.$D14];[.$E14]*[.$G14])&lt;=[.K$10]))" calcext:base-cell-address="'Gantt Chart'.K14"/>
            <calcext:condition calcext:apply-style-name="Milestone" calcext:value="formula-is(AND([.$D14]&gt;0;[.$F14]=&quot;&quot;;[.$D14]=[.K$10]))" calcext:base-cell-address="'Gantt Chart'.K14"/>
          </calcext:conditional-format>
          <calcext:conditional-format calcext:target-range-address="'Gantt Chart'.L14:'Gantt Chart'.L14">
            <calcext:condition calcext:apply-style-name="Today" calcext:value="formula-is([.L$10]=TODAY())" calcext:base-cell-address="'Gantt Chart'.L14"/>
            <calcext:condition calcext:apply-style-name="Weekend" calcext:value="formula-is(OR(WEEKDAY([.L$10])=1;WEEKDAY([.L$10])=7))" calcext:base-cell-address="'Gantt Chart'.L14"/>
          </calcext:conditional-format>
          <calcext:conditional-format calcext:target-range-address="'Gantt Chart'.L14:'Gantt Chart'.L14">
            <calcext:condition calcext:apply-style-name="Task_Completed" calcext:value="formula-is(AND([.$E14]&gt;0;[.L$10]&gt;=[.$D14];[.L$10]&lt;=[.$F14];WORKDAY([.$D14];[.$E14]*[.$G14])&gt;[.L$10]))" calcext:base-cell-address="'Gantt Chart'.L14"/>
            <calcext:condition calcext:apply-style-name="Task_Scheduled" calcext:value="formula-is(AND([.$E14]&gt;0;[.L$10]&gt;=[.$D14];[.L$10]&lt;=[.$F14];WORKDAY([.$D14];[.$E14]*[.$G14])&lt;=[.L$10]))" calcext:base-cell-address="'Gantt Chart'.L14"/>
            <calcext:condition calcext:apply-style-name="Milestone" calcext:value="formula-is(AND([.$D14]&gt;0;[.$F14]=&quot;&quot;;[.$D14]=[.L$10]))" calcext:base-cell-address="'Gantt Chart'.L14"/>
          </calcext:conditional-format>
          <calcext:conditional-format calcext:target-range-address="'Gantt Chart'.M14:'Gantt Chart'.M14">
            <calcext:condition calcext:apply-style-name="Today" calcext:value="formula-is([.M$10]=TODAY())" calcext:base-cell-address="'Gantt Chart'.M14"/>
            <calcext:condition calcext:apply-style-name="Weekend" calcext:value="formula-is(OR(WEEKDAY([.M$10])=1;WEEKDAY([.M$10])=7))" calcext:base-cell-address="'Gantt Chart'.M14"/>
          </calcext:conditional-format>
          <calcext:conditional-format calcext:target-range-address="'Gantt Chart'.M14:'Gantt Chart'.M14">
            <calcext:condition calcext:apply-style-name="Task_Completed" calcext:value="formula-is(AND([.$E14]&gt;0;[.M$10]&gt;=[.$D14];[.M$10]&lt;=[.$F14];WORKDAY([.$D14];[.$E14]*[.$G14])&gt;[.M$10]))" calcext:base-cell-address="'Gantt Chart'.M14"/>
            <calcext:condition calcext:apply-style-name="Task_Scheduled" calcext:value="formula-is(AND([.$E14]&gt;0;[.M$10]&gt;=[.$D14];[.M$10]&lt;=[.$F14];WORKDAY([.$D14];[.$E14]*[.$G14])&lt;=[.M$10]))" calcext:base-cell-address="'Gantt Chart'.M14"/>
            <calcext:condition calcext:apply-style-name="Milestone" calcext:value="formula-is(AND([.$D14]&gt;0;[.$F14]=&quot;&quot;;[.$D14]=[.M$10]))" calcext:base-cell-address="'Gantt Chart'.M14"/>
          </calcext:conditional-format>
          <calcext:conditional-format calcext:target-range-address="'Gantt Chart'.N14:'Gantt Chart'.N14">
            <calcext:condition calcext:apply-style-name="Today" calcext:value="formula-is([.N$10]=TODAY())" calcext:base-cell-address="'Gantt Chart'.N14"/>
            <calcext:condition calcext:apply-style-name="Weekend" calcext:value="formula-is(OR(WEEKDAY([.N$10])=1;WEEKDAY([.N$10])=7))" calcext:base-cell-address="'Gantt Chart'.N14"/>
          </calcext:conditional-format>
          <calcext:conditional-format calcext:target-range-address="'Gantt Chart'.N14:'Gantt Chart'.N14">
            <calcext:condition calcext:apply-style-name="Task_Completed" calcext:value="formula-is(AND([.$E14]&gt;0;[.N$10]&gt;=[.$D14];[.N$10]&lt;=[.$F14];WORKDAY([.$D14];[.$E14]*[.$G14])&gt;[.N$10]))" calcext:base-cell-address="'Gantt Chart'.N14"/>
            <calcext:condition calcext:apply-style-name="Task_Scheduled" calcext:value="formula-is(AND([.$E14]&gt;0;[.N$10]&gt;=[.$D14];[.N$10]&lt;=[.$F14];WORKDAY([.$D14];[.$E14]*[.$G14])&lt;=[.N$10]))" calcext:base-cell-address="'Gantt Chart'.N14"/>
            <calcext:condition calcext:apply-style-name="Milestone" calcext:value="formula-is(AND([.$D14]&gt;0;[.$F14]=&quot;&quot;;[.$D14]=[.N$10]))" calcext:base-cell-address="'Gantt Chart'.N14"/>
          </calcext:conditional-format>
          <calcext:conditional-format calcext:target-range-address="'Gantt Chart'.O14:'Gantt Chart'.O14">
            <calcext:condition calcext:apply-style-name="Today" calcext:value="formula-is([.O$10]=TODAY())" calcext:base-cell-address="'Gantt Chart'.O14"/>
            <calcext:condition calcext:apply-style-name="Weekend" calcext:value="formula-is(OR(WEEKDAY([.O$10])=1;WEEKDAY([.O$10])=7))" calcext:base-cell-address="'Gantt Chart'.O14"/>
          </calcext:conditional-format>
          <calcext:conditional-format calcext:target-range-address="'Gantt Chart'.O14:'Gantt Chart'.O14">
            <calcext:condition calcext:apply-style-name="Task_Completed" calcext:value="formula-is(AND([.$E14]&gt;0;[.O$10]&gt;=[.$D14];[.O$10]&lt;=[.$F14];WORKDAY([.$D14];[.$E14]*[.$G14])&gt;[.O$10]))" calcext:base-cell-address="'Gantt Chart'.O14"/>
            <calcext:condition calcext:apply-style-name="Task_Scheduled" calcext:value="formula-is(AND([.$E14]&gt;0;[.O$10]&gt;=[.$D14];[.O$10]&lt;=[.$F14];WORKDAY([.$D14];[.$E14]*[.$G14])&lt;=[.O$10]))" calcext:base-cell-address="'Gantt Chart'.O14"/>
            <calcext:condition calcext:apply-style-name="Milestone" calcext:value="formula-is(AND([.$D14]&gt;0;[.$F14]=&quot;&quot;;[.$D14]=[.O$10]))" calcext:base-cell-address="'Gantt Chart'.O14"/>
          </calcext:conditional-format>
          <calcext:conditional-format calcext:target-range-address="'Gantt Chart'.P14:'Gantt Chart'.P14">
            <calcext:condition calcext:apply-style-name="Today" calcext:value="formula-is([.P$10]=TODAY())" calcext:base-cell-address="'Gantt Chart'.P14"/>
            <calcext:condition calcext:apply-style-name="Weekend" calcext:value="formula-is(OR(WEEKDAY([.P$10])=1;WEEKDAY([.P$10])=7))" calcext:base-cell-address="'Gantt Chart'.P14"/>
          </calcext:conditional-format>
          <calcext:conditional-format calcext:target-range-address="'Gantt Chart'.P14:'Gantt Chart'.P14">
            <calcext:condition calcext:apply-style-name="Task_Completed" calcext:value="formula-is(AND([.$E14]&gt;0;[.P$10]&gt;=[.$D14];[.P$10]&lt;=[.$F14];WORKDAY([.$D14];[.$E14]*[.$G14])&gt;[.P$10]))" calcext:base-cell-address="'Gantt Chart'.P14"/>
            <calcext:condition calcext:apply-style-name="Task_Scheduled" calcext:value="formula-is(AND([.$E14]&gt;0;[.P$10]&gt;=[.$D14];[.P$10]&lt;=[.$F14];WORKDAY([.$D14];[.$E14]*[.$G14])&lt;=[.P$10]))" calcext:base-cell-address="'Gantt Chart'.P14"/>
            <calcext:condition calcext:apply-style-name="Milestone" calcext:value="formula-is(AND([.$D14]&gt;0;[.$F14]=&quot;&quot;;[.$D14]=[.P$10]))" calcext:base-cell-address="'Gantt Chart'.P14"/>
          </calcext:conditional-format>
          <calcext:conditional-format calcext:target-range-address="'Gantt Chart'.Q14:'Gantt Chart'.Q14">
            <calcext:condition calcext:apply-style-name="Today" calcext:value="formula-is([.Q$10]=TODAY())" calcext:base-cell-address="'Gantt Chart'.Q14"/>
            <calcext:condition calcext:apply-style-name="Weekend" calcext:value="formula-is(OR(WEEKDAY([.Q$10])=1;WEEKDAY([.Q$10])=7))" calcext:base-cell-address="'Gantt Chart'.Q14"/>
          </calcext:conditional-format>
          <calcext:conditional-format calcext:target-range-address="'Gantt Chart'.Q14:'Gantt Chart'.Q14">
            <calcext:condition calcext:apply-style-name="Task_Completed" calcext:value="formula-is(AND([.$E14]&gt;0;[.Q$10]&gt;=[.$D14];[.Q$10]&lt;=[.$F14];WORKDAY([.$D14];[.$E14]*[.$G14])&gt;[.Q$10]))" calcext:base-cell-address="'Gantt Chart'.Q14"/>
            <calcext:condition calcext:apply-style-name="Task_Scheduled" calcext:value="formula-is(AND([.$E14]&gt;0;[.Q$10]&gt;=[.$D14];[.Q$10]&lt;=[.$F14];WORKDAY([.$D14];[.$E14]*[.$G14])&lt;=[.Q$10]))" calcext:base-cell-address="'Gantt Chart'.Q14"/>
            <calcext:condition calcext:apply-style-name="Milestone" calcext:value="formula-is(AND([.$D14]&gt;0;[.$F14]=&quot;&quot;;[.$D14]=[.Q$10]))" calcext:base-cell-address="'Gantt Chart'.Q14"/>
          </calcext:conditional-format>
          <calcext:conditional-format calcext:target-range-address="'Gantt Chart'.R14:'Gantt Chart'.R14">
            <calcext:condition calcext:apply-style-name="Today" calcext:value="formula-is([.R$10]=TODAY())" calcext:base-cell-address="'Gantt Chart'.R14"/>
            <calcext:condition calcext:apply-style-name="Weekend" calcext:value="formula-is(OR(WEEKDAY([.R$10])=1;WEEKDAY([.R$10])=7))" calcext:base-cell-address="'Gantt Chart'.R14"/>
          </calcext:conditional-format>
          <calcext:conditional-format calcext:target-range-address="'Gantt Chart'.R14:'Gantt Chart'.R14">
            <calcext:condition calcext:apply-style-name="Task_Completed" calcext:value="formula-is(AND([.$E14]&gt;0;[.R$10]&gt;=[.$D14];[.R$10]&lt;=[.$F14];WORKDAY([.$D14];[.$E14]*[.$G14])&gt;[.R$10]))" calcext:base-cell-address="'Gantt Chart'.R14"/>
            <calcext:condition calcext:apply-style-name="Task_Scheduled" calcext:value="formula-is(AND([.$E14]&gt;0;[.R$10]&gt;=[.$D14];[.R$10]&lt;=[.$F14];WORKDAY([.$D14];[.$E14]*[.$G14])&lt;=[.R$10]))" calcext:base-cell-address="'Gantt Chart'.R14"/>
            <calcext:condition calcext:apply-style-name="Milestone" calcext:value="formula-is(AND([.$D14]&gt;0;[.$F14]=&quot;&quot;;[.$D14]=[.R$10]))" calcext:base-cell-address="'Gantt Chart'.R14"/>
          </calcext:conditional-format>
          <calcext:conditional-format calcext:target-range-address="'Gantt Chart'.S14:'Gantt Chart'.S14">
            <calcext:condition calcext:apply-style-name="Today" calcext:value="formula-is([.S$10]=TODAY())" calcext:base-cell-address="'Gantt Chart'.S14"/>
            <calcext:condition calcext:apply-style-name="Weekend" calcext:value="formula-is(OR(WEEKDAY([.S$10])=1;WEEKDAY([.S$10])=7))" calcext:base-cell-address="'Gantt Chart'.S14"/>
          </calcext:conditional-format>
          <calcext:conditional-format calcext:target-range-address="'Gantt Chart'.S14:'Gantt Chart'.S14">
            <calcext:condition calcext:apply-style-name="Task_Completed" calcext:value="formula-is(AND([.$E14]&gt;0;[.S$10]&gt;=[.$D14];[.S$10]&lt;=[.$F14];WORKDAY([.$D14];[.$E14]*[.$G14])&gt;[.S$10]))" calcext:base-cell-address="'Gantt Chart'.S14"/>
            <calcext:condition calcext:apply-style-name="Task_Scheduled" calcext:value="formula-is(AND([.$E14]&gt;0;[.S$10]&gt;=[.$D14];[.S$10]&lt;=[.$F14];WORKDAY([.$D14];[.$E14]*[.$G14])&lt;=[.S$10]))" calcext:base-cell-address="'Gantt Chart'.S14"/>
            <calcext:condition calcext:apply-style-name="Milestone" calcext:value="formula-is(AND([.$D14]&gt;0;[.$F14]=&quot;&quot;;[.$D14]=[.S$10]))" calcext:base-cell-address="'Gantt Chart'.S14"/>
          </calcext:conditional-format>
          <calcext:conditional-format calcext:target-range-address="'Gantt Chart'.T14:'Gantt Chart'.T14">
            <calcext:condition calcext:apply-style-name="Today" calcext:value="formula-is([.T$10]=TODAY())" calcext:base-cell-address="'Gantt Chart'.T14"/>
            <calcext:condition calcext:apply-style-name="Weekend" calcext:value="formula-is(OR(WEEKDAY([.T$10])=1;WEEKDAY([.T$10])=7))" calcext:base-cell-address="'Gantt Chart'.T14"/>
          </calcext:conditional-format>
          <calcext:conditional-format calcext:target-range-address="'Gantt Chart'.T14:'Gantt Chart'.T14">
            <calcext:condition calcext:apply-style-name="Task_Completed" calcext:value="formula-is(AND([.$E14]&gt;0;[.T$10]&gt;=[.$D14];[.T$10]&lt;=[.$F14];WORKDAY([.$D14];[.$E14]*[.$G14])&gt;[.T$10]))" calcext:base-cell-address="'Gantt Chart'.T14"/>
            <calcext:condition calcext:apply-style-name="Task_Scheduled" calcext:value="formula-is(AND([.$E14]&gt;0;[.T$10]&gt;=[.$D14];[.T$10]&lt;=[.$F14];WORKDAY([.$D14];[.$E14]*[.$G14])&lt;=[.T$10]))" calcext:base-cell-address="'Gantt Chart'.T14"/>
            <calcext:condition calcext:apply-style-name="Milestone" calcext:value="formula-is(AND([.$D14]&gt;0;[.$F14]=&quot;&quot;;[.$D14]=[.T$10]))" calcext:base-cell-address="'Gantt Chart'.T14"/>
          </calcext:conditional-format>
          <calcext:conditional-format calcext:target-range-address="'Gantt Chart'.U14:'Gantt Chart'.U14">
            <calcext:condition calcext:apply-style-name="Today" calcext:value="formula-is([.U$10]=TODAY())" calcext:base-cell-address="'Gantt Chart'.U14"/>
            <calcext:condition calcext:apply-style-name="Weekend" calcext:value="formula-is(OR(WEEKDAY([.U$10])=1;WEEKDAY([.U$10])=7))" calcext:base-cell-address="'Gantt Chart'.U14"/>
          </calcext:conditional-format>
          <calcext:conditional-format calcext:target-range-address="'Gantt Chart'.U14:'Gantt Chart'.U14">
            <calcext:condition calcext:apply-style-name="Task_Completed" calcext:value="formula-is(AND([.$E14]&gt;0;[.U$10]&gt;=[.$D14];[.U$10]&lt;=[.$F14];WORKDAY([.$D14];[.$E14]*[.$G14])&gt;[.U$10]))" calcext:base-cell-address="'Gantt Chart'.U14"/>
            <calcext:condition calcext:apply-style-name="Task_Scheduled" calcext:value="formula-is(AND([.$E14]&gt;0;[.U$10]&gt;=[.$D14];[.U$10]&lt;=[.$F14];WORKDAY([.$D14];[.$E14]*[.$G14])&lt;=[.U$10]))" calcext:base-cell-address="'Gantt Chart'.U14"/>
            <calcext:condition calcext:apply-style-name="Milestone" calcext:value="formula-is(AND([.$D14]&gt;0;[.$F14]=&quot;&quot;;[.$D14]=[.U$10]))" calcext:base-cell-address="'Gantt Chart'.U14"/>
          </calcext:conditional-format>
          <calcext:conditional-format calcext:target-range-address="'Gantt Chart'.V14:'Gantt Chart'.V14">
            <calcext:condition calcext:apply-style-name="Today" calcext:value="formula-is([.V$10]=TODAY())" calcext:base-cell-address="'Gantt Chart'.V14"/>
            <calcext:condition calcext:apply-style-name="Weekend" calcext:value="formula-is(OR(WEEKDAY([.V$10])=1;WEEKDAY([.V$10])=7))" calcext:base-cell-address="'Gantt Chart'.V14"/>
          </calcext:conditional-format>
          <calcext:conditional-format calcext:target-range-address="'Gantt Chart'.V14:'Gantt Chart'.V14">
            <calcext:condition calcext:apply-style-name="Task_Completed" calcext:value="formula-is(AND([.$E14]&gt;0;[.V$10]&gt;=[.$D14];[.V$10]&lt;=[.$F14];WORKDAY([.$D14];[.$E14]*[.$G14])&gt;[.V$10]))" calcext:base-cell-address="'Gantt Chart'.V14"/>
            <calcext:condition calcext:apply-style-name="Task_Scheduled" calcext:value="formula-is(AND([.$E14]&gt;0;[.V$10]&gt;=[.$D14];[.V$10]&lt;=[.$F14];WORKDAY([.$D14];[.$E14]*[.$G14])&lt;=[.V$10]))" calcext:base-cell-address="'Gantt Chart'.V14"/>
            <calcext:condition calcext:apply-style-name="Milestone" calcext:value="formula-is(AND([.$D14]&gt;0;[.$F14]=&quot;&quot;;[.$D14]=[.V$10]))" calcext:base-cell-address="'Gantt Chart'.V14"/>
          </calcext:conditional-format>
          <calcext:conditional-format calcext:target-range-address="'Gantt Chart'.W14:'Gantt Chart'.W14">
            <calcext:condition calcext:apply-style-name="Today" calcext:value="formula-is([.W$10]=TODAY())" calcext:base-cell-address="'Gantt Chart'.W14"/>
            <calcext:condition calcext:apply-style-name="Weekend" calcext:value="formula-is(OR(WEEKDAY([.W$10])=1;WEEKDAY([.W$10])=7))" calcext:base-cell-address="'Gantt Chart'.W14"/>
          </calcext:conditional-format>
          <calcext:conditional-format calcext:target-range-address="'Gantt Chart'.W14:'Gantt Chart'.W14">
            <calcext:condition calcext:apply-style-name="Task_Completed" calcext:value="formula-is(AND([.$E14]&gt;0;[.W$10]&gt;=[.$D14];[.W$10]&lt;=[.$F14];WORKDAY([.$D14];[.$E14]*[.$G14])&gt;[.W$10]))" calcext:base-cell-address="'Gantt Chart'.W14"/>
            <calcext:condition calcext:apply-style-name="Task_Scheduled" calcext:value="formula-is(AND([.$E14]&gt;0;[.W$10]&gt;=[.$D14];[.W$10]&lt;=[.$F14];WORKDAY([.$D14];[.$E14]*[.$G14])&lt;=[.W$10]))" calcext:base-cell-address="'Gantt Chart'.W14"/>
            <calcext:condition calcext:apply-style-name="Milestone" calcext:value="formula-is(AND([.$D14]&gt;0;[.$F14]=&quot;&quot;;[.$D14]=[.W$10]))" calcext:base-cell-address="'Gantt Chart'.W14"/>
          </calcext:conditional-format>
          <calcext:conditional-format calcext:target-range-address="'Gantt Chart'.X14:'Gantt Chart'.X14">
            <calcext:condition calcext:apply-style-name="Today" calcext:value="formula-is([.X$10]=TODAY())" calcext:base-cell-address="'Gantt Chart'.X14"/>
            <calcext:condition calcext:apply-style-name="Weekend" calcext:value="formula-is(OR(WEEKDAY([.X$10])=1;WEEKDAY([.X$10])=7))" calcext:base-cell-address="'Gantt Chart'.X14"/>
          </calcext:conditional-format>
          <calcext:conditional-format calcext:target-range-address="'Gantt Chart'.X14:'Gantt Chart'.X14">
            <calcext:condition calcext:apply-style-name="Task_Completed" calcext:value="formula-is(AND([.$E14]&gt;0;[.X$10]&gt;=[.$D14];[.X$10]&lt;=[.$F14];WORKDAY([.$D14];[.$E14]*[.$G14])&gt;[.X$10]))" calcext:base-cell-address="'Gantt Chart'.X14"/>
            <calcext:condition calcext:apply-style-name="Task_Scheduled" calcext:value="formula-is(AND([.$E14]&gt;0;[.X$10]&gt;=[.$D14];[.X$10]&lt;=[.$F14];WORKDAY([.$D14];[.$E14]*[.$G14])&lt;=[.X$10]))" calcext:base-cell-address="'Gantt Chart'.X14"/>
            <calcext:condition calcext:apply-style-name="Milestone" calcext:value="formula-is(AND([.$D14]&gt;0;[.$F14]=&quot;&quot;;[.$D14]=[.X$10]))" calcext:base-cell-address="'Gantt Chart'.X14"/>
          </calcext:conditional-format>
          <calcext:conditional-format calcext:target-range-address="'Gantt Chart'.Y14:'Gantt Chart'.Y14">
            <calcext:condition calcext:apply-style-name="Today" calcext:value="formula-is([.Y$10]=TODAY())" calcext:base-cell-address="'Gantt Chart'.Y14"/>
            <calcext:condition calcext:apply-style-name="Weekend" calcext:value="formula-is(OR(WEEKDAY([.Y$10])=1;WEEKDAY([.Y$10])=7))" calcext:base-cell-address="'Gantt Chart'.Y14"/>
          </calcext:conditional-format>
          <calcext:conditional-format calcext:target-range-address="'Gantt Chart'.Y14:'Gantt Chart'.Y14">
            <calcext:condition calcext:apply-style-name="Task_Completed" calcext:value="formula-is(AND([.$E14]&gt;0;[.Y$10]&gt;=[.$D14];[.Y$10]&lt;=[.$F14];WORKDAY([.$D14];[.$E14]*[.$G14])&gt;[.Y$10]))" calcext:base-cell-address="'Gantt Chart'.Y14"/>
            <calcext:condition calcext:apply-style-name="Task_Scheduled" calcext:value="formula-is(AND([.$E14]&gt;0;[.Y$10]&gt;=[.$D14];[.Y$10]&lt;=[.$F14];WORKDAY([.$D14];[.$E14]*[.$G14])&lt;=[.Y$10]))" calcext:base-cell-address="'Gantt Chart'.Y14"/>
            <calcext:condition calcext:apply-style-name="Milestone" calcext:value="formula-is(AND([.$D14]&gt;0;[.$F14]=&quot;&quot;;[.$D14]=[.Y$10]))" calcext:base-cell-address="'Gantt Chart'.Y14"/>
          </calcext:conditional-format>
          <calcext:conditional-format calcext:target-range-address="'Gantt Chart'.Z14:'Gantt Chart'.Z14">
            <calcext:condition calcext:apply-style-name="Today" calcext:value="formula-is([.Z$10]=TODAY())" calcext:base-cell-address="'Gantt Chart'.Z14"/>
            <calcext:condition calcext:apply-style-name="Weekend" calcext:value="formula-is(OR(WEEKDAY([.Z$10])=1;WEEKDAY([.Z$10])=7))" calcext:base-cell-address="'Gantt Chart'.Z14"/>
          </calcext:conditional-format>
          <calcext:conditional-format calcext:target-range-address="'Gantt Chart'.Z14:'Gantt Chart'.Z14">
            <calcext:condition calcext:apply-style-name="Task_Completed" calcext:value="formula-is(AND([.$E14]&gt;0;[.Z$10]&gt;=[.$D14];[.Z$10]&lt;=[.$F14];WORKDAY([.$D14];[.$E14]*[.$G14])&gt;[.Z$10]))" calcext:base-cell-address="'Gantt Chart'.Z14"/>
            <calcext:condition calcext:apply-style-name="Task_Scheduled" calcext:value="formula-is(AND([.$E14]&gt;0;[.Z$10]&gt;=[.$D14];[.Z$10]&lt;=[.$F14];WORKDAY([.$D14];[.$E14]*[.$G14])&lt;=[.Z$10]))" calcext:base-cell-address="'Gantt Chart'.Z14"/>
            <calcext:condition calcext:apply-style-name="Milestone" calcext:value="formula-is(AND([.$D14]&gt;0;[.$F14]=&quot;&quot;;[.$D14]=[.Z$10]))" calcext:base-cell-address="'Gantt Chart'.Z14"/>
          </calcext:conditional-format>
          <calcext:conditional-format calcext:target-range-address="'Gantt Chart'.AA14:'Gantt Chart'.AA14">
            <calcext:condition calcext:apply-style-name="Today" calcext:value="formula-is([.AA$10]=TODAY())" calcext:base-cell-address="'Gantt Chart'.AA14"/>
            <calcext:condition calcext:apply-style-name="Weekend" calcext:value="formula-is(OR(WEEKDAY([.AA$10])=1;WEEKDAY([.AA$10])=7))" calcext:base-cell-address="'Gantt Chart'.AA14"/>
          </calcext:conditional-format>
          <calcext:conditional-format calcext:target-range-address="'Gantt Chart'.AA14:'Gantt Chart'.AA14">
            <calcext:condition calcext:apply-style-name="Task_Completed" calcext:value="formula-is(AND([.$E14]&gt;0;[.AA$10]&gt;=[.$D14];[.AA$10]&lt;=[.$F14];WORKDAY([.$D14];[.$E14]*[.$G14])&gt;[.AA$10]))" calcext:base-cell-address="'Gantt Chart'.AA14"/>
            <calcext:condition calcext:apply-style-name="Task_Scheduled" calcext:value="formula-is(AND([.$E14]&gt;0;[.AA$10]&gt;=[.$D14];[.AA$10]&lt;=[.$F14];WORKDAY([.$D14];[.$E14]*[.$G14])&lt;=[.AA$10]))" calcext:base-cell-address="'Gantt Chart'.AA14"/>
            <calcext:condition calcext:apply-style-name="Milestone" calcext:value="formula-is(AND([.$D14]&gt;0;[.$F14]=&quot;&quot;;[.$D14]=[.AA$10]))" calcext:base-cell-address="'Gantt Chart'.AA14"/>
          </calcext:conditional-format>
          <calcext:conditional-format calcext:target-range-address="'Gantt Chart'.AB14:'Gantt Chart'.AB14">
            <calcext:condition calcext:apply-style-name="Today" calcext:value="formula-is([.AB$10]=TODAY())" calcext:base-cell-address="'Gantt Chart'.AB14"/>
            <calcext:condition calcext:apply-style-name="Weekend" calcext:value="formula-is(OR(WEEKDAY([.AB$10])=1;WEEKDAY([.AB$10])=7))" calcext:base-cell-address="'Gantt Chart'.AB14"/>
          </calcext:conditional-format>
          <calcext:conditional-format calcext:target-range-address="'Gantt Chart'.AB14:'Gantt Chart'.AB14">
            <calcext:condition calcext:apply-style-name="Task_Completed" calcext:value="formula-is(AND([.$E14]&gt;0;[.AB$10]&gt;=[.$D14];[.AB$10]&lt;=[.$F14];WORKDAY([.$D14];[.$E14]*[.$G14])&gt;[.AB$10]))" calcext:base-cell-address="'Gantt Chart'.AB14"/>
            <calcext:condition calcext:apply-style-name="Task_Scheduled" calcext:value="formula-is(AND([.$E14]&gt;0;[.AB$10]&gt;=[.$D14];[.AB$10]&lt;=[.$F14];WORKDAY([.$D14];[.$E14]*[.$G14])&lt;=[.AB$10]))" calcext:base-cell-address="'Gantt Chart'.AB14"/>
            <calcext:condition calcext:apply-style-name="Milestone" calcext:value="formula-is(AND([.$D14]&gt;0;[.$F14]=&quot;&quot;;[.$D14]=[.AB$10]))" calcext:base-cell-address="'Gantt Chart'.AB14"/>
          </calcext:conditional-format>
          <calcext:conditional-format calcext:target-range-address="'Gantt Chart'.AC14:'Gantt Chart'.AC14">
            <calcext:condition calcext:apply-style-name="Today" calcext:value="formula-is([.AC$10]=TODAY())" calcext:base-cell-address="'Gantt Chart'.AC14"/>
            <calcext:condition calcext:apply-style-name="Weekend" calcext:value="formula-is(OR(WEEKDAY([.AC$10])=1;WEEKDAY([.AC$10])=7))" calcext:base-cell-address="'Gantt Chart'.AC14"/>
          </calcext:conditional-format>
          <calcext:conditional-format calcext:target-range-address="'Gantt Chart'.AC14:'Gantt Chart'.AC14">
            <calcext:condition calcext:apply-style-name="Task_Completed" calcext:value="formula-is(AND([.$E14]&gt;0;[.AC$10]&gt;=[.$D14];[.AC$10]&lt;=[.$F14];WORKDAY([.$D14];[.$E14]*[.$G14])&gt;[.AC$10]))" calcext:base-cell-address="'Gantt Chart'.AC14"/>
            <calcext:condition calcext:apply-style-name="Task_Scheduled" calcext:value="formula-is(AND([.$E14]&gt;0;[.AC$10]&gt;=[.$D14];[.AC$10]&lt;=[.$F14];WORKDAY([.$D14];[.$E14]*[.$G14])&lt;=[.AC$10]))" calcext:base-cell-address="'Gantt Chart'.AC14"/>
            <calcext:condition calcext:apply-style-name="Milestone" calcext:value="formula-is(AND([.$D14]&gt;0;[.$F14]=&quot;&quot;;[.$D14]=[.AC$10]))" calcext:base-cell-address="'Gantt Chart'.AC14"/>
          </calcext:conditional-format>
          <calcext:conditional-format calcext:target-range-address="'Gantt Chart'.AD14:'Gantt Chart'.AD14">
            <calcext:condition calcext:apply-style-name="Today" calcext:value="formula-is([.AD$10]=TODAY())" calcext:base-cell-address="'Gantt Chart'.AD14"/>
            <calcext:condition calcext:apply-style-name="Weekend" calcext:value="formula-is(OR(WEEKDAY([.AD$10])=1;WEEKDAY([.AD$10])=7))" calcext:base-cell-address="'Gantt Chart'.AD14"/>
          </calcext:conditional-format>
          <calcext:conditional-format calcext:target-range-address="'Gantt Chart'.AD14:'Gantt Chart'.AD14">
            <calcext:condition calcext:apply-style-name="Task_Completed" calcext:value="formula-is(AND([.$E14]&gt;0;[.AD$10]&gt;=[.$D14];[.AD$10]&lt;=[.$F14];WORKDAY([.$D14];[.$E14]*[.$G14])&gt;[.AD$10]))" calcext:base-cell-address="'Gantt Chart'.AD14"/>
            <calcext:condition calcext:apply-style-name="Task_Scheduled" calcext:value="formula-is(AND([.$E14]&gt;0;[.AD$10]&gt;=[.$D14];[.AD$10]&lt;=[.$F14];WORKDAY([.$D14];[.$E14]*[.$G14])&lt;=[.AD$10]))" calcext:base-cell-address="'Gantt Chart'.AD14"/>
            <calcext:condition calcext:apply-style-name="Milestone" calcext:value="formula-is(AND([.$D14]&gt;0;[.$F14]=&quot;&quot;;[.$D14]=[.AD$10]))" calcext:base-cell-address="'Gantt Chart'.AD14"/>
          </calcext:conditional-format>
          <calcext:conditional-format calcext:target-range-address="'Gantt Chart'.AE14:'Gantt Chart'.AE14">
            <calcext:condition calcext:apply-style-name="Today" calcext:value="formula-is([.AE$10]=TODAY())" calcext:base-cell-address="'Gantt Chart'.AE14"/>
            <calcext:condition calcext:apply-style-name="Weekend" calcext:value="formula-is(OR(WEEKDAY([.AE$10])=1;WEEKDAY([.AE$10])=7))" calcext:base-cell-address="'Gantt Chart'.AE14"/>
          </calcext:conditional-format>
          <calcext:conditional-format calcext:target-range-address="'Gantt Chart'.AE14:'Gantt Chart'.AE14">
            <calcext:condition calcext:apply-style-name="Task_Completed" calcext:value="formula-is(AND([.$E14]&gt;0;[.AE$10]&gt;=[.$D14];[.AE$10]&lt;=[.$F14];WORKDAY([.$D14];[.$E14]*[.$G14])&gt;[.AE$10]))" calcext:base-cell-address="'Gantt Chart'.AE14"/>
            <calcext:condition calcext:apply-style-name="Task_Scheduled" calcext:value="formula-is(AND([.$E14]&gt;0;[.AE$10]&gt;=[.$D14];[.AE$10]&lt;=[.$F14];WORKDAY([.$D14];[.$E14]*[.$G14])&lt;=[.AE$10]))" calcext:base-cell-address="'Gantt Chart'.AE14"/>
            <calcext:condition calcext:apply-style-name="Milestone" calcext:value="formula-is(AND([.$D14]&gt;0;[.$F14]=&quot;&quot;;[.$D14]=[.AE$10]))" calcext:base-cell-address="'Gantt Chart'.AE14"/>
          </calcext:conditional-format>
          <calcext:conditional-format calcext:target-range-address="'Gantt Chart'.AF14:'Gantt Chart'.AF14">
            <calcext:condition calcext:apply-style-name="Today" calcext:value="formula-is([.AF$10]=TODAY())" calcext:base-cell-address="'Gantt Chart'.AF14"/>
            <calcext:condition calcext:apply-style-name="Weekend" calcext:value="formula-is(OR(WEEKDAY([.AF$10])=1;WEEKDAY([.AF$10])=7))" calcext:base-cell-address="'Gantt Chart'.AF14"/>
          </calcext:conditional-format>
          <calcext:conditional-format calcext:target-range-address="'Gantt Chart'.AF14:'Gantt Chart'.AF14">
            <calcext:condition calcext:apply-style-name="Task_Completed" calcext:value="formula-is(AND([.$E14]&gt;0;[.AF$10]&gt;=[.$D14];[.AF$10]&lt;=[.$F14];WORKDAY([.$D14];[.$E14]*[.$G14])&gt;[.AF$10]))" calcext:base-cell-address="'Gantt Chart'.AF14"/>
            <calcext:condition calcext:apply-style-name="Task_Scheduled" calcext:value="formula-is(AND([.$E14]&gt;0;[.AF$10]&gt;=[.$D14];[.AF$10]&lt;=[.$F14];WORKDAY([.$D14];[.$E14]*[.$G14])&lt;=[.AF$10]))" calcext:base-cell-address="'Gantt Chart'.AF14"/>
            <calcext:condition calcext:apply-style-name="Milestone" calcext:value="formula-is(AND([.$D14]&gt;0;[.$F14]=&quot;&quot;;[.$D14]=[.AF$10]))" calcext:base-cell-address="'Gantt Chart'.AF14"/>
          </calcext:conditional-format>
          <calcext:conditional-format calcext:target-range-address="'Gantt Chart'.AG14:'Gantt Chart'.AG14">
            <calcext:condition calcext:apply-style-name="Today" calcext:value="formula-is([.AG$10]=TODAY())" calcext:base-cell-address="'Gantt Chart'.AG14"/>
            <calcext:condition calcext:apply-style-name="Weekend" calcext:value="formula-is(OR(WEEKDAY([.AG$10])=1;WEEKDAY([.AG$10])=7))" calcext:base-cell-address="'Gantt Chart'.AG14"/>
          </calcext:conditional-format>
          <calcext:conditional-format calcext:target-range-address="'Gantt Chart'.AG14:'Gantt Chart'.AG14">
            <calcext:condition calcext:apply-style-name="Task_Completed" calcext:value="formula-is(AND([.$E14]&gt;0;[.AG$10]&gt;=[.$D14];[.AG$10]&lt;=[.$F14];WORKDAY([.$D14];[.$E14]*[.$G14])&gt;[.AG$10]))" calcext:base-cell-address="'Gantt Chart'.AG14"/>
            <calcext:condition calcext:apply-style-name="Task_Scheduled" calcext:value="formula-is(AND([.$E14]&gt;0;[.AG$10]&gt;=[.$D14];[.AG$10]&lt;=[.$F14];WORKDAY([.$D14];[.$E14]*[.$G14])&lt;=[.AG$10]))" calcext:base-cell-address="'Gantt Chart'.AG14"/>
            <calcext:condition calcext:apply-style-name="Milestone" calcext:value="formula-is(AND([.$D14]&gt;0;[.$F14]=&quot;&quot;;[.$D14]=[.AG$10]))" calcext:base-cell-address="'Gantt Chart'.AG14"/>
          </calcext:conditional-format>
          <calcext:conditional-format calcext:target-range-address="'Gantt Chart'.AH14:'Gantt Chart'.AH14">
            <calcext:condition calcext:apply-style-name="Today" calcext:value="formula-is([.AH$10]=TODAY())" calcext:base-cell-address="'Gantt Chart'.AH14"/>
            <calcext:condition calcext:apply-style-name="Weekend" calcext:value="formula-is(OR(WEEKDAY([.AH$10])=1;WEEKDAY([.AH$10])=7))" calcext:base-cell-address="'Gantt Chart'.AH14"/>
          </calcext:conditional-format>
          <calcext:conditional-format calcext:target-range-address="'Gantt Chart'.AH14:'Gantt Chart'.AH14">
            <calcext:condition calcext:apply-style-name="Task_Completed" calcext:value="formula-is(AND([.$E14]&gt;0;[.AH$10]&gt;=[.$D14];[.AH$10]&lt;=[.$F14];WORKDAY([.$D14];[.$E14]*[.$G14])&gt;[.AH$10]))" calcext:base-cell-address="'Gantt Chart'.AH14"/>
            <calcext:condition calcext:apply-style-name="Task_Scheduled" calcext:value="formula-is(AND([.$E14]&gt;0;[.AH$10]&gt;=[.$D14];[.AH$10]&lt;=[.$F14];WORKDAY([.$D14];[.$E14]*[.$G14])&lt;=[.AH$10]))" calcext:base-cell-address="'Gantt Chart'.AH14"/>
            <calcext:condition calcext:apply-style-name="Milestone" calcext:value="formula-is(AND([.$D14]&gt;0;[.$F14]=&quot;&quot;;[.$D14]=[.AH$10]))" calcext:base-cell-address="'Gantt Chart'.AH14"/>
          </calcext:conditional-format>
          <calcext:conditional-format calcext:target-range-address="'Gantt Chart'.AI14:'Gantt Chart'.AI14">
            <calcext:condition calcext:apply-style-name="Today" calcext:value="formula-is([.AI$10]=TODAY())" calcext:base-cell-address="'Gantt Chart'.AI14"/>
            <calcext:condition calcext:apply-style-name="Weekend" calcext:value="formula-is(OR(WEEKDAY([.AI$10])=1;WEEKDAY([.AI$10])=7))" calcext:base-cell-address="'Gantt Chart'.AI14"/>
          </calcext:conditional-format>
          <calcext:conditional-format calcext:target-range-address="'Gantt Chart'.AI14:'Gantt Chart'.AI14">
            <calcext:condition calcext:apply-style-name="Task_Completed" calcext:value="formula-is(AND([.$E14]&gt;0;[.AI$10]&gt;=[.$D14];[.AI$10]&lt;=[.$F14];WORKDAY([.$D14];[.$E14]*[.$G14])&gt;[.AI$10]))" calcext:base-cell-address="'Gantt Chart'.AI14"/>
            <calcext:condition calcext:apply-style-name="Task_Scheduled" calcext:value="formula-is(AND([.$E14]&gt;0;[.AI$10]&gt;=[.$D14];[.AI$10]&lt;=[.$F14];WORKDAY([.$D14];[.$E14]*[.$G14])&lt;=[.AI$10]))" calcext:base-cell-address="'Gantt Chart'.AI14"/>
            <calcext:condition calcext:apply-style-name="Milestone" calcext:value="formula-is(AND([.$D14]&gt;0;[.$F14]=&quot;&quot;;[.$D14]=[.AI$10]))" calcext:base-cell-address="'Gantt Chart'.AI14"/>
          </calcext:conditional-format>
          <calcext:conditional-format calcext:target-range-address="'Gantt Chart'.AJ14:'Gantt Chart'.AJ14">
            <calcext:condition calcext:apply-style-name="Today" calcext:value="formula-is([.AJ$10]=TODAY())" calcext:base-cell-address="'Gantt Chart'.AJ14"/>
            <calcext:condition calcext:apply-style-name="Weekend" calcext:value="formula-is(OR(WEEKDAY([.AJ$10])=1;WEEKDAY([.AJ$10])=7))" calcext:base-cell-address="'Gantt Chart'.AJ14"/>
          </calcext:conditional-format>
          <calcext:conditional-format calcext:target-range-address="'Gantt Chart'.AJ14:'Gantt Chart'.AJ14">
            <calcext:condition calcext:apply-style-name="Task_Completed" calcext:value="formula-is(AND([.$E14]&gt;0;[.AJ$10]&gt;=[.$D14];[.AJ$10]&lt;=[.$F14];WORKDAY([.$D14];[.$E14]*[.$G14])&gt;[.AJ$10]))" calcext:base-cell-address="'Gantt Chart'.AJ14"/>
            <calcext:condition calcext:apply-style-name="Task_Scheduled" calcext:value="formula-is(AND([.$E14]&gt;0;[.AJ$10]&gt;=[.$D14];[.AJ$10]&lt;=[.$F14];WORKDAY([.$D14];[.$E14]*[.$G14])&lt;=[.AJ$10]))" calcext:base-cell-address="'Gantt Chart'.AJ14"/>
            <calcext:condition calcext:apply-style-name="Milestone" calcext:value="formula-is(AND([.$D14]&gt;0;[.$F14]=&quot;&quot;;[.$D14]=[.AJ$10]))" calcext:base-cell-address="'Gantt Chart'.AJ14"/>
          </calcext:conditional-format>
          <calcext:conditional-format calcext:target-range-address="'Gantt Chart'.AK14:'Gantt Chart'.AK14">
            <calcext:condition calcext:apply-style-name="Today" calcext:value="formula-is([.AK$10]=TODAY())" calcext:base-cell-address="'Gantt Chart'.AK14"/>
            <calcext:condition calcext:apply-style-name="Weekend" calcext:value="formula-is(OR(WEEKDAY([.AK$10])=1;WEEKDAY([.AK$10])=7))" calcext:base-cell-address="'Gantt Chart'.AK14"/>
          </calcext:conditional-format>
          <calcext:conditional-format calcext:target-range-address="'Gantt Chart'.AK14:'Gantt Chart'.AK14">
            <calcext:condition calcext:apply-style-name="Task_Completed" calcext:value="formula-is(AND([.$E14]&gt;0;[.AK$10]&gt;=[.$D14];[.AK$10]&lt;=[.$F14];WORKDAY([.$D14];[.$E14]*[.$G14])&gt;[.AK$10]))" calcext:base-cell-address="'Gantt Chart'.AK14"/>
            <calcext:condition calcext:apply-style-name="Task_Scheduled" calcext:value="formula-is(AND([.$E14]&gt;0;[.AK$10]&gt;=[.$D14];[.AK$10]&lt;=[.$F14];WORKDAY([.$D14];[.$E14]*[.$G14])&lt;=[.AK$10]))" calcext:base-cell-address="'Gantt Chart'.AK14"/>
            <calcext:condition calcext:apply-style-name="Milestone" calcext:value="formula-is(AND([.$D14]&gt;0;[.$F14]=&quot;&quot;;[.$D14]=[.AK$10]))" calcext:base-cell-address="'Gantt Chart'.AK14"/>
          </calcext:conditional-format>
          <calcext:conditional-format calcext:target-range-address="'Gantt Chart'.AL14:'Gantt Chart'.AL14">
            <calcext:condition calcext:apply-style-name="Today" calcext:value="formula-is([.AL$10]=TODAY())" calcext:base-cell-address="'Gantt Chart'.AL14"/>
            <calcext:condition calcext:apply-style-name="Weekend" calcext:value="formula-is(OR(WEEKDAY([.AL$10])=1;WEEKDAY([.AL$10])=7))" calcext:base-cell-address="'Gantt Chart'.AL14"/>
          </calcext:conditional-format>
          <calcext:conditional-format calcext:target-range-address="'Gantt Chart'.AL14:'Gantt Chart'.AL14">
            <calcext:condition calcext:apply-style-name="Task_Completed" calcext:value="formula-is(AND([.$E14]&gt;0;[.AL$10]&gt;=[.$D14];[.AL$10]&lt;=[.$F14];WORKDAY([.$D14];[.$E14]*[.$G14])&gt;[.AL$10]))" calcext:base-cell-address="'Gantt Chart'.AL14"/>
            <calcext:condition calcext:apply-style-name="Task_Scheduled" calcext:value="formula-is(AND([.$E14]&gt;0;[.AL$10]&gt;=[.$D14];[.AL$10]&lt;=[.$F14];WORKDAY([.$D14];[.$E14]*[.$G14])&lt;=[.AL$10]))" calcext:base-cell-address="'Gantt Chart'.AL14"/>
            <calcext:condition calcext:apply-style-name="Milestone" calcext:value="formula-is(AND([.$D14]&gt;0;[.$F14]=&quot;&quot;;[.$D14]=[.AL$10]))" calcext:base-cell-address="'Gantt Chart'.AL14"/>
          </calcext:conditional-format>
          <calcext:conditional-format calcext:target-range-address="'Gantt Chart'.AM14:'Gantt Chart'.AM14">
            <calcext:condition calcext:apply-style-name="Today" calcext:value="formula-is([.AM$10]=TODAY())" calcext:base-cell-address="'Gantt Chart'.AM14"/>
            <calcext:condition calcext:apply-style-name="Weekend" calcext:value="formula-is(OR(WEEKDAY([.AM$10])=1;WEEKDAY([.AM$10])=7))" calcext:base-cell-address="'Gantt Chart'.AM14"/>
          </calcext:conditional-format>
          <calcext:conditional-format calcext:target-range-address="'Gantt Chart'.AM14:'Gantt Chart'.AM14">
            <calcext:condition calcext:apply-style-name="Task_Completed" calcext:value="formula-is(AND([.$E14]&gt;0;[.AM$10]&gt;=[.$D14];[.AM$10]&lt;=[.$F14];WORKDAY([.$D14];[.$E14]*[.$G14])&gt;[.AM$10]))" calcext:base-cell-address="'Gantt Chart'.AM14"/>
            <calcext:condition calcext:apply-style-name="Task_Scheduled" calcext:value="formula-is(AND([.$E14]&gt;0;[.AM$10]&gt;=[.$D14];[.AM$10]&lt;=[.$F14];WORKDAY([.$D14];[.$E14]*[.$G14])&lt;=[.AM$10]))" calcext:base-cell-address="'Gantt Chart'.AM14"/>
            <calcext:condition calcext:apply-style-name="Milestone" calcext:value="formula-is(AND([.$D14]&gt;0;[.$F14]=&quot;&quot;;[.$D14]=[.AM$10]))" calcext:base-cell-address="'Gantt Chart'.AM14"/>
          </calcext:conditional-format>
          <calcext:conditional-format calcext:target-range-address="'Gantt Chart'.AN14:'Gantt Chart'.AN14">
            <calcext:condition calcext:apply-style-name="Today" calcext:value="formula-is([.AN$10]=TODAY())" calcext:base-cell-address="'Gantt Chart'.AN14"/>
            <calcext:condition calcext:apply-style-name="Weekend" calcext:value="formula-is(OR(WEEKDAY([.AN$10])=1;WEEKDAY([.AN$10])=7))" calcext:base-cell-address="'Gantt Chart'.AN14"/>
          </calcext:conditional-format>
          <calcext:conditional-format calcext:target-range-address="'Gantt Chart'.AN14:'Gantt Chart'.AN14">
            <calcext:condition calcext:apply-style-name="Task_Completed" calcext:value="formula-is(AND([.$E14]&gt;0;[.AN$10]&gt;=[.$D14];[.AN$10]&lt;=[.$F14];WORKDAY([.$D14];[.$E14]*[.$G14])&gt;[.AN$10]))" calcext:base-cell-address="'Gantt Chart'.AN14"/>
            <calcext:condition calcext:apply-style-name="Task_Scheduled" calcext:value="formula-is(AND([.$E14]&gt;0;[.AN$10]&gt;=[.$D14];[.AN$10]&lt;=[.$F14];WORKDAY([.$D14];[.$E14]*[.$G14])&lt;=[.AN$10]))" calcext:base-cell-address="'Gantt Chart'.AN14"/>
            <calcext:condition calcext:apply-style-name="Milestone" calcext:value="formula-is(AND([.$D14]&gt;0;[.$F14]=&quot;&quot;;[.$D14]=[.AN$10]))" calcext:base-cell-address="'Gantt Chart'.AN14"/>
          </calcext:conditional-format>
          <calcext:conditional-format calcext:target-range-address="'Gantt Chart'.AO14:'Gantt Chart'.AO14">
            <calcext:condition calcext:apply-style-name="Today" calcext:value="formula-is([.AO$10]=TODAY())" calcext:base-cell-address="'Gantt Chart'.AO14"/>
            <calcext:condition calcext:apply-style-name="Weekend" calcext:value="formula-is(OR(WEEKDAY([.AO$10])=1;WEEKDAY([.AO$10])=7))" calcext:base-cell-address="'Gantt Chart'.AO14"/>
          </calcext:conditional-format>
          <calcext:conditional-format calcext:target-range-address="'Gantt Chart'.AO14:'Gantt Chart'.AO14">
            <calcext:condition calcext:apply-style-name="Task_Completed" calcext:value="formula-is(AND([.$E14]&gt;0;[.AO$10]&gt;=[.$D14];[.AO$10]&lt;=[.$F14];WORKDAY([.$D14];[.$E14]*[.$G14])&gt;[.AO$10]))" calcext:base-cell-address="'Gantt Chart'.AO14"/>
            <calcext:condition calcext:apply-style-name="Task_Scheduled" calcext:value="formula-is(AND([.$E14]&gt;0;[.AO$10]&gt;=[.$D14];[.AO$10]&lt;=[.$F14];WORKDAY([.$D14];[.$E14]*[.$G14])&lt;=[.AO$10]))" calcext:base-cell-address="'Gantt Chart'.AO14"/>
            <calcext:condition calcext:apply-style-name="Milestone" calcext:value="formula-is(AND([.$D14]&gt;0;[.$F14]=&quot;&quot;;[.$D14]=[.AO$10]))" calcext:base-cell-address="'Gantt Chart'.AO14"/>
          </calcext:conditional-format>
          <calcext:conditional-format calcext:target-range-address="'Gantt Chart'.AP14:'Gantt Chart'.AP14">
            <calcext:condition calcext:apply-style-name="Today" calcext:value="formula-is([.AP$10]=TODAY())" calcext:base-cell-address="'Gantt Chart'.AP14"/>
            <calcext:condition calcext:apply-style-name="Weekend" calcext:value="formula-is(OR(WEEKDAY([.AP$10])=1;WEEKDAY([.AP$10])=7))" calcext:base-cell-address="'Gantt Chart'.AP14"/>
          </calcext:conditional-format>
          <calcext:conditional-format calcext:target-range-address="'Gantt Chart'.AP14:'Gantt Chart'.AP14">
            <calcext:condition calcext:apply-style-name="Task_Completed" calcext:value="formula-is(AND([.$E14]&gt;0;[.AP$10]&gt;=[.$D14];[.AP$10]&lt;=[.$F14];WORKDAY([.$D14];[.$E14]*[.$G14])&gt;[.AP$10]))" calcext:base-cell-address="'Gantt Chart'.AP14"/>
            <calcext:condition calcext:apply-style-name="Task_Scheduled" calcext:value="formula-is(AND([.$E14]&gt;0;[.AP$10]&gt;=[.$D14];[.AP$10]&lt;=[.$F14];WORKDAY([.$D14];[.$E14]*[.$G14])&lt;=[.AP$10]))" calcext:base-cell-address="'Gantt Chart'.AP14"/>
            <calcext:condition calcext:apply-style-name="Milestone" calcext:value="formula-is(AND([.$D14]&gt;0;[.$F14]=&quot;&quot;;[.$D14]=[.AP$10]))" calcext:base-cell-address="'Gantt Chart'.AP14"/>
          </calcext:conditional-format>
          <calcext:conditional-format calcext:target-range-address="'Gantt Chart'.AQ14:'Gantt Chart'.AQ14">
            <calcext:condition calcext:apply-style-name="Today" calcext:value="formula-is([.AQ$10]=TODAY())" calcext:base-cell-address="'Gantt Chart'.AQ14"/>
            <calcext:condition calcext:apply-style-name="Weekend" calcext:value="formula-is(OR(WEEKDAY([.AQ$10])=1;WEEKDAY([.AQ$10])=7))" calcext:base-cell-address="'Gantt Chart'.AQ14"/>
          </calcext:conditional-format>
          <calcext:conditional-format calcext:target-range-address="'Gantt Chart'.AQ14:'Gantt Chart'.AQ14">
            <calcext:condition calcext:apply-style-name="Task_Completed" calcext:value="formula-is(AND([.$E14]&gt;0;[.AQ$10]&gt;=[.$D14];[.AQ$10]&lt;=[.$F14];WORKDAY([.$D14];[.$E14]*[.$G14])&gt;[.AQ$10]))" calcext:base-cell-address="'Gantt Chart'.AQ14"/>
            <calcext:condition calcext:apply-style-name="Task_Scheduled" calcext:value="formula-is(AND([.$E14]&gt;0;[.AQ$10]&gt;=[.$D14];[.AQ$10]&lt;=[.$F14];WORKDAY([.$D14];[.$E14]*[.$G14])&lt;=[.AQ$10]))" calcext:base-cell-address="'Gantt Chart'.AQ14"/>
            <calcext:condition calcext:apply-style-name="Milestone" calcext:value="formula-is(AND([.$D14]&gt;0;[.$F14]=&quot;&quot;;[.$D14]=[.AQ$10]))" calcext:base-cell-address="'Gantt Chart'.AQ14"/>
          </calcext:conditional-format>
          <calcext:conditional-format calcext:target-range-address="'Gantt Chart'.AR14:'Gantt Chart'.AR14">
            <calcext:condition calcext:apply-style-name="Today" calcext:value="formula-is([.AR$10]=TODAY())" calcext:base-cell-address="'Gantt Chart'.AR14"/>
            <calcext:condition calcext:apply-style-name="Weekend" calcext:value="formula-is(OR(WEEKDAY([.AR$10])=1;WEEKDAY([.AR$10])=7))" calcext:base-cell-address="'Gantt Chart'.AR14"/>
          </calcext:conditional-format>
          <calcext:conditional-format calcext:target-range-address="'Gantt Chart'.AR14:'Gantt Chart'.AR14">
            <calcext:condition calcext:apply-style-name="Task_Completed" calcext:value="formula-is(AND([.$E14]&gt;0;[.AR$10]&gt;=[.$D14];[.AR$10]&lt;=[.$F14];WORKDAY([.$D14];[.$E14]*[.$G14])&gt;[.AR$10]))" calcext:base-cell-address="'Gantt Chart'.AR14"/>
            <calcext:condition calcext:apply-style-name="Task_Scheduled" calcext:value="formula-is(AND([.$E14]&gt;0;[.AR$10]&gt;=[.$D14];[.AR$10]&lt;=[.$F14];WORKDAY([.$D14];[.$E14]*[.$G14])&lt;=[.AR$10]))" calcext:base-cell-address="'Gantt Chart'.AR14"/>
            <calcext:condition calcext:apply-style-name="Milestone" calcext:value="formula-is(AND([.$D14]&gt;0;[.$F14]=&quot;&quot;;[.$D14]=[.AR$10]))" calcext:base-cell-address="'Gantt Chart'.AR14"/>
          </calcext:conditional-format>
          <calcext:conditional-format calcext:target-range-address="'Gantt Chart'.AS14:'Gantt Chart'.AS14">
            <calcext:condition calcext:apply-style-name="Today" calcext:value="formula-is([.AS$10]=TODAY())" calcext:base-cell-address="'Gantt Chart'.AS14"/>
            <calcext:condition calcext:apply-style-name="Weekend" calcext:value="formula-is(OR(WEEKDAY([.AS$10])=1;WEEKDAY([.AS$10])=7))" calcext:base-cell-address="'Gantt Chart'.AS14"/>
          </calcext:conditional-format>
          <calcext:conditional-format calcext:target-range-address="'Gantt Chart'.AS14:'Gantt Chart'.AS14">
            <calcext:condition calcext:apply-style-name="Task_Completed" calcext:value="formula-is(AND([.$E14]&gt;0;[.AS$10]&gt;=[.$D14];[.AS$10]&lt;=[.$F14];WORKDAY([.$D14];[.$E14]*[.$G14])&gt;[.AS$10]))" calcext:base-cell-address="'Gantt Chart'.AS14"/>
            <calcext:condition calcext:apply-style-name="Task_Scheduled" calcext:value="formula-is(AND([.$E14]&gt;0;[.AS$10]&gt;=[.$D14];[.AS$10]&lt;=[.$F14];WORKDAY([.$D14];[.$E14]*[.$G14])&lt;=[.AS$10]))" calcext:base-cell-address="'Gantt Chart'.AS14"/>
            <calcext:condition calcext:apply-style-name="Milestone" calcext:value="formula-is(AND([.$D14]&gt;0;[.$F14]=&quot;&quot;;[.$D14]=[.AS$10]))" calcext:base-cell-address="'Gantt Chart'.AS14"/>
          </calcext:conditional-format>
          <calcext:conditional-format calcext:target-range-address="'Gantt Chart'.AT14:'Gantt Chart'.AT14">
            <calcext:condition calcext:apply-style-name="Today" calcext:value="formula-is([.AT$10]=TODAY())" calcext:base-cell-address="'Gantt Chart'.AT14"/>
            <calcext:condition calcext:apply-style-name="Weekend" calcext:value="formula-is(OR(WEEKDAY([.AT$10])=1;WEEKDAY([.AT$10])=7))" calcext:base-cell-address="'Gantt Chart'.AT14"/>
          </calcext:conditional-format>
          <calcext:conditional-format calcext:target-range-address="'Gantt Chart'.AT14:'Gantt Chart'.AT14">
            <calcext:condition calcext:apply-style-name="Task_Completed" calcext:value="formula-is(AND([.$E14]&gt;0;[.AT$10]&gt;=[.$D14];[.AT$10]&lt;=[.$F14];WORKDAY([.$D14];[.$E14]*[.$G14])&gt;[.AT$10]))" calcext:base-cell-address="'Gantt Chart'.AT14"/>
            <calcext:condition calcext:apply-style-name="Task_Scheduled" calcext:value="formula-is(AND([.$E14]&gt;0;[.AT$10]&gt;=[.$D14];[.AT$10]&lt;=[.$F14];WORKDAY([.$D14];[.$E14]*[.$G14])&lt;=[.AT$10]))" calcext:base-cell-address="'Gantt Chart'.AT14"/>
            <calcext:condition calcext:apply-style-name="Milestone" calcext:value="formula-is(AND([.$D14]&gt;0;[.$F14]=&quot;&quot;;[.$D14]=[.AT$10]))" calcext:base-cell-address="'Gantt Chart'.AT14"/>
          </calcext:conditional-format>
          <calcext:conditional-format calcext:target-range-address="'Gantt Chart'.AU14:'Gantt Chart'.AU14">
            <calcext:condition calcext:apply-style-name="Today" calcext:value="formula-is([.AU$10]=TODAY())" calcext:base-cell-address="'Gantt Chart'.AU14"/>
            <calcext:condition calcext:apply-style-name="Weekend" calcext:value="formula-is(OR(WEEKDAY([.AU$10])=1;WEEKDAY([.AU$10])=7))" calcext:base-cell-address="'Gantt Chart'.AU14"/>
          </calcext:conditional-format>
          <calcext:conditional-format calcext:target-range-address="'Gantt Chart'.AU14:'Gantt Chart'.AU14">
            <calcext:condition calcext:apply-style-name="Task_Completed" calcext:value="formula-is(AND([.$E14]&gt;0;[.AU$10]&gt;=[.$D14];[.AU$10]&lt;=[.$F14];WORKDAY([.$D14];[.$E14]*[.$G14])&gt;[.AU$10]))" calcext:base-cell-address="'Gantt Chart'.AU14"/>
            <calcext:condition calcext:apply-style-name="Task_Scheduled" calcext:value="formula-is(AND([.$E14]&gt;0;[.AU$10]&gt;=[.$D14];[.AU$10]&lt;=[.$F14];WORKDAY([.$D14];[.$E14]*[.$G14])&lt;=[.AU$10]))" calcext:base-cell-address="'Gantt Chart'.AU14"/>
            <calcext:condition calcext:apply-style-name="Milestone" calcext:value="formula-is(AND([.$D14]&gt;0;[.$F14]=&quot;&quot;;[.$D14]=[.AU$10]))" calcext:base-cell-address="'Gantt Chart'.AU14"/>
          </calcext:conditional-format>
          <calcext:conditional-format calcext:target-range-address="'Gantt Chart'.AV14:'Gantt Chart'.AV14">
            <calcext:condition calcext:apply-style-name="Today" calcext:value="formula-is([.AV$10]=TODAY())" calcext:base-cell-address="'Gantt Chart'.AV14"/>
            <calcext:condition calcext:apply-style-name="Weekend" calcext:value="formula-is(OR(WEEKDAY([.AV$10])=1;WEEKDAY([.AV$10])=7))" calcext:base-cell-address="'Gantt Chart'.AV14"/>
          </calcext:conditional-format>
          <calcext:conditional-format calcext:target-range-address="'Gantt Chart'.AV14:'Gantt Chart'.AV14">
            <calcext:condition calcext:apply-style-name="Task_Completed" calcext:value="formula-is(AND([.$E14]&gt;0;[.AV$10]&gt;=[.$D14];[.AV$10]&lt;=[.$F14];WORKDAY([.$D14];[.$E14]*[.$G14])&gt;[.AV$10]))" calcext:base-cell-address="'Gantt Chart'.AV14"/>
            <calcext:condition calcext:apply-style-name="Task_Scheduled" calcext:value="formula-is(AND([.$E14]&gt;0;[.AV$10]&gt;=[.$D14];[.AV$10]&lt;=[.$F14];WORKDAY([.$D14];[.$E14]*[.$G14])&lt;=[.AV$10]))" calcext:base-cell-address="'Gantt Chart'.AV14"/>
            <calcext:condition calcext:apply-style-name="Milestone" calcext:value="formula-is(AND([.$D14]&gt;0;[.$F14]=&quot;&quot;;[.$D14]=[.AV$10]))" calcext:base-cell-address="'Gantt Chart'.AV14"/>
          </calcext:conditional-format>
          <calcext:conditional-format calcext:target-range-address="'Gantt Chart'.AW14:'Gantt Chart'.AW14">
            <calcext:condition calcext:apply-style-name="Today" calcext:value="formula-is([.AW$10]=TODAY())" calcext:base-cell-address="'Gantt Chart'.AW14"/>
            <calcext:condition calcext:apply-style-name="Weekend" calcext:value="formula-is(OR(WEEKDAY([.AW$10])=1;WEEKDAY([.AW$10])=7))" calcext:base-cell-address="'Gantt Chart'.AW14"/>
          </calcext:conditional-format>
          <calcext:conditional-format calcext:target-range-address="'Gantt Chart'.AW14:'Gantt Chart'.AW14">
            <calcext:condition calcext:apply-style-name="Task_Completed" calcext:value="formula-is(AND([.$E14]&gt;0;[.AW$10]&gt;=[.$D14];[.AW$10]&lt;=[.$F14];WORKDAY([.$D14];[.$E14]*[.$G14])&gt;[.AW$10]))" calcext:base-cell-address="'Gantt Chart'.AW14"/>
            <calcext:condition calcext:apply-style-name="Task_Scheduled" calcext:value="formula-is(AND([.$E14]&gt;0;[.AW$10]&gt;=[.$D14];[.AW$10]&lt;=[.$F14];WORKDAY([.$D14];[.$E14]*[.$G14])&lt;=[.AW$10]))" calcext:base-cell-address="'Gantt Chart'.AW14"/>
            <calcext:condition calcext:apply-style-name="Milestone" calcext:value="formula-is(AND([.$D14]&gt;0;[.$F14]=&quot;&quot;;[.$D14]=[.AW$10]))" calcext:base-cell-address="'Gantt Chart'.AW14"/>
          </calcext:conditional-format>
          <calcext:conditional-format calcext:target-range-address="'Gantt Chart'.AX14:'Gantt Chart'.AX14">
            <calcext:condition calcext:apply-style-name="Today" calcext:value="formula-is([.AX$10]=TODAY())" calcext:base-cell-address="'Gantt Chart'.AX14"/>
            <calcext:condition calcext:apply-style-name="Weekend" calcext:value="formula-is(OR(WEEKDAY([.AX$10])=1;WEEKDAY([.AX$10])=7))" calcext:base-cell-address="'Gantt Chart'.AX14"/>
          </calcext:conditional-format>
          <calcext:conditional-format calcext:target-range-address="'Gantt Chart'.AX14:'Gantt Chart'.AX14">
            <calcext:condition calcext:apply-style-name="Task_Completed" calcext:value="formula-is(AND([.$E14]&gt;0;[.AX$10]&gt;=[.$D14];[.AX$10]&lt;=[.$F14];WORKDAY([.$D14];[.$E14]*[.$G14])&gt;[.AX$10]))" calcext:base-cell-address="'Gantt Chart'.AX14"/>
            <calcext:condition calcext:apply-style-name="Task_Scheduled" calcext:value="formula-is(AND([.$E14]&gt;0;[.AX$10]&gt;=[.$D14];[.AX$10]&lt;=[.$F14];WORKDAY([.$D14];[.$E14]*[.$G14])&lt;=[.AX$10]))" calcext:base-cell-address="'Gantt Chart'.AX14"/>
            <calcext:condition calcext:apply-style-name="Milestone" calcext:value="formula-is(AND([.$D14]&gt;0;[.$F14]=&quot;&quot;;[.$D14]=[.AX$10]))" calcext:base-cell-address="'Gantt Chart'.AX14"/>
          </calcext:conditional-format>
          <calcext:conditional-format calcext:target-range-address="'Gantt Chart'.AY14:'Gantt Chart'.AY14">
            <calcext:condition calcext:apply-style-name="Today" calcext:value="formula-is([.AY$10]=TODAY())" calcext:base-cell-address="'Gantt Chart'.AY14"/>
            <calcext:condition calcext:apply-style-name="Weekend" calcext:value="formula-is(OR(WEEKDAY([.AY$10])=1;WEEKDAY([.AY$10])=7))" calcext:base-cell-address="'Gantt Chart'.AY14"/>
          </calcext:conditional-format>
          <calcext:conditional-format calcext:target-range-address="'Gantt Chart'.AY14:'Gantt Chart'.AY14">
            <calcext:condition calcext:apply-style-name="Task_Completed" calcext:value="formula-is(AND([.$E14]&gt;0;[.AY$10]&gt;=[.$D14];[.AY$10]&lt;=[.$F14];WORKDAY([.$D14];[.$E14]*[.$G14])&gt;[.AY$10]))" calcext:base-cell-address="'Gantt Chart'.AY14"/>
            <calcext:condition calcext:apply-style-name="Task_Scheduled" calcext:value="formula-is(AND([.$E14]&gt;0;[.AY$10]&gt;=[.$D14];[.AY$10]&lt;=[.$F14];WORKDAY([.$D14];[.$E14]*[.$G14])&lt;=[.AY$10]))" calcext:base-cell-address="'Gantt Chart'.AY14"/>
            <calcext:condition calcext:apply-style-name="Milestone" calcext:value="formula-is(AND([.$D14]&gt;0;[.$F14]=&quot;&quot;;[.$D14]=[.AY$10]))" calcext:base-cell-address="'Gantt Chart'.AY14"/>
          </calcext:conditional-format>
          <calcext:conditional-format calcext:target-range-address="'Gantt Chart'.AZ14:'Gantt Chart'.AZ14">
            <calcext:condition calcext:apply-style-name="Today" calcext:value="formula-is([.AZ$10]=TODAY())" calcext:base-cell-address="'Gantt Chart'.AZ14"/>
            <calcext:condition calcext:apply-style-name="Weekend" calcext:value="formula-is(OR(WEEKDAY([.AZ$10])=1;WEEKDAY([.AZ$10])=7))" calcext:base-cell-address="'Gantt Chart'.AZ14"/>
          </calcext:conditional-format>
          <calcext:conditional-format calcext:target-range-address="'Gantt Chart'.AZ14:'Gantt Chart'.AZ14">
            <calcext:condition calcext:apply-style-name="Task_Completed" calcext:value="formula-is(AND([.$E14]&gt;0;[.AZ$10]&gt;=[.$D14];[.AZ$10]&lt;=[.$F14];WORKDAY([.$D14];[.$E14]*[.$G14])&gt;[.AZ$10]))" calcext:base-cell-address="'Gantt Chart'.AZ14"/>
            <calcext:condition calcext:apply-style-name="Task_Scheduled" calcext:value="formula-is(AND([.$E14]&gt;0;[.AZ$10]&gt;=[.$D14];[.AZ$10]&lt;=[.$F14];WORKDAY([.$D14];[.$E14]*[.$G14])&lt;=[.AZ$10]))" calcext:base-cell-address="'Gantt Chart'.AZ14"/>
            <calcext:condition calcext:apply-style-name="Milestone" calcext:value="formula-is(AND([.$D14]&gt;0;[.$F14]=&quot;&quot;;[.$D14]=[.AZ$10]))" calcext:base-cell-address="'Gantt Chart'.AZ14"/>
          </calcext:conditional-format>
          <calcext:conditional-format calcext:target-range-address="'Gantt Chart'.BA14:'Gantt Chart'.BA14">
            <calcext:condition calcext:apply-style-name="Today" calcext:value="formula-is([.BA$10]=TODAY())" calcext:base-cell-address="'Gantt Chart'.BA14"/>
            <calcext:condition calcext:apply-style-name="Weekend" calcext:value="formula-is(OR(WEEKDAY([.BA$10])=1;WEEKDAY([.BA$10])=7))" calcext:base-cell-address="'Gantt Chart'.BA14"/>
          </calcext:conditional-format>
          <calcext:conditional-format calcext:target-range-address="'Gantt Chart'.BA14:'Gantt Chart'.BA14">
            <calcext:condition calcext:apply-style-name="Task_Completed" calcext:value="formula-is(AND([.$E14]&gt;0;[.BA$10]&gt;=[.$D14];[.BA$10]&lt;=[.$F14];WORKDAY([.$D14];[.$E14]*[.$G14])&gt;[.BA$10]))" calcext:base-cell-address="'Gantt Chart'.BA14"/>
            <calcext:condition calcext:apply-style-name="Task_Scheduled" calcext:value="formula-is(AND([.$E14]&gt;0;[.BA$10]&gt;=[.$D14];[.BA$10]&lt;=[.$F14];WORKDAY([.$D14];[.$E14]*[.$G14])&lt;=[.BA$10]))" calcext:base-cell-address="'Gantt Chart'.BA14"/>
            <calcext:condition calcext:apply-style-name="Milestone" calcext:value="formula-is(AND([.$D14]&gt;0;[.$F14]=&quot;&quot;;[.$D14]=[.BA$10]))" calcext:base-cell-address="'Gantt Chart'.BA14"/>
          </calcext:conditional-format>
          <calcext:conditional-format calcext:target-range-address="'Gantt Chart'.BB14:'Gantt Chart'.BB14">
            <calcext:condition calcext:apply-style-name="Today" calcext:value="formula-is([.BB$10]=TODAY())" calcext:base-cell-address="'Gantt Chart'.BB14"/>
            <calcext:condition calcext:apply-style-name="Weekend" calcext:value="formula-is(OR(WEEKDAY([.BB$10])=1;WEEKDAY([.BB$10])=7))" calcext:base-cell-address="'Gantt Chart'.BB14"/>
          </calcext:conditional-format>
          <calcext:conditional-format calcext:target-range-address="'Gantt Chart'.BB14:'Gantt Chart'.BB14">
            <calcext:condition calcext:apply-style-name="Task_Completed" calcext:value="formula-is(AND([.$E14]&gt;0;[.BB$10]&gt;=[.$D14];[.BB$10]&lt;=[.$F14];WORKDAY([.$D14];[.$E14]*[.$G14])&gt;[.BB$10]))" calcext:base-cell-address="'Gantt Chart'.BB14"/>
            <calcext:condition calcext:apply-style-name="Task_Scheduled" calcext:value="formula-is(AND([.$E14]&gt;0;[.BB$10]&gt;=[.$D14];[.BB$10]&lt;=[.$F14];WORKDAY([.$D14];[.$E14]*[.$G14])&lt;=[.BB$10]))" calcext:base-cell-address="'Gantt Chart'.BB14"/>
            <calcext:condition calcext:apply-style-name="Milestone" calcext:value="formula-is(AND([.$D14]&gt;0;[.$F14]=&quot;&quot;;[.$D14]=[.BB$10]))" calcext:base-cell-address="'Gantt Chart'.BB14"/>
          </calcext:conditional-format>
          <calcext:conditional-format calcext:target-range-address="'Gantt Chart'.BC14:'Gantt Chart'.BC14">
            <calcext:condition calcext:apply-style-name="Today" calcext:value="formula-is([.BC$10]=TODAY())" calcext:base-cell-address="'Gantt Chart'.BC14"/>
            <calcext:condition calcext:apply-style-name="Weekend" calcext:value="formula-is(OR(WEEKDAY([.BC$10])=1;WEEKDAY([.BC$10])=7))" calcext:base-cell-address="'Gantt Chart'.BC14"/>
          </calcext:conditional-format>
          <calcext:conditional-format calcext:target-range-address="'Gantt Chart'.BC14:'Gantt Chart'.BC14">
            <calcext:condition calcext:apply-style-name="Task_Completed" calcext:value="formula-is(AND([.$E14]&gt;0;[.BC$10]&gt;=[.$D14];[.BC$10]&lt;=[.$F14];WORKDAY([.$D14];[.$E14]*[.$G14])&gt;[.BC$10]))" calcext:base-cell-address="'Gantt Chart'.BC14"/>
            <calcext:condition calcext:apply-style-name="Task_Scheduled" calcext:value="formula-is(AND([.$E14]&gt;0;[.BC$10]&gt;=[.$D14];[.BC$10]&lt;=[.$F14];WORKDAY([.$D14];[.$E14]*[.$G14])&lt;=[.BC$10]))" calcext:base-cell-address="'Gantt Chart'.BC14"/>
            <calcext:condition calcext:apply-style-name="Milestone" calcext:value="formula-is(AND([.$D14]&gt;0;[.$F14]=&quot;&quot;;[.$D14]=[.BC$10]))" calcext:base-cell-address="'Gantt Chart'.BC14"/>
          </calcext:conditional-format>
          <calcext:conditional-format calcext:target-range-address="'Gantt Chart'.BD14:'Gantt Chart'.BD14">
            <calcext:condition calcext:apply-style-name="Today" calcext:value="formula-is([.BD$10]=TODAY())" calcext:base-cell-address="'Gantt Chart'.BD14"/>
            <calcext:condition calcext:apply-style-name="Weekend" calcext:value="formula-is(OR(WEEKDAY([.BD$10])=1;WEEKDAY([.BD$10])=7))" calcext:base-cell-address="'Gantt Chart'.BD14"/>
          </calcext:conditional-format>
          <calcext:conditional-format calcext:target-range-address="'Gantt Chart'.BD14:'Gantt Chart'.BD14">
            <calcext:condition calcext:apply-style-name="Task_Completed" calcext:value="formula-is(AND([.$E14]&gt;0;[.BD$10]&gt;=[.$D14];[.BD$10]&lt;=[.$F14];WORKDAY([.$D14];[.$E14]*[.$G14])&gt;[.BD$10]))" calcext:base-cell-address="'Gantt Chart'.BD14"/>
            <calcext:condition calcext:apply-style-name="Task_Scheduled" calcext:value="formula-is(AND([.$E14]&gt;0;[.BD$10]&gt;=[.$D14];[.BD$10]&lt;=[.$F14];WORKDAY([.$D14];[.$E14]*[.$G14])&lt;=[.BD$10]))" calcext:base-cell-address="'Gantt Chart'.BD14"/>
            <calcext:condition calcext:apply-style-name="Milestone" calcext:value="formula-is(AND([.$D14]&gt;0;[.$F14]=&quot;&quot;;[.$D14]=[.BD$10]))" calcext:base-cell-address="'Gantt Chart'.BD14"/>
          </calcext:conditional-format>
          <calcext:conditional-format calcext:target-range-address="'Gantt Chart'.BE14:'Gantt Chart'.BE14">
            <calcext:condition calcext:apply-style-name="Today" calcext:value="formula-is([.BE$10]=TODAY())" calcext:base-cell-address="'Gantt Chart'.BE14"/>
            <calcext:condition calcext:apply-style-name="Weekend" calcext:value="formula-is(OR(WEEKDAY([.BE$10])=1;WEEKDAY([.BE$10])=7))" calcext:base-cell-address="'Gantt Chart'.BE14"/>
          </calcext:conditional-format>
          <calcext:conditional-format calcext:target-range-address="'Gantt Chart'.BE14:'Gantt Chart'.BE14">
            <calcext:condition calcext:apply-style-name="Task_Completed" calcext:value="formula-is(AND([.$E14]&gt;0;[.BE$10]&gt;=[.$D14];[.BE$10]&lt;=[.$F14];WORKDAY([.$D14];[.$E14]*[.$G14])&gt;[.BE$10]))" calcext:base-cell-address="'Gantt Chart'.BE14"/>
            <calcext:condition calcext:apply-style-name="Task_Scheduled" calcext:value="formula-is(AND([.$E14]&gt;0;[.BE$10]&gt;=[.$D14];[.BE$10]&lt;=[.$F14];WORKDAY([.$D14];[.$E14]*[.$G14])&lt;=[.BE$10]))" calcext:base-cell-address="'Gantt Chart'.BE14"/>
            <calcext:condition calcext:apply-style-name="Milestone" calcext:value="formula-is(AND([.$D14]&gt;0;[.$F14]=&quot;&quot;;[.$D14]=[.BE$10]))" calcext:base-cell-address="'Gantt Chart'.BE14"/>
          </calcext:conditional-format>
          <calcext:conditional-format calcext:target-range-address="'Gantt Chart'.BF14:'Gantt Chart'.BF14">
            <calcext:condition calcext:apply-style-name="Today" calcext:value="formula-is([.BF$10]=TODAY())" calcext:base-cell-address="'Gantt Chart'.BF14"/>
            <calcext:condition calcext:apply-style-name="Weekend" calcext:value="formula-is(OR(WEEKDAY([.BF$10])=1;WEEKDAY([.BF$10])=7))" calcext:base-cell-address="'Gantt Chart'.BF14"/>
          </calcext:conditional-format>
          <calcext:conditional-format calcext:target-range-address="'Gantt Chart'.BF14:'Gantt Chart'.BF14">
            <calcext:condition calcext:apply-style-name="Task_Completed" calcext:value="formula-is(AND([.$E14]&gt;0;[.BF$10]&gt;=[.$D14];[.BF$10]&lt;=[.$F14];WORKDAY([.$D14];[.$E14]*[.$G14])&gt;[.BF$10]))" calcext:base-cell-address="'Gantt Chart'.BF14"/>
            <calcext:condition calcext:apply-style-name="Task_Scheduled" calcext:value="formula-is(AND([.$E14]&gt;0;[.BF$10]&gt;=[.$D14];[.BF$10]&lt;=[.$F14];WORKDAY([.$D14];[.$E14]*[.$G14])&lt;=[.BF$10]))" calcext:base-cell-address="'Gantt Chart'.BF14"/>
            <calcext:condition calcext:apply-style-name="Milestone" calcext:value="formula-is(AND([.$D14]&gt;0;[.$F14]=&quot;&quot;;[.$D14]=[.BF$10]))" calcext:base-cell-address="'Gantt Chart'.BF14"/>
          </calcext:conditional-format>
          <calcext:conditional-format calcext:target-range-address="'Gantt Chart'.BG14:'Gantt Chart'.BG14">
            <calcext:condition calcext:apply-style-name="Today" calcext:value="formula-is([.BG$10]=TODAY())" calcext:base-cell-address="'Gantt Chart'.BG14"/>
            <calcext:condition calcext:apply-style-name="Weekend" calcext:value="formula-is(OR(WEEKDAY([.BG$10])=1;WEEKDAY([.BG$10])=7))" calcext:base-cell-address="'Gantt Chart'.BG14"/>
          </calcext:conditional-format>
          <calcext:conditional-format calcext:target-range-address="'Gantt Chart'.BG14:'Gantt Chart'.BG14">
            <calcext:condition calcext:apply-style-name="Task_Completed" calcext:value="formula-is(AND([.$E14]&gt;0;[.BG$10]&gt;=[.$D14];[.BG$10]&lt;=[.$F14];WORKDAY([.$D14];[.$E14]*[.$G14])&gt;[.BG$10]))" calcext:base-cell-address="'Gantt Chart'.BG14"/>
            <calcext:condition calcext:apply-style-name="Task_Scheduled" calcext:value="formula-is(AND([.$E14]&gt;0;[.BG$10]&gt;=[.$D14];[.BG$10]&lt;=[.$F14];WORKDAY([.$D14];[.$E14]*[.$G14])&lt;=[.BG$10]))" calcext:base-cell-address="'Gantt Chart'.BG14"/>
            <calcext:condition calcext:apply-style-name="Milestone" calcext:value="formula-is(AND([.$D14]&gt;0;[.$F14]=&quot;&quot;;[.$D14]=[.BG$10]))" calcext:base-cell-address="'Gantt Chart'.BG14"/>
          </calcext:conditional-format>
          <calcext:conditional-format calcext:target-range-address="'Gantt Chart'.BH14:'Gantt Chart'.BH14">
            <calcext:condition calcext:apply-style-name="Today" calcext:value="formula-is([.BH$10]=TODAY())" calcext:base-cell-address="'Gantt Chart'.BH14"/>
            <calcext:condition calcext:apply-style-name="Weekend" calcext:value="formula-is(OR(WEEKDAY([.BH$10])=1;WEEKDAY([.BH$10])=7))" calcext:base-cell-address="'Gantt Chart'.BH14"/>
          </calcext:conditional-format>
          <calcext:conditional-format calcext:target-range-address="'Gantt Chart'.BH14:'Gantt Chart'.BH14">
            <calcext:condition calcext:apply-style-name="Task_Completed" calcext:value="formula-is(AND([.$E14]&gt;0;[.BH$10]&gt;=[.$D14];[.BH$10]&lt;=[.$F14];WORKDAY([.$D14];[.$E14]*[.$G14])&gt;[.BH$10]))" calcext:base-cell-address="'Gantt Chart'.BH14"/>
            <calcext:condition calcext:apply-style-name="Task_Scheduled" calcext:value="formula-is(AND([.$E14]&gt;0;[.BH$10]&gt;=[.$D14];[.BH$10]&lt;=[.$F14];WORKDAY([.$D14];[.$E14]*[.$G14])&lt;=[.BH$10]))" calcext:base-cell-address="'Gantt Chart'.BH14"/>
            <calcext:condition calcext:apply-style-name="Milestone" calcext:value="formula-is(AND([.$D14]&gt;0;[.$F14]=&quot;&quot;;[.$D14]=[.BH$10]))" calcext:base-cell-address="'Gantt Chart'.BH14"/>
          </calcext:conditional-format>
          <calcext:conditional-format calcext:target-range-address="'Gantt Chart'.BI14:'Gantt Chart'.BI14">
            <calcext:condition calcext:apply-style-name="Today" calcext:value="formula-is([.BI$10]=TODAY())" calcext:base-cell-address="'Gantt Chart'.BI14"/>
            <calcext:condition calcext:apply-style-name="Weekend" calcext:value="formula-is(OR(WEEKDAY([.BI$10])=1;WEEKDAY([.BI$10])=7))" calcext:base-cell-address="'Gantt Chart'.BI14"/>
          </calcext:conditional-format>
          <calcext:conditional-format calcext:target-range-address="'Gantt Chart'.BI14:'Gantt Chart'.BI14">
            <calcext:condition calcext:apply-style-name="Task_Completed" calcext:value="formula-is(AND([.$E14]&gt;0;[.BI$10]&gt;=[.$D14];[.BI$10]&lt;=[.$F14];WORKDAY([.$D14];[.$E14]*[.$G14])&gt;[.BI$10]))" calcext:base-cell-address="'Gantt Chart'.BI14"/>
            <calcext:condition calcext:apply-style-name="Task_Scheduled" calcext:value="formula-is(AND([.$E14]&gt;0;[.BI$10]&gt;=[.$D14];[.BI$10]&lt;=[.$F14];WORKDAY([.$D14];[.$E14]*[.$G14])&lt;=[.BI$10]))" calcext:base-cell-address="'Gantt Chart'.BI14"/>
            <calcext:condition calcext:apply-style-name="Milestone" calcext:value="formula-is(AND([.$D14]&gt;0;[.$F14]=&quot;&quot;;[.$D14]=[.BI$10]))" calcext:base-cell-address="'Gantt Chart'.BI14"/>
          </calcext:conditional-format>
          <calcext:conditional-format calcext:target-range-address="'Gantt Chart'.BJ14:'Gantt Chart'.BJ14">
            <calcext:condition calcext:apply-style-name="Today" calcext:value="formula-is([.BJ$10]=TODAY())" calcext:base-cell-address="'Gantt Chart'.BJ14"/>
            <calcext:condition calcext:apply-style-name="Weekend" calcext:value="formula-is(OR(WEEKDAY([.BJ$10])=1;WEEKDAY([.BJ$10])=7))" calcext:base-cell-address="'Gantt Chart'.BJ14"/>
          </calcext:conditional-format>
          <calcext:conditional-format calcext:target-range-address="'Gantt Chart'.BJ14:'Gantt Chart'.BJ14">
            <calcext:condition calcext:apply-style-name="Task_Completed" calcext:value="formula-is(AND([.$E14]&gt;0;[.BJ$10]&gt;=[.$D14];[.BJ$10]&lt;=[.$F14];WORKDAY([.$D14];[.$E14]*[.$G14])&gt;[.BJ$10]))" calcext:base-cell-address="'Gantt Chart'.BJ14"/>
            <calcext:condition calcext:apply-style-name="Task_Scheduled" calcext:value="formula-is(AND([.$E14]&gt;0;[.BJ$10]&gt;=[.$D14];[.BJ$10]&lt;=[.$F14];WORKDAY([.$D14];[.$E14]*[.$G14])&lt;=[.BJ$10]))" calcext:base-cell-address="'Gantt Chart'.BJ14"/>
            <calcext:condition calcext:apply-style-name="Milestone" calcext:value="formula-is(AND([.$D14]&gt;0;[.$F14]=&quot;&quot;;[.$D14]=[.BJ$10]))" calcext:base-cell-address="'Gantt Chart'.BJ14"/>
          </calcext:conditional-format>
          <calcext:conditional-format calcext:target-range-address="'Gantt Chart'.BK14:'Gantt Chart'.BK14">
            <calcext:condition calcext:apply-style-name="Today" calcext:value="formula-is([.BK$10]=TODAY())" calcext:base-cell-address="'Gantt Chart'.BK14"/>
            <calcext:condition calcext:apply-style-name="Weekend" calcext:value="formula-is(OR(WEEKDAY([.BK$10])=1;WEEKDAY([.BK$10])=7))" calcext:base-cell-address="'Gantt Chart'.BK14"/>
          </calcext:conditional-format>
          <calcext:conditional-format calcext:target-range-address="'Gantt Chart'.BK14:'Gantt Chart'.BK14">
            <calcext:condition calcext:apply-style-name="Task_Completed" calcext:value="formula-is(AND([.$E14]&gt;0;[.BK$10]&gt;=[.$D14];[.BK$10]&lt;=[.$F14];WORKDAY([.$D14];[.$E14]*[.$G14])&gt;[.BK$10]))" calcext:base-cell-address="'Gantt Chart'.BK14"/>
            <calcext:condition calcext:apply-style-name="Task_Scheduled" calcext:value="formula-is(AND([.$E14]&gt;0;[.BK$10]&gt;=[.$D14];[.BK$10]&lt;=[.$F14];WORKDAY([.$D14];[.$E14]*[.$G14])&lt;=[.BK$10]))" calcext:base-cell-address="'Gantt Chart'.BK14"/>
            <calcext:condition calcext:apply-style-name="Milestone" calcext:value="formula-is(AND([.$D14]&gt;0;[.$F14]=&quot;&quot;;[.$D14]=[.BK$10]))" calcext:base-cell-address="'Gantt Chart'.BK14"/>
          </calcext:conditional-format>
          <calcext:conditional-format calcext:target-range-address="'Gantt Chart'.BL14:'Gantt Chart'.BL14">
            <calcext:condition calcext:apply-style-name="Today" calcext:value="formula-is([.BL$10]=TODAY())" calcext:base-cell-address="'Gantt Chart'.BL14"/>
            <calcext:condition calcext:apply-style-name="Weekend" calcext:value="formula-is(OR(WEEKDAY([.BL$10])=1;WEEKDAY([.BL$10])=7))" calcext:base-cell-address="'Gantt Chart'.BL14"/>
          </calcext:conditional-format>
          <calcext:conditional-format calcext:target-range-address="'Gantt Chart'.BL14:'Gantt Chart'.BL14">
            <calcext:condition calcext:apply-style-name="Task_Completed" calcext:value="formula-is(AND([.$E14]&gt;0;[.BL$10]&gt;=[.$D14];[.BL$10]&lt;=[.$F14];WORKDAY([.$D14];[.$E14]*[.$G14])&gt;[.BL$10]))" calcext:base-cell-address="'Gantt Chart'.BL14"/>
            <calcext:condition calcext:apply-style-name="Task_Scheduled" calcext:value="formula-is(AND([.$E14]&gt;0;[.BL$10]&gt;=[.$D14];[.BL$10]&lt;=[.$F14];WORKDAY([.$D14];[.$E14]*[.$G14])&lt;=[.BL$10]))" calcext:base-cell-address="'Gantt Chart'.BL14"/>
            <calcext:condition calcext:apply-style-name="Milestone" calcext:value="formula-is(AND([.$D14]&gt;0;[.$F14]=&quot;&quot;;[.$D14]=[.BL$10]))" calcext:base-cell-address="'Gantt Chart'.BL14"/>
          </calcext:conditional-format>
          <calcext:conditional-format calcext:target-range-address="'Gantt Chart'.BM14:'Gantt Chart'.BM14">
            <calcext:condition calcext:apply-style-name="Today" calcext:value="formula-is([.BM$10]=TODAY())" calcext:base-cell-address="'Gantt Chart'.BM14"/>
            <calcext:condition calcext:apply-style-name="Weekend" calcext:value="formula-is(OR(WEEKDAY([.BM$10])=1;WEEKDAY([.BM$10])=7))" calcext:base-cell-address="'Gantt Chart'.BM14"/>
          </calcext:conditional-format>
          <calcext:conditional-format calcext:target-range-address="'Gantt Chart'.BM14:'Gantt Chart'.BM14">
            <calcext:condition calcext:apply-style-name="Task_Completed" calcext:value="formula-is(AND([.$E14]&gt;0;[.BM$10]&gt;=[.$D14];[.BM$10]&lt;=[.$F14];WORKDAY([.$D14];[.$E14]*[.$G14])&gt;[.BM$10]))" calcext:base-cell-address="'Gantt Chart'.BM14"/>
            <calcext:condition calcext:apply-style-name="Task_Scheduled" calcext:value="formula-is(AND([.$E14]&gt;0;[.BM$10]&gt;=[.$D14];[.BM$10]&lt;=[.$F14];WORKDAY([.$D14];[.$E14]*[.$G14])&lt;=[.BM$10]))" calcext:base-cell-address="'Gantt Chart'.BM14"/>
            <calcext:condition calcext:apply-style-name="Milestone" calcext:value="formula-is(AND([.$D14]&gt;0;[.$F14]=&quot;&quot;;[.$D14]=[.BM$10]))" calcext:base-cell-address="'Gantt Chart'.BM14"/>
          </calcext:conditional-format>
          <calcext:conditional-format calcext:target-range-address="'Gantt Chart'.BN14:'Gantt Chart'.BN14">
            <calcext:condition calcext:apply-style-name="Today" calcext:value="formula-is([.BN$10]=TODAY())" calcext:base-cell-address="'Gantt Chart'.BN14"/>
            <calcext:condition calcext:apply-style-name="Weekend" calcext:value="formula-is(OR(WEEKDAY([.BN$10])=1;WEEKDAY([.BN$10])=7))" calcext:base-cell-address="'Gantt Chart'.BN14"/>
          </calcext:conditional-format>
          <calcext:conditional-format calcext:target-range-address="'Gantt Chart'.BN14:'Gantt Chart'.BN14">
            <calcext:condition calcext:apply-style-name="Task_Completed" calcext:value="formula-is(AND([.$E14]&gt;0;[.BN$10]&gt;=[.$D14];[.BN$10]&lt;=[.$F14];WORKDAY([.$D14];[.$E14]*[.$G14])&gt;[.BN$10]))" calcext:base-cell-address="'Gantt Chart'.BN14"/>
            <calcext:condition calcext:apply-style-name="Task_Scheduled" calcext:value="formula-is(AND([.$E14]&gt;0;[.BN$10]&gt;=[.$D14];[.BN$10]&lt;=[.$F14];WORKDAY([.$D14];[.$E14]*[.$G14])&lt;=[.BN$10]))" calcext:base-cell-address="'Gantt Chart'.BN14"/>
            <calcext:condition calcext:apply-style-name="Milestone" calcext:value="formula-is(AND([.$D14]&gt;0;[.$F14]=&quot;&quot;;[.$D14]=[.BN$10]))" calcext:base-cell-address="'Gantt Chart'.BN14"/>
          </calcext:conditional-format>
          <calcext:conditional-format calcext:target-range-address="'Gantt Chart'.BO14:'Gantt Chart'.BO14">
            <calcext:condition calcext:apply-style-name="Today" calcext:value="formula-is([.BO$10]=TODAY())" calcext:base-cell-address="'Gantt Chart'.BO14"/>
            <calcext:condition calcext:apply-style-name="Weekend" calcext:value="formula-is(OR(WEEKDAY([.BO$10])=1;WEEKDAY([.BO$10])=7))" calcext:base-cell-address="'Gantt Chart'.BO14"/>
          </calcext:conditional-format>
          <calcext:conditional-format calcext:target-range-address="'Gantt Chart'.BO14:'Gantt Chart'.BO14">
            <calcext:condition calcext:apply-style-name="Task_Completed" calcext:value="formula-is(AND([.$E14]&gt;0;[.BO$10]&gt;=[.$D14];[.BO$10]&lt;=[.$F14];WORKDAY([.$D14];[.$E14]*[.$G14])&gt;[.BO$10]))" calcext:base-cell-address="'Gantt Chart'.BO14"/>
            <calcext:condition calcext:apply-style-name="Task_Scheduled" calcext:value="formula-is(AND([.$E14]&gt;0;[.BO$10]&gt;=[.$D14];[.BO$10]&lt;=[.$F14];WORKDAY([.$D14];[.$E14]*[.$G14])&lt;=[.BO$10]))" calcext:base-cell-address="'Gantt Chart'.BO14"/>
            <calcext:condition calcext:apply-style-name="Milestone" calcext:value="formula-is(AND([.$D14]&gt;0;[.$F14]=&quot;&quot;;[.$D14]=[.BO$10]))" calcext:base-cell-address="'Gantt Chart'.BO14"/>
          </calcext:conditional-format>
          <calcext:conditional-format calcext:target-range-address="'Gantt Chart'.BP14:'Gantt Chart'.BP14">
            <calcext:condition calcext:apply-style-name="Today" calcext:value="formula-is([.BP$10]=TODAY())" calcext:base-cell-address="'Gantt Chart'.BP14"/>
            <calcext:condition calcext:apply-style-name="Weekend" calcext:value="formula-is(OR(WEEKDAY([.BP$10])=1;WEEKDAY([.BP$10])=7))" calcext:base-cell-address="'Gantt Chart'.BP14"/>
          </calcext:conditional-format>
          <calcext:conditional-format calcext:target-range-address="'Gantt Chart'.BP14:'Gantt Chart'.BP14">
            <calcext:condition calcext:apply-style-name="Task_Completed" calcext:value="formula-is(AND([.$E14]&gt;0;[.BP$10]&gt;=[.$D14];[.BP$10]&lt;=[.$F14];WORKDAY([.$D14];[.$E14]*[.$G14])&gt;[.BP$10]))" calcext:base-cell-address="'Gantt Chart'.BP14"/>
            <calcext:condition calcext:apply-style-name="Task_Scheduled" calcext:value="formula-is(AND([.$E14]&gt;0;[.BP$10]&gt;=[.$D14];[.BP$10]&lt;=[.$F14];WORKDAY([.$D14];[.$E14]*[.$G14])&lt;=[.BP$10]))" calcext:base-cell-address="'Gantt Chart'.BP14"/>
            <calcext:condition calcext:apply-style-name="Milestone" calcext:value="formula-is(AND([.$D14]&gt;0;[.$F14]=&quot;&quot;;[.$D14]=[.BP$10]))" calcext:base-cell-address="'Gantt Chart'.BP14"/>
          </calcext:conditional-format>
          <calcext:conditional-format calcext:target-range-address="'Gantt Chart'.BQ14:'Gantt Chart'.BQ14">
            <calcext:condition calcext:apply-style-name="Today" calcext:value="formula-is([.BQ$10]=TODAY())" calcext:base-cell-address="'Gantt Chart'.BQ14"/>
            <calcext:condition calcext:apply-style-name="Weekend" calcext:value="formula-is(OR(WEEKDAY([.BQ$10])=1;WEEKDAY([.BQ$10])=7))" calcext:base-cell-address="'Gantt Chart'.BQ14"/>
          </calcext:conditional-format>
          <calcext:conditional-format calcext:target-range-address="'Gantt Chart'.BQ14:'Gantt Chart'.BQ14">
            <calcext:condition calcext:apply-style-name="Task_Completed" calcext:value="formula-is(AND([.$E14]&gt;0;[.BQ$10]&gt;=[.$D14];[.BQ$10]&lt;=[.$F14];WORKDAY([.$D14];[.$E14]*[.$G14])&gt;[.BQ$10]))" calcext:base-cell-address="'Gantt Chart'.BQ14"/>
            <calcext:condition calcext:apply-style-name="Task_Scheduled" calcext:value="formula-is(AND([.$E14]&gt;0;[.BQ$10]&gt;=[.$D14];[.BQ$10]&lt;=[.$F14];WORKDAY([.$D14];[.$E14]*[.$G14])&lt;=[.BQ$10]))" calcext:base-cell-address="'Gantt Chart'.BQ14"/>
            <calcext:condition calcext:apply-style-name="Milestone" calcext:value="formula-is(AND([.$D14]&gt;0;[.$F14]=&quot;&quot;;[.$D14]=[.BQ$10]))" calcext:base-cell-address="'Gantt Chart'.BQ14"/>
          </calcext:conditional-format>
          <calcext:conditional-format calcext:target-range-address="'Gantt Chart'.BR14:'Gantt Chart'.BR14">
            <calcext:condition calcext:apply-style-name="Today" calcext:value="formula-is([.BR$10]=TODAY())" calcext:base-cell-address="'Gantt Chart'.BR14"/>
            <calcext:condition calcext:apply-style-name="Weekend" calcext:value="formula-is(OR(WEEKDAY([.BR$10])=1;WEEKDAY([.BR$10])=7))" calcext:base-cell-address="'Gantt Chart'.BR14"/>
          </calcext:conditional-format>
          <calcext:conditional-format calcext:target-range-address="'Gantt Chart'.BR14:'Gantt Chart'.BR14">
            <calcext:condition calcext:apply-style-name="Task_Completed" calcext:value="formula-is(AND([.$E14]&gt;0;[.BR$10]&gt;=[.$D14];[.BR$10]&lt;=[.$F14];WORKDAY([.$D14];[.$E14]*[.$G14])&gt;[.BR$10]))" calcext:base-cell-address="'Gantt Chart'.BR14"/>
            <calcext:condition calcext:apply-style-name="Task_Scheduled" calcext:value="formula-is(AND([.$E14]&gt;0;[.BR$10]&gt;=[.$D14];[.BR$10]&lt;=[.$F14];WORKDAY([.$D14];[.$E14]*[.$G14])&lt;=[.BR$10]))" calcext:base-cell-address="'Gantt Chart'.BR14"/>
            <calcext:condition calcext:apply-style-name="Milestone" calcext:value="formula-is(AND([.$D14]&gt;0;[.$F14]=&quot;&quot;;[.$D14]=[.BR$10]))" calcext:base-cell-address="'Gantt Chart'.BR14"/>
          </calcext:conditional-format>
          <calcext:conditional-format calcext:target-range-address="'Gantt Chart'.BS14:'Gantt Chart'.BS14">
            <calcext:condition calcext:apply-style-name="Today" calcext:value="formula-is([.BS$10]=TODAY())" calcext:base-cell-address="'Gantt Chart'.BS14"/>
            <calcext:condition calcext:apply-style-name="Weekend" calcext:value="formula-is(OR(WEEKDAY([.BS$10])=1;WEEKDAY([.BS$10])=7))" calcext:base-cell-address="'Gantt Chart'.BS14"/>
          </calcext:conditional-format>
          <calcext:conditional-format calcext:target-range-address="'Gantt Chart'.BS14:'Gantt Chart'.BS14">
            <calcext:condition calcext:apply-style-name="Task_Completed" calcext:value="formula-is(AND([.$E14]&gt;0;[.BS$10]&gt;=[.$D14];[.BS$10]&lt;=[.$F14];WORKDAY([.$D14];[.$E14]*[.$G14])&gt;[.BS$10]))" calcext:base-cell-address="'Gantt Chart'.BS14"/>
            <calcext:condition calcext:apply-style-name="Task_Scheduled" calcext:value="formula-is(AND([.$E14]&gt;0;[.BS$10]&gt;=[.$D14];[.BS$10]&lt;=[.$F14];WORKDAY([.$D14];[.$E14]*[.$G14])&lt;=[.BS$10]))" calcext:base-cell-address="'Gantt Chart'.BS14"/>
            <calcext:condition calcext:apply-style-name="Milestone" calcext:value="formula-is(AND([.$D14]&gt;0;[.$F14]=&quot;&quot;;[.$D14]=[.BS$10]))" calcext:base-cell-address="'Gantt Chart'.BS14"/>
          </calcext:conditional-format>
          <calcext:conditional-format calcext:target-range-address="'Gantt Chart'.BT14:'Gantt Chart'.BT14">
            <calcext:condition calcext:apply-style-name="Today" calcext:value="formula-is([.BT$10]=TODAY())" calcext:base-cell-address="'Gantt Chart'.BT14"/>
            <calcext:condition calcext:apply-style-name="Weekend" calcext:value="formula-is(OR(WEEKDAY([.BT$10])=1;WEEKDAY([.BT$10])=7))" calcext:base-cell-address="'Gantt Chart'.BT14"/>
          </calcext:conditional-format>
          <calcext:conditional-format calcext:target-range-address="'Gantt Chart'.BT14:'Gantt Chart'.BT14">
            <calcext:condition calcext:apply-style-name="Task_Completed" calcext:value="formula-is(AND([.$E14]&gt;0;[.BT$10]&gt;=[.$D14];[.BT$10]&lt;=[.$F14];WORKDAY([.$D14];[.$E14]*[.$G14])&gt;[.BT$10]))" calcext:base-cell-address="'Gantt Chart'.BT14"/>
            <calcext:condition calcext:apply-style-name="Task_Scheduled" calcext:value="formula-is(AND([.$E14]&gt;0;[.BT$10]&gt;=[.$D14];[.BT$10]&lt;=[.$F14];WORKDAY([.$D14];[.$E14]*[.$G14])&lt;=[.BT$10]))" calcext:base-cell-address="'Gantt Chart'.BT14"/>
            <calcext:condition calcext:apply-style-name="Milestone" calcext:value="formula-is(AND([.$D14]&gt;0;[.$F14]=&quot;&quot;;[.$D14]=[.BT$10]))" calcext:base-cell-address="'Gantt Chart'.BT14"/>
          </calcext:conditional-format>
          <calcext:conditional-format calcext:target-range-address="'Gantt Chart'.BU14:'Gantt Chart'.BU14">
            <calcext:condition calcext:apply-style-name="Today" calcext:value="formula-is([.BU$10]=TODAY())" calcext:base-cell-address="'Gantt Chart'.BU14"/>
            <calcext:condition calcext:apply-style-name="Weekend" calcext:value="formula-is(OR(WEEKDAY([.BU$10])=1;WEEKDAY([.BU$10])=7))" calcext:base-cell-address="'Gantt Chart'.BU14"/>
          </calcext:conditional-format>
          <calcext:conditional-format calcext:target-range-address="'Gantt Chart'.BU14:'Gantt Chart'.BU14">
            <calcext:condition calcext:apply-style-name="Task_Completed" calcext:value="formula-is(AND([.$E14]&gt;0;[.BU$10]&gt;=[.$D14];[.BU$10]&lt;=[.$F14];WORKDAY([.$D14];[.$E14]*[.$G14])&gt;[.BU$10]))" calcext:base-cell-address="'Gantt Chart'.BU14"/>
            <calcext:condition calcext:apply-style-name="Task_Scheduled" calcext:value="formula-is(AND([.$E14]&gt;0;[.BU$10]&gt;=[.$D14];[.BU$10]&lt;=[.$F14];WORKDAY([.$D14];[.$E14]*[.$G14])&lt;=[.BU$10]))" calcext:base-cell-address="'Gantt Chart'.BU14"/>
            <calcext:condition calcext:apply-style-name="Milestone" calcext:value="formula-is(AND([.$D14]&gt;0;[.$F14]=&quot;&quot;;[.$D14]=[.BU$10]))" calcext:base-cell-address="'Gantt Chart'.BU14"/>
          </calcext:conditional-format>
          <calcext:conditional-format calcext:target-range-address="'Gantt Chart'.BV14:'Gantt Chart'.BV14">
            <calcext:condition calcext:apply-style-name="Today" calcext:value="formula-is([.BV$10]=TODAY())" calcext:base-cell-address="'Gantt Chart'.BV14"/>
            <calcext:condition calcext:apply-style-name="Weekend" calcext:value="formula-is(OR(WEEKDAY([.BV$10])=1;WEEKDAY([.BV$10])=7))" calcext:base-cell-address="'Gantt Chart'.BV14"/>
          </calcext:conditional-format>
          <calcext:conditional-format calcext:target-range-address="'Gantt Chart'.BV14:'Gantt Chart'.BV14">
            <calcext:condition calcext:apply-style-name="Task_Completed" calcext:value="formula-is(AND([.$E14]&gt;0;[.BV$10]&gt;=[.$D14];[.BV$10]&lt;=[.$F14];WORKDAY([.$D14];[.$E14]*[.$G14])&gt;[.BV$10]))" calcext:base-cell-address="'Gantt Chart'.BV14"/>
            <calcext:condition calcext:apply-style-name="Task_Scheduled" calcext:value="formula-is(AND([.$E14]&gt;0;[.BV$10]&gt;=[.$D14];[.BV$10]&lt;=[.$F14];WORKDAY([.$D14];[.$E14]*[.$G14])&lt;=[.BV$10]))" calcext:base-cell-address="'Gantt Chart'.BV14"/>
            <calcext:condition calcext:apply-style-name="Milestone" calcext:value="formula-is(AND([.$D14]&gt;0;[.$F14]=&quot;&quot;;[.$D14]=[.BV$10]))" calcext:base-cell-address="'Gantt Chart'.BV14"/>
          </calcext:conditional-format>
          <calcext:conditional-format calcext:target-range-address="'Gantt Chart'.BW14:'Gantt Chart'.BW14">
            <calcext:condition calcext:apply-style-name="Today" calcext:value="formula-is([.BW$10]=TODAY())" calcext:base-cell-address="'Gantt Chart'.BW14"/>
            <calcext:condition calcext:apply-style-name="Weekend" calcext:value="formula-is(OR(WEEKDAY([.BW$10])=1;WEEKDAY([.BW$10])=7))" calcext:base-cell-address="'Gantt Chart'.BW14"/>
          </calcext:conditional-format>
          <calcext:conditional-format calcext:target-range-address="'Gantt Chart'.BW14:'Gantt Chart'.BW14">
            <calcext:condition calcext:apply-style-name="Task_Completed" calcext:value="formula-is(AND([.$E14]&gt;0;[.BW$10]&gt;=[.$D14];[.BW$10]&lt;=[.$F14];WORKDAY([.$D14];[.$E14]*[.$G14])&gt;[.BW$10]))" calcext:base-cell-address="'Gantt Chart'.BW14"/>
            <calcext:condition calcext:apply-style-name="Task_Scheduled" calcext:value="formula-is(AND([.$E14]&gt;0;[.BW$10]&gt;=[.$D14];[.BW$10]&lt;=[.$F14];WORKDAY([.$D14];[.$E14]*[.$G14])&lt;=[.BW$10]))" calcext:base-cell-address="'Gantt Chart'.BW14"/>
            <calcext:condition calcext:apply-style-name="Milestone" calcext:value="formula-is(AND([.$D14]&gt;0;[.$F14]=&quot;&quot;;[.$D14]=[.BW$10]))" calcext:base-cell-address="'Gantt Chart'.BW14"/>
          </calcext:conditional-format>
          <calcext:conditional-format calcext:target-range-address="'Gantt Chart'.BX14:'Gantt Chart'.BX14">
            <calcext:condition calcext:apply-style-name="Today" calcext:value="formula-is([.BX$10]=TODAY())" calcext:base-cell-address="'Gantt Chart'.BX14"/>
            <calcext:condition calcext:apply-style-name="Weekend" calcext:value="formula-is(OR(WEEKDAY([.BX$10])=1;WEEKDAY([.BX$10])=7))" calcext:base-cell-address="'Gantt Chart'.BX14"/>
          </calcext:conditional-format>
          <calcext:conditional-format calcext:target-range-address="'Gantt Chart'.BX14:'Gantt Chart'.BX14">
            <calcext:condition calcext:apply-style-name="Task_Completed" calcext:value="formula-is(AND([.$E14]&gt;0;[.BX$10]&gt;=[.$D14];[.BX$10]&lt;=[.$F14];WORKDAY([.$D14];[.$E14]*[.$G14])&gt;[.BX$10]))" calcext:base-cell-address="'Gantt Chart'.BX14"/>
            <calcext:condition calcext:apply-style-name="Task_Scheduled" calcext:value="formula-is(AND([.$E14]&gt;0;[.BX$10]&gt;=[.$D14];[.BX$10]&lt;=[.$F14];WORKDAY([.$D14];[.$E14]*[.$G14])&lt;=[.BX$10]))" calcext:base-cell-address="'Gantt Chart'.BX14"/>
            <calcext:condition calcext:apply-style-name="Milestone" calcext:value="formula-is(AND([.$D14]&gt;0;[.$F14]=&quot;&quot;;[.$D14]=[.BX$10]))" calcext:base-cell-address="'Gantt Chart'.BX14"/>
          </calcext:conditional-format>
          <calcext:conditional-format calcext:target-range-address="'Gantt Chart'.BY14:'Gantt Chart'.BY14">
            <calcext:condition calcext:apply-style-name="Today" calcext:value="formula-is([.BY$10]=TODAY())" calcext:base-cell-address="'Gantt Chart'.BY14"/>
            <calcext:condition calcext:apply-style-name="Weekend" calcext:value="formula-is(OR(WEEKDAY([.BY$10])=1;WEEKDAY([.BY$10])=7))" calcext:base-cell-address="'Gantt Chart'.BY14"/>
          </calcext:conditional-format>
          <calcext:conditional-format calcext:target-range-address="'Gantt Chart'.BY14:'Gantt Chart'.BY14">
            <calcext:condition calcext:apply-style-name="Task_Completed" calcext:value="formula-is(AND([.$E14]&gt;0;[.BY$10]&gt;=[.$D14];[.BY$10]&lt;=[.$F14];WORKDAY([.$D14];[.$E14]*[.$G14])&gt;[.BY$10]))" calcext:base-cell-address="'Gantt Chart'.BY14"/>
            <calcext:condition calcext:apply-style-name="Task_Scheduled" calcext:value="formula-is(AND([.$E14]&gt;0;[.BY$10]&gt;=[.$D14];[.BY$10]&lt;=[.$F14];WORKDAY([.$D14];[.$E14]*[.$G14])&lt;=[.BY$10]))" calcext:base-cell-address="'Gantt Chart'.BY14"/>
            <calcext:condition calcext:apply-style-name="Milestone" calcext:value="formula-is(AND([.$D14]&gt;0;[.$F14]=&quot;&quot;;[.$D14]=[.BY$10]))" calcext:base-cell-address="'Gantt Chart'.BY14"/>
          </calcext:conditional-format>
          <calcext:conditional-format calcext:target-range-address="'Gantt Chart'.BZ14:'Gantt Chart'.BZ14">
            <calcext:condition calcext:apply-style-name="Today" calcext:value="formula-is([.BZ$10]=TODAY())" calcext:base-cell-address="'Gantt Chart'.BZ14"/>
            <calcext:condition calcext:apply-style-name="Weekend" calcext:value="formula-is(OR(WEEKDAY([.BZ$10])=1;WEEKDAY([.BZ$10])=7))" calcext:base-cell-address="'Gantt Chart'.BZ14"/>
          </calcext:conditional-format>
          <calcext:conditional-format calcext:target-range-address="'Gantt Chart'.BZ14:'Gantt Chart'.BZ14">
            <calcext:condition calcext:apply-style-name="Task_Completed" calcext:value="formula-is(AND([.$E14]&gt;0;[.BZ$10]&gt;=[.$D14];[.BZ$10]&lt;=[.$F14];WORKDAY([.$D14];[.$E14]*[.$G14])&gt;[.BZ$10]))" calcext:base-cell-address="'Gantt Chart'.BZ14"/>
            <calcext:condition calcext:apply-style-name="Task_Scheduled" calcext:value="formula-is(AND([.$E14]&gt;0;[.BZ$10]&gt;=[.$D14];[.BZ$10]&lt;=[.$F14];WORKDAY([.$D14];[.$E14]*[.$G14])&lt;=[.BZ$10]))" calcext:base-cell-address="'Gantt Chart'.BZ14"/>
            <calcext:condition calcext:apply-style-name="Milestone" calcext:value="formula-is(AND([.$D14]&gt;0;[.$F14]=&quot;&quot;;[.$D14]=[.BZ$10]))" calcext:base-cell-address="'Gantt Chart'.BZ14"/>
          </calcext:conditional-format>
          <calcext:conditional-format calcext:target-range-address="'Gantt Chart'.CA14:'Gantt Chart'.CA14">
            <calcext:condition calcext:apply-style-name="Today" calcext:value="formula-is([.CA$10]=TODAY())" calcext:base-cell-address="'Gantt Chart'.CA14"/>
            <calcext:condition calcext:apply-style-name="Weekend" calcext:value="formula-is(OR(WEEKDAY([.CA$10])=1;WEEKDAY([.CA$10])=7))" calcext:base-cell-address="'Gantt Chart'.CA14"/>
          </calcext:conditional-format>
          <calcext:conditional-format calcext:target-range-address="'Gantt Chart'.CA14:'Gantt Chart'.CA14">
            <calcext:condition calcext:apply-style-name="Task_Completed" calcext:value="formula-is(AND([.$E14]&gt;0;[.CA$10]&gt;=[.$D14];[.CA$10]&lt;=[.$F14];WORKDAY([.$D14];[.$E14]*[.$G14])&gt;[.CA$10]))" calcext:base-cell-address="'Gantt Chart'.CA14"/>
            <calcext:condition calcext:apply-style-name="Task_Scheduled" calcext:value="formula-is(AND([.$E14]&gt;0;[.CA$10]&gt;=[.$D14];[.CA$10]&lt;=[.$F14];WORKDAY([.$D14];[.$E14]*[.$G14])&lt;=[.CA$10]))" calcext:base-cell-address="'Gantt Chart'.CA14"/>
            <calcext:condition calcext:apply-style-name="Milestone" calcext:value="formula-is(AND([.$D14]&gt;0;[.$F14]=&quot;&quot;;[.$D14]=[.CA$10]))" calcext:base-cell-address="'Gantt Chart'.CA14"/>
          </calcext:conditional-format>
          <calcext:conditional-format calcext:target-range-address="'Gantt Chart'.CB14:'Gantt Chart'.CB14">
            <calcext:condition calcext:apply-style-name="Today" calcext:value="formula-is([.CB$10]=TODAY())" calcext:base-cell-address="'Gantt Chart'.CB14"/>
            <calcext:condition calcext:apply-style-name="Weekend" calcext:value="formula-is(OR(WEEKDAY([.CB$10])=1;WEEKDAY([.CB$10])=7))" calcext:base-cell-address="'Gantt Chart'.CB14"/>
          </calcext:conditional-format>
          <calcext:conditional-format calcext:target-range-address="'Gantt Chart'.CB14:'Gantt Chart'.CB14">
            <calcext:condition calcext:apply-style-name="Task_Completed" calcext:value="formula-is(AND([.$E14]&gt;0;[.CB$10]&gt;=[.$D14];[.CB$10]&lt;=[.$F14];WORKDAY([.$D14];[.$E14]*[.$G14])&gt;[.CB$10]))" calcext:base-cell-address="'Gantt Chart'.CB14"/>
            <calcext:condition calcext:apply-style-name="Task_Scheduled" calcext:value="formula-is(AND([.$E14]&gt;0;[.CB$10]&gt;=[.$D14];[.CB$10]&lt;=[.$F14];WORKDAY([.$D14];[.$E14]*[.$G14])&lt;=[.CB$10]))" calcext:base-cell-address="'Gantt Chart'.CB14"/>
            <calcext:condition calcext:apply-style-name="Milestone" calcext:value="formula-is(AND([.$D14]&gt;0;[.$F14]=&quot;&quot;;[.$D14]=[.CB$10]))" calcext:base-cell-address="'Gantt Chart'.CB14"/>
          </calcext:conditional-format>
          <calcext:conditional-format calcext:target-range-address="'Gantt Chart'.CC14:'Gantt Chart'.CC14">
            <calcext:condition calcext:apply-style-name="Today" calcext:value="formula-is([.CC$10]=TODAY())" calcext:base-cell-address="'Gantt Chart'.CC14"/>
            <calcext:condition calcext:apply-style-name="Weekend" calcext:value="formula-is(OR(WEEKDAY([.CC$10])=1;WEEKDAY([.CC$10])=7))" calcext:base-cell-address="'Gantt Chart'.CC14"/>
          </calcext:conditional-format>
          <calcext:conditional-format calcext:target-range-address="'Gantt Chart'.CC14:'Gantt Chart'.CC14">
            <calcext:condition calcext:apply-style-name="Task_Completed" calcext:value="formula-is(AND([.$E14]&gt;0;[.CC$10]&gt;=[.$D14];[.CC$10]&lt;=[.$F14];WORKDAY([.$D14];[.$E14]*[.$G14])&gt;[.CC$10]))" calcext:base-cell-address="'Gantt Chart'.CC14"/>
            <calcext:condition calcext:apply-style-name="Task_Scheduled" calcext:value="formula-is(AND([.$E14]&gt;0;[.CC$10]&gt;=[.$D14];[.CC$10]&lt;=[.$F14];WORKDAY([.$D14];[.$E14]*[.$G14])&lt;=[.CC$10]))" calcext:base-cell-address="'Gantt Chart'.CC14"/>
            <calcext:condition calcext:apply-style-name="Milestone" calcext:value="formula-is(AND([.$D14]&gt;0;[.$F14]=&quot;&quot;;[.$D14]=[.CC$10]))" calcext:base-cell-address="'Gantt Chart'.CC14"/>
          </calcext:conditional-format>
          <calcext:conditional-format calcext:target-range-address="'Gantt Chart'.CD14:'Gantt Chart'.CD14">
            <calcext:condition calcext:apply-style-name="Today" calcext:value="formula-is([.CD$10]=TODAY())" calcext:base-cell-address="'Gantt Chart'.CD14"/>
            <calcext:condition calcext:apply-style-name="Weekend" calcext:value="formula-is(OR(WEEKDAY([.CD$10])=1;WEEKDAY([.CD$10])=7))" calcext:base-cell-address="'Gantt Chart'.CD14"/>
          </calcext:conditional-format>
          <calcext:conditional-format calcext:target-range-address="'Gantt Chart'.CD14:'Gantt Chart'.CD14">
            <calcext:condition calcext:apply-style-name="Task_Completed" calcext:value="formula-is(AND([.$E14]&gt;0;[.CD$10]&gt;=[.$D14];[.CD$10]&lt;=[.$F14];WORKDAY([.$D14];[.$E14]*[.$G14])&gt;[.CD$10]))" calcext:base-cell-address="'Gantt Chart'.CD14"/>
            <calcext:condition calcext:apply-style-name="Task_Scheduled" calcext:value="formula-is(AND([.$E14]&gt;0;[.CD$10]&gt;=[.$D14];[.CD$10]&lt;=[.$F14];WORKDAY([.$D14];[.$E14]*[.$G14])&lt;=[.CD$10]))" calcext:base-cell-address="'Gantt Chart'.CD14"/>
            <calcext:condition calcext:apply-style-name="Milestone" calcext:value="formula-is(AND([.$D14]&gt;0;[.$F14]=&quot;&quot;;[.$D14]=[.CD$10]))" calcext:base-cell-address="'Gantt Chart'.CD14"/>
          </calcext:conditional-format>
          <calcext:conditional-format calcext:target-range-address="'Gantt Chart'.CE14:'Gantt Chart'.CE14">
            <calcext:condition calcext:apply-style-name="Today" calcext:value="formula-is([.CE$10]=TODAY())" calcext:base-cell-address="'Gantt Chart'.CE14"/>
            <calcext:condition calcext:apply-style-name="Weekend" calcext:value="formula-is(OR(WEEKDAY([.CE$10])=1;WEEKDAY([.CE$10])=7))" calcext:base-cell-address="'Gantt Chart'.CE14"/>
          </calcext:conditional-format>
          <calcext:conditional-format calcext:target-range-address="'Gantt Chart'.CE14:'Gantt Chart'.CE14">
            <calcext:condition calcext:apply-style-name="Task_Completed" calcext:value="formula-is(AND([.$E14]&gt;0;[.CE$10]&gt;=[.$D14];[.CE$10]&lt;=[.$F14];WORKDAY([.$D14];[.$E14]*[.$G14])&gt;[.CE$10]))" calcext:base-cell-address="'Gantt Chart'.CE14"/>
            <calcext:condition calcext:apply-style-name="Task_Scheduled" calcext:value="formula-is(AND([.$E14]&gt;0;[.CE$10]&gt;=[.$D14];[.CE$10]&lt;=[.$F14];WORKDAY([.$D14];[.$E14]*[.$G14])&lt;=[.CE$10]))" calcext:base-cell-address="'Gantt Chart'.CE14"/>
            <calcext:condition calcext:apply-style-name="Milestone" calcext:value="formula-is(AND([.$D14]&gt;0;[.$F14]=&quot;&quot;;[.$D14]=[.CE$10]))" calcext:base-cell-address="'Gantt Chart'.CE14"/>
          </calcext:conditional-format>
          <calcext:conditional-format calcext:target-range-address="'Gantt Chart'.CF14:'Gantt Chart'.CF14">
            <calcext:condition calcext:apply-style-name="Today" calcext:value="formula-is([.CF$10]=TODAY())" calcext:base-cell-address="'Gantt Chart'.CF14"/>
            <calcext:condition calcext:apply-style-name="Weekend" calcext:value="formula-is(OR(WEEKDAY([.CF$10])=1;WEEKDAY([.CF$10])=7))" calcext:base-cell-address="'Gantt Chart'.CF14"/>
          </calcext:conditional-format>
          <calcext:conditional-format calcext:target-range-address="'Gantt Chart'.CF14:'Gantt Chart'.CF14">
            <calcext:condition calcext:apply-style-name="Task_Completed" calcext:value="formula-is(AND([.$E14]&gt;0;[.CF$10]&gt;=[.$D14];[.CF$10]&lt;=[.$F14];WORKDAY([.$D14];[.$E14]*[.$G14])&gt;[.CF$10]))" calcext:base-cell-address="'Gantt Chart'.CF14"/>
            <calcext:condition calcext:apply-style-name="Task_Scheduled" calcext:value="formula-is(AND([.$E14]&gt;0;[.CF$10]&gt;=[.$D14];[.CF$10]&lt;=[.$F14];WORKDAY([.$D14];[.$E14]*[.$G14])&lt;=[.CF$10]))" calcext:base-cell-address="'Gantt Chart'.CF14"/>
            <calcext:condition calcext:apply-style-name="Milestone" calcext:value="formula-is(AND([.$D14]&gt;0;[.$F14]=&quot;&quot;;[.$D14]=[.CF$10]))" calcext:base-cell-address="'Gantt Chart'.CF14"/>
          </calcext:conditional-format>
          <calcext:conditional-format calcext:target-range-address="'Gantt Chart'.CG14:'Gantt Chart'.CG14">
            <calcext:condition calcext:apply-style-name="Today" calcext:value="formula-is([.CG$10]=TODAY())" calcext:base-cell-address="'Gantt Chart'.CG14"/>
            <calcext:condition calcext:apply-style-name="Weekend" calcext:value="formula-is(OR(WEEKDAY([.CG$10])=1;WEEKDAY([.CG$10])=7))" calcext:base-cell-address="'Gantt Chart'.CG14"/>
          </calcext:conditional-format>
          <calcext:conditional-format calcext:target-range-address="'Gantt Chart'.CG14:'Gantt Chart'.CG14">
            <calcext:condition calcext:apply-style-name="Task_Completed" calcext:value="formula-is(AND([.$E14]&gt;0;[.CG$10]&gt;=[.$D14];[.CG$10]&lt;=[.$F14];WORKDAY([.$D14];[.$E14]*[.$G14])&gt;[.CG$10]))" calcext:base-cell-address="'Gantt Chart'.CG14"/>
            <calcext:condition calcext:apply-style-name="Task_Scheduled" calcext:value="formula-is(AND([.$E14]&gt;0;[.CG$10]&gt;=[.$D14];[.CG$10]&lt;=[.$F14];WORKDAY([.$D14];[.$E14]*[.$G14])&lt;=[.CG$10]))" calcext:base-cell-address="'Gantt Chart'.CG14"/>
            <calcext:condition calcext:apply-style-name="Milestone" calcext:value="formula-is(AND([.$D14]&gt;0;[.$F14]=&quot;&quot;;[.$D14]=[.CG$10]))" calcext:base-cell-address="'Gantt Chart'.CG14"/>
          </calcext:conditional-format>
          <calcext:conditional-format calcext:target-range-address="'Gantt Chart'.CH14:'Gantt Chart'.CH14">
            <calcext:condition calcext:apply-style-name="Today" calcext:value="formula-is([.CH$10]=TODAY())" calcext:base-cell-address="'Gantt Chart'.CH14"/>
            <calcext:condition calcext:apply-style-name="Weekend" calcext:value="formula-is(OR(WEEKDAY([.CH$10])=1;WEEKDAY([.CH$10])=7))" calcext:base-cell-address="'Gantt Chart'.CH14"/>
          </calcext:conditional-format>
          <calcext:conditional-format calcext:target-range-address="'Gantt Chart'.CH14:'Gantt Chart'.CH14">
            <calcext:condition calcext:apply-style-name="Task_Completed" calcext:value="formula-is(AND([.$E14]&gt;0;[.CH$10]&gt;=[.$D14];[.CH$10]&lt;=[.$F14];WORKDAY([.$D14];[.$E14]*[.$G14])&gt;[.CH$10]))" calcext:base-cell-address="'Gantt Chart'.CH14"/>
            <calcext:condition calcext:apply-style-name="Task_Scheduled" calcext:value="formula-is(AND([.$E14]&gt;0;[.CH$10]&gt;=[.$D14];[.CH$10]&lt;=[.$F14];WORKDAY([.$D14];[.$E14]*[.$G14])&lt;=[.CH$10]))" calcext:base-cell-address="'Gantt Chart'.CH14"/>
            <calcext:condition calcext:apply-style-name="Milestone" calcext:value="formula-is(AND([.$D14]&gt;0;[.$F14]=&quot;&quot;;[.$D14]=[.CH$10]))" calcext:base-cell-address="'Gantt Chart'.CH14"/>
          </calcext:conditional-format>
          <calcext:conditional-format calcext:target-range-address="'Gantt Chart'.CI14:'Gantt Chart'.CI14">
            <calcext:condition calcext:apply-style-name="Today" calcext:value="formula-is([.CI$10]=TODAY())" calcext:base-cell-address="'Gantt Chart'.CI14"/>
            <calcext:condition calcext:apply-style-name="Weekend" calcext:value="formula-is(OR(WEEKDAY([.CI$10])=1;WEEKDAY([.CI$10])=7))" calcext:base-cell-address="'Gantt Chart'.CI14"/>
          </calcext:conditional-format>
          <calcext:conditional-format calcext:target-range-address="'Gantt Chart'.CI14:'Gantt Chart'.CI14">
            <calcext:condition calcext:apply-style-name="Task_Completed" calcext:value="formula-is(AND([.$E14]&gt;0;[.CI$10]&gt;=[.$D14];[.CI$10]&lt;=[.$F14];WORKDAY([.$D14];[.$E14]*[.$G14])&gt;[.CI$10]))" calcext:base-cell-address="'Gantt Chart'.CI14"/>
            <calcext:condition calcext:apply-style-name="Task_Scheduled" calcext:value="formula-is(AND([.$E14]&gt;0;[.CI$10]&gt;=[.$D14];[.CI$10]&lt;=[.$F14];WORKDAY([.$D14];[.$E14]*[.$G14])&lt;=[.CI$10]))" calcext:base-cell-address="'Gantt Chart'.CI14"/>
            <calcext:condition calcext:apply-style-name="Milestone" calcext:value="formula-is(AND([.$D14]&gt;0;[.$F14]=&quot;&quot;;[.$D14]=[.CI$10]))" calcext:base-cell-address="'Gantt Chart'.CI14"/>
          </calcext:conditional-format>
          <calcext:conditional-format calcext:target-range-address="'Gantt Chart'.CJ14:'Gantt Chart'.CJ14">
            <calcext:condition calcext:apply-style-name="Today" calcext:value="formula-is([.CJ$10]=TODAY())" calcext:base-cell-address="'Gantt Chart'.CJ14"/>
            <calcext:condition calcext:apply-style-name="Weekend" calcext:value="formula-is(OR(WEEKDAY([.CJ$10])=1;WEEKDAY([.CJ$10])=7))" calcext:base-cell-address="'Gantt Chart'.CJ14"/>
          </calcext:conditional-format>
          <calcext:conditional-format calcext:target-range-address="'Gantt Chart'.CJ14:'Gantt Chart'.CJ14">
            <calcext:condition calcext:apply-style-name="Task_Completed" calcext:value="formula-is(AND([.$E14]&gt;0;[.CJ$10]&gt;=[.$D14];[.CJ$10]&lt;=[.$F14];WORKDAY([.$D14];[.$E14]*[.$G14])&gt;[.CJ$10]))" calcext:base-cell-address="'Gantt Chart'.CJ14"/>
            <calcext:condition calcext:apply-style-name="Task_Scheduled" calcext:value="formula-is(AND([.$E14]&gt;0;[.CJ$10]&gt;=[.$D14];[.CJ$10]&lt;=[.$F14];WORKDAY([.$D14];[.$E14]*[.$G14])&lt;=[.CJ$10]))" calcext:base-cell-address="'Gantt Chart'.CJ14"/>
            <calcext:condition calcext:apply-style-name="Milestone" calcext:value="formula-is(AND([.$D14]&gt;0;[.$F14]=&quot;&quot;;[.$D14]=[.CJ$10]))" calcext:base-cell-address="'Gantt Chart'.CJ14"/>
          </calcext:conditional-format>
          <calcext:conditional-format calcext:target-range-address="'Gantt Chart'.CK14:'Gantt Chart'.CK14">
            <calcext:condition calcext:apply-style-name="Today" calcext:value="formula-is([.CK$10]=TODAY())" calcext:base-cell-address="'Gantt Chart'.CK14"/>
            <calcext:condition calcext:apply-style-name="Weekend" calcext:value="formula-is(OR(WEEKDAY([.CK$10])=1;WEEKDAY([.CK$10])=7))" calcext:base-cell-address="'Gantt Chart'.CK14"/>
          </calcext:conditional-format>
          <calcext:conditional-format calcext:target-range-address="'Gantt Chart'.CK14:'Gantt Chart'.CK14">
            <calcext:condition calcext:apply-style-name="Task_Completed" calcext:value="formula-is(AND([.$E14]&gt;0;[.CK$10]&gt;=[.$D14];[.CK$10]&lt;=[.$F14];WORKDAY([.$D14];[.$E14]*[.$G14])&gt;[.CK$10]))" calcext:base-cell-address="'Gantt Chart'.CK14"/>
            <calcext:condition calcext:apply-style-name="Task_Scheduled" calcext:value="formula-is(AND([.$E14]&gt;0;[.CK$10]&gt;=[.$D14];[.CK$10]&lt;=[.$F14];WORKDAY([.$D14];[.$E14]*[.$G14])&lt;=[.CK$10]))" calcext:base-cell-address="'Gantt Chart'.CK14"/>
            <calcext:condition calcext:apply-style-name="Milestone" calcext:value="formula-is(AND([.$D14]&gt;0;[.$F14]=&quot;&quot;;[.$D14]=[.CK$10]))" calcext:base-cell-address="'Gantt Chart'.CK14"/>
          </calcext:conditional-format>
          <calcext:conditional-format calcext:target-range-address="'Gantt Chart'.CL14:'Gantt Chart'.CL14">
            <calcext:condition calcext:apply-style-name="Today" calcext:value="formula-is([.CL$10]=TODAY())" calcext:base-cell-address="'Gantt Chart'.CL14"/>
            <calcext:condition calcext:apply-style-name="Weekend" calcext:value="formula-is(OR(WEEKDAY([.CL$10])=1;WEEKDAY([.CL$10])=7))" calcext:base-cell-address="'Gantt Chart'.CL14"/>
          </calcext:conditional-format>
          <calcext:conditional-format calcext:target-range-address="'Gantt Chart'.CL14:'Gantt Chart'.CL14">
            <calcext:condition calcext:apply-style-name="Task_Completed" calcext:value="formula-is(AND([.$E14]&gt;0;[.CL$10]&gt;=[.$D14];[.CL$10]&lt;=[.$F14];WORKDAY([.$D14];[.$E14]*[.$G14])&gt;[.CL$10]))" calcext:base-cell-address="'Gantt Chart'.CL14"/>
            <calcext:condition calcext:apply-style-name="Task_Scheduled" calcext:value="formula-is(AND([.$E14]&gt;0;[.CL$10]&gt;=[.$D14];[.CL$10]&lt;=[.$F14];WORKDAY([.$D14];[.$E14]*[.$G14])&lt;=[.CL$10]))" calcext:base-cell-address="'Gantt Chart'.CL14"/>
            <calcext:condition calcext:apply-style-name="Milestone" calcext:value="formula-is(AND([.$D14]&gt;0;[.$F14]=&quot;&quot;;[.$D14]=[.CL$10]))" calcext:base-cell-address="'Gantt Chart'.CL14"/>
          </calcext:conditional-format>
          <calcext:conditional-format calcext:target-range-address="'Gantt Chart'.CM14:'Gantt Chart'.CM14">
            <calcext:condition calcext:apply-style-name="Today" calcext:value="formula-is([.CM$10]=TODAY())" calcext:base-cell-address="'Gantt Chart'.CM14"/>
            <calcext:condition calcext:apply-style-name="Weekend" calcext:value="formula-is(OR(WEEKDAY([.CM$10])=1;WEEKDAY([.CM$10])=7))" calcext:base-cell-address="'Gantt Chart'.CM14"/>
          </calcext:conditional-format>
          <calcext:conditional-format calcext:target-range-address="'Gantt Chart'.CM14:'Gantt Chart'.CM14">
            <calcext:condition calcext:apply-style-name="Task_Completed" calcext:value="formula-is(AND([.$E14]&gt;0;[.CM$10]&gt;=[.$D14];[.CM$10]&lt;=[.$F14];WORKDAY([.$D14];[.$E14]*[.$G14])&gt;[.CM$10]))" calcext:base-cell-address="'Gantt Chart'.CM14"/>
            <calcext:condition calcext:apply-style-name="Task_Scheduled" calcext:value="formula-is(AND([.$E14]&gt;0;[.CM$10]&gt;=[.$D14];[.CM$10]&lt;=[.$F14];WORKDAY([.$D14];[.$E14]*[.$G14])&lt;=[.CM$10]))" calcext:base-cell-address="'Gantt Chart'.CM14"/>
            <calcext:condition calcext:apply-style-name="Milestone" calcext:value="formula-is(AND([.$D14]&gt;0;[.$F14]=&quot;&quot;;[.$D14]=[.CM$10]))" calcext:base-cell-address="'Gantt Chart'.CM14"/>
          </calcext:conditional-format>
          <calcext:conditional-format calcext:target-range-address="'Gantt Chart'.CN14:'Gantt Chart'.CN14">
            <calcext:condition calcext:apply-style-name="Today" calcext:value="formula-is([.CN$10]=TODAY())" calcext:base-cell-address="'Gantt Chart'.CN14"/>
            <calcext:condition calcext:apply-style-name="Weekend" calcext:value="formula-is(OR(WEEKDAY([.CN$10])=1;WEEKDAY([.CN$10])=7))" calcext:base-cell-address="'Gantt Chart'.CN14"/>
          </calcext:conditional-format>
          <calcext:conditional-format calcext:target-range-address="'Gantt Chart'.CN14:'Gantt Chart'.CN14">
            <calcext:condition calcext:apply-style-name="Task_Completed" calcext:value="formula-is(AND([.$E14]&gt;0;[.CN$10]&gt;=[.$D14];[.CN$10]&lt;=[.$F14];WORKDAY([.$D14];[.$E14]*[.$G14])&gt;[.CN$10]))" calcext:base-cell-address="'Gantt Chart'.CN14"/>
            <calcext:condition calcext:apply-style-name="Task_Scheduled" calcext:value="formula-is(AND([.$E14]&gt;0;[.CN$10]&gt;=[.$D14];[.CN$10]&lt;=[.$F14];WORKDAY([.$D14];[.$E14]*[.$G14])&lt;=[.CN$10]))" calcext:base-cell-address="'Gantt Chart'.CN14"/>
            <calcext:condition calcext:apply-style-name="Milestone" calcext:value="formula-is(AND([.$D14]&gt;0;[.$F14]=&quot;&quot;;[.$D14]=[.CN$10]))" calcext:base-cell-address="'Gantt Chart'.CN14"/>
          </calcext:conditional-format>
          <calcext:conditional-format calcext:target-range-address="'Gantt Chart'.CO14:'Gantt Chart'.CO14">
            <calcext:condition calcext:apply-style-name="Today" calcext:value="formula-is([.CO$10]=TODAY())" calcext:base-cell-address="'Gantt Chart'.CO14"/>
            <calcext:condition calcext:apply-style-name="Weekend" calcext:value="formula-is(OR(WEEKDAY([.CO$10])=1;WEEKDAY([.CO$10])=7))" calcext:base-cell-address="'Gantt Chart'.CO14"/>
          </calcext:conditional-format>
          <calcext:conditional-format calcext:target-range-address="'Gantt Chart'.CO14:'Gantt Chart'.CO14">
            <calcext:condition calcext:apply-style-name="Task_Completed" calcext:value="formula-is(AND([.$E14]&gt;0;[.CO$10]&gt;=[.$D14];[.CO$10]&lt;=[.$F14];WORKDAY([.$D14];[.$E14]*[.$G14])&gt;[.CO$10]))" calcext:base-cell-address="'Gantt Chart'.CO14"/>
            <calcext:condition calcext:apply-style-name="Task_Scheduled" calcext:value="formula-is(AND([.$E14]&gt;0;[.CO$10]&gt;=[.$D14];[.CO$10]&lt;=[.$F14];WORKDAY([.$D14];[.$E14]*[.$G14])&lt;=[.CO$10]))" calcext:base-cell-address="'Gantt Chart'.CO14"/>
            <calcext:condition calcext:apply-style-name="Milestone" calcext:value="formula-is(AND([.$D14]&gt;0;[.$F14]=&quot;&quot;;[.$D14]=[.CO$10]))" calcext:base-cell-address="'Gantt Chart'.CO14"/>
          </calcext:conditional-format>
          <calcext:conditional-format calcext:target-range-address="'Gantt Chart'.CP14:'Gantt Chart'.CP14">
            <calcext:condition calcext:apply-style-name="Today" calcext:value="formula-is([.CP$10]=TODAY())" calcext:base-cell-address="'Gantt Chart'.CP14"/>
            <calcext:condition calcext:apply-style-name="Weekend" calcext:value="formula-is(OR(WEEKDAY([.CP$10])=1;WEEKDAY([.CP$10])=7))" calcext:base-cell-address="'Gantt Chart'.CP14"/>
          </calcext:conditional-format>
          <calcext:conditional-format calcext:target-range-address="'Gantt Chart'.CP14:'Gantt Chart'.CP14">
            <calcext:condition calcext:apply-style-name="Task_Completed" calcext:value="formula-is(AND([.$E14]&gt;0;[.CP$10]&gt;=[.$D14];[.CP$10]&lt;=[.$F14];WORKDAY([.$D14];[.$E14]*[.$G14])&gt;[.CP$10]))" calcext:base-cell-address="'Gantt Chart'.CP14"/>
            <calcext:condition calcext:apply-style-name="Task_Scheduled" calcext:value="formula-is(AND([.$E14]&gt;0;[.CP$10]&gt;=[.$D14];[.CP$10]&lt;=[.$F14];WORKDAY([.$D14];[.$E14]*[.$G14])&lt;=[.CP$10]))" calcext:base-cell-address="'Gantt Chart'.CP14"/>
            <calcext:condition calcext:apply-style-name="Milestone" calcext:value="formula-is(AND([.$D14]&gt;0;[.$F14]=&quot;&quot;;[.$D14]=[.CP$10]))" calcext:base-cell-address="'Gantt Chart'.CP14"/>
          </calcext:conditional-format>
          <calcext:conditional-format calcext:target-range-address="'Gantt Chart'.CQ14:'Gantt Chart'.CQ14">
            <calcext:condition calcext:apply-style-name="Today" calcext:value="formula-is([.CQ$10]=TODAY())" calcext:base-cell-address="'Gantt Chart'.CQ14"/>
            <calcext:condition calcext:apply-style-name="Weekend" calcext:value="formula-is(OR(WEEKDAY([.CQ$10])=1;WEEKDAY([.CQ$10])=7))" calcext:base-cell-address="'Gantt Chart'.CQ14"/>
          </calcext:conditional-format>
          <calcext:conditional-format calcext:target-range-address="'Gantt Chart'.CQ14:'Gantt Chart'.CQ14">
            <calcext:condition calcext:apply-style-name="Task_Completed" calcext:value="formula-is(AND([.$E14]&gt;0;[.CQ$10]&gt;=[.$D14];[.CQ$10]&lt;=[.$F14];WORKDAY([.$D14];[.$E14]*[.$G14])&gt;[.CQ$10]))" calcext:base-cell-address="'Gantt Chart'.CQ14"/>
            <calcext:condition calcext:apply-style-name="Task_Scheduled" calcext:value="formula-is(AND([.$E14]&gt;0;[.CQ$10]&gt;=[.$D14];[.CQ$10]&lt;=[.$F14];WORKDAY([.$D14];[.$E14]*[.$G14])&lt;=[.CQ$10]))" calcext:base-cell-address="'Gantt Chart'.CQ14"/>
            <calcext:condition calcext:apply-style-name="Milestone" calcext:value="formula-is(AND([.$D14]&gt;0;[.$F14]=&quot;&quot;;[.$D14]=[.CQ$10]))" calcext:base-cell-address="'Gantt Chart'.CQ14"/>
          </calcext:conditional-format>
          <calcext:conditional-format calcext:target-range-address="'Gantt Chart'.CR14:'Gantt Chart'.CR14">
            <calcext:condition calcext:apply-style-name="Today" calcext:value="formula-is([.CR$10]=TODAY())" calcext:base-cell-address="'Gantt Chart'.CR14"/>
            <calcext:condition calcext:apply-style-name="Weekend" calcext:value="formula-is(OR(WEEKDAY([.CR$10])=1;WEEKDAY([.CR$10])=7))" calcext:base-cell-address="'Gantt Chart'.CR14"/>
          </calcext:conditional-format>
          <calcext:conditional-format calcext:target-range-address="'Gantt Chart'.CR14:'Gantt Chart'.CR14">
            <calcext:condition calcext:apply-style-name="Task_Completed" calcext:value="formula-is(AND([.$E14]&gt;0;[.CR$10]&gt;=[.$D14];[.CR$10]&lt;=[.$F14];WORKDAY([.$D14];[.$E14]*[.$G14])&gt;[.CR$10]))" calcext:base-cell-address="'Gantt Chart'.CR14"/>
            <calcext:condition calcext:apply-style-name="Task_Scheduled" calcext:value="formula-is(AND([.$E14]&gt;0;[.CR$10]&gt;=[.$D14];[.CR$10]&lt;=[.$F14];WORKDAY([.$D14];[.$E14]*[.$G14])&lt;=[.CR$10]))" calcext:base-cell-address="'Gantt Chart'.CR14"/>
            <calcext:condition calcext:apply-style-name="Milestone" calcext:value="formula-is(AND([.$D14]&gt;0;[.$F14]=&quot;&quot;;[.$D14]=[.CR$10]))" calcext:base-cell-address="'Gantt Chart'.CR14"/>
          </calcext:conditional-format>
          <calcext:conditional-format calcext:target-range-address="'Gantt Chart'.CS14:'Gantt Chart'.CS14">
            <calcext:condition calcext:apply-style-name="Today" calcext:value="formula-is([.CS$10]=TODAY())" calcext:base-cell-address="'Gantt Chart'.CS14"/>
            <calcext:condition calcext:apply-style-name="Weekend" calcext:value="formula-is(OR(WEEKDAY([.CS$10])=1;WEEKDAY([.CS$10])=7))" calcext:base-cell-address="'Gantt Chart'.CS14"/>
          </calcext:conditional-format>
          <calcext:conditional-format calcext:target-range-address="'Gantt Chart'.CS14:'Gantt Chart'.CS14">
            <calcext:condition calcext:apply-style-name="Task_Completed" calcext:value="formula-is(AND([.$E14]&gt;0;[.CS$10]&gt;=[.$D14];[.CS$10]&lt;=[.$F14];WORKDAY([.$D14];[.$E14]*[.$G14])&gt;[.CS$10]))" calcext:base-cell-address="'Gantt Chart'.CS14"/>
            <calcext:condition calcext:apply-style-name="Task_Scheduled" calcext:value="formula-is(AND([.$E14]&gt;0;[.CS$10]&gt;=[.$D14];[.CS$10]&lt;=[.$F14];WORKDAY([.$D14];[.$E14]*[.$G14])&lt;=[.CS$10]))" calcext:base-cell-address="'Gantt Chart'.CS14"/>
            <calcext:condition calcext:apply-style-name="Milestone" calcext:value="formula-is(AND([.$D14]&gt;0;[.$F14]=&quot;&quot;;[.$D14]=[.CS$10]))" calcext:base-cell-address="'Gantt Chart'.CS14"/>
          </calcext:conditional-format>
          <calcext:conditional-format calcext:target-range-address="'Gantt Chart'.CT14:'Gantt Chart'.CT14">
            <calcext:condition calcext:apply-style-name="Today" calcext:value="formula-is([.CT$10]=TODAY())" calcext:base-cell-address="'Gantt Chart'.CT14"/>
            <calcext:condition calcext:apply-style-name="Weekend" calcext:value="formula-is(OR(WEEKDAY([.CT$10])=1;WEEKDAY([.CT$10])=7))" calcext:base-cell-address="'Gantt Chart'.CT14"/>
          </calcext:conditional-format>
          <calcext:conditional-format calcext:target-range-address="'Gantt Chart'.CT14:'Gantt Chart'.CT14">
            <calcext:condition calcext:apply-style-name="Task_Completed" calcext:value="formula-is(AND([.$E14]&gt;0;[.CT$10]&gt;=[.$D14];[.CT$10]&lt;=[.$F14];WORKDAY([.$D14];[.$E14]*[.$G14])&gt;[.CT$10]))" calcext:base-cell-address="'Gantt Chart'.CT14"/>
            <calcext:condition calcext:apply-style-name="Task_Scheduled" calcext:value="formula-is(AND([.$E14]&gt;0;[.CT$10]&gt;=[.$D14];[.CT$10]&lt;=[.$F14];WORKDAY([.$D14];[.$E14]*[.$G14])&lt;=[.CT$10]))" calcext:base-cell-address="'Gantt Chart'.CT14"/>
            <calcext:condition calcext:apply-style-name="Milestone" calcext:value="formula-is(AND([.$D14]&gt;0;[.$F14]=&quot;&quot;;[.$D14]=[.CT$10]))" calcext:base-cell-address="'Gantt Chart'.CT14"/>
          </calcext:conditional-format>
          <calcext:conditional-format calcext:target-range-address="'Gantt Chart'.CU14:'Gantt Chart'.CU14">
            <calcext:condition calcext:apply-style-name="Today" calcext:value="formula-is([.CU$10]=TODAY())" calcext:base-cell-address="'Gantt Chart'.CU14"/>
            <calcext:condition calcext:apply-style-name="Weekend" calcext:value="formula-is(OR(WEEKDAY([.CU$10])=1;WEEKDAY([.CU$10])=7))" calcext:base-cell-address="'Gantt Chart'.CU14"/>
          </calcext:conditional-format>
          <calcext:conditional-format calcext:target-range-address="'Gantt Chart'.CU14:'Gantt Chart'.CU14">
            <calcext:condition calcext:apply-style-name="Task_Completed" calcext:value="formula-is(AND([.$E14]&gt;0;[.CU$10]&gt;=[.$D14];[.CU$10]&lt;=[.$F14];WORKDAY([.$D14];[.$E14]*[.$G14])&gt;[.CU$10]))" calcext:base-cell-address="'Gantt Chart'.CU14"/>
            <calcext:condition calcext:apply-style-name="Task_Scheduled" calcext:value="formula-is(AND([.$E14]&gt;0;[.CU$10]&gt;=[.$D14];[.CU$10]&lt;=[.$F14];WORKDAY([.$D14];[.$E14]*[.$G14])&lt;=[.CU$10]))" calcext:base-cell-address="'Gantt Chart'.CU14"/>
            <calcext:condition calcext:apply-style-name="Milestone" calcext:value="formula-is(AND([.$D14]&gt;0;[.$F14]=&quot;&quot;;[.$D14]=[.CU$10]))" calcext:base-cell-address="'Gantt Chart'.CU14"/>
          </calcext:conditional-format>
          <calcext:conditional-format calcext:target-range-address="'Gantt Chart'.CV14:'Gantt Chart'.CV14">
            <calcext:condition calcext:apply-style-name="Today" calcext:value="formula-is([.CV$10]=TODAY())" calcext:base-cell-address="'Gantt Chart'.CV14"/>
            <calcext:condition calcext:apply-style-name="Weekend" calcext:value="formula-is(OR(WEEKDAY([.CV$10])=1;WEEKDAY([.CV$10])=7))" calcext:base-cell-address="'Gantt Chart'.CV14"/>
          </calcext:conditional-format>
          <calcext:conditional-format calcext:target-range-address="'Gantt Chart'.CV14:'Gantt Chart'.CV14">
            <calcext:condition calcext:apply-style-name="Task_Completed" calcext:value="formula-is(AND([.$E14]&gt;0;[.CV$10]&gt;=[.$D14];[.CV$10]&lt;=[.$F14];WORKDAY([.$D14];[.$E14]*[.$G14])&gt;[.CV$10]))" calcext:base-cell-address="'Gantt Chart'.CV14"/>
            <calcext:condition calcext:apply-style-name="Task_Scheduled" calcext:value="formula-is(AND([.$E14]&gt;0;[.CV$10]&gt;=[.$D14];[.CV$10]&lt;=[.$F14];WORKDAY([.$D14];[.$E14]*[.$G14])&lt;=[.CV$10]))" calcext:base-cell-address="'Gantt Chart'.CV14"/>
            <calcext:condition calcext:apply-style-name="Milestone" calcext:value="formula-is(AND([.$D14]&gt;0;[.$F14]=&quot;&quot;;[.$D14]=[.CV$10]))" calcext:base-cell-address="'Gantt Chart'.CV14"/>
          </calcext:conditional-format>
          <calcext:conditional-format calcext:target-range-address="'Gantt Chart'.CW14:'Gantt Chart'.CW14">
            <calcext:condition calcext:apply-style-name="Today" calcext:value="formula-is([.CW$10]=TODAY())" calcext:base-cell-address="'Gantt Chart'.CW14"/>
            <calcext:condition calcext:apply-style-name="Weekend" calcext:value="formula-is(OR(WEEKDAY([.CW$10])=1;WEEKDAY([.CW$10])=7))" calcext:base-cell-address="'Gantt Chart'.CW14"/>
          </calcext:conditional-format>
          <calcext:conditional-format calcext:target-range-address="'Gantt Chart'.CW14:'Gantt Chart'.CW14">
            <calcext:condition calcext:apply-style-name="Task_Completed" calcext:value="formula-is(AND([.$E14]&gt;0;[.CW$10]&gt;=[.$D14];[.CW$10]&lt;=[.$F14];WORKDAY([.$D14];[.$E14]*[.$G14])&gt;[.CW$10]))" calcext:base-cell-address="'Gantt Chart'.CW14"/>
            <calcext:condition calcext:apply-style-name="Task_Scheduled" calcext:value="formula-is(AND([.$E14]&gt;0;[.CW$10]&gt;=[.$D14];[.CW$10]&lt;=[.$F14];WORKDAY([.$D14];[.$E14]*[.$G14])&lt;=[.CW$10]))" calcext:base-cell-address="'Gantt Chart'.CW14"/>
            <calcext:condition calcext:apply-style-name="Milestone" calcext:value="formula-is(AND([.$D14]&gt;0;[.$F14]=&quot;&quot;;[.$D14]=[.CW$10]))" calcext:base-cell-address="'Gantt Chart'.CW14"/>
          </calcext:conditional-format>
          <calcext:conditional-format calcext:target-range-address="'Gantt Chart'.CX14:'Gantt Chart'.CX14">
            <calcext:condition calcext:apply-style-name="Today" calcext:value="formula-is([.CX$10]=TODAY())" calcext:base-cell-address="'Gantt Chart'.CX14"/>
            <calcext:condition calcext:apply-style-name="Weekend" calcext:value="formula-is(OR(WEEKDAY([.CX$10])=1;WEEKDAY([.CX$10])=7))" calcext:base-cell-address="'Gantt Chart'.CX14"/>
          </calcext:conditional-format>
          <calcext:conditional-format calcext:target-range-address="'Gantt Chart'.CX14:'Gantt Chart'.CX14">
            <calcext:condition calcext:apply-style-name="Task_Completed" calcext:value="formula-is(AND([.$E14]&gt;0;[.CX$10]&gt;=[.$D14];[.CX$10]&lt;=[.$F14];WORKDAY([.$D14];[.$E14]*[.$G14])&gt;[.CX$10]))" calcext:base-cell-address="'Gantt Chart'.CX14"/>
            <calcext:condition calcext:apply-style-name="Task_Scheduled" calcext:value="formula-is(AND([.$E14]&gt;0;[.CX$10]&gt;=[.$D14];[.CX$10]&lt;=[.$F14];WORKDAY([.$D14];[.$E14]*[.$G14])&lt;=[.CX$10]))" calcext:base-cell-address="'Gantt Chart'.CX14"/>
            <calcext:condition calcext:apply-style-name="Milestone" calcext:value="formula-is(AND([.$D14]&gt;0;[.$F14]=&quot;&quot;;[.$D14]=[.CX$10]))" calcext:base-cell-address="'Gantt Chart'.CX14"/>
          </calcext:conditional-format>
          <calcext:conditional-format calcext:target-range-address="'Gantt Chart'.CY14:'Gantt Chart'.CY14">
            <calcext:condition calcext:apply-style-name="Today" calcext:value="formula-is([.CY$10]=TODAY())" calcext:base-cell-address="'Gantt Chart'.CY14"/>
            <calcext:condition calcext:apply-style-name="Weekend" calcext:value="formula-is(OR(WEEKDAY([.CY$10])=1;WEEKDAY([.CY$10])=7))" calcext:base-cell-address="'Gantt Chart'.CY14"/>
          </calcext:conditional-format>
          <calcext:conditional-format calcext:target-range-address="'Gantt Chart'.CY14:'Gantt Chart'.CY14">
            <calcext:condition calcext:apply-style-name="Task_Completed" calcext:value="formula-is(AND([.$E14]&gt;0;[.CY$10]&gt;=[.$D14];[.CY$10]&lt;=[.$F14];WORKDAY([.$D14];[.$E14]*[.$G14])&gt;[.CY$10]))" calcext:base-cell-address="'Gantt Chart'.CY14"/>
            <calcext:condition calcext:apply-style-name="Task_Scheduled" calcext:value="formula-is(AND([.$E14]&gt;0;[.CY$10]&gt;=[.$D14];[.CY$10]&lt;=[.$F14];WORKDAY([.$D14];[.$E14]*[.$G14])&lt;=[.CY$10]))" calcext:base-cell-address="'Gantt Chart'.CY14"/>
            <calcext:condition calcext:apply-style-name="Milestone" calcext:value="formula-is(AND([.$D14]&gt;0;[.$F14]=&quot;&quot;;[.$D14]=[.CY$10]))" calcext:base-cell-address="'Gantt Chart'.CY14"/>
          </calcext:conditional-format>
          <calcext:conditional-format calcext:target-range-address="'Gantt Chart'.CZ14:'Gantt Chart'.CZ14">
            <calcext:condition calcext:apply-style-name="Today" calcext:value="formula-is([.CZ$10]=TODAY())" calcext:base-cell-address="'Gantt Chart'.CZ14"/>
            <calcext:condition calcext:apply-style-name="Weekend" calcext:value="formula-is(OR(WEEKDAY([.CZ$10])=1;WEEKDAY([.CZ$10])=7))" calcext:base-cell-address="'Gantt Chart'.CZ14"/>
          </calcext:conditional-format>
          <calcext:conditional-format calcext:target-range-address="'Gantt Chart'.CZ14:'Gantt Chart'.CZ14">
            <calcext:condition calcext:apply-style-name="Task_Completed" calcext:value="formula-is(AND([.$E14]&gt;0;[.CZ$10]&gt;=[.$D14];[.CZ$10]&lt;=[.$F14];WORKDAY([.$D14];[.$E14]*[.$G14])&gt;[.CZ$10]))" calcext:base-cell-address="'Gantt Chart'.CZ14"/>
            <calcext:condition calcext:apply-style-name="Task_Scheduled" calcext:value="formula-is(AND([.$E14]&gt;0;[.CZ$10]&gt;=[.$D14];[.CZ$10]&lt;=[.$F14];WORKDAY([.$D14];[.$E14]*[.$G14])&lt;=[.CZ$10]))" calcext:base-cell-address="'Gantt Chart'.CZ14"/>
            <calcext:condition calcext:apply-style-name="Milestone" calcext:value="formula-is(AND([.$D14]&gt;0;[.$F14]=&quot;&quot;;[.$D14]=[.CZ$10]))" calcext:base-cell-address="'Gantt Chart'.CZ14"/>
          </calcext:conditional-format>
          <calcext:conditional-format calcext:target-range-address="'Gantt Chart'.DA14:'Gantt Chart'.DA14">
            <calcext:condition calcext:apply-style-name="Today" calcext:value="formula-is([.DA$10]=TODAY())" calcext:base-cell-address="'Gantt Chart'.DA14"/>
            <calcext:condition calcext:apply-style-name="Weekend" calcext:value="formula-is(OR(WEEKDAY([.DA$10])=1;WEEKDAY([.DA$10])=7))" calcext:base-cell-address="'Gantt Chart'.DA14"/>
          </calcext:conditional-format>
          <calcext:conditional-format calcext:target-range-address="'Gantt Chart'.DA14:'Gantt Chart'.DA14">
            <calcext:condition calcext:apply-style-name="Task_Completed" calcext:value="formula-is(AND([.$E14]&gt;0;[.DA$10]&gt;=[.$D14];[.DA$10]&lt;=[.$F14];WORKDAY([.$D14];[.$E14]*[.$G14])&gt;[.DA$10]))" calcext:base-cell-address="'Gantt Chart'.DA14"/>
            <calcext:condition calcext:apply-style-name="Task_Scheduled" calcext:value="formula-is(AND([.$E14]&gt;0;[.DA$10]&gt;=[.$D14];[.DA$10]&lt;=[.$F14];WORKDAY([.$D14];[.$E14]*[.$G14])&lt;=[.DA$10]))" calcext:base-cell-address="'Gantt Chart'.DA14"/>
            <calcext:condition calcext:apply-style-name="Milestone" calcext:value="formula-is(AND([.$D14]&gt;0;[.$F14]=&quot;&quot;;[.$D14]=[.DA$10]))" calcext:base-cell-address="'Gantt Chart'.DA14"/>
          </calcext:conditional-format>
          <calcext:conditional-format calcext:target-range-address="'Gantt Chart'.DB14:'Gantt Chart'.DB14">
            <calcext:condition calcext:apply-style-name="Today" calcext:value="formula-is([.DB$10]=TODAY())" calcext:base-cell-address="'Gantt Chart'.DB14"/>
            <calcext:condition calcext:apply-style-name="Weekend" calcext:value="formula-is(OR(WEEKDAY([.DB$10])=1;WEEKDAY([.DB$10])=7))" calcext:base-cell-address="'Gantt Chart'.DB14"/>
          </calcext:conditional-format>
          <calcext:conditional-format calcext:target-range-address="'Gantt Chart'.DB14:'Gantt Chart'.DB14">
            <calcext:condition calcext:apply-style-name="Task_Completed" calcext:value="formula-is(AND([.$E14]&gt;0;[.DB$10]&gt;=[.$D14];[.DB$10]&lt;=[.$F14];WORKDAY([.$D14];[.$E14]*[.$G14])&gt;[.DB$10]))" calcext:base-cell-address="'Gantt Chart'.DB14"/>
            <calcext:condition calcext:apply-style-name="Task_Scheduled" calcext:value="formula-is(AND([.$E14]&gt;0;[.DB$10]&gt;=[.$D14];[.DB$10]&lt;=[.$F14];WORKDAY([.$D14];[.$E14]*[.$G14])&lt;=[.DB$10]))" calcext:base-cell-address="'Gantt Chart'.DB14"/>
            <calcext:condition calcext:apply-style-name="Milestone" calcext:value="formula-is(AND([.$D14]&gt;0;[.$F14]=&quot;&quot;;[.$D14]=[.DB$10]))" calcext:base-cell-address="'Gantt Chart'.DB14"/>
          </calcext:conditional-format>
          <calcext:conditional-format calcext:target-range-address="'Gantt Chart'.DC14:'Gantt Chart'.DC14">
            <calcext:condition calcext:apply-style-name="Today" calcext:value="formula-is([.DC$10]=TODAY())" calcext:base-cell-address="'Gantt Chart'.DC14"/>
            <calcext:condition calcext:apply-style-name="Weekend" calcext:value="formula-is(OR(WEEKDAY([.DC$10])=1;WEEKDAY([.DC$10])=7))" calcext:base-cell-address="'Gantt Chart'.DC14"/>
          </calcext:conditional-format>
          <calcext:conditional-format calcext:target-range-address="'Gantt Chart'.DC14:'Gantt Chart'.DC14">
            <calcext:condition calcext:apply-style-name="Task_Completed" calcext:value="formula-is(AND([.$E14]&gt;0;[.DC$10]&gt;=[.$D14];[.DC$10]&lt;=[.$F14];WORKDAY([.$D14];[.$E14]*[.$G14])&gt;[.DC$10]))" calcext:base-cell-address="'Gantt Chart'.DC14"/>
            <calcext:condition calcext:apply-style-name="Task_Scheduled" calcext:value="formula-is(AND([.$E14]&gt;0;[.DC$10]&gt;=[.$D14];[.DC$10]&lt;=[.$F14];WORKDAY([.$D14];[.$E14]*[.$G14])&lt;=[.DC$10]))" calcext:base-cell-address="'Gantt Chart'.DC14"/>
            <calcext:condition calcext:apply-style-name="Milestone" calcext:value="formula-is(AND([.$D14]&gt;0;[.$F14]=&quot;&quot;;[.$D14]=[.DC$10]))" calcext:base-cell-address="'Gantt Chart'.DC14"/>
          </calcext:conditional-format>
          <calcext:conditional-format calcext:target-range-address="'Gantt Chart'.DD14:'Gantt Chart'.DD14">
            <calcext:condition calcext:apply-style-name="Today" calcext:value="formula-is([.DD$10]=TODAY())" calcext:base-cell-address="'Gantt Chart'.DD14"/>
            <calcext:condition calcext:apply-style-name="Weekend" calcext:value="formula-is(OR(WEEKDAY([.DD$10])=1;WEEKDAY([.DD$10])=7))" calcext:base-cell-address="'Gantt Chart'.DD14"/>
          </calcext:conditional-format>
          <calcext:conditional-format calcext:target-range-address="'Gantt Chart'.DD14:'Gantt Chart'.DD14">
            <calcext:condition calcext:apply-style-name="Task_Completed" calcext:value="formula-is(AND([.$E14]&gt;0;[.DD$10]&gt;=[.$D14];[.DD$10]&lt;=[.$F14];WORKDAY([.$D14];[.$E14]*[.$G14])&gt;[.DD$10]))" calcext:base-cell-address="'Gantt Chart'.DD14"/>
            <calcext:condition calcext:apply-style-name="Task_Scheduled" calcext:value="formula-is(AND([.$E14]&gt;0;[.DD$10]&gt;=[.$D14];[.DD$10]&lt;=[.$F14];WORKDAY([.$D14];[.$E14]*[.$G14])&lt;=[.DD$10]))" calcext:base-cell-address="'Gantt Chart'.DD14"/>
            <calcext:condition calcext:apply-style-name="Milestone" calcext:value="formula-is(AND([.$D14]&gt;0;[.$F14]=&quot;&quot;;[.$D14]=[.DD$10]))" calcext:base-cell-address="'Gantt Chart'.DD14"/>
          </calcext:conditional-format>
          <calcext:conditional-format calcext:target-range-address="'Gantt Chart'.DE14:'Gantt Chart'.DE14">
            <calcext:condition calcext:apply-style-name="Today" calcext:value="formula-is([.DE$10]=TODAY())" calcext:base-cell-address="'Gantt Chart'.DE14"/>
            <calcext:condition calcext:apply-style-name="Weekend" calcext:value="formula-is(OR(WEEKDAY([.DE$10])=1;WEEKDAY([.DE$10])=7))" calcext:base-cell-address="'Gantt Chart'.DE14"/>
          </calcext:conditional-format>
          <calcext:conditional-format calcext:target-range-address="'Gantt Chart'.DE14:'Gantt Chart'.DE14">
            <calcext:condition calcext:apply-style-name="Task_Completed" calcext:value="formula-is(AND([.$E14]&gt;0;[.DE$10]&gt;=[.$D14];[.DE$10]&lt;=[.$F14];WORKDAY([.$D14];[.$E14]*[.$G14])&gt;[.DE$10]))" calcext:base-cell-address="'Gantt Chart'.DE14"/>
            <calcext:condition calcext:apply-style-name="Task_Scheduled" calcext:value="formula-is(AND([.$E14]&gt;0;[.DE$10]&gt;=[.$D14];[.DE$10]&lt;=[.$F14];WORKDAY([.$D14];[.$E14]*[.$G14])&lt;=[.DE$10]))" calcext:base-cell-address="'Gantt Chart'.DE14"/>
            <calcext:condition calcext:apply-style-name="Milestone" calcext:value="formula-is(AND([.$D14]&gt;0;[.$F14]=&quot;&quot;;[.$D14]=[.DE$10]))" calcext:base-cell-address="'Gantt Chart'.DE14"/>
          </calcext:conditional-format>
          <calcext:conditional-format calcext:target-range-address="'Gantt Chart'.DF14:'Gantt Chart'.DF14">
            <calcext:condition calcext:apply-style-name="Today" calcext:value="formula-is([.DF$10]=TODAY())" calcext:base-cell-address="'Gantt Chart'.DF14"/>
            <calcext:condition calcext:apply-style-name="Weekend" calcext:value="formula-is(OR(WEEKDAY([.DF$10])=1;WEEKDAY([.DF$10])=7))" calcext:base-cell-address="'Gantt Chart'.DF14"/>
          </calcext:conditional-format>
          <calcext:conditional-format calcext:target-range-address="'Gantt Chart'.DF14:'Gantt Chart'.DF14">
            <calcext:condition calcext:apply-style-name="Task_Completed" calcext:value="formula-is(AND([.$E14]&gt;0;[.DF$10]&gt;=[.$D14];[.DF$10]&lt;=[.$F14];WORKDAY([.$D14];[.$E14]*[.$G14])&gt;[.DF$10]))" calcext:base-cell-address="'Gantt Chart'.DF14"/>
            <calcext:condition calcext:apply-style-name="Task_Scheduled" calcext:value="formula-is(AND([.$E14]&gt;0;[.DF$10]&gt;=[.$D14];[.DF$10]&lt;=[.$F14];WORKDAY([.$D14];[.$E14]*[.$G14])&lt;=[.DF$10]))" calcext:base-cell-address="'Gantt Chart'.DF14"/>
            <calcext:condition calcext:apply-style-name="Milestone" calcext:value="formula-is(AND([.$D14]&gt;0;[.$F14]=&quot;&quot;;[.$D14]=[.DF$10]))" calcext:base-cell-address="'Gantt Chart'.DF14"/>
          </calcext:conditional-format>
          <calcext:conditional-format calcext:target-range-address="'Gantt Chart'.DG14:'Gantt Chart'.DG14">
            <calcext:condition calcext:apply-style-name="Today" calcext:value="formula-is([.DG$10]=TODAY())" calcext:base-cell-address="'Gantt Chart'.DG14"/>
            <calcext:condition calcext:apply-style-name="Weekend" calcext:value="formula-is(OR(WEEKDAY([.DG$10])=1;WEEKDAY([.DG$10])=7))" calcext:base-cell-address="'Gantt Chart'.DG14"/>
          </calcext:conditional-format>
          <calcext:conditional-format calcext:target-range-address="'Gantt Chart'.DG14:'Gantt Chart'.DG14">
            <calcext:condition calcext:apply-style-name="Task_Completed" calcext:value="formula-is(AND([.$E14]&gt;0;[.DG$10]&gt;=[.$D14];[.DG$10]&lt;=[.$F14];WORKDAY([.$D14];[.$E14]*[.$G14])&gt;[.DG$10]))" calcext:base-cell-address="'Gantt Chart'.DG14"/>
            <calcext:condition calcext:apply-style-name="Task_Scheduled" calcext:value="formula-is(AND([.$E14]&gt;0;[.DG$10]&gt;=[.$D14];[.DG$10]&lt;=[.$F14];WORKDAY([.$D14];[.$E14]*[.$G14])&lt;=[.DG$10]))" calcext:base-cell-address="'Gantt Chart'.DG14"/>
            <calcext:condition calcext:apply-style-name="Milestone" calcext:value="formula-is(AND([.$D14]&gt;0;[.$F14]=&quot;&quot;;[.$D14]=[.DG$10]))" calcext:base-cell-address="'Gantt Chart'.DG14"/>
          </calcext:conditional-format>
          <calcext:conditional-format calcext:target-range-address="'Gantt Chart'.DH14:'Gantt Chart'.DH14">
            <calcext:condition calcext:apply-style-name="Today" calcext:value="formula-is([.DH$10]=TODAY())" calcext:base-cell-address="'Gantt Chart'.DH14"/>
            <calcext:condition calcext:apply-style-name="Weekend" calcext:value="formula-is(OR(WEEKDAY([.DH$10])=1;WEEKDAY([.DH$10])=7))" calcext:base-cell-address="'Gantt Chart'.DH14"/>
          </calcext:conditional-format>
          <calcext:conditional-format calcext:target-range-address="'Gantt Chart'.DH14:'Gantt Chart'.DH14">
            <calcext:condition calcext:apply-style-name="Task_Completed" calcext:value="formula-is(AND([.$E14]&gt;0;[.DH$10]&gt;=[.$D14];[.DH$10]&lt;=[.$F14];WORKDAY([.$D14];[.$E14]*[.$G14])&gt;[.DH$10]))" calcext:base-cell-address="'Gantt Chart'.DH14"/>
            <calcext:condition calcext:apply-style-name="Task_Scheduled" calcext:value="formula-is(AND([.$E14]&gt;0;[.DH$10]&gt;=[.$D14];[.DH$10]&lt;=[.$F14];WORKDAY([.$D14];[.$E14]*[.$G14])&lt;=[.DH$10]))" calcext:base-cell-address="'Gantt Chart'.DH14"/>
            <calcext:condition calcext:apply-style-name="Milestone" calcext:value="formula-is(AND([.$D14]&gt;0;[.$F14]=&quot;&quot;;[.$D14]=[.DH$10]))" calcext:base-cell-address="'Gantt Chart'.DH14"/>
          </calcext:conditional-format>
          <calcext:conditional-format calcext:target-range-address="'Gantt Chart'.DI14:'Gantt Chart'.DI14">
            <calcext:condition calcext:apply-style-name="Today" calcext:value="formula-is([.DI$10]=TODAY())" calcext:base-cell-address="'Gantt Chart'.DI14"/>
            <calcext:condition calcext:apply-style-name="Weekend" calcext:value="formula-is(OR(WEEKDAY([.DI$10])=1;WEEKDAY([.DI$10])=7))" calcext:base-cell-address="'Gantt Chart'.DI14"/>
          </calcext:conditional-format>
          <calcext:conditional-format calcext:target-range-address="'Gantt Chart'.DI14:'Gantt Chart'.DI14">
            <calcext:condition calcext:apply-style-name="Task_Completed" calcext:value="formula-is(AND([.$E14]&gt;0;[.DI$10]&gt;=[.$D14];[.DI$10]&lt;=[.$F14];WORKDAY([.$D14];[.$E14]*[.$G14])&gt;[.DI$10]))" calcext:base-cell-address="'Gantt Chart'.DI14"/>
            <calcext:condition calcext:apply-style-name="Task_Scheduled" calcext:value="formula-is(AND([.$E14]&gt;0;[.DI$10]&gt;=[.$D14];[.DI$10]&lt;=[.$F14];WORKDAY([.$D14];[.$E14]*[.$G14])&lt;=[.DI$10]))" calcext:base-cell-address="'Gantt Chart'.DI14"/>
            <calcext:condition calcext:apply-style-name="Milestone" calcext:value="formula-is(AND([.$D14]&gt;0;[.$F14]=&quot;&quot;;[.$D14]=[.DI$10]))" calcext:base-cell-address="'Gantt Chart'.DI14"/>
          </calcext:conditional-format>
          <calcext:conditional-format calcext:target-range-address="'Gantt Chart'.DJ14:'Gantt Chart'.DJ14">
            <calcext:condition calcext:apply-style-name="Today" calcext:value="formula-is([.DJ$10]=TODAY())" calcext:base-cell-address="'Gantt Chart'.DJ14"/>
            <calcext:condition calcext:apply-style-name="Weekend" calcext:value="formula-is(OR(WEEKDAY([.DJ$10])=1;WEEKDAY([.DJ$10])=7))" calcext:base-cell-address="'Gantt Chart'.DJ14"/>
          </calcext:conditional-format>
          <calcext:conditional-format calcext:target-range-address="'Gantt Chart'.DJ14:'Gantt Chart'.DJ14">
            <calcext:condition calcext:apply-style-name="Task_Completed" calcext:value="formula-is(AND([.$E14]&gt;0;[.DJ$10]&gt;=[.$D14];[.DJ$10]&lt;=[.$F14];WORKDAY([.$D14];[.$E14]*[.$G14])&gt;[.DJ$10]))" calcext:base-cell-address="'Gantt Chart'.DJ14"/>
            <calcext:condition calcext:apply-style-name="Task_Scheduled" calcext:value="formula-is(AND([.$E14]&gt;0;[.DJ$10]&gt;=[.$D14];[.DJ$10]&lt;=[.$F14];WORKDAY([.$D14];[.$E14]*[.$G14])&lt;=[.DJ$10]))" calcext:base-cell-address="'Gantt Chart'.DJ14"/>
            <calcext:condition calcext:apply-style-name="Milestone" calcext:value="formula-is(AND([.$D14]&gt;0;[.$F14]=&quot;&quot;;[.$D14]=[.DJ$10]))" calcext:base-cell-address="'Gantt Chart'.DJ14"/>
          </calcext:conditional-format>
          <calcext:conditional-format calcext:target-range-address="'Gantt Chart'.DK14:'Gantt Chart'.DK14">
            <calcext:condition calcext:apply-style-name="Today" calcext:value="formula-is([.DK$10]=TODAY())" calcext:base-cell-address="'Gantt Chart'.DK14"/>
            <calcext:condition calcext:apply-style-name="Weekend" calcext:value="formula-is(OR(WEEKDAY([.DK$10])=1;WEEKDAY([.DK$10])=7))" calcext:base-cell-address="'Gantt Chart'.DK14"/>
          </calcext:conditional-format>
          <calcext:conditional-format calcext:target-range-address="'Gantt Chart'.DK14:'Gantt Chart'.DK14">
            <calcext:condition calcext:apply-style-name="Task_Completed" calcext:value="formula-is(AND([.$E14]&gt;0;[.DK$10]&gt;=[.$D14];[.DK$10]&lt;=[.$F14];WORKDAY([.$D14];[.$E14]*[.$G14])&gt;[.DK$10]))" calcext:base-cell-address="'Gantt Chart'.DK14"/>
            <calcext:condition calcext:apply-style-name="Task_Scheduled" calcext:value="formula-is(AND([.$E14]&gt;0;[.DK$10]&gt;=[.$D14];[.DK$10]&lt;=[.$F14];WORKDAY([.$D14];[.$E14]*[.$G14])&lt;=[.DK$10]))" calcext:base-cell-address="'Gantt Chart'.DK14"/>
            <calcext:condition calcext:apply-style-name="Milestone" calcext:value="formula-is(AND([.$D14]&gt;0;[.$F14]=&quot;&quot;;[.$D14]=[.DK$10]))" calcext:base-cell-address="'Gantt Chart'.DK14"/>
          </calcext:conditional-format>
          <calcext:conditional-format calcext:target-range-address="'Gantt Chart'.DL14:'Gantt Chart'.DL14">
            <calcext:condition calcext:apply-style-name="Today" calcext:value="formula-is([.DL$10]=TODAY())" calcext:base-cell-address="'Gantt Chart'.DL14"/>
            <calcext:condition calcext:apply-style-name="Weekend" calcext:value="formula-is(OR(WEEKDAY([.DL$10])=1;WEEKDAY([.DL$10])=7))" calcext:base-cell-address="'Gantt Chart'.DL14"/>
          </calcext:conditional-format>
          <calcext:conditional-format calcext:target-range-address="'Gantt Chart'.DL14:'Gantt Chart'.DL14">
            <calcext:condition calcext:apply-style-name="Task_Completed" calcext:value="formula-is(AND([.$E14]&gt;0;[.DL$10]&gt;=[.$D14];[.DL$10]&lt;=[.$F14];WORKDAY([.$D14];[.$E14]*[.$G14])&gt;[.DL$10]))" calcext:base-cell-address="'Gantt Chart'.DL14"/>
            <calcext:condition calcext:apply-style-name="Task_Scheduled" calcext:value="formula-is(AND([.$E14]&gt;0;[.DL$10]&gt;=[.$D14];[.DL$10]&lt;=[.$F14];WORKDAY([.$D14];[.$E14]*[.$G14])&lt;=[.DL$10]))" calcext:base-cell-address="'Gantt Chart'.DL14"/>
            <calcext:condition calcext:apply-style-name="Milestone" calcext:value="formula-is(AND([.$D14]&gt;0;[.$F14]=&quot;&quot;;[.$D14]=[.DL$10]))" calcext:base-cell-address="'Gantt Chart'.DL14"/>
          </calcext:conditional-format>
          <calcext:conditional-format calcext:target-range-address="'Gantt Chart'.DM14:'Gantt Chart'.DM14">
            <calcext:condition calcext:apply-style-name="Today" calcext:value="formula-is([.DM$10]=TODAY())" calcext:base-cell-address="'Gantt Chart'.DM14"/>
            <calcext:condition calcext:apply-style-name="Weekend" calcext:value="formula-is(OR(WEEKDAY([.DM$10])=1;WEEKDAY([.DM$10])=7))" calcext:base-cell-address="'Gantt Chart'.DM14"/>
          </calcext:conditional-format>
          <calcext:conditional-format calcext:target-range-address="'Gantt Chart'.DM14:'Gantt Chart'.DM14">
            <calcext:condition calcext:apply-style-name="Task_Completed" calcext:value="formula-is(AND([.$E14]&gt;0;[.DM$10]&gt;=[.$D14];[.DM$10]&lt;=[.$F14];WORKDAY([.$D14];[.$E14]*[.$G14])&gt;[.DM$10]))" calcext:base-cell-address="'Gantt Chart'.DM14"/>
            <calcext:condition calcext:apply-style-name="Task_Scheduled" calcext:value="formula-is(AND([.$E14]&gt;0;[.DM$10]&gt;=[.$D14];[.DM$10]&lt;=[.$F14];WORKDAY([.$D14];[.$E14]*[.$G14])&lt;=[.DM$10]))" calcext:base-cell-address="'Gantt Chart'.DM14"/>
            <calcext:condition calcext:apply-style-name="Milestone" calcext:value="formula-is(AND([.$D14]&gt;0;[.$F14]=&quot;&quot;;[.$D14]=[.DM$10]))" calcext:base-cell-address="'Gantt Chart'.DM14"/>
          </calcext:conditional-format>
          <calcext:conditional-format calcext:target-range-address="'Gantt Chart'.DN14:'Gantt Chart'.DN14">
            <calcext:condition calcext:apply-style-name="Today" calcext:value="formula-is([.DN$10]=TODAY())" calcext:base-cell-address="'Gantt Chart'.DN14"/>
            <calcext:condition calcext:apply-style-name="Weekend" calcext:value="formula-is(OR(WEEKDAY([.DN$10])=1;WEEKDAY([.DN$10])=7))" calcext:base-cell-address="'Gantt Chart'.DN14"/>
          </calcext:conditional-format>
          <calcext:conditional-format calcext:target-range-address="'Gantt Chart'.DN14:'Gantt Chart'.DN14">
            <calcext:condition calcext:apply-style-name="Task_Completed" calcext:value="formula-is(AND([.$E14]&gt;0;[.DN$10]&gt;=[.$D14];[.DN$10]&lt;=[.$F14];WORKDAY([.$D14];[.$E14]*[.$G14])&gt;[.DN$10]))" calcext:base-cell-address="'Gantt Chart'.DN14"/>
            <calcext:condition calcext:apply-style-name="Task_Scheduled" calcext:value="formula-is(AND([.$E14]&gt;0;[.DN$10]&gt;=[.$D14];[.DN$10]&lt;=[.$F14];WORKDAY([.$D14];[.$E14]*[.$G14])&lt;=[.DN$10]))" calcext:base-cell-address="'Gantt Chart'.DN14"/>
            <calcext:condition calcext:apply-style-name="Milestone" calcext:value="formula-is(AND([.$D14]&gt;0;[.$F14]=&quot;&quot;;[.$D14]=[.DN$10]))" calcext:base-cell-address="'Gantt Chart'.DN14"/>
          </calcext:conditional-format>
          <calcext:conditional-format calcext:target-range-address="'Gantt Chart'.DO14:'Gantt Chart'.DO14">
            <calcext:condition calcext:apply-style-name="Today" calcext:value="formula-is([.DO$10]=TODAY())" calcext:base-cell-address="'Gantt Chart'.DO14"/>
            <calcext:condition calcext:apply-style-name="Weekend" calcext:value="formula-is(OR(WEEKDAY([.DO$10])=1;WEEKDAY([.DO$10])=7))" calcext:base-cell-address="'Gantt Chart'.DO14"/>
          </calcext:conditional-format>
          <calcext:conditional-format calcext:target-range-address="'Gantt Chart'.DO14:'Gantt Chart'.DO14">
            <calcext:condition calcext:apply-style-name="Task_Completed" calcext:value="formula-is(AND([.$E14]&gt;0;[.DO$10]&gt;=[.$D14];[.DO$10]&lt;=[.$F14];WORKDAY([.$D14];[.$E14]*[.$G14])&gt;[.DO$10]))" calcext:base-cell-address="'Gantt Chart'.DO14"/>
            <calcext:condition calcext:apply-style-name="Task_Scheduled" calcext:value="formula-is(AND([.$E14]&gt;0;[.DO$10]&gt;=[.$D14];[.DO$10]&lt;=[.$F14];WORKDAY([.$D14];[.$E14]*[.$G14])&lt;=[.DO$10]))" calcext:base-cell-address="'Gantt Chart'.DO14"/>
            <calcext:condition calcext:apply-style-name="Milestone" calcext:value="formula-is(AND([.$D14]&gt;0;[.$F14]=&quot;&quot;;[.$D14]=[.DO$10]))" calcext:base-cell-address="'Gantt Chart'.DO14"/>
          </calcext:conditional-format>
          <calcext:conditional-format calcext:target-range-address="'Gantt Chart'.DP14:'Gantt Chart'.DP14">
            <calcext:condition calcext:apply-style-name="Today" calcext:value="formula-is([.DP$10]=TODAY())" calcext:base-cell-address="'Gantt Chart'.DP14"/>
            <calcext:condition calcext:apply-style-name="Weekend" calcext:value="formula-is(OR(WEEKDAY([.DP$10])=1;WEEKDAY([.DP$10])=7))" calcext:base-cell-address="'Gantt Chart'.DP14"/>
          </calcext:conditional-format>
          <calcext:conditional-format calcext:target-range-address="'Gantt Chart'.DP14:'Gantt Chart'.DP14">
            <calcext:condition calcext:apply-style-name="Task_Completed" calcext:value="formula-is(AND([.$E14]&gt;0;[.DP$10]&gt;=[.$D14];[.DP$10]&lt;=[.$F14];WORKDAY([.$D14];[.$E14]*[.$G14])&gt;[.DP$10]))" calcext:base-cell-address="'Gantt Chart'.DP14"/>
            <calcext:condition calcext:apply-style-name="Task_Scheduled" calcext:value="formula-is(AND([.$E14]&gt;0;[.DP$10]&gt;=[.$D14];[.DP$10]&lt;=[.$F14];WORKDAY([.$D14];[.$E14]*[.$G14])&lt;=[.DP$10]))" calcext:base-cell-address="'Gantt Chart'.DP14"/>
            <calcext:condition calcext:apply-style-name="Milestone" calcext:value="formula-is(AND([.$D14]&gt;0;[.$F14]=&quot;&quot;;[.$D14]=[.DP$10]))" calcext:base-cell-address="'Gantt Chart'.DP14"/>
          </calcext:conditional-format>
          <calcext:conditional-format calcext:target-range-address="'Gantt Chart'.DQ14:'Gantt Chart'.DQ14">
            <calcext:condition calcext:apply-style-name="Today" calcext:value="formula-is([.DQ$10]=TODAY())" calcext:base-cell-address="'Gantt Chart'.DQ14"/>
            <calcext:condition calcext:apply-style-name="Weekend" calcext:value="formula-is(OR(WEEKDAY([.DQ$10])=1;WEEKDAY([.DQ$10])=7))" calcext:base-cell-address="'Gantt Chart'.DQ14"/>
          </calcext:conditional-format>
          <calcext:conditional-format calcext:target-range-address="'Gantt Chart'.DQ14:'Gantt Chart'.DQ14">
            <calcext:condition calcext:apply-style-name="Task_Completed" calcext:value="formula-is(AND([.$E14]&gt;0;[.DQ$10]&gt;=[.$D14];[.DQ$10]&lt;=[.$F14];WORKDAY([.$D14];[.$E14]*[.$G14])&gt;[.DQ$10]))" calcext:base-cell-address="'Gantt Chart'.DQ14"/>
            <calcext:condition calcext:apply-style-name="Task_Scheduled" calcext:value="formula-is(AND([.$E14]&gt;0;[.DQ$10]&gt;=[.$D14];[.DQ$10]&lt;=[.$F14];WORKDAY([.$D14];[.$E14]*[.$G14])&lt;=[.DQ$10]))" calcext:base-cell-address="'Gantt Chart'.DQ14"/>
            <calcext:condition calcext:apply-style-name="Milestone" calcext:value="formula-is(AND([.$D14]&gt;0;[.$F14]=&quot;&quot;;[.$D14]=[.DQ$10]))" calcext:base-cell-address="'Gantt Chart'.DQ14"/>
          </calcext:conditional-format>
          <calcext:conditional-format calcext:target-range-address="'Gantt Chart'.DR14:'Gantt Chart'.DR14">
            <calcext:condition calcext:apply-style-name="Today" calcext:value="formula-is([.DR$10]=TODAY())" calcext:base-cell-address="'Gantt Chart'.DR14"/>
            <calcext:condition calcext:apply-style-name="Weekend" calcext:value="formula-is(OR(WEEKDAY([.DR$10])=1;WEEKDAY([.DR$10])=7))" calcext:base-cell-address="'Gantt Chart'.DR14"/>
          </calcext:conditional-format>
          <calcext:conditional-format calcext:target-range-address="'Gantt Chart'.DR14:'Gantt Chart'.DR14">
            <calcext:condition calcext:apply-style-name="Task_Completed" calcext:value="formula-is(AND([.$E14]&gt;0;[.DR$10]&gt;=[.$D14];[.DR$10]&lt;=[.$F14];WORKDAY([.$D14];[.$E14]*[.$G14])&gt;[.DR$10]))" calcext:base-cell-address="'Gantt Chart'.DR14"/>
            <calcext:condition calcext:apply-style-name="Task_Scheduled" calcext:value="formula-is(AND([.$E14]&gt;0;[.DR$10]&gt;=[.$D14];[.DR$10]&lt;=[.$F14];WORKDAY([.$D14];[.$E14]*[.$G14])&lt;=[.DR$10]))" calcext:base-cell-address="'Gantt Chart'.DR14"/>
            <calcext:condition calcext:apply-style-name="Milestone" calcext:value="formula-is(AND([.$D14]&gt;0;[.$F14]=&quot;&quot;;[.$D14]=[.DR$10]))" calcext:base-cell-address="'Gantt Chart'.DR14"/>
          </calcext:conditional-format>
          <calcext:conditional-format calcext:target-range-address="'Gantt Chart'.DS14:'Gantt Chart'.DS14">
            <calcext:condition calcext:apply-style-name="Today" calcext:value="formula-is([.DS$10]=TODAY())" calcext:base-cell-address="'Gantt Chart'.DS14"/>
            <calcext:condition calcext:apply-style-name="Weekend" calcext:value="formula-is(OR(WEEKDAY([.DS$10])=1;WEEKDAY([.DS$10])=7))" calcext:base-cell-address="'Gantt Chart'.DS14"/>
          </calcext:conditional-format>
          <calcext:conditional-format calcext:target-range-address="'Gantt Chart'.DS14:'Gantt Chart'.DS14">
            <calcext:condition calcext:apply-style-name="Task_Completed" calcext:value="formula-is(AND([.$E14]&gt;0;[.DS$10]&gt;=[.$D14];[.DS$10]&lt;=[.$F14];WORKDAY([.$D14];[.$E14]*[.$G14])&gt;[.DS$10]))" calcext:base-cell-address="'Gantt Chart'.DS14"/>
            <calcext:condition calcext:apply-style-name="Task_Scheduled" calcext:value="formula-is(AND([.$E14]&gt;0;[.DS$10]&gt;=[.$D14];[.DS$10]&lt;=[.$F14];WORKDAY([.$D14];[.$E14]*[.$G14])&lt;=[.DS$10]))" calcext:base-cell-address="'Gantt Chart'.DS14"/>
            <calcext:condition calcext:apply-style-name="Milestone" calcext:value="formula-is(AND([.$D14]&gt;0;[.$F14]=&quot;&quot;;[.$D14]=[.DS$10]))" calcext:base-cell-address="'Gantt Chart'.DS14"/>
          </calcext:conditional-format>
          <calcext:conditional-format calcext:target-range-address="'Gantt Chart'.DT14:'Gantt Chart'.DT14">
            <calcext:condition calcext:apply-style-name="Today" calcext:value="formula-is([.DT$10]=TODAY())" calcext:base-cell-address="'Gantt Chart'.DT14"/>
            <calcext:condition calcext:apply-style-name="Weekend" calcext:value="formula-is(OR(WEEKDAY([.DT$10])=1;WEEKDAY([.DT$10])=7))" calcext:base-cell-address="'Gantt Chart'.DT14"/>
          </calcext:conditional-format>
          <calcext:conditional-format calcext:target-range-address="'Gantt Chart'.DT14:'Gantt Chart'.DT14">
            <calcext:condition calcext:apply-style-name="Task_Completed" calcext:value="formula-is(AND([.$E14]&gt;0;[.DT$10]&gt;=[.$D14];[.DT$10]&lt;=[.$F14];WORKDAY([.$D14];[.$E14]*[.$G14])&gt;[.DT$10]))" calcext:base-cell-address="'Gantt Chart'.DT14"/>
            <calcext:condition calcext:apply-style-name="Task_Scheduled" calcext:value="formula-is(AND([.$E14]&gt;0;[.DT$10]&gt;=[.$D14];[.DT$10]&lt;=[.$F14];WORKDAY([.$D14];[.$E14]*[.$G14])&lt;=[.DT$10]))" calcext:base-cell-address="'Gantt Chart'.DT14"/>
            <calcext:condition calcext:apply-style-name="Milestone" calcext:value="formula-is(AND([.$D14]&gt;0;[.$F14]=&quot;&quot;;[.$D14]=[.DT$10]))" calcext:base-cell-address="'Gantt Chart'.DT14"/>
          </calcext:conditional-format>
          <calcext:conditional-format calcext:target-range-address="'Gantt Chart'.DU14:'Gantt Chart'.DU14">
            <calcext:condition calcext:apply-style-name="Today" calcext:value="formula-is([.DU$10]=TODAY())" calcext:base-cell-address="'Gantt Chart'.DU14"/>
            <calcext:condition calcext:apply-style-name="Weekend" calcext:value="formula-is(OR(WEEKDAY([.DU$10])=1;WEEKDAY([.DU$10])=7))" calcext:base-cell-address="'Gantt Chart'.DU14"/>
          </calcext:conditional-format>
          <calcext:conditional-format calcext:target-range-address="'Gantt Chart'.DU14:'Gantt Chart'.DU14">
            <calcext:condition calcext:apply-style-name="Task_Completed" calcext:value="formula-is(AND([.$E14]&gt;0;[.DU$10]&gt;=[.$D14];[.DU$10]&lt;=[.$F14];WORKDAY([.$D14];[.$E14]*[.$G14])&gt;[.DU$10]))" calcext:base-cell-address="'Gantt Chart'.DU14"/>
            <calcext:condition calcext:apply-style-name="Task_Scheduled" calcext:value="formula-is(AND([.$E14]&gt;0;[.DU$10]&gt;=[.$D14];[.DU$10]&lt;=[.$F14];WORKDAY([.$D14];[.$E14]*[.$G14])&lt;=[.DU$10]))" calcext:base-cell-address="'Gantt Chart'.DU14"/>
            <calcext:condition calcext:apply-style-name="Milestone" calcext:value="formula-is(AND([.$D14]&gt;0;[.$F14]=&quot;&quot;;[.$D14]=[.DU$10]))" calcext:base-cell-address="'Gantt Chart'.DU14"/>
          </calcext:conditional-format>
          <calcext:conditional-format calcext:target-range-address="'Gantt Chart'.DV14:'Gantt Chart'.DV14">
            <calcext:condition calcext:apply-style-name="Today" calcext:value="formula-is([.DV$10]=TODAY())" calcext:base-cell-address="'Gantt Chart'.DV14"/>
            <calcext:condition calcext:apply-style-name="Weekend" calcext:value="formula-is(OR(WEEKDAY([.DV$10])=1;WEEKDAY([.DV$10])=7))" calcext:base-cell-address="'Gantt Chart'.DV14"/>
          </calcext:conditional-format>
          <calcext:conditional-format calcext:target-range-address="'Gantt Chart'.DV14:'Gantt Chart'.DV14">
            <calcext:condition calcext:apply-style-name="Task_Completed" calcext:value="formula-is(AND([.$E14]&gt;0;[.DV$10]&gt;=[.$D14];[.DV$10]&lt;=[.$F14];WORKDAY([.$D14];[.$E14]*[.$G14])&gt;[.DV$10]))" calcext:base-cell-address="'Gantt Chart'.DV14"/>
            <calcext:condition calcext:apply-style-name="Task_Scheduled" calcext:value="formula-is(AND([.$E14]&gt;0;[.DV$10]&gt;=[.$D14];[.DV$10]&lt;=[.$F14];WORKDAY([.$D14];[.$E14]*[.$G14])&lt;=[.DV$10]))" calcext:base-cell-address="'Gantt Chart'.DV14"/>
            <calcext:condition calcext:apply-style-name="Milestone" calcext:value="formula-is(AND([.$D14]&gt;0;[.$F14]=&quot;&quot;;[.$D14]=[.DV$10]))" calcext:base-cell-address="'Gantt Chart'.DV14"/>
          </calcext:conditional-format>
          <calcext:conditional-format calcext:target-range-address="'Gantt Chart'.DW14:'Gantt Chart'.DW14">
            <calcext:condition calcext:apply-style-name="Today" calcext:value="formula-is([.DW$10]=TODAY())" calcext:base-cell-address="'Gantt Chart'.DW14"/>
            <calcext:condition calcext:apply-style-name="Weekend" calcext:value="formula-is(OR(WEEKDAY([.DW$10])=1;WEEKDAY([.DW$10])=7))" calcext:base-cell-address="'Gantt Chart'.DW14"/>
          </calcext:conditional-format>
          <calcext:conditional-format calcext:target-range-address="'Gantt Chart'.DW14:'Gantt Chart'.DW14">
            <calcext:condition calcext:apply-style-name="Task_Completed" calcext:value="formula-is(AND([.$E14]&gt;0;[.DW$10]&gt;=[.$D14];[.DW$10]&lt;=[.$F14];WORKDAY([.$D14];[.$E14]*[.$G14])&gt;[.DW$10]))" calcext:base-cell-address="'Gantt Chart'.DW14"/>
            <calcext:condition calcext:apply-style-name="Task_Scheduled" calcext:value="formula-is(AND([.$E14]&gt;0;[.DW$10]&gt;=[.$D14];[.DW$10]&lt;=[.$F14];WORKDAY([.$D14];[.$E14]*[.$G14])&lt;=[.DW$10]))" calcext:base-cell-address="'Gantt Chart'.DW14"/>
            <calcext:condition calcext:apply-style-name="Milestone" calcext:value="formula-is(AND([.$D14]&gt;0;[.$F14]=&quot;&quot;;[.$D14]=[.DW$10]))" calcext:base-cell-address="'Gantt Chart'.DW14"/>
          </calcext:conditional-format>
          <calcext:conditional-format calcext:target-range-address="'Gantt Chart'.DX14:'Gantt Chart'.DX14">
            <calcext:condition calcext:apply-style-name="Today" calcext:value="formula-is([.DX$10]=TODAY())" calcext:base-cell-address="'Gantt Chart'.DX14"/>
            <calcext:condition calcext:apply-style-name="Weekend" calcext:value="formula-is(OR(WEEKDAY([.DX$10])=1;WEEKDAY([.DX$10])=7))" calcext:base-cell-address="'Gantt Chart'.DX14"/>
          </calcext:conditional-format>
          <calcext:conditional-format calcext:target-range-address="'Gantt Chart'.DX14:'Gantt Chart'.DX14">
            <calcext:condition calcext:apply-style-name="Task_Completed" calcext:value="formula-is(AND([.$E14]&gt;0;[.DX$10]&gt;=[.$D14];[.DX$10]&lt;=[.$F14];WORKDAY([.$D14];[.$E14]*[.$G14])&gt;[.DX$10]))" calcext:base-cell-address="'Gantt Chart'.DX14"/>
            <calcext:condition calcext:apply-style-name="Task_Scheduled" calcext:value="formula-is(AND([.$E14]&gt;0;[.DX$10]&gt;=[.$D14];[.DX$10]&lt;=[.$F14];WORKDAY([.$D14];[.$E14]*[.$G14])&lt;=[.DX$10]))" calcext:base-cell-address="'Gantt Chart'.DX14"/>
            <calcext:condition calcext:apply-style-name="Milestone" calcext:value="formula-is(AND([.$D14]&gt;0;[.$F14]=&quot;&quot;;[.$D14]=[.DX$10]))" calcext:base-cell-address="'Gantt Chart'.DX14"/>
          </calcext:conditional-format>
          <calcext:conditional-format calcext:target-range-address="'Gantt Chart'.DY14:'Gantt Chart'.DY14">
            <calcext:condition calcext:apply-style-name="Today" calcext:value="formula-is([.DY$10]=TODAY())" calcext:base-cell-address="'Gantt Chart'.DY14"/>
            <calcext:condition calcext:apply-style-name="Weekend" calcext:value="formula-is(OR(WEEKDAY([.DY$10])=1;WEEKDAY([.DY$10])=7))" calcext:base-cell-address="'Gantt Chart'.DY14"/>
          </calcext:conditional-format>
          <calcext:conditional-format calcext:target-range-address="'Gantt Chart'.DY14:'Gantt Chart'.DY14">
            <calcext:condition calcext:apply-style-name="Task_Completed" calcext:value="formula-is(AND([.$E14]&gt;0;[.DY$10]&gt;=[.$D14];[.DY$10]&lt;=[.$F14];WORKDAY([.$D14];[.$E14]*[.$G14])&gt;[.DY$10]))" calcext:base-cell-address="'Gantt Chart'.DY14"/>
            <calcext:condition calcext:apply-style-name="Task_Scheduled" calcext:value="formula-is(AND([.$E14]&gt;0;[.DY$10]&gt;=[.$D14];[.DY$10]&lt;=[.$F14];WORKDAY([.$D14];[.$E14]*[.$G14])&lt;=[.DY$10]))" calcext:base-cell-address="'Gantt Chart'.DY14"/>
            <calcext:condition calcext:apply-style-name="Milestone" calcext:value="formula-is(AND([.$D14]&gt;0;[.$F14]=&quot;&quot;;[.$D14]=[.DY$10]))" calcext:base-cell-address="'Gantt Chart'.DY14"/>
          </calcext:conditional-format>
          <calcext:conditional-format calcext:target-range-address="'Gantt Chart'.DZ14:'Gantt Chart'.DZ14">
            <calcext:condition calcext:apply-style-name="Today" calcext:value="formula-is([.DZ$10]=TODAY())" calcext:base-cell-address="'Gantt Chart'.DZ14"/>
            <calcext:condition calcext:apply-style-name="Weekend" calcext:value="formula-is(OR(WEEKDAY([.DZ$10])=1;WEEKDAY([.DZ$10])=7))" calcext:base-cell-address="'Gantt Chart'.DZ14"/>
          </calcext:conditional-format>
          <calcext:conditional-format calcext:target-range-address="'Gantt Chart'.DZ14:'Gantt Chart'.DZ14">
            <calcext:condition calcext:apply-style-name="Task_Completed" calcext:value="formula-is(AND([.$E14]&gt;0;[.DZ$10]&gt;=[.$D14];[.DZ$10]&lt;=[.$F14];WORKDAY([.$D14];[.$E14]*[.$G14])&gt;[.DZ$10]))" calcext:base-cell-address="'Gantt Chart'.DZ14"/>
            <calcext:condition calcext:apply-style-name="Task_Scheduled" calcext:value="formula-is(AND([.$E14]&gt;0;[.DZ$10]&gt;=[.$D14];[.DZ$10]&lt;=[.$F14];WORKDAY([.$D14];[.$E14]*[.$G14])&lt;=[.DZ$10]))" calcext:base-cell-address="'Gantt Chart'.DZ14"/>
            <calcext:condition calcext:apply-style-name="Milestone" calcext:value="formula-is(AND([.$D14]&gt;0;[.$F14]=&quot;&quot;;[.$D14]=[.DZ$10]))" calcext:base-cell-address="'Gantt Chart'.DZ14"/>
          </calcext:conditional-format>
          <calcext:conditional-format calcext:target-range-address="'Gantt Chart'.EA14:'Gantt Chart'.EA14">
            <calcext:condition calcext:apply-style-name="Today" calcext:value="formula-is([.EA$10]=TODAY())" calcext:base-cell-address="'Gantt Chart'.EA14"/>
            <calcext:condition calcext:apply-style-name="Weekend" calcext:value="formula-is(OR(WEEKDAY([.EA$10])=1;WEEKDAY([.EA$10])=7))" calcext:base-cell-address="'Gantt Chart'.EA14"/>
          </calcext:conditional-format>
          <calcext:conditional-format calcext:target-range-address="'Gantt Chart'.EA14:'Gantt Chart'.EA14">
            <calcext:condition calcext:apply-style-name="Task_Completed" calcext:value="formula-is(AND([.$E14]&gt;0;[.EA$10]&gt;=[.$D14];[.EA$10]&lt;=[.$F14];WORKDAY([.$D14];[.$E14]*[.$G14])&gt;[.EA$10]))" calcext:base-cell-address="'Gantt Chart'.EA14"/>
            <calcext:condition calcext:apply-style-name="Task_Scheduled" calcext:value="formula-is(AND([.$E14]&gt;0;[.EA$10]&gt;=[.$D14];[.EA$10]&lt;=[.$F14];WORKDAY([.$D14];[.$E14]*[.$G14])&lt;=[.EA$10]))" calcext:base-cell-address="'Gantt Chart'.EA14"/>
            <calcext:condition calcext:apply-style-name="Milestone" calcext:value="formula-is(AND([.$D14]&gt;0;[.$F14]=&quot;&quot;;[.$D14]=[.EA$10]))" calcext:base-cell-address="'Gantt Chart'.EA14"/>
          </calcext:conditional-format>
          <calcext:conditional-format calcext:target-range-address="'Gantt Chart'.EB14:'Gantt Chart'.EB14">
            <calcext:condition calcext:apply-style-name="Today" calcext:value="formula-is([.EB$10]=TODAY())" calcext:base-cell-address="'Gantt Chart'.EB14"/>
            <calcext:condition calcext:apply-style-name="Weekend" calcext:value="formula-is(OR(WEEKDAY([.EB$10])=1;WEEKDAY([.EB$10])=7))" calcext:base-cell-address="'Gantt Chart'.EB14"/>
          </calcext:conditional-format>
          <calcext:conditional-format calcext:target-range-address="'Gantt Chart'.EB14:'Gantt Chart'.EB14">
            <calcext:condition calcext:apply-style-name="Task_Completed" calcext:value="formula-is(AND([.$E14]&gt;0;[.EB$10]&gt;=[.$D14];[.EB$10]&lt;=[.$F14];WORKDAY([.$D14];[.$E14]*[.$G14])&gt;[.EB$10]))" calcext:base-cell-address="'Gantt Chart'.EB14"/>
            <calcext:condition calcext:apply-style-name="Task_Scheduled" calcext:value="formula-is(AND([.$E14]&gt;0;[.EB$10]&gt;=[.$D14];[.EB$10]&lt;=[.$F14];WORKDAY([.$D14];[.$E14]*[.$G14])&lt;=[.EB$10]))" calcext:base-cell-address="'Gantt Chart'.EB14"/>
            <calcext:condition calcext:apply-style-name="Milestone" calcext:value="formula-is(AND([.$D14]&gt;0;[.$F14]=&quot;&quot;;[.$D14]=[.EB$10]))" calcext:base-cell-address="'Gantt Chart'.EB14"/>
          </calcext:conditional-format>
          <calcext:conditional-format calcext:target-range-address="'Gantt Chart'.EC14:'Gantt Chart'.EC14">
            <calcext:condition calcext:apply-style-name="Today" calcext:value="formula-is([.EC$10]=TODAY())" calcext:base-cell-address="'Gantt Chart'.EC14"/>
            <calcext:condition calcext:apply-style-name="Weekend" calcext:value="formula-is(OR(WEEKDAY([.EC$10])=1;WEEKDAY([.EC$10])=7))" calcext:base-cell-address="'Gantt Chart'.EC14"/>
          </calcext:conditional-format>
          <calcext:conditional-format calcext:target-range-address="'Gantt Chart'.EC14:'Gantt Chart'.EC14">
            <calcext:condition calcext:apply-style-name="Task_Completed" calcext:value="formula-is(AND([.$E14]&gt;0;[.EC$10]&gt;=[.$D14];[.EC$10]&lt;=[.$F14];WORKDAY([.$D14];[.$E14]*[.$G14])&gt;[.EC$10]))" calcext:base-cell-address="'Gantt Chart'.EC14"/>
            <calcext:condition calcext:apply-style-name="Task_Scheduled" calcext:value="formula-is(AND([.$E14]&gt;0;[.EC$10]&gt;=[.$D14];[.EC$10]&lt;=[.$F14];WORKDAY([.$D14];[.$E14]*[.$G14])&lt;=[.EC$10]))" calcext:base-cell-address="'Gantt Chart'.EC14"/>
            <calcext:condition calcext:apply-style-name="Milestone" calcext:value="formula-is(AND([.$D14]&gt;0;[.$F14]=&quot;&quot;;[.$D14]=[.EC$10]))" calcext:base-cell-address="'Gantt Chart'.EC14"/>
          </calcext:conditional-format>
          <calcext:conditional-format calcext:target-range-address="'Gantt Chart'.ED14:'Gantt Chart'.ED14">
            <calcext:condition calcext:apply-style-name="Today" calcext:value="formula-is([.ED$10]=TODAY())" calcext:base-cell-address="'Gantt Chart'.ED14"/>
            <calcext:condition calcext:apply-style-name="Weekend" calcext:value="formula-is(OR(WEEKDAY([.ED$10])=1;WEEKDAY([.ED$10])=7))" calcext:base-cell-address="'Gantt Chart'.ED14"/>
          </calcext:conditional-format>
          <calcext:conditional-format calcext:target-range-address="'Gantt Chart'.ED14:'Gantt Chart'.ED14">
            <calcext:condition calcext:apply-style-name="Task_Completed" calcext:value="formula-is(AND([.$E14]&gt;0;[.ED$10]&gt;=[.$D14];[.ED$10]&lt;=[.$F14];WORKDAY([.$D14];[.$E14]*[.$G14])&gt;[.ED$10]))" calcext:base-cell-address="'Gantt Chart'.ED14"/>
            <calcext:condition calcext:apply-style-name="Task_Scheduled" calcext:value="formula-is(AND([.$E14]&gt;0;[.ED$10]&gt;=[.$D14];[.ED$10]&lt;=[.$F14];WORKDAY([.$D14];[.$E14]*[.$G14])&lt;=[.ED$10]))" calcext:base-cell-address="'Gantt Chart'.ED14"/>
            <calcext:condition calcext:apply-style-name="Milestone" calcext:value="formula-is(AND([.$D14]&gt;0;[.$F14]=&quot;&quot;;[.$D14]=[.ED$10]))" calcext:base-cell-address="'Gantt Chart'.ED14"/>
          </calcext:conditional-format>
          <calcext:conditional-format calcext:target-range-address="'Gantt Chart'.EE14:'Gantt Chart'.EE14">
            <calcext:condition calcext:apply-style-name="Today" calcext:value="formula-is([.EE$10]=TODAY())" calcext:base-cell-address="'Gantt Chart'.EE14"/>
            <calcext:condition calcext:apply-style-name="Weekend" calcext:value="formula-is(OR(WEEKDAY([.EE$10])=1;WEEKDAY([.EE$10])=7))" calcext:base-cell-address="'Gantt Chart'.EE14"/>
          </calcext:conditional-format>
          <calcext:conditional-format calcext:target-range-address="'Gantt Chart'.EE14:'Gantt Chart'.EE14">
            <calcext:condition calcext:apply-style-name="Task_Completed" calcext:value="formula-is(AND([.$E14]&gt;0;[.EE$10]&gt;=[.$D14];[.EE$10]&lt;=[.$F14];WORKDAY([.$D14];[.$E14]*[.$G14])&gt;[.EE$10]))" calcext:base-cell-address="'Gantt Chart'.EE14"/>
            <calcext:condition calcext:apply-style-name="Task_Scheduled" calcext:value="formula-is(AND([.$E14]&gt;0;[.EE$10]&gt;=[.$D14];[.EE$10]&lt;=[.$F14];WORKDAY([.$D14];[.$E14]*[.$G14])&lt;=[.EE$10]))" calcext:base-cell-address="'Gantt Chart'.EE14"/>
            <calcext:condition calcext:apply-style-name="Milestone" calcext:value="formula-is(AND([.$D14]&gt;0;[.$F14]=&quot;&quot;;[.$D14]=[.EE$10]))" calcext:base-cell-address="'Gantt Chart'.EE14"/>
          </calcext:conditional-format>
          <calcext:conditional-format calcext:target-range-address="'Gantt Chart'.EF14:'Gantt Chart'.EF14">
            <calcext:condition calcext:apply-style-name="Today" calcext:value="formula-is([.EF$10]=TODAY())" calcext:base-cell-address="'Gantt Chart'.EF14"/>
            <calcext:condition calcext:apply-style-name="Weekend" calcext:value="formula-is(OR(WEEKDAY([.EF$10])=1;WEEKDAY([.EF$10])=7))" calcext:base-cell-address="'Gantt Chart'.EF14"/>
          </calcext:conditional-format>
          <calcext:conditional-format calcext:target-range-address="'Gantt Chart'.EF14:'Gantt Chart'.EF14">
            <calcext:condition calcext:apply-style-name="Task_Completed" calcext:value="formula-is(AND([.$E14]&gt;0;[.EF$10]&gt;=[.$D14];[.EF$10]&lt;=[.$F14];WORKDAY([.$D14];[.$E14]*[.$G14])&gt;[.EF$10]))" calcext:base-cell-address="'Gantt Chart'.EF14"/>
            <calcext:condition calcext:apply-style-name="Task_Scheduled" calcext:value="formula-is(AND([.$E14]&gt;0;[.EF$10]&gt;=[.$D14];[.EF$10]&lt;=[.$F14];WORKDAY([.$D14];[.$E14]*[.$G14])&lt;=[.EF$10]))" calcext:base-cell-address="'Gantt Chart'.EF14"/>
            <calcext:condition calcext:apply-style-name="Milestone" calcext:value="formula-is(AND([.$D14]&gt;0;[.$F14]=&quot;&quot;;[.$D14]=[.EF$10]))" calcext:base-cell-address="'Gantt Chart'.EF14"/>
          </calcext:conditional-format>
          <calcext:conditional-format calcext:target-range-address="'Gantt Chart'.EG14:'Gantt Chart'.EG14">
            <calcext:condition calcext:apply-style-name="Today" calcext:value="formula-is([.EG$10]=TODAY())" calcext:base-cell-address="'Gantt Chart'.EG14"/>
            <calcext:condition calcext:apply-style-name="Weekend" calcext:value="formula-is(OR(WEEKDAY([.EG$10])=1;WEEKDAY([.EG$10])=7))" calcext:base-cell-address="'Gantt Chart'.EG14"/>
          </calcext:conditional-format>
          <calcext:conditional-format calcext:target-range-address="'Gantt Chart'.EG14:'Gantt Chart'.EG14">
            <calcext:condition calcext:apply-style-name="Task_Completed" calcext:value="formula-is(AND([.$E14]&gt;0;[.EG$10]&gt;=[.$D14];[.EG$10]&lt;=[.$F14];WORKDAY([.$D14];[.$E14]*[.$G14])&gt;[.EG$10]))" calcext:base-cell-address="'Gantt Chart'.EG14"/>
            <calcext:condition calcext:apply-style-name="Task_Scheduled" calcext:value="formula-is(AND([.$E14]&gt;0;[.EG$10]&gt;=[.$D14];[.EG$10]&lt;=[.$F14];WORKDAY([.$D14];[.$E14]*[.$G14])&lt;=[.EG$10]))" calcext:base-cell-address="'Gantt Chart'.EG14"/>
            <calcext:condition calcext:apply-style-name="Milestone" calcext:value="formula-is(AND([.$D14]&gt;0;[.$F14]=&quot;&quot;;[.$D14]=[.EG$10]))" calcext:base-cell-address="'Gantt Chart'.EG14"/>
          </calcext:conditional-format>
          <calcext:conditional-format calcext:target-range-address="'Gantt Chart'.EH14:'Gantt Chart'.EH14">
            <calcext:condition calcext:apply-style-name="Today" calcext:value="formula-is([.EH$10]=TODAY())" calcext:base-cell-address="'Gantt Chart'.EH14"/>
            <calcext:condition calcext:apply-style-name="Weekend" calcext:value="formula-is(OR(WEEKDAY([.EH$10])=1;WEEKDAY([.EH$10])=7))" calcext:base-cell-address="'Gantt Chart'.EH14"/>
          </calcext:conditional-format>
          <calcext:conditional-format calcext:target-range-address="'Gantt Chart'.EH14:'Gantt Chart'.EH14">
            <calcext:condition calcext:apply-style-name="Task_Completed" calcext:value="formula-is(AND([.$E14]&gt;0;[.EH$10]&gt;=[.$D14];[.EH$10]&lt;=[.$F14];WORKDAY([.$D14];[.$E14]*[.$G14])&gt;[.EH$10]))" calcext:base-cell-address="'Gantt Chart'.EH14"/>
            <calcext:condition calcext:apply-style-name="Task_Scheduled" calcext:value="formula-is(AND([.$E14]&gt;0;[.EH$10]&gt;=[.$D14];[.EH$10]&lt;=[.$F14];WORKDAY([.$D14];[.$E14]*[.$G14])&lt;=[.EH$10]))" calcext:base-cell-address="'Gantt Chart'.EH14"/>
            <calcext:condition calcext:apply-style-name="Milestone" calcext:value="formula-is(AND([.$D14]&gt;0;[.$F14]=&quot;&quot;;[.$D14]=[.EH$10]))" calcext:base-cell-address="'Gantt Chart'.EH14"/>
          </calcext:conditional-format>
          <calcext:conditional-format calcext:target-range-address="'Gantt Chart'.EI14:'Gantt Chart'.EI14">
            <calcext:condition calcext:apply-style-name="Today" calcext:value="formula-is([.EI$10]=TODAY())" calcext:base-cell-address="'Gantt Chart'.EI14"/>
            <calcext:condition calcext:apply-style-name="Weekend" calcext:value="formula-is(OR(WEEKDAY([.EI$10])=1;WEEKDAY([.EI$10])=7))" calcext:base-cell-address="'Gantt Chart'.EI14"/>
          </calcext:conditional-format>
          <calcext:conditional-format calcext:target-range-address="'Gantt Chart'.EI14:'Gantt Chart'.EI14">
            <calcext:condition calcext:apply-style-name="Task_Completed" calcext:value="formula-is(AND([.$E14]&gt;0;[.EI$10]&gt;=[.$D14];[.EI$10]&lt;=[.$F14];WORKDAY([.$D14];[.$E14]*[.$G14])&gt;[.EI$10]))" calcext:base-cell-address="'Gantt Chart'.EI14"/>
            <calcext:condition calcext:apply-style-name="Task_Scheduled" calcext:value="formula-is(AND([.$E14]&gt;0;[.EI$10]&gt;=[.$D14];[.EI$10]&lt;=[.$F14];WORKDAY([.$D14];[.$E14]*[.$G14])&lt;=[.EI$10]))" calcext:base-cell-address="'Gantt Chart'.EI14"/>
            <calcext:condition calcext:apply-style-name="Milestone" calcext:value="formula-is(AND([.$D14]&gt;0;[.$F14]=&quot;&quot;;[.$D14]=[.EI$10]))" calcext:base-cell-address="'Gantt Chart'.EI14"/>
          </calcext:conditional-format>
          <calcext:conditional-format calcext:target-range-address="'Gantt Chart'.EJ14:'Gantt Chart'.EJ14">
            <calcext:condition calcext:apply-style-name="Today" calcext:value="formula-is([.EJ$10]=TODAY())" calcext:base-cell-address="'Gantt Chart'.EJ14"/>
            <calcext:condition calcext:apply-style-name="Weekend" calcext:value="formula-is(OR(WEEKDAY([.EJ$10])=1;WEEKDAY([.EJ$10])=7))" calcext:base-cell-address="'Gantt Chart'.EJ14"/>
          </calcext:conditional-format>
          <calcext:conditional-format calcext:target-range-address="'Gantt Chart'.EJ14:'Gantt Chart'.EJ14">
            <calcext:condition calcext:apply-style-name="Task_Completed" calcext:value="formula-is(AND([.$E14]&gt;0;[.EJ$10]&gt;=[.$D14];[.EJ$10]&lt;=[.$F14];WORKDAY([.$D14];[.$E14]*[.$G14])&gt;[.EJ$10]))" calcext:base-cell-address="'Gantt Chart'.EJ14"/>
            <calcext:condition calcext:apply-style-name="Task_Scheduled" calcext:value="formula-is(AND([.$E14]&gt;0;[.EJ$10]&gt;=[.$D14];[.EJ$10]&lt;=[.$F14];WORKDAY([.$D14];[.$E14]*[.$G14])&lt;=[.EJ$10]))" calcext:base-cell-address="'Gantt Chart'.EJ14"/>
            <calcext:condition calcext:apply-style-name="Milestone" calcext:value="formula-is(AND([.$D14]&gt;0;[.$F14]=&quot;&quot;;[.$D14]=[.EJ$10]))" calcext:base-cell-address="'Gantt Chart'.EJ14"/>
          </calcext:conditional-format>
          <calcext:conditional-format calcext:target-range-address="'Gantt Chart'.EK14:'Gantt Chart'.EK14">
            <calcext:condition calcext:apply-style-name="Today" calcext:value="formula-is([.EK$10]=TODAY())" calcext:base-cell-address="'Gantt Chart'.EK14"/>
            <calcext:condition calcext:apply-style-name="Weekend" calcext:value="formula-is(OR(WEEKDAY([.EK$10])=1;WEEKDAY([.EK$10])=7))" calcext:base-cell-address="'Gantt Chart'.EK14"/>
          </calcext:conditional-format>
          <calcext:conditional-format calcext:target-range-address="'Gantt Chart'.EK14:'Gantt Chart'.EK14">
            <calcext:condition calcext:apply-style-name="Task_Completed" calcext:value="formula-is(AND([.$E14]&gt;0;[.EK$10]&gt;=[.$D14];[.EK$10]&lt;=[.$F14];WORKDAY([.$D14];[.$E14]*[.$G14])&gt;[.EK$10]))" calcext:base-cell-address="'Gantt Chart'.EK14"/>
            <calcext:condition calcext:apply-style-name="Task_Scheduled" calcext:value="formula-is(AND([.$E14]&gt;0;[.EK$10]&gt;=[.$D14];[.EK$10]&lt;=[.$F14];WORKDAY([.$D14];[.$E14]*[.$G14])&lt;=[.EK$10]))" calcext:base-cell-address="'Gantt Chart'.EK14"/>
            <calcext:condition calcext:apply-style-name="Milestone" calcext:value="formula-is(AND([.$D14]&gt;0;[.$F14]=&quot;&quot;;[.$D14]=[.EK$10]))" calcext:base-cell-address="'Gantt Chart'.EK14"/>
          </calcext:conditional-format>
          <calcext:conditional-format calcext:target-range-address="'Gantt Chart'.EL14:'Gantt Chart'.EL14">
            <calcext:condition calcext:apply-style-name="Today" calcext:value="formula-is([.EL$10]=TODAY())" calcext:base-cell-address="'Gantt Chart'.EL14"/>
            <calcext:condition calcext:apply-style-name="Weekend" calcext:value="formula-is(OR(WEEKDAY([.EL$10])=1;WEEKDAY([.EL$10])=7))" calcext:base-cell-address="'Gantt Chart'.EL14"/>
          </calcext:conditional-format>
          <calcext:conditional-format calcext:target-range-address="'Gantt Chart'.EL14:'Gantt Chart'.EL14">
            <calcext:condition calcext:apply-style-name="Task_Completed" calcext:value="formula-is(AND([.$E14]&gt;0;[.EL$10]&gt;=[.$D14];[.EL$10]&lt;=[.$F14];WORKDAY([.$D14];[.$E14]*[.$G14])&gt;[.EL$10]))" calcext:base-cell-address="'Gantt Chart'.EL14"/>
            <calcext:condition calcext:apply-style-name="Task_Scheduled" calcext:value="formula-is(AND([.$E14]&gt;0;[.EL$10]&gt;=[.$D14];[.EL$10]&lt;=[.$F14];WORKDAY([.$D14];[.$E14]*[.$G14])&lt;=[.EL$10]))" calcext:base-cell-address="'Gantt Chart'.EL14"/>
            <calcext:condition calcext:apply-style-name="Milestone" calcext:value="formula-is(AND([.$D14]&gt;0;[.$F14]=&quot;&quot;;[.$D14]=[.EL$10]))" calcext:base-cell-address="'Gantt Chart'.EL14"/>
          </calcext:conditional-format>
          <calcext:conditional-format calcext:target-range-address="'Gantt Chart'.EM14:'Gantt Chart'.EM14">
            <calcext:condition calcext:apply-style-name="Today" calcext:value="formula-is([.EM$10]=TODAY())" calcext:base-cell-address="'Gantt Chart'.EM14"/>
            <calcext:condition calcext:apply-style-name="Weekend" calcext:value="formula-is(OR(WEEKDAY([.EM$10])=1;WEEKDAY([.EM$10])=7))" calcext:base-cell-address="'Gantt Chart'.EM14"/>
          </calcext:conditional-format>
          <calcext:conditional-format calcext:target-range-address="'Gantt Chart'.EM14:'Gantt Chart'.EM14">
            <calcext:condition calcext:apply-style-name="Task_Completed" calcext:value="formula-is(AND([.$E14]&gt;0;[.EM$10]&gt;=[.$D14];[.EM$10]&lt;=[.$F14];WORKDAY([.$D14];[.$E14]*[.$G14])&gt;[.EM$10]))" calcext:base-cell-address="'Gantt Chart'.EM14"/>
            <calcext:condition calcext:apply-style-name="Task_Scheduled" calcext:value="formula-is(AND([.$E14]&gt;0;[.EM$10]&gt;=[.$D14];[.EM$10]&lt;=[.$F14];WORKDAY([.$D14];[.$E14]*[.$G14])&lt;=[.EM$10]))" calcext:base-cell-address="'Gantt Chart'.EM14"/>
            <calcext:condition calcext:apply-style-name="Milestone" calcext:value="formula-is(AND([.$D14]&gt;0;[.$F14]=&quot;&quot;;[.$D14]=[.EM$10]))" calcext:base-cell-address="'Gantt Chart'.EM14"/>
          </calcext:conditional-format>
          <calcext:conditional-format calcext:target-range-address="'Gantt Chart'.EN14:'Gantt Chart'.EN14">
            <calcext:condition calcext:apply-style-name="Today" calcext:value="formula-is([.EN$10]=TODAY())" calcext:base-cell-address="'Gantt Chart'.EN14"/>
            <calcext:condition calcext:apply-style-name="Weekend" calcext:value="formula-is(OR(WEEKDAY([.EN$10])=1;WEEKDAY([.EN$10])=7))" calcext:base-cell-address="'Gantt Chart'.EN14"/>
          </calcext:conditional-format>
          <calcext:conditional-format calcext:target-range-address="'Gantt Chart'.EN14:'Gantt Chart'.EN14">
            <calcext:condition calcext:apply-style-name="Task_Completed" calcext:value="formula-is(AND([.$E14]&gt;0;[.EN$10]&gt;=[.$D14];[.EN$10]&lt;=[.$F14];WORKDAY([.$D14];[.$E14]*[.$G14])&gt;[.EN$10]))" calcext:base-cell-address="'Gantt Chart'.EN14"/>
            <calcext:condition calcext:apply-style-name="Task_Scheduled" calcext:value="formula-is(AND([.$E14]&gt;0;[.EN$10]&gt;=[.$D14];[.EN$10]&lt;=[.$F14];WORKDAY([.$D14];[.$E14]*[.$G14])&lt;=[.EN$10]))" calcext:base-cell-address="'Gantt Chart'.EN14"/>
            <calcext:condition calcext:apply-style-name="Milestone" calcext:value="formula-is(AND([.$D14]&gt;0;[.$F14]=&quot;&quot;;[.$D14]=[.EN$10]))" calcext:base-cell-address="'Gantt Chart'.EN14"/>
          </calcext:conditional-format>
          <calcext:conditional-format calcext:target-range-address="'Gantt Chart'.EO14:'Gantt Chart'.EO14">
            <calcext:condition calcext:apply-style-name="Today" calcext:value="formula-is([.EO$10]=TODAY())" calcext:base-cell-address="'Gantt Chart'.EO14"/>
            <calcext:condition calcext:apply-style-name="Weekend" calcext:value="formula-is(OR(WEEKDAY([.EO$10])=1;WEEKDAY([.EO$10])=7))" calcext:base-cell-address="'Gantt Chart'.EO14"/>
          </calcext:conditional-format>
          <calcext:conditional-format calcext:target-range-address="'Gantt Chart'.EO14:'Gantt Chart'.EO14">
            <calcext:condition calcext:apply-style-name="Task_Completed" calcext:value="formula-is(AND([.$E14]&gt;0;[.EO$10]&gt;=[.$D14];[.EO$10]&lt;=[.$F14];WORKDAY([.$D14];[.$E14]*[.$G14])&gt;[.EO$10]))" calcext:base-cell-address="'Gantt Chart'.EO14"/>
            <calcext:condition calcext:apply-style-name="Task_Scheduled" calcext:value="formula-is(AND([.$E14]&gt;0;[.EO$10]&gt;=[.$D14];[.EO$10]&lt;=[.$F14];WORKDAY([.$D14];[.$E14]*[.$G14])&lt;=[.EO$10]))" calcext:base-cell-address="'Gantt Chart'.EO14"/>
            <calcext:condition calcext:apply-style-name="Milestone" calcext:value="formula-is(AND([.$D14]&gt;0;[.$F14]=&quot;&quot;;[.$D14]=[.EO$10]))" calcext:base-cell-address="'Gantt Chart'.EO14"/>
          </calcext:conditional-format>
          <calcext:conditional-format calcext:target-range-address="'Gantt Chart'.EP14:'Gantt Chart'.EP14">
            <calcext:condition calcext:apply-style-name="Today" calcext:value="formula-is([.EP$10]=TODAY())" calcext:base-cell-address="'Gantt Chart'.EP14"/>
            <calcext:condition calcext:apply-style-name="Weekend" calcext:value="formula-is(OR(WEEKDAY([.EP$10])=1;WEEKDAY([.EP$10])=7))" calcext:base-cell-address="'Gantt Chart'.EP14"/>
          </calcext:conditional-format>
          <calcext:conditional-format calcext:target-range-address="'Gantt Chart'.EP14:'Gantt Chart'.EP14">
            <calcext:condition calcext:apply-style-name="Task_Completed" calcext:value="formula-is(AND([.$E14]&gt;0;[.EP$10]&gt;=[.$D14];[.EP$10]&lt;=[.$F14];WORKDAY([.$D14];[.$E14]*[.$G14])&gt;[.EP$10]))" calcext:base-cell-address="'Gantt Chart'.EP14"/>
            <calcext:condition calcext:apply-style-name="Task_Scheduled" calcext:value="formula-is(AND([.$E14]&gt;0;[.EP$10]&gt;=[.$D14];[.EP$10]&lt;=[.$F14];WORKDAY([.$D14];[.$E14]*[.$G14])&lt;=[.EP$10]))" calcext:base-cell-address="'Gantt Chart'.EP14"/>
            <calcext:condition calcext:apply-style-name="Milestone" calcext:value="formula-is(AND([.$D14]&gt;0;[.$F14]=&quot;&quot;;[.$D14]=[.EP$10]))" calcext:base-cell-address="'Gantt Chart'.EP14"/>
          </calcext:conditional-format>
          <calcext:conditional-format calcext:target-range-address="'Gantt Chart'.EQ14:'Gantt Chart'.EQ14">
            <calcext:condition calcext:apply-style-name="Today" calcext:value="formula-is([.EQ$10]=TODAY())" calcext:base-cell-address="'Gantt Chart'.EQ14"/>
            <calcext:condition calcext:apply-style-name="Weekend" calcext:value="formula-is(OR(WEEKDAY([.EQ$10])=1;WEEKDAY([.EQ$10])=7))" calcext:base-cell-address="'Gantt Chart'.EQ14"/>
          </calcext:conditional-format>
          <calcext:conditional-format calcext:target-range-address="'Gantt Chart'.EQ14:'Gantt Chart'.EQ14">
            <calcext:condition calcext:apply-style-name="Task_Completed" calcext:value="formula-is(AND([.$E14]&gt;0;[.EQ$10]&gt;=[.$D14];[.EQ$10]&lt;=[.$F14];WORKDAY([.$D14];[.$E14]*[.$G14])&gt;[.EQ$10]))" calcext:base-cell-address="'Gantt Chart'.EQ14"/>
            <calcext:condition calcext:apply-style-name="Task_Scheduled" calcext:value="formula-is(AND([.$E14]&gt;0;[.EQ$10]&gt;=[.$D14];[.EQ$10]&lt;=[.$F14];WORKDAY([.$D14];[.$E14]*[.$G14])&lt;=[.EQ$10]))" calcext:base-cell-address="'Gantt Chart'.EQ14"/>
            <calcext:condition calcext:apply-style-name="Milestone" calcext:value="formula-is(AND([.$D14]&gt;0;[.$F14]=&quot;&quot;;[.$D14]=[.EQ$10]))" calcext:base-cell-address="'Gantt Chart'.EQ14"/>
          </calcext:conditional-format>
          <calcext:conditional-format calcext:target-range-address="'Gantt Chart'.ER14:'Gantt Chart'.ER14">
            <calcext:condition calcext:apply-style-name="Today" calcext:value="formula-is([.ER$10]=TODAY())" calcext:base-cell-address="'Gantt Chart'.ER14"/>
            <calcext:condition calcext:apply-style-name="Weekend" calcext:value="formula-is(OR(WEEKDAY([.ER$10])=1;WEEKDAY([.ER$10])=7))" calcext:base-cell-address="'Gantt Chart'.ER14"/>
          </calcext:conditional-format>
          <calcext:conditional-format calcext:target-range-address="'Gantt Chart'.ER14:'Gantt Chart'.ER14">
            <calcext:condition calcext:apply-style-name="Task_Completed" calcext:value="formula-is(AND([.$E14]&gt;0;[.ER$10]&gt;=[.$D14];[.ER$10]&lt;=[.$F14];WORKDAY([.$D14];[.$E14]*[.$G14])&gt;[.ER$10]))" calcext:base-cell-address="'Gantt Chart'.ER14"/>
            <calcext:condition calcext:apply-style-name="Task_Scheduled" calcext:value="formula-is(AND([.$E14]&gt;0;[.ER$10]&gt;=[.$D14];[.ER$10]&lt;=[.$F14];WORKDAY([.$D14];[.$E14]*[.$G14])&lt;=[.ER$10]))" calcext:base-cell-address="'Gantt Chart'.ER14"/>
            <calcext:condition calcext:apply-style-name="Milestone" calcext:value="formula-is(AND([.$D14]&gt;0;[.$F14]=&quot;&quot;;[.$D14]=[.ER$10]))" calcext:base-cell-address="'Gantt Chart'.ER14"/>
          </calcext:conditional-format>
          <calcext:conditional-format calcext:target-range-address="'Gantt Chart'.ES14:'Gantt Chart'.ES14">
            <calcext:condition calcext:apply-style-name="Today" calcext:value="formula-is([.ES$10]=TODAY())" calcext:base-cell-address="'Gantt Chart'.ES14"/>
            <calcext:condition calcext:apply-style-name="Weekend" calcext:value="formula-is(OR(WEEKDAY([.ES$10])=1;WEEKDAY([.ES$10])=7))" calcext:base-cell-address="'Gantt Chart'.ES14"/>
          </calcext:conditional-format>
          <calcext:conditional-format calcext:target-range-address="'Gantt Chart'.ES14:'Gantt Chart'.ES14">
            <calcext:condition calcext:apply-style-name="Task_Completed" calcext:value="formula-is(AND([.$E14]&gt;0;[.ES$10]&gt;=[.$D14];[.ES$10]&lt;=[.$F14];WORKDAY([.$D14];[.$E14]*[.$G14])&gt;[.ES$10]))" calcext:base-cell-address="'Gantt Chart'.ES14"/>
            <calcext:condition calcext:apply-style-name="Task_Scheduled" calcext:value="formula-is(AND([.$E14]&gt;0;[.ES$10]&gt;=[.$D14];[.ES$10]&lt;=[.$F14];WORKDAY([.$D14];[.$E14]*[.$G14])&lt;=[.ES$10]))" calcext:base-cell-address="'Gantt Chart'.ES14"/>
            <calcext:condition calcext:apply-style-name="Milestone" calcext:value="formula-is(AND([.$D14]&gt;0;[.$F14]=&quot;&quot;;[.$D14]=[.ES$10]))" calcext:base-cell-address="'Gantt Chart'.ES14"/>
          </calcext:conditional-format>
          <calcext:conditional-format calcext:target-range-address="'Gantt Chart'.ET14:'Gantt Chart'.ET14">
            <calcext:condition calcext:apply-style-name="Today" calcext:value="formula-is([.ET$10]=TODAY())" calcext:base-cell-address="'Gantt Chart'.ET14"/>
            <calcext:condition calcext:apply-style-name="Weekend" calcext:value="formula-is(OR(WEEKDAY([.ET$10])=1;WEEKDAY([.ET$10])=7))" calcext:base-cell-address="'Gantt Chart'.ET14"/>
          </calcext:conditional-format>
          <calcext:conditional-format calcext:target-range-address="'Gantt Chart'.ET14:'Gantt Chart'.ET14">
            <calcext:condition calcext:apply-style-name="Task_Completed" calcext:value="formula-is(AND([.$E14]&gt;0;[.ET$10]&gt;=[.$D14];[.ET$10]&lt;=[.$F14];WORKDAY([.$D14];[.$E14]*[.$G14])&gt;[.ET$10]))" calcext:base-cell-address="'Gantt Chart'.ET14"/>
            <calcext:condition calcext:apply-style-name="Task_Scheduled" calcext:value="formula-is(AND([.$E14]&gt;0;[.ET$10]&gt;=[.$D14];[.ET$10]&lt;=[.$F14];WORKDAY([.$D14];[.$E14]*[.$G14])&lt;=[.ET$10]))" calcext:base-cell-address="'Gantt Chart'.ET14"/>
            <calcext:condition calcext:apply-style-name="Milestone" calcext:value="formula-is(AND([.$D14]&gt;0;[.$F14]=&quot;&quot;;[.$D14]=[.ET$10]))" calcext:base-cell-address="'Gantt Chart'.ET14"/>
          </calcext:conditional-format>
          <calcext:conditional-format calcext:target-range-address="'Gantt Chart'.EU14:'Gantt Chart'.EU14">
            <calcext:condition calcext:apply-style-name="Today" calcext:value="formula-is([.EU$10]=TODAY())" calcext:base-cell-address="'Gantt Chart'.EU14"/>
            <calcext:condition calcext:apply-style-name="Weekend" calcext:value="formula-is(OR(WEEKDAY([.EU$10])=1;WEEKDAY([.EU$10])=7))" calcext:base-cell-address="'Gantt Chart'.EU14"/>
          </calcext:conditional-format>
          <calcext:conditional-format calcext:target-range-address="'Gantt Chart'.EU14:'Gantt Chart'.EU14">
            <calcext:condition calcext:apply-style-name="Task_Completed" calcext:value="formula-is(AND([.$E14]&gt;0;[.EU$10]&gt;=[.$D14];[.EU$10]&lt;=[.$F14];WORKDAY([.$D14];[.$E14]*[.$G14])&gt;[.EU$10]))" calcext:base-cell-address="'Gantt Chart'.EU14"/>
            <calcext:condition calcext:apply-style-name="Task_Scheduled" calcext:value="formula-is(AND([.$E14]&gt;0;[.EU$10]&gt;=[.$D14];[.EU$10]&lt;=[.$F14];WORKDAY([.$D14];[.$E14]*[.$G14])&lt;=[.EU$10]))" calcext:base-cell-address="'Gantt Chart'.EU14"/>
            <calcext:condition calcext:apply-style-name="Milestone" calcext:value="formula-is(AND([.$D14]&gt;0;[.$F14]=&quot;&quot;;[.$D14]=[.EU$10]))" calcext:base-cell-address="'Gantt Chart'.EU14"/>
          </calcext:conditional-format>
          <calcext:conditional-format calcext:target-range-address="'Gantt Chart'.EV14:'Gantt Chart'.EV14">
            <calcext:condition calcext:apply-style-name="Today" calcext:value="formula-is([.EV$10]=TODAY())" calcext:base-cell-address="'Gantt Chart'.EV14"/>
            <calcext:condition calcext:apply-style-name="Weekend" calcext:value="formula-is(OR(WEEKDAY([.EV$10])=1;WEEKDAY([.EV$10])=7))" calcext:base-cell-address="'Gantt Chart'.EV14"/>
          </calcext:conditional-format>
          <calcext:conditional-format calcext:target-range-address="'Gantt Chart'.EV14:'Gantt Chart'.EV14">
            <calcext:condition calcext:apply-style-name="Task_Completed" calcext:value="formula-is(AND([.$E14]&gt;0;[.EV$10]&gt;=[.$D14];[.EV$10]&lt;=[.$F14];WORKDAY([.$D14];[.$E14]*[.$G14])&gt;[.EV$10]))" calcext:base-cell-address="'Gantt Chart'.EV14"/>
            <calcext:condition calcext:apply-style-name="Task_Scheduled" calcext:value="formula-is(AND([.$E14]&gt;0;[.EV$10]&gt;=[.$D14];[.EV$10]&lt;=[.$F14];WORKDAY([.$D14];[.$E14]*[.$G14])&lt;=[.EV$10]))" calcext:base-cell-address="'Gantt Chart'.EV14"/>
            <calcext:condition calcext:apply-style-name="Milestone" calcext:value="formula-is(AND([.$D14]&gt;0;[.$F14]=&quot;&quot;;[.$D14]=[.EV$10]))" calcext:base-cell-address="'Gantt Chart'.EV14"/>
          </calcext:conditional-format>
          <calcext:conditional-format calcext:target-range-address="'Gantt Chart'.EW14:'Gantt Chart'.EW14">
            <calcext:condition calcext:apply-style-name="Today" calcext:value="formula-is([.EW$10]=TODAY())" calcext:base-cell-address="'Gantt Chart'.EW14"/>
            <calcext:condition calcext:apply-style-name="Weekend" calcext:value="formula-is(OR(WEEKDAY([.EW$10])=1;WEEKDAY([.EW$10])=7))" calcext:base-cell-address="'Gantt Chart'.EW14"/>
          </calcext:conditional-format>
          <calcext:conditional-format calcext:target-range-address="'Gantt Chart'.EW14:'Gantt Chart'.EW14">
            <calcext:condition calcext:apply-style-name="Task_Completed" calcext:value="formula-is(AND([.$E14]&gt;0;[.EW$10]&gt;=[.$D14];[.EW$10]&lt;=[.$F14];WORKDAY([.$D14];[.$E14]*[.$G14])&gt;[.EW$10]))" calcext:base-cell-address="'Gantt Chart'.EW14"/>
            <calcext:condition calcext:apply-style-name="Task_Scheduled" calcext:value="formula-is(AND([.$E14]&gt;0;[.EW$10]&gt;=[.$D14];[.EW$10]&lt;=[.$F14];WORKDAY([.$D14];[.$E14]*[.$G14])&lt;=[.EW$10]))" calcext:base-cell-address="'Gantt Chart'.EW14"/>
            <calcext:condition calcext:apply-style-name="Milestone" calcext:value="formula-is(AND([.$D14]&gt;0;[.$F14]=&quot;&quot;;[.$D14]=[.EW$10]))" calcext:base-cell-address="'Gantt Chart'.EW14"/>
          </calcext:conditional-format>
          <calcext:conditional-format calcext:target-range-address="'Gantt Chart'.EX14:'Gantt Chart'.EX14">
            <calcext:condition calcext:apply-style-name="Today" calcext:value="formula-is([.EX$10]=TODAY())" calcext:base-cell-address="'Gantt Chart'.EX14"/>
            <calcext:condition calcext:apply-style-name="Weekend" calcext:value="formula-is(OR(WEEKDAY([.EX$10])=1;WEEKDAY([.EX$10])=7))" calcext:base-cell-address="'Gantt Chart'.EX14"/>
          </calcext:conditional-format>
          <calcext:conditional-format calcext:target-range-address="'Gantt Chart'.EX14:'Gantt Chart'.EX14">
            <calcext:condition calcext:apply-style-name="Task_Completed" calcext:value="formula-is(AND([.$E14]&gt;0;[.EX$10]&gt;=[.$D14];[.EX$10]&lt;=[.$F14];WORKDAY([.$D14];[.$E14]*[.$G14])&gt;[.EX$10]))" calcext:base-cell-address="'Gantt Chart'.EX14"/>
            <calcext:condition calcext:apply-style-name="Task_Scheduled" calcext:value="formula-is(AND([.$E14]&gt;0;[.EX$10]&gt;=[.$D14];[.EX$10]&lt;=[.$F14];WORKDAY([.$D14];[.$E14]*[.$G14])&lt;=[.EX$10]))" calcext:base-cell-address="'Gantt Chart'.EX14"/>
            <calcext:condition calcext:apply-style-name="Milestone" calcext:value="formula-is(AND([.$D14]&gt;0;[.$F14]=&quot;&quot;;[.$D14]=[.EX$10]))" calcext:base-cell-address="'Gantt Chart'.EX14"/>
          </calcext:conditional-format>
          <calcext:conditional-format calcext:target-range-address="'Gantt Chart'.EY14:'Gantt Chart'.EY14">
            <calcext:condition calcext:apply-style-name="Today" calcext:value="formula-is([.EY$10]=TODAY())" calcext:base-cell-address="'Gantt Chart'.EY14"/>
            <calcext:condition calcext:apply-style-name="Weekend" calcext:value="formula-is(OR(WEEKDAY([.EY$10])=1;WEEKDAY([.EY$10])=7))" calcext:base-cell-address="'Gantt Chart'.EY14"/>
          </calcext:conditional-format>
          <calcext:conditional-format calcext:target-range-address="'Gantt Chart'.EY14:'Gantt Chart'.EY14">
            <calcext:condition calcext:apply-style-name="Task_Completed" calcext:value="formula-is(AND([.$E14]&gt;0;[.EY$10]&gt;=[.$D14];[.EY$10]&lt;=[.$F14];WORKDAY([.$D14];[.$E14]*[.$G14])&gt;[.EY$10]))" calcext:base-cell-address="'Gantt Chart'.EY14"/>
            <calcext:condition calcext:apply-style-name="Task_Scheduled" calcext:value="formula-is(AND([.$E14]&gt;0;[.EY$10]&gt;=[.$D14];[.EY$10]&lt;=[.$F14];WORKDAY([.$D14];[.$E14]*[.$G14])&lt;=[.EY$10]))" calcext:base-cell-address="'Gantt Chart'.EY14"/>
            <calcext:condition calcext:apply-style-name="Milestone" calcext:value="formula-is(AND([.$D14]&gt;0;[.$F14]=&quot;&quot;;[.$D14]=[.EY$10]))" calcext:base-cell-address="'Gantt Chart'.EY14"/>
          </calcext:conditional-format>
          <calcext:conditional-format calcext:target-range-address="'Gantt Chart'.EZ14:'Gantt Chart'.EZ14">
            <calcext:condition calcext:apply-style-name="Today" calcext:value="formula-is([.EZ$10]=TODAY())" calcext:base-cell-address="'Gantt Chart'.EZ14"/>
            <calcext:condition calcext:apply-style-name="Weekend" calcext:value="formula-is(OR(WEEKDAY([.EZ$10])=1;WEEKDAY([.EZ$10])=7))" calcext:base-cell-address="'Gantt Chart'.EZ14"/>
          </calcext:conditional-format>
          <calcext:conditional-format calcext:target-range-address="'Gantt Chart'.EZ14:'Gantt Chart'.EZ14">
            <calcext:condition calcext:apply-style-name="Task_Completed" calcext:value="formula-is(AND([.$E14]&gt;0;[.EZ$10]&gt;=[.$D14];[.EZ$10]&lt;=[.$F14];WORKDAY([.$D14];[.$E14]*[.$G14])&gt;[.EZ$10]))" calcext:base-cell-address="'Gantt Chart'.EZ14"/>
            <calcext:condition calcext:apply-style-name="Task_Scheduled" calcext:value="formula-is(AND([.$E14]&gt;0;[.EZ$10]&gt;=[.$D14];[.EZ$10]&lt;=[.$F14];WORKDAY([.$D14];[.$E14]*[.$G14])&lt;=[.EZ$10]))" calcext:base-cell-address="'Gantt Chart'.EZ14"/>
            <calcext:condition calcext:apply-style-name="Milestone" calcext:value="formula-is(AND([.$D14]&gt;0;[.$F14]=&quot;&quot;;[.$D14]=[.EZ$10]))" calcext:base-cell-address="'Gantt Chart'.EZ14"/>
          </calcext:conditional-format>
          <calcext:conditional-format calcext:target-range-address="'Gantt Chart'.FA14:'Gantt Chart'.FA14">
            <calcext:condition calcext:apply-style-name="Today" calcext:value="formula-is([.FA$10]=TODAY())" calcext:base-cell-address="'Gantt Chart'.FA14"/>
            <calcext:condition calcext:apply-style-name="Weekend" calcext:value="formula-is(OR(WEEKDAY([.FA$10])=1;WEEKDAY([.FA$10])=7))" calcext:base-cell-address="'Gantt Chart'.FA14"/>
          </calcext:conditional-format>
          <calcext:conditional-format calcext:target-range-address="'Gantt Chart'.FA14:'Gantt Chart'.FA14">
            <calcext:condition calcext:apply-style-name="Task_Completed" calcext:value="formula-is(AND([.$E14]&gt;0;[.FA$10]&gt;=[.$D14];[.FA$10]&lt;=[.$F14];WORKDAY([.$D14];[.$E14]*[.$G14])&gt;[.FA$10]))" calcext:base-cell-address="'Gantt Chart'.FA14"/>
            <calcext:condition calcext:apply-style-name="Task_Scheduled" calcext:value="formula-is(AND([.$E14]&gt;0;[.FA$10]&gt;=[.$D14];[.FA$10]&lt;=[.$F14];WORKDAY([.$D14];[.$E14]*[.$G14])&lt;=[.FA$10]))" calcext:base-cell-address="'Gantt Chart'.FA14"/>
            <calcext:condition calcext:apply-style-name="Milestone" calcext:value="formula-is(AND([.$D14]&gt;0;[.$F14]=&quot;&quot;;[.$D14]=[.FA$10]))" calcext:base-cell-address="'Gantt Chart'.FA14"/>
          </calcext:conditional-format>
          <calcext:conditional-format calcext:target-range-address="'Gantt Chart'.FB14:'Gantt Chart'.FB14">
            <calcext:condition calcext:apply-style-name="Today" calcext:value="formula-is([.FB$10]=TODAY())" calcext:base-cell-address="'Gantt Chart'.FB14"/>
            <calcext:condition calcext:apply-style-name="Weekend" calcext:value="formula-is(OR(WEEKDAY([.FB$10])=1;WEEKDAY([.FB$10])=7))" calcext:base-cell-address="'Gantt Chart'.FB14"/>
          </calcext:conditional-format>
          <calcext:conditional-format calcext:target-range-address="'Gantt Chart'.FB14:'Gantt Chart'.FB14">
            <calcext:condition calcext:apply-style-name="Task_Completed" calcext:value="formula-is(AND([.$E14]&gt;0;[.FB$10]&gt;=[.$D14];[.FB$10]&lt;=[.$F14];WORKDAY([.$D14];[.$E14]*[.$G14])&gt;[.FB$10]))" calcext:base-cell-address="'Gantt Chart'.FB14"/>
            <calcext:condition calcext:apply-style-name="Task_Scheduled" calcext:value="formula-is(AND([.$E14]&gt;0;[.FB$10]&gt;=[.$D14];[.FB$10]&lt;=[.$F14];WORKDAY([.$D14];[.$E14]*[.$G14])&lt;=[.FB$10]))" calcext:base-cell-address="'Gantt Chart'.FB14"/>
            <calcext:condition calcext:apply-style-name="Milestone" calcext:value="formula-is(AND([.$D14]&gt;0;[.$F14]=&quot;&quot;;[.$D14]=[.FB$10]))" calcext:base-cell-address="'Gantt Chart'.FB14"/>
          </calcext:conditional-format>
          <calcext:conditional-format calcext:target-range-address="'Gantt Chart'.FC14:'Gantt Chart'.FC14">
            <calcext:condition calcext:apply-style-name="Today" calcext:value="formula-is([.FC$10]=TODAY())" calcext:base-cell-address="'Gantt Chart'.FC14"/>
            <calcext:condition calcext:apply-style-name="Weekend" calcext:value="formula-is(OR(WEEKDAY([.FC$10])=1;WEEKDAY([.FC$10])=7))" calcext:base-cell-address="'Gantt Chart'.FC14"/>
          </calcext:conditional-format>
          <calcext:conditional-format calcext:target-range-address="'Gantt Chart'.FC14:'Gantt Chart'.FC14">
            <calcext:condition calcext:apply-style-name="Task_Completed" calcext:value="formula-is(AND([.$E14]&gt;0;[.FC$10]&gt;=[.$D14];[.FC$10]&lt;=[.$F14];WORKDAY([.$D14];[.$E14]*[.$G14])&gt;[.FC$10]))" calcext:base-cell-address="'Gantt Chart'.FC14"/>
            <calcext:condition calcext:apply-style-name="Task_Scheduled" calcext:value="formula-is(AND([.$E14]&gt;0;[.FC$10]&gt;=[.$D14];[.FC$10]&lt;=[.$F14];WORKDAY([.$D14];[.$E14]*[.$G14])&lt;=[.FC$10]))" calcext:base-cell-address="'Gantt Chart'.FC14"/>
            <calcext:condition calcext:apply-style-name="Milestone" calcext:value="formula-is(AND([.$D14]&gt;0;[.$F14]=&quot;&quot;;[.$D14]=[.FC$10]))" calcext:base-cell-address="'Gantt Chart'.FC14"/>
          </calcext:conditional-format>
          <calcext:conditional-format calcext:target-range-address="'Gantt Chart'.FD14:'Gantt Chart'.FD14">
            <calcext:condition calcext:apply-style-name="Today" calcext:value="formula-is([.FD$10]=TODAY())" calcext:base-cell-address="'Gantt Chart'.FD14"/>
            <calcext:condition calcext:apply-style-name="Weekend" calcext:value="formula-is(OR(WEEKDAY([.FD$10])=1;WEEKDAY([.FD$10])=7))" calcext:base-cell-address="'Gantt Chart'.FD14"/>
          </calcext:conditional-format>
          <calcext:conditional-format calcext:target-range-address="'Gantt Chart'.FD14:'Gantt Chart'.FD14">
            <calcext:condition calcext:apply-style-name="Task_Completed" calcext:value="formula-is(AND([.$E14]&gt;0;[.FD$10]&gt;=[.$D14];[.FD$10]&lt;=[.$F14];WORKDAY([.$D14];[.$E14]*[.$G14])&gt;[.FD$10]))" calcext:base-cell-address="'Gantt Chart'.FD14"/>
            <calcext:condition calcext:apply-style-name="Task_Scheduled" calcext:value="formula-is(AND([.$E14]&gt;0;[.FD$10]&gt;=[.$D14];[.FD$10]&lt;=[.$F14];WORKDAY([.$D14];[.$E14]*[.$G14])&lt;=[.FD$10]))" calcext:base-cell-address="'Gantt Chart'.FD14"/>
            <calcext:condition calcext:apply-style-name="Milestone" calcext:value="formula-is(AND([.$D14]&gt;0;[.$F14]=&quot;&quot;;[.$D14]=[.FD$10]))" calcext:base-cell-address="'Gantt Chart'.FD14"/>
          </calcext:conditional-format>
          <calcext:conditional-format calcext:target-range-address="'Gantt Chart'.FE14:'Gantt Chart'.FE14">
            <calcext:condition calcext:apply-style-name="Today" calcext:value="formula-is([.FE$10]=TODAY())" calcext:base-cell-address="'Gantt Chart'.FE14"/>
            <calcext:condition calcext:apply-style-name="Weekend" calcext:value="formula-is(OR(WEEKDAY([.FE$10])=1;WEEKDAY([.FE$10])=7))" calcext:base-cell-address="'Gantt Chart'.FE14"/>
          </calcext:conditional-format>
          <calcext:conditional-format calcext:target-range-address="'Gantt Chart'.FE14:'Gantt Chart'.FE14">
            <calcext:condition calcext:apply-style-name="Task_Completed" calcext:value="formula-is(AND([.$E14]&gt;0;[.FE$10]&gt;=[.$D14];[.FE$10]&lt;=[.$F14];WORKDAY([.$D14];[.$E14]*[.$G14])&gt;[.FE$10]))" calcext:base-cell-address="'Gantt Chart'.FE14"/>
            <calcext:condition calcext:apply-style-name="Task_Scheduled" calcext:value="formula-is(AND([.$E14]&gt;0;[.FE$10]&gt;=[.$D14];[.FE$10]&lt;=[.$F14];WORKDAY([.$D14];[.$E14]*[.$G14])&lt;=[.FE$10]))" calcext:base-cell-address="'Gantt Chart'.FE14"/>
            <calcext:condition calcext:apply-style-name="Milestone" calcext:value="formula-is(AND([.$D14]&gt;0;[.$F14]=&quot;&quot;;[.$D14]=[.FE$10]))" calcext:base-cell-address="'Gantt Chart'.FE14"/>
          </calcext:conditional-format>
          <calcext:conditional-format calcext:target-range-address="'Gantt Chart'.FF14:'Gantt Chart'.FF14">
            <calcext:condition calcext:apply-style-name="Today" calcext:value="formula-is([.FF$10]=TODAY())" calcext:base-cell-address="'Gantt Chart'.FF14"/>
            <calcext:condition calcext:apply-style-name="Weekend" calcext:value="formula-is(OR(WEEKDAY([.FF$10])=1;WEEKDAY([.FF$10])=7))" calcext:base-cell-address="'Gantt Chart'.FF14"/>
          </calcext:conditional-format>
          <calcext:conditional-format calcext:target-range-address="'Gantt Chart'.FF14:'Gantt Chart'.FF14">
            <calcext:condition calcext:apply-style-name="Task_Completed" calcext:value="formula-is(AND([.$E14]&gt;0;[.FF$10]&gt;=[.$D14];[.FF$10]&lt;=[.$F14];WORKDAY([.$D14];[.$E14]*[.$G14])&gt;[.FF$10]))" calcext:base-cell-address="'Gantt Chart'.FF14"/>
            <calcext:condition calcext:apply-style-name="Task_Scheduled" calcext:value="formula-is(AND([.$E14]&gt;0;[.FF$10]&gt;=[.$D14];[.FF$10]&lt;=[.$F14];WORKDAY([.$D14];[.$E14]*[.$G14])&lt;=[.FF$10]))" calcext:base-cell-address="'Gantt Chart'.FF14"/>
            <calcext:condition calcext:apply-style-name="Milestone" calcext:value="formula-is(AND([.$D14]&gt;0;[.$F14]=&quot;&quot;;[.$D14]=[.FF$10]))" calcext:base-cell-address="'Gantt Chart'.FF14"/>
          </calcext:conditional-format>
          <calcext:conditional-format calcext:target-range-address="'Gantt Chart'.FG14:'Gantt Chart'.FG14">
            <calcext:condition calcext:apply-style-name="Today" calcext:value="formula-is([.FG$10]=TODAY())" calcext:base-cell-address="'Gantt Chart'.FG14"/>
            <calcext:condition calcext:apply-style-name="Weekend" calcext:value="formula-is(OR(WEEKDAY([.FG$10])=1;WEEKDAY([.FG$10])=7))" calcext:base-cell-address="'Gantt Chart'.FG14"/>
          </calcext:conditional-format>
          <calcext:conditional-format calcext:target-range-address="'Gantt Chart'.FG14:'Gantt Chart'.FG14">
            <calcext:condition calcext:apply-style-name="Task_Completed" calcext:value="formula-is(AND([.$E14]&gt;0;[.FG$10]&gt;=[.$D14];[.FG$10]&lt;=[.$F14];WORKDAY([.$D14];[.$E14]*[.$G14])&gt;[.FG$10]))" calcext:base-cell-address="'Gantt Chart'.FG14"/>
            <calcext:condition calcext:apply-style-name="Task_Scheduled" calcext:value="formula-is(AND([.$E14]&gt;0;[.FG$10]&gt;=[.$D14];[.FG$10]&lt;=[.$F14];WORKDAY([.$D14];[.$E14]*[.$G14])&lt;=[.FG$10]))" calcext:base-cell-address="'Gantt Chart'.FG14"/>
            <calcext:condition calcext:apply-style-name="Milestone" calcext:value="formula-is(AND([.$D14]&gt;0;[.$F14]=&quot;&quot;;[.$D14]=[.FG$10]))" calcext:base-cell-address="'Gantt Chart'.FG14"/>
          </calcext:conditional-format>
          <calcext:conditional-format calcext:target-range-address="'Gantt Chart'.FH14:'Gantt Chart'.FH14">
            <calcext:condition calcext:apply-style-name="Today" calcext:value="formula-is([.FH$10]=TODAY())" calcext:base-cell-address="'Gantt Chart'.FH14"/>
            <calcext:condition calcext:apply-style-name="Weekend" calcext:value="formula-is(OR(WEEKDAY([.FH$10])=1;WEEKDAY([.FH$10])=7))" calcext:base-cell-address="'Gantt Chart'.FH14"/>
          </calcext:conditional-format>
          <calcext:conditional-format calcext:target-range-address="'Gantt Chart'.FH14:'Gantt Chart'.FH14">
            <calcext:condition calcext:apply-style-name="Task_Completed" calcext:value="formula-is(AND([.$E14]&gt;0;[.FH$10]&gt;=[.$D14];[.FH$10]&lt;=[.$F14];WORKDAY([.$D14];[.$E14]*[.$G14])&gt;[.FH$10]))" calcext:base-cell-address="'Gantt Chart'.FH14"/>
            <calcext:condition calcext:apply-style-name="Task_Scheduled" calcext:value="formula-is(AND([.$E14]&gt;0;[.FH$10]&gt;=[.$D14];[.FH$10]&lt;=[.$F14];WORKDAY([.$D14];[.$E14]*[.$G14])&lt;=[.FH$10]))" calcext:base-cell-address="'Gantt Chart'.FH14"/>
            <calcext:condition calcext:apply-style-name="Milestone" calcext:value="formula-is(AND([.$D14]&gt;0;[.$F14]=&quot;&quot;;[.$D14]=[.FH$10]))" calcext:base-cell-address="'Gantt Chart'.FH14"/>
          </calcext:conditional-format>
          <calcext:conditional-format calcext:target-range-address="'Gantt Chart'.FI14:'Gantt Chart'.FI14">
            <calcext:condition calcext:apply-style-name="Today" calcext:value="formula-is([.FI$10]=TODAY())" calcext:base-cell-address="'Gantt Chart'.FI14"/>
            <calcext:condition calcext:apply-style-name="Weekend" calcext:value="formula-is(OR(WEEKDAY([.FI$10])=1;WEEKDAY([.FI$10])=7))" calcext:base-cell-address="'Gantt Chart'.FI14"/>
          </calcext:conditional-format>
          <calcext:conditional-format calcext:target-range-address="'Gantt Chart'.FI14:'Gantt Chart'.FI14">
            <calcext:condition calcext:apply-style-name="Task_Completed" calcext:value="formula-is(AND([.$E14]&gt;0;[.FI$10]&gt;=[.$D14];[.FI$10]&lt;=[.$F14];WORKDAY([.$D14];[.$E14]*[.$G14])&gt;[.FI$10]))" calcext:base-cell-address="'Gantt Chart'.FI14"/>
            <calcext:condition calcext:apply-style-name="Task_Scheduled" calcext:value="formula-is(AND([.$E14]&gt;0;[.FI$10]&gt;=[.$D14];[.FI$10]&lt;=[.$F14];WORKDAY([.$D14];[.$E14]*[.$G14])&lt;=[.FI$10]))" calcext:base-cell-address="'Gantt Chart'.FI14"/>
            <calcext:condition calcext:apply-style-name="Milestone" calcext:value="formula-is(AND([.$D14]&gt;0;[.$F14]=&quot;&quot;;[.$D14]=[.FI$10]))" calcext:base-cell-address="'Gantt Chart'.FI14"/>
          </calcext:conditional-format>
          <calcext:conditional-format calcext:target-range-address="'Gantt Chart'.FJ14:'Gantt Chart'.FJ14">
            <calcext:condition calcext:apply-style-name="Today" calcext:value="formula-is([.FJ$10]=TODAY())" calcext:base-cell-address="'Gantt Chart'.FJ14"/>
            <calcext:condition calcext:apply-style-name="Weekend" calcext:value="formula-is(OR(WEEKDAY([.FJ$10])=1;WEEKDAY([.FJ$10])=7))" calcext:base-cell-address="'Gantt Chart'.FJ14"/>
          </calcext:conditional-format>
          <calcext:conditional-format calcext:target-range-address="'Gantt Chart'.FJ14:'Gantt Chart'.FJ14">
            <calcext:condition calcext:apply-style-name="Task_Completed" calcext:value="formula-is(AND([.$E14]&gt;0;[.FJ$10]&gt;=[.$D14];[.FJ$10]&lt;=[.$F14];WORKDAY([.$D14];[.$E14]*[.$G14])&gt;[.FJ$10]))" calcext:base-cell-address="'Gantt Chart'.FJ14"/>
            <calcext:condition calcext:apply-style-name="Task_Scheduled" calcext:value="formula-is(AND([.$E14]&gt;0;[.FJ$10]&gt;=[.$D14];[.FJ$10]&lt;=[.$F14];WORKDAY([.$D14];[.$E14]*[.$G14])&lt;=[.FJ$10]))" calcext:base-cell-address="'Gantt Chart'.FJ14"/>
            <calcext:condition calcext:apply-style-name="Milestone" calcext:value="formula-is(AND([.$D14]&gt;0;[.$F14]=&quot;&quot;;[.$D14]=[.FJ$10]))" calcext:base-cell-address="'Gantt Chart'.FJ14"/>
          </calcext:conditional-format>
          <calcext:conditional-format calcext:target-range-address="'Gantt Chart'.FK14:'Gantt Chart'.FK14">
            <calcext:condition calcext:apply-style-name="Today" calcext:value="formula-is([.FK$10]=TODAY())" calcext:base-cell-address="'Gantt Chart'.FK14"/>
            <calcext:condition calcext:apply-style-name="Weekend" calcext:value="formula-is(OR(WEEKDAY([.FK$10])=1;WEEKDAY([.FK$10])=7))" calcext:base-cell-address="'Gantt Chart'.FK14"/>
          </calcext:conditional-format>
          <calcext:conditional-format calcext:target-range-address="'Gantt Chart'.FK14:'Gantt Chart'.FK14">
            <calcext:condition calcext:apply-style-name="Task_Completed" calcext:value="formula-is(AND([.$E14]&gt;0;[.FK$10]&gt;=[.$D14];[.FK$10]&lt;=[.$F14];WORKDAY([.$D14];[.$E14]*[.$G14])&gt;[.FK$10]))" calcext:base-cell-address="'Gantt Chart'.FK14"/>
            <calcext:condition calcext:apply-style-name="Task_Scheduled" calcext:value="formula-is(AND([.$E14]&gt;0;[.FK$10]&gt;=[.$D14];[.FK$10]&lt;=[.$F14];WORKDAY([.$D14];[.$E14]*[.$G14])&lt;=[.FK$10]))" calcext:base-cell-address="'Gantt Chart'.FK14"/>
            <calcext:condition calcext:apply-style-name="Milestone" calcext:value="formula-is(AND([.$D14]&gt;0;[.$F14]=&quot;&quot;;[.$D14]=[.FK$10]))" calcext:base-cell-address="'Gantt Chart'.FK14"/>
          </calcext:conditional-format>
          <calcext:conditional-format calcext:target-range-address="'Gantt Chart'.FL14:'Gantt Chart'.FL14">
            <calcext:condition calcext:apply-style-name="Today" calcext:value="formula-is([.FL$10]=TODAY())" calcext:base-cell-address="'Gantt Chart'.FL14"/>
            <calcext:condition calcext:apply-style-name="Weekend" calcext:value="formula-is(OR(WEEKDAY([.FL$10])=1;WEEKDAY([.FL$10])=7))" calcext:base-cell-address="'Gantt Chart'.FL14"/>
          </calcext:conditional-format>
          <calcext:conditional-format calcext:target-range-address="'Gantt Chart'.FL14:'Gantt Chart'.FL14">
            <calcext:condition calcext:apply-style-name="Task_Completed" calcext:value="formula-is(AND([.$E14]&gt;0;[.FL$10]&gt;=[.$D14];[.FL$10]&lt;=[.$F14];WORKDAY([.$D14];[.$E14]*[.$G14])&gt;[.FL$10]))" calcext:base-cell-address="'Gantt Chart'.FL14"/>
            <calcext:condition calcext:apply-style-name="Task_Scheduled" calcext:value="formula-is(AND([.$E14]&gt;0;[.FL$10]&gt;=[.$D14];[.FL$10]&lt;=[.$F14];WORKDAY([.$D14];[.$E14]*[.$G14])&lt;=[.FL$10]))" calcext:base-cell-address="'Gantt Chart'.FL14"/>
            <calcext:condition calcext:apply-style-name="Milestone" calcext:value="formula-is(AND([.$D14]&gt;0;[.$F14]=&quot;&quot;;[.$D14]=[.FL$10]))" calcext:base-cell-address="'Gantt Chart'.FL14"/>
          </calcext:conditional-format>
          <calcext:conditional-format calcext:target-range-address="'Gantt Chart'.FM14:'Gantt Chart'.FM14">
            <calcext:condition calcext:apply-style-name="Today" calcext:value="formula-is([.FM$10]=TODAY())" calcext:base-cell-address="'Gantt Chart'.FM14"/>
            <calcext:condition calcext:apply-style-name="Weekend" calcext:value="formula-is(OR(WEEKDAY([.FM$10])=1;WEEKDAY([.FM$10])=7))" calcext:base-cell-address="'Gantt Chart'.FM14"/>
          </calcext:conditional-format>
          <calcext:conditional-format calcext:target-range-address="'Gantt Chart'.FM14:'Gantt Chart'.FM14">
            <calcext:condition calcext:apply-style-name="Task_Completed" calcext:value="formula-is(AND([.$E14]&gt;0;[.FM$10]&gt;=[.$D14];[.FM$10]&lt;=[.$F14];WORKDAY([.$D14];[.$E14]*[.$G14])&gt;[.FM$10]))" calcext:base-cell-address="'Gantt Chart'.FM14"/>
            <calcext:condition calcext:apply-style-name="Task_Scheduled" calcext:value="formula-is(AND([.$E14]&gt;0;[.FM$10]&gt;=[.$D14];[.FM$10]&lt;=[.$F14];WORKDAY([.$D14];[.$E14]*[.$G14])&lt;=[.FM$10]))" calcext:base-cell-address="'Gantt Chart'.FM14"/>
            <calcext:condition calcext:apply-style-name="Milestone" calcext:value="formula-is(AND([.$D14]&gt;0;[.$F14]=&quot;&quot;;[.$D14]=[.FM$10]))" calcext:base-cell-address="'Gantt Chart'.FM14"/>
          </calcext:conditional-format>
          <calcext:conditional-format calcext:target-range-address="'Gantt Chart'.FN14:'Gantt Chart'.FN14">
            <calcext:condition calcext:apply-style-name="Today" calcext:value="formula-is([.FN$10]=TODAY())" calcext:base-cell-address="'Gantt Chart'.FN14"/>
            <calcext:condition calcext:apply-style-name="Weekend" calcext:value="formula-is(OR(WEEKDAY([.FN$10])=1;WEEKDAY([.FN$10])=7))" calcext:base-cell-address="'Gantt Chart'.FN14"/>
          </calcext:conditional-format>
          <calcext:conditional-format calcext:target-range-address="'Gantt Chart'.FN14:'Gantt Chart'.FN14">
            <calcext:condition calcext:apply-style-name="Task_Completed" calcext:value="formula-is(AND([.$E14]&gt;0;[.FN$10]&gt;=[.$D14];[.FN$10]&lt;=[.$F14];WORKDAY([.$D14];[.$E14]*[.$G14])&gt;[.FN$10]))" calcext:base-cell-address="'Gantt Chart'.FN14"/>
            <calcext:condition calcext:apply-style-name="Task_Scheduled" calcext:value="formula-is(AND([.$E14]&gt;0;[.FN$10]&gt;=[.$D14];[.FN$10]&lt;=[.$F14];WORKDAY([.$D14];[.$E14]*[.$G14])&lt;=[.FN$10]))" calcext:base-cell-address="'Gantt Chart'.FN14"/>
            <calcext:condition calcext:apply-style-name="Milestone" calcext:value="formula-is(AND([.$D14]&gt;0;[.$F14]=&quot;&quot;;[.$D14]=[.FN$10]))" calcext:base-cell-address="'Gantt Chart'.FN14"/>
          </calcext:conditional-format>
          <calcext:conditional-format calcext:target-range-address="'Gantt Chart'.FO14:'Gantt Chart'.FO14">
            <calcext:condition calcext:apply-style-name="Today" calcext:value="formula-is([.FO$10]=TODAY())" calcext:base-cell-address="'Gantt Chart'.FO14"/>
            <calcext:condition calcext:apply-style-name="Weekend" calcext:value="formula-is(OR(WEEKDAY([.FO$10])=1;WEEKDAY([.FO$10])=7))" calcext:base-cell-address="'Gantt Chart'.FO14"/>
          </calcext:conditional-format>
          <calcext:conditional-format calcext:target-range-address="'Gantt Chart'.FO14:'Gantt Chart'.FO14">
            <calcext:condition calcext:apply-style-name="Task_Completed" calcext:value="formula-is(AND([.$E14]&gt;0;[.FO$10]&gt;=[.$D14];[.FO$10]&lt;=[.$F14];WORKDAY([.$D14];[.$E14]*[.$G14])&gt;[.FO$10]))" calcext:base-cell-address="'Gantt Chart'.FO14"/>
            <calcext:condition calcext:apply-style-name="Task_Scheduled" calcext:value="formula-is(AND([.$E14]&gt;0;[.FO$10]&gt;=[.$D14];[.FO$10]&lt;=[.$F14];WORKDAY([.$D14];[.$E14]*[.$G14])&lt;=[.FO$10]))" calcext:base-cell-address="'Gantt Chart'.FO14"/>
            <calcext:condition calcext:apply-style-name="Milestone" calcext:value="formula-is(AND([.$D14]&gt;0;[.$F14]=&quot;&quot;;[.$D14]=[.FO$10]))" calcext:base-cell-address="'Gantt Chart'.FO14"/>
          </calcext:conditional-format>
          <calcext:conditional-format calcext:target-range-address="'Gantt Chart'.FP14:'Gantt Chart'.FP14">
            <calcext:condition calcext:apply-style-name="Today" calcext:value="formula-is([.FP$10]=TODAY())" calcext:base-cell-address="'Gantt Chart'.FP14"/>
            <calcext:condition calcext:apply-style-name="Weekend" calcext:value="formula-is(OR(WEEKDAY([.FP$10])=1;WEEKDAY([.FP$10])=7))" calcext:base-cell-address="'Gantt Chart'.FP14"/>
          </calcext:conditional-format>
          <calcext:conditional-format calcext:target-range-address="'Gantt Chart'.FP14:'Gantt Chart'.FP14">
            <calcext:condition calcext:apply-style-name="Task_Completed" calcext:value="formula-is(AND([.$E14]&gt;0;[.FP$10]&gt;=[.$D14];[.FP$10]&lt;=[.$F14];WORKDAY([.$D14];[.$E14]*[.$G14])&gt;[.FP$10]))" calcext:base-cell-address="'Gantt Chart'.FP14"/>
            <calcext:condition calcext:apply-style-name="Task_Scheduled" calcext:value="formula-is(AND([.$E14]&gt;0;[.FP$10]&gt;=[.$D14];[.FP$10]&lt;=[.$F14];WORKDAY([.$D14];[.$E14]*[.$G14])&lt;=[.FP$10]))" calcext:base-cell-address="'Gantt Chart'.FP14"/>
            <calcext:condition calcext:apply-style-name="Milestone" calcext:value="formula-is(AND([.$D14]&gt;0;[.$F14]=&quot;&quot;;[.$D14]=[.FP$10]))" calcext:base-cell-address="'Gantt Chart'.FP14"/>
          </calcext:conditional-format>
          <calcext:conditional-format calcext:target-range-address="'Gantt Chart'.FQ14:'Gantt Chart'.FQ14">
            <calcext:condition calcext:apply-style-name="Today" calcext:value="formula-is([.FQ$10]=TODAY())" calcext:base-cell-address="'Gantt Chart'.FQ14"/>
            <calcext:condition calcext:apply-style-name="Weekend" calcext:value="formula-is(OR(WEEKDAY([.FQ$10])=1;WEEKDAY([.FQ$10])=7))" calcext:base-cell-address="'Gantt Chart'.FQ14"/>
          </calcext:conditional-format>
          <calcext:conditional-format calcext:target-range-address="'Gantt Chart'.FQ14:'Gantt Chart'.FQ14">
            <calcext:condition calcext:apply-style-name="Task_Completed" calcext:value="formula-is(AND([.$E14]&gt;0;[.FQ$10]&gt;=[.$D14];[.FQ$10]&lt;=[.$F14];WORKDAY([.$D14];[.$E14]*[.$G14])&gt;[.FQ$10]))" calcext:base-cell-address="'Gantt Chart'.FQ14"/>
            <calcext:condition calcext:apply-style-name="Task_Scheduled" calcext:value="formula-is(AND([.$E14]&gt;0;[.FQ$10]&gt;=[.$D14];[.FQ$10]&lt;=[.$F14];WORKDAY([.$D14];[.$E14]*[.$G14])&lt;=[.FQ$10]))" calcext:base-cell-address="'Gantt Chart'.FQ14"/>
            <calcext:condition calcext:apply-style-name="Milestone" calcext:value="formula-is(AND([.$D14]&gt;0;[.$F14]=&quot;&quot;;[.$D14]=[.FQ$10]))" calcext:base-cell-address="'Gantt Chart'.FQ14"/>
          </calcext:conditional-format>
          <calcext:conditional-format calcext:target-range-address="'Gantt Chart'.FR14:'Gantt Chart'.FR14">
            <calcext:condition calcext:apply-style-name="Today" calcext:value="formula-is([.FR$10]=TODAY())" calcext:base-cell-address="'Gantt Chart'.FR14"/>
            <calcext:condition calcext:apply-style-name="Weekend" calcext:value="formula-is(OR(WEEKDAY([.FR$10])=1;WEEKDAY([.FR$10])=7))" calcext:base-cell-address="'Gantt Chart'.FR14"/>
          </calcext:conditional-format>
          <calcext:conditional-format calcext:target-range-address="'Gantt Chart'.FR14:'Gantt Chart'.FR14">
            <calcext:condition calcext:apply-style-name="Task_Completed" calcext:value="formula-is(AND([.$E14]&gt;0;[.FR$10]&gt;=[.$D14];[.FR$10]&lt;=[.$F14];WORKDAY([.$D14];[.$E14]*[.$G14])&gt;[.FR$10]))" calcext:base-cell-address="'Gantt Chart'.FR14"/>
            <calcext:condition calcext:apply-style-name="Task_Scheduled" calcext:value="formula-is(AND([.$E14]&gt;0;[.FR$10]&gt;=[.$D14];[.FR$10]&lt;=[.$F14];WORKDAY([.$D14];[.$E14]*[.$G14])&lt;=[.FR$10]))" calcext:base-cell-address="'Gantt Chart'.FR14"/>
            <calcext:condition calcext:apply-style-name="Milestone" calcext:value="formula-is(AND([.$D14]&gt;0;[.$F14]=&quot;&quot;;[.$D14]=[.FR$10]))" calcext:base-cell-address="'Gantt Chart'.FR14"/>
          </calcext:conditional-format>
          <calcext:conditional-format calcext:target-range-address="'Gantt Chart'.FS14:'Gantt Chart'.FS14">
            <calcext:condition calcext:apply-style-name="Today" calcext:value="formula-is([.FS$10]=TODAY())" calcext:base-cell-address="'Gantt Chart'.FS14"/>
            <calcext:condition calcext:apply-style-name="Weekend" calcext:value="formula-is(OR(WEEKDAY([.FS$10])=1;WEEKDAY([.FS$10])=7))" calcext:base-cell-address="'Gantt Chart'.FS14"/>
          </calcext:conditional-format>
          <calcext:conditional-format calcext:target-range-address="'Gantt Chart'.FS14:'Gantt Chart'.FS14">
            <calcext:condition calcext:apply-style-name="Task_Completed" calcext:value="formula-is(AND([.$E14]&gt;0;[.FS$10]&gt;=[.$D14];[.FS$10]&lt;=[.$F14];WORKDAY([.$D14];[.$E14]*[.$G14])&gt;[.FS$10]))" calcext:base-cell-address="'Gantt Chart'.FS14"/>
            <calcext:condition calcext:apply-style-name="Task_Scheduled" calcext:value="formula-is(AND([.$E14]&gt;0;[.FS$10]&gt;=[.$D14];[.FS$10]&lt;=[.$F14];WORKDAY([.$D14];[.$E14]*[.$G14])&lt;=[.FS$10]))" calcext:base-cell-address="'Gantt Chart'.FS14"/>
            <calcext:condition calcext:apply-style-name="Milestone" calcext:value="formula-is(AND([.$D14]&gt;0;[.$F14]=&quot;&quot;;[.$D14]=[.FS$10]))" calcext:base-cell-address="'Gantt Chart'.FS14"/>
          </calcext:conditional-format>
          <calcext:conditional-format calcext:target-range-address="'Gantt Chart'.FT14:'Gantt Chart'.FT14">
            <calcext:condition calcext:apply-style-name="Today" calcext:value="formula-is([.FT$10]=TODAY())" calcext:base-cell-address="'Gantt Chart'.FT14"/>
            <calcext:condition calcext:apply-style-name="Weekend" calcext:value="formula-is(OR(WEEKDAY([.FT$10])=1;WEEKDAY([.FT$10])=7))" calcext:base-cell-address="'Gantt Chart'.FT14"/>
          </calcext:conditional-format>
          <calcext:conditional-format calcext:target-range-address="'Gantt Chart'.FT14:'Gantt Chart'.FT14">
            <calcext:condition calcext:apply-style-name="Task_Completed" calcext:value="formula-is(AND([.$E14]&gt;0;[.FT$10]&gt;=[.$D14];[.FT$10]&lt;=[.$F14];WORKDAY([.$D14];[.$E14]*[.$G14])&gt;[.FT$10]))" calcext:base-cell-address="'Gantt Chart'.FT14"/>
            <calcext:condition calcext:apply-style-name="Task_Scheduled" calcext:value="formula-is(AND([.$E14]&gt;0;[.FT$10]&gt;=[.$D14];[.FT$10]&lt;=[.$F14];WORKDAY([.$D14];[.$E14]*[.$G14])&lt;=[.FT$10]))" calcext:base-cell-address="'Gantt Chart'.FT14"/>
            <calcext:condition calcext:apply-style-name="Milestone" calcext:value="formula-is(AND([.$D14]&gt;0;[.$F14]=&quot;&quot;;[.$D14]=[.FT$10]))" calcext:base-cell-address="'Gantt Chart'.FT14"/>
          </calcext:conditional-format>
          <calcext:conditional-format calcext:target-range-address="'Gantt Chart'.FU14:'Gantt Chart'.FU14">
            <calcext:condition calcext:apply-style-name="Today" calcext:value="formula-is([.FU$10]=TODAY())" calcext:base-cell-address="'Gantt Chart'.FU14"/>
            <calcext:condition calcext:apply-style-name="Weekend" calcext:value="formula-is(OR(WEEKDAY([.FU$10])=1;WEEKDAY([.FU$10])=7))" calcext:base-cell-address="'Gantt Chart'.FU14"/>
          </calcext:conditional-format>
          <calcext:conditional-format calcext:target-range-address="'Gantt Chart'.FU14:'Gantt Chart'.FU14">
            <calcext:condition calcext:apply-style-name="Task_Completed" calcext:value="formula-is(AND([.$E14]&gt;0;[.FU$10]&gt;=[.$D14];[.FU$10]&lt;=[.$F14];WORKDAY([.$D14];[.$E14]*[.$G14])&gt;[.FU$10]))" calcext:base-cell-address="'Gantt Chart'.FU14"/>
            <calcext:condition calcext:apply-style-name="Task_Scheduled" calcext:value="formula-is(AND([.$E14]&gt;0;[.FU$10]&gt;=[.$D14];[.FU$10]&lt;=[.$F14];WORKDAY([.$D14];[.$E14]*[.$G14])&lt;=[.FU$10]))" calcext:base-cell-address="'Gantt Chart'.FU14"/>
            <calcext:condition calcext:apply-style-name="Milestone" calcext:value="formula-is(AND([.$D14]&gt;0;[.$F14]=&quot;&quot;;[.$D14]=[.FU$10]))" calcext:base-cell-address="'Gantt Chart'.FU14"/>
          </calcext:conditional-format>
          <calcext:conditional-format calcext:target-range-address="'Gantt Chart'.FV14:'Gantt Chart'.FV14">
            <calcext:condition calcext:apply-style-name="Today" calcext:value="formula-is([.FV$10]=TODAY())" calcext:base-cell-address="'Gantt Chart'.FV14"/>
            <calcext:condition calcext:apply-style-name="Weekend" calcext:value="formula-is(OR(WEEKDAY([.FV$10])=1;WEEKDAY([.FV$10])=7))" calcext:base-cell-address="'Gantt Chart'.FV14"/>
          </calcext:conditional-format>
          <calcext:conditional-format calcext:target-range-address="'Gantt Chart'.FV14:'Gantt Chart'.FV14">
            <calcext:condition calcext:apply-style-name="Task_Completed" calcext:value="formula-is(AND([.$E14]&gt;0;[.FV$10]&gt;=[.$D14];[.FV$10]&lt;=[.$F14];WORKDAY([.$D14];[.$E14]*[.$G14])&gt;[.FV$10]))" calcext:base-cell-address="'Gantt Chart'.FV14"/>
            <calcext:condition calcext:apply-style-name="Task_Scheduled" calcext:value="formula-is(AND([.$E14]&gt;0;[.FV$10]&gt;=[.$D14];[.FV$10]&lt;=[.$F14];WORKDAY([.$D14];[.$E14]*[.$G14])&lt;=[.FV$10]))" calcext:base-cell-address="'Gantt Chart'.FV14"/>
            <calcext:condition calcext:apply-style-name="Milestone" calcext:value="formula-is(AND([.$D14]&gt;0;[.$F14]=&quot;&quot;;[.$D14]=[.FV$10]))" calcext:base-cell-address="'Gantt Chart'.FV14"/>
          </calcext:conditional-format>
          <calcext:conditional-format calcext:target-range-address="'Gantt Chart'.FW14:'Gantt Chart'.FW14">
            <calcext:condition calcext:apply-style-name="Today" calcext:value="formula-is([.FW$10]=TODAY())" calcext:base-cell-address="'Gantt Chart'.FW14"/>
            <calcext:condition calcext:apply-style-name="Weekend" calcext:value="formula-is(OR(WEEKDAY([.FW$10])=1;WEEKDAY([.FW$10])=7))" calcext:base-cell-address="'Gantt Chart'.FW14"/>
          </calcext:conditional-format>
          <calcext:conditional-format calcext:target-range-address="'Gantt Chart'.FW14:'Gantt Chart'.FW14">
            <calcext:condition calcext:apply-style-name="Task_Completed" calcext:value="formula-is(AND([.$E14]&gt;0;[.FW$10]&gt;=[.$D14];[.FW$10]&lt;=[.$F14];WORKDAY([.$D14];[.$E14]*[.$G14])&gt;[.FW$10]))" calcext:base-cell-address="'Gantt Chart'.FW14"/>
            <calcext:condition calcext:apply-style-name="Task_Scheduled" calcext:value="formula-is(AND([.$E14]&gt;0;[.FW$10]&gt;=[.$D14];[.FW$10]&lt;=[.$F14];WORKDAY([.$D14];[.$E14]*[.$G14])&lt;=[.FW$10]))" calcext:base-cell-address="'Gantt Chart'.FW14"/>
            <calcext:condition calcext:apply-style-name="Milestone" calcext:value="formula-is(AND([.$D14]&gt;0;[.$F14]=&quot;&quot;;[.$D14]=[.FW$10]))" calcext:base-cell-address="'Gantt Chart'.FW14"/>
          </calcext:conditional-format>
          <calcext:conditional-format calcext:target-range-address="'Gantt Chart'.FX14:'Gantt Chart'.FX14">
            <calcext:condition calcext:apply-style-name="Today" calcext:value="formula-is([.FX$10]=TODAY())" calcext:base-cell-address="'Gantt Chart'.FX14"/>
            <calcext:condition calcext:apply-style-name="Weekend" calcext:value="formula-is(OR(WEEKDAY([.FX$10])=1;WEEKDAY([.FX$10])=7))" calcext:base-cell-address="'Gantt Chart'.FX14"/>
          </calcext:conditional-format>
          <calcext:conditional-format calcext:target-range-address="'Gantt Chart'.FX14:'Gantt Chart'.FX14">
            <calcext:condition calcext:apply-style-name="Task_Completed" calcext:value="formula-is(AND([.$E14]&gt;0;[.FX$10]&gt;=[.$D14];[.FX$10]&lt;=[.$F14];WORKDAY([.$D14];[.$E14]*[.$G14])&gt;[.FX$10]))" calcext:base-cell-address="'Gantt Chart'.FX14"/>
            <calcext:condition calcext:apply-style-name="Task_Scheduled" calcext:value="formula-is(AND([.$E14]&gt;0;[.FX$10]&gt;=[.$D14];[.FX$10]&lt;=[.$F14];WORKDAY([.$D14];[.$E14]*[.$G14])&lt;=[.FX$10]))" calcext:base-cell-address="'Gantt Chart'.FX14"/>
            <calcext:condition calcext:apply-style-name="Milestone" calcext:value="formula-is(AND([.$D14]&gt;0;[.$F14]=&quot;&quot;;[.$D14]=[.FX$10]))" calcext:base-cell-address="'Gantt Chart'.FX14"/>
          </calcext:conditional-format>
          <calcext:conditional-format calcext:target-range-address="'Gantt Chart'.FY14:'Gantt Chart'.FY14">
            <calcext:condition calcext:apply-style-name="Today" calcext:value="formula-is([.FY$10]=TODAY())" calcext:base-cell-address="'Gantt Chart'.FY14"/>
            <calcext:condition calcext:apply-style-name="Weekend" calcext:value="formula-is(OR(WEEKDAY([.FY$10])=1;WEEKDAY([.FY$10])=7))" calcext:base-cell-address="'Gantt Chart'.FY14"/>
          </calcext:conditional-format>
          <calcext:conditional-format calcext:target-range-address="'Gantt Chart'.FY14:'Gantt Chart'.FY14">
            <calcext:condition calcext:apply-style-name="Task_Completed" calcext:value="formula-is(AND([.$E14]&gt;0;[.FY$10]&gt;=[.$D14];[.FY$10]&lt;=[.$F14];WORKDAY([.$D14];[.$E14]*[.$G14])&gt;[.FY$10]))" calcext:base-cell-address="'Gantt Chart'.FY14"/>
            <calcext:condition calcext:apply-style-name="Task_Scheduled" calcext:value="formula-is(AND([.$E14]&gt;0;[.FY$10]&gt;=[.$D14];[.FY$10]&lt;=[.$F14];WORKDAY([.$D14];[.$E14]*[.$G14])&lt;=[.FY$10]))" calcext:base-cell-address="'Gantt Chart'.FY14"/>
            <calcext:condition calcext:apply-style-name="Milestone" calcext:value="formula-is(AND([.$D14]&gt;0;[.$F14]=&quot;&quot;;[.$D14]=[.FY$10]))" calcext:base-cell-address="'Gantt Chart'.FY14"/>
          </calcext:conditional-format>
          <calcext:conditional-format calcext:target-range-address="'Gantt Chart'.FZ14:'Gantt Chart'.FZ14">
            <calcext:condition calcext:apply-style-name="Today" calcext:value="formula-is([.FZ$10]=TODAY())" calcext:base-cell-address="'Gantt Chart'.FZ14"/>
            <calcext:condition calcext:apply-style-name="Weekend" calcext:value="formula-is(OR(WEEKDAY([.FZ$10])=1;WEEKDAY([.FZ$10])=7))" calcext:base-cell-address="'Gantt Chart'.FZ14"/>
          </calcext:conditional-format>
          <calcext:conditional-format calcext:target-range-address="'Gantt Chart'.FZ14:'Gantt Chart'.FZ14">
            <calcext:condition calcext:apply-style-name="Task_Completed" calcext:value="formula-is(AND([.$E14]&gt;0;[.FZ$10]&gt;=[.$D14];[.FZ$10]&lt;=[.$F14];WORKDAY([.$D14];[.$E14]*[.$G14])&gt;[.FZ$10]))" calcext:base-cell-address="'Gantt Chart'.FZ14"/>
            <calcext:condition calcext:apply-style-name="Task_Scheduled" calcext:value="formula-is(AND([.$E14]&gt;0;[.FZ$10]&gt;=[.$D14];[.FZ$10]&lt;=[.$F14];WORKDAY([.$D14];[.$E14]*[.$G14])&lt;=[.FZ$10]))" calcext:base-cell-address="'Gantt Chart'.FZ14"/>
            <calcext:condition calcext:apply-style-name="Milestone" calcext:value="formula-is(AND([.$D14]&gt;0;[.$F14]=&quot;&quot;;[.$D14]=[.FZ$10]))" calcext:base-cell-address="'Gantt Chart'.FZ14"/>
          </calcext:conditional-format>
          <calcext:conditional-format calcext:target-range-address="'Gantt Chart'.GA14:'Gantt Chart'.GA14">
            <calcext:condition calcext:apply-style-name="Today" calcext:value="formula-is([.GA$10]=TODAY())" calcext:base-cell-address="'Gantt Chart'.GA14"/>
            <calcext:condition calcext:apply-style-name="Weekend" calcext:value="formula-is(OR(WEEKDAY([.GA$10])=1;WEEKDAY([.GA$10])=7))" calcext:base-cell-address="'Gantt Chart'.GA14"/>
          </calcext:conditional-format>
          <calcext:conditional-format calcext:target-range-address="'Gantt Chart'.GA14:'Gantt Chart'.GA14">
            <calcext:condition calcext:apply-style-name="Task_Completed" calcext:value="formula-is(AND([.$E14]&gt;0;[.GA$10]&gt;=[.$D14];[.GA$10]&lt;=[.$F14];WORKDAY([.$D14];[.$E14]*[.$G14])&gt;[.GA$10]))" calcext:base-cell-address="'Gantt Chart'.GA14"/>
            <calcext:condition calcext:apply-style-name="Task_Scheduled" calcext:value="formula-is(AND([.$E14]&gt;0;[.GA$10]&gt;=[.$D14];[.GA$10]&lt;=[.$F14];WORKDAY([.$D14];[.$E14]*[.$G14])&lt;=[.GA$10]))" calcext:base-cell-address="'Gantt Chart'.GA14"/>
            <calcext:condition calcext:apply-style-name="Milestone" calcext:value="formula-is(AND([.$D14]&gt;0;[.$F14]=&quot;&quot;;[.$D14]=[.GA$10]))" calcext:base-cell-address="'Gantt Chart'.GA14"/>
          </calcext:conditional-format>
          <calcext:conditional-format calcext:target-range-address="'Gantt Chart'.GB14:'Gantt Chart'.GB14">
            <calcext:condition calcext:apply-style-name="Today" calcext:value="formula-is([.GB$10]=TODAY())" calcext:base-cell-address="'Gantt Chart'.GB14"/>
            <calcext:condition calcext:apply-style-name="Weekend" calcext:value="formula-is(OR(WEEKDAY([.GB$10])=1;WEEKDAY([.GB$10])=7))" calcext:base-cell-address="'Gantt Chart'.GB14"/>
          </calcext:conditional-format>
          <calcext:conditional-format calcext:target-range-address="'Gantt Chart'.GB14:'Gantt Chart'.GB14">
            <calcext:condition calcext:apply-style-name="Task_Completed" calcext:value="formula-is(AND([.$E14]&gt;0;[.GB$10]&gt;=[.$D14];[.GB$10]&lt;=[.$F14];WORKDAY([.$D14];[.$E14]*[.$G14])&gt;[.GB$10]))" calcext:base-cell-address="'Gantt Chart'.GB14"/>
            <calcext:condition calcext:apply-style-name="Task_Scheduled" calcext:value="formula-is(AND([.$E14]&gt;0;[.GB$10]&gt;=[.$D14];[.GB$10]&lt;=[.$F14];WORKDAY([.$D14];[.$E14]*[.$G14])&lt;=[.GB$10]))" calcext:base-cell-address="'Gantt Chart'.GB14"/>
            <calcext:condition calcext:apply-style-name="Milestone" calcext:value="formula-is(AND([.$D14]&gt;0;[.$F14]=&quot;&quot;;[.$D14]=[.GB$10]))" calcext:base-cell-address="'Gantt Chart'.GB14"/>
          </calcext:conditional-format>
          <calcext:conditional-format calcext:target-range-address="'Gantt Chart'.GC14:'Gantt Chart'.GC14">
            <calcext:condition calcext:apply-style-name="Today" calcext:value="formula-is([.GC$10]=TODAY())" calcext:base-cell-address="'Gantt Chart'.GC14"/>
            <calcext:condition calcext:apply-style-name="Weekend" calcext:value="formula-is(OR(WEEKDAY([.GC$10])=1;WEEKDAY([.GC$10])=7))" calcext:base-cell-address="'Gantt Chart'.GC14"/>
          </calcext:conditional-format>
          <calcext:conditional-format calcext:target-range-address="'Gantt Chart'.GC14:'Gantt Chart'.GC14">
            <calcext:condition calcext:apply-style-name="Task_Completed" calcext:value="formula-is(AND([.$E14]&gt;0;[.GC$10]&gt;=[.$D14];[.GC$10]&lt;=[.$F14];WORKDAY([.$D14];[.$E14]*[.$G14])&gt;[.GC$10]))" calcext:base-cell-address="'Gantt Chart'.GC14"/>
            <calcext:condition calcext:apply-style-name="Task_Scheduled" calcext:value="formula-is(AND([.$E14]&gt;0;[.GC$10]&gt;=[.$D14];[.GC$10]&lt;=[.$F14];WORKDAY([.$D14];[.$E14]*[.$G14])&lt;=[.GC$10]))" calcext:base-cell-address="'Gantt Chart'.GC14"/>
            <calcext:condition calcext:apply-style-name="Milestone" calcext:value="formula-is(AND([.$D14]&gt;0;[.$F14]=&quot;&quot;;[.$D14]=[.GC$10]))" calcext:base-cell-address="'Gantt Chart'.GC14"/>
          </calcext:conditional-format>
          <calcext:conditional-format calcext:target-range-address="'Gantt Chart'.GD14:'Gantt Chart'.GD14">
            <calcext:condition calcext:apply-style-name="Today" calcext:value="formula-is([.GD$10]=TODAY())" calcext:base-cell-address="'Gantt Chart'.GD14"/>
            <calcext:condition calcext:apply-style-name="Weekend" calcext:value="formula-is(OR(WEEKDAY([.GD$10])=1;WEEKDAY([.GD$10])=7))" calcext:base-cell-address="'Gantt Chart'.GD14"/>
          </calcext:conditional-format>
          <calcext:conditional-format calcext:target-range-address="'Gantt Chart'.GD14:'Gantt Chart'.GD14">
            <calcext:condition calcext:apply-style-name="Task_Completed" calcext:value="formula-is(AND([.$E14]&gt;0;[.GD$10]&gt;=[.$D14];[.GD$10]&lt;=[.$F14];WORKDAY([.$D14];[.$E14]*[.$G14])&gt;[.GD$10]))" calcext:base-cell-address="'Gantt Chart'.GD14"/>
            <calcext:condition calcext:apply-style-name="Task_Scheduled" calcext:value="formula-is(AND([.$E14]&gt;0;[.GD$10]&gt;=[.$D14];[.GD$10]&lt;=[.$F14];WORKDAY([.$D14];[.$E14]*[.$G14])&lt;=[.GD$10]))" calcext:base-cell-address="'Gantt Chart'.GD14"/>
            <calcext:condition calcext:apply-style-name="Milestone" calcext:value="formula-is(AND([.$D14]&gt;0;[.$F14]=&quot;&quot;;[.$D14]=[.GD$10]))" calcext:base-cell-address="'Gantt Chart'.GD14"/>
          </calcext:conditional-format>
          <calcext:conditional-format calcext:target-range-address="'Gantt Chart'.GE14:'Gantt Chart'.GE14">
            <calcext:condition calcext:apply-style-name="Today" calcext:value="formula-is([.GE$10]=TODAY())" calcext:base-cell-address="'Gantt Chart'.GE14"/>
            <calcext:condition calcext:apply-style-name="Weekend" calcext:value="formula-is(OR(WEEKDAY([.GE$10])=1;WEEKDAY([.GE$10])=7))" calcext:base-cell-address="'Gantt Chart'.GE14"/>
          </calcext:conditional-format>
          <calcext:conditional-format calcext:target-range-address="'Gantt Chart'.GE14:'Gantt Chart'.GE14">
            <calcext:condition calcext:apply-style-name="Task_Completed" calcext:value="formula-is(AND([.$E14]&gt;0;[.GE$10]&gt;=[.$D14];[.GE$10]&lt;=[.$F14];WORKDAY([.$D14];[.$E14]*[.$G14])&gt;[.GE$10]))" calcext:base-cell-address="'Gantt Chart'.GE14"/>
            <calcext:condition calcext:apply-style-name="Task_Scheduled" calcext:value="formula-is(AND([.$E14]&gt;0;[.GE$10]&gt;=[.$D14];[.GE$10]&lt;=[.$F14];WORKDAY([.$D14];[.$E14]*[.$G14])&lt;=[.GE$10]))" calcext:base-cell-address="'Gantt Chart'.GE14"/>
            <calcext:condition calcext:apply-style-name="Milestone" calcext:value="formula-is(AND([.$D14]&gt;0;[.$F14]=&quot;&quot;;[.$D14]=[.GE$10]))" calcext:base-cell-address="'Gantt Chart'.GE14"/>
          </calcext:conditional-format>
          <calcext:conditional-format calcext:target-range-address="'Gantt Chart'.GF14:'Gantt Chart'.GF14">
            <calcext:condition calcext:apply-style-name="Today" calcext:value="formula-is([.GF$10]=TODAY())" calcext:base-cell-address="'Gantt Chart'.GF14"/>
            <calcext:condition calcext:apply-style-name="Weekend" calcext:value="formula-is(OR(WEEKDAY([.GF$10])=1;WEEKDAY([.GF$10])=7))" calcext:base-cell-address="'Gantt Chart'.GF14"/>
          </calcext:conditional-format>
          <calcext:conditional-format calcext:target-range-address="'Gantt Chart'.GF14:'Gantt Chart'.GF14">
            <calcext:condition calcext:apply-style-name="Task_Completed" calcext:value="formula-is(AND([.$E14]&gt;0;[.GF$10]&gt;=[.$D14];[.GF$10]&lt;=[.$F14];WORKDAY([.$D14];[.$E14]*[.$G14])&gt;[.GF$10]))" calcext:base-cell-address="'Gantt Chart'.GF14"/>
            <calcext:condition calcext:apply-style-name="Task_Scheduled" calcext:value="formula-is(AND([.$E14]&gt;0;[.GF$10]&gt;=[.$D14];[.GF$10]&lt;=[.$F14];WORKDAY([.$D14];[.$E14]*[.$G14])&lt;=[.GF$10]))" calcext:base-cell-address="'Gantt Chart'.GF14"/>
            <calcext:condition calcext:apply-style-name="Milestone" calcext:value="formula-is(AND([.$D14]&gt;0;[.$F14]=&quot;&quot;;[.$D14]=[.GF$10]))" calcext:base-cell-address="'Gantt Chart'.GF14"/>
          </calcext:conditional-format>
          <calcext:conditional-format calcext:target-range-address="'Gantt Chart'.GG14:'Gantt Chart'.GG14">
            <calcext:condition calcext:apply-style-name="Today" calcext:value="formula-is([.GG$10]=TODAY())" calcext:base-cell-address="'Gantt Chart'.GG14"/>
            <calcext:condition calcext:apply-style-name="Weekend" calcext:value="formula-is(OR(WEEKDAY([.GG$10])=1;WEEKDAY([.GG$10])=7))" calcext:base-cell-address="'Gantt Chart'.GG14"/>
          </calcext:conditional-format>
          <calcext:conditional-format calcext:target-range-address="'Gantt Chart'.GG14:'Gantt Chart'.GG14">
            <calcext:condition calcext:apply-style-name="Task_Completed" calcext:value="formula-is(AND([.$E14]&gt;0;[.GG$10]&gt;=[.$D14];[.GG$10]&lt;=[.$F14];WORKDAY([.$D14];[.$E14]*[.$G14])&gt;[.GG$10]))" calcext:base-cell-address="'Gantt Chart'.GG14"/>
            <calcext:condition calcext:apply-style-name="Task_Scheduled" calcext:value="formula-is(AND([.$E14]&gt;0;[.GG$10]&gt;=[.$D14];[.GG$10]&lt;=[.$F14];WORKDAY([.$D14];[.$E14]*[.$G14])&lt;=[.GG$10]))" calcext:base-cell-address="'Gantt Chart'.GG14"/>
            <calcext:condition calcext:apply-style-name="Milestone" calcext:value="formula-is(AND([.$D14]&gt;0;[.$F14]=&quot;&quot;;[.$D14]=[.GG$10]))" calcext:base-cell-address="'Gantt Chart'.GG14"/>
          </calcext:conditional-format>
          <calcext:conditional-format calcext:target-range-address="'Gantt Chart'.GH14:'Gantt Chart'.GH14">
            <calcext:condition calcext:apply-style-name="Today" calcext:value="formula-is([.GH$10]=TODAY())" calcext:base-cell-address="'Gantt Chart'.GH14"/>
            <calcext:condition calcext:apply-style-name="Weekend" calcext:value="formula-is(OR(WEEKDAY([.GH$10])=1;WEEKDAY([.GH$10])=7))" calcext:base-cell-address="'Gantt Chart'.GH14"/>
          </calcext:conditional-format>
          <calcext:conditional-format calcext:target-range-address="'Gantt Chart'.GH14:'Gantt Chart'.GH14">
            <calcext:condition calcext:apply-style-name="Task_Completed" calcext:value="formula-is(AND([.$E14]&gt;0;[.GH$10]&gt;=[.$D14];[.GH$10]&lt;=[.$F14];WORKDAY([.$D14];[.$E14]*[.$G14])&gt;[.GH$10]))" calcext:base-cell-address="'Gantt Chart'.GH14"/>
            <calcext:condition calcext:apply-style-name="Task_Scheduled" calcext:value="formula-is(AND([.$E14]&gt;0;[.GH$10]&gt;=[.$D14];[.GH$10]&lt;=[.$F14];WORKDAY([.$D14];[.$E14]*[.$G14])&lt;=[.GH$10]))" calcext:base-cell-address="'Gantt Chart'.GH14"/>
            <calcext:condition calcext:apply-style-name="Milestone" calcext:value="formula-is(AND([.$D14]&gt;0;[.$F14]=&quot;&quot;;[.$D14]=[.GH$10]))" calcext:base-cell-address="'Gantt Chart'.GH14"/>
          </calcext:conditional-format>
          <calcext:conditional-format calcext:target-range-address="'Gantt Chart'.GI14:'Gantt Chart'.GI14">
            <calcext:condition calcext:apply-style-name="Today" calcext:value="formula-is([.GI$10]=TODAY())" calcext:base-cell-address="'Gantt Chart'.GI14"/>
            <calcext:condition calcext:apply-style-name="Weekend" calcext:value="formula-is(OR(WEEKDAY([.GI$10])=1;WEEKDAY([.GI$10])=7))" calcext:base-cell-address="'Gantt Chart'.GI14"/>
          </calcext:conditional-format>
          <calcext:conditional-format calcext:target-range-address="'Gantt Chart'.GI14:'Gantt Chart'.GI14">
            <calcext:condition calcext:apply-style-name="Task_Completed" calcext:value="formula-is(AND([.$E14]&gt;0;[.GI$10]&gt;=[.$D14];[.GI$10]&lt;=[.$F14];WORKDAY([.$D14];[.$E14]*[.$G14])&gt;[.GI$10]))" calcext:base-cell-address="'Gantt Chart'.GI14"/>
            <calcext:condition calcext:apply-style-name="Task_Scheduled" calcext:value="formula-is(AND([.$E14]&gt;0;[.GI$10]&gt;=[.$D14];[.GI$10]&lt;=[.$F14];WORKDAY([.$D14];[.$E14]*[.$G14])&lt;=[.GI$10]))" calcext:base-cell-address="'Gantt Chart'.GI14"/>
            <calcext:condition calcext:apply-style-name="Milestone" calcext:value="formula-is(AND([.$D14]&gt;0;[.$F14]=&quot;&quot;;[.$D14]=[.GI$10]))" calcext:base-cell-address="'Gantt Chart'.GI14"/>
          </calcext:conditional-format>
        </calcext:conditional-formats>
      </table:table>
      <table:named-expressions>
        <table:named-range table:name="Chart_Body" table:base-cell-address="$'Gantt Chart'.$A$5" table:cell-range-address="$'Gantt Chart'.$K$11:.$FA$37"/>
        <table:named-range table:name="Chart_Headers" table:base-cell-address="$'Gantt Chart'.$A$5" table:cell-range-address="$'Gantt Chart'.$K$8:.$FA$10"/>
        <table:named-range table:name="Chart_Space" table:base-cell-address="$'Gantt Chart'.$A$5" table:cell-range-address="$'Gantt Chart'.$K$8:.$FA$37"/>
        <table:named-range table:name="Print_Area" table:base-cell-address="$'Gantt Chart'.$A$1" table:cell-range-address="$'Gantt Chart'.$A$1:.$GI$37"/>
        <table:named-range table:name="Tasks_Due_Dates" table:base-cell-address="$'Gantt Chart'.$F$30" table:cell-range-address="$'Gantt Chart'.$F$11:.$F$37"/>
        <table:named-range table:name="Tasks_Duration" table:base-cell-address="$'Gantt Chart'.$E$30" table:cell-range-address="$'Gantt Chart'.$E$11:.$E$37"/>
        <table:named-range table:name="Tasks_Percent_Complete" table:base-cell-address="$'Gantt Chart'.$D$11" table:cell-range-address="$'Gantt Chart'.$G$11:.$G$37"/>
        <table:named-range table:name="Tasks_Start_Dates" table:base-cell-address="$'Gantt Chart'.$D$11" table:cell-range-address="$'Gantt Chart'.$D$11:.$D$37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" svg:font-family="Mangal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pt" fo:country="PT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pt" number:country="PT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10P0"/>
    </number:currency-style>
    <number:number-style style:name="N112P0" style:volatile="true">
      <number:number number:decimal-places="0" loext:min-decimal-places="0" number:min-integer-digits="1" number:grouping="true"/>
      <number:text> €</number:text>
    </number:number-style>
    <number:number-style style:name="N112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3P0"/>
    </number:number-style>
    <number:number-style style:name="N115P0" style:volatile="true">
      <number:number number:decimal-places="2" loext:min-decimal-places="2" number:min-integer-digits="1" number:grouping="true"/>
      <number:text> €</number:text>
    </number:number-style>
    <number:number-style style:name="N115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  <number:text> €</number:text>
    </number:number-style>
    <number:number-style style:name="N116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0" loext:min-decimal-places="0" number:min-integer-digits="1" number:grouping="true"/>
    </number:number-style>
    <number:number-style style:name="N117">
      <number:text>-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</number:number-style>
    <number:number-style style:name="N11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</number:number-style>
    <number:number-style style:name="N119">
      <number:text>-</number:text>
      <number:number number:decimal-places="2" loext:min-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</number:number-style>
    <number:number-style style:name="N12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4P0" style:volatile="true"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4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4P2" style:volatile="true">
      <loext:fill-character> </loext:fill-character>
      <number:text>-   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8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8P2" style:volatile="true">
      <loext:fill-character> </loext:fill-character>
      <number:text>- €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2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2P2" style:volatile="true"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36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36P2" style:volatile="true"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41">
      <number:number number:decimal-places="1" loext:min-decimal-places="1" number:min-integer-digits="1"/>
    </number:number-style>
    <number:date-style style:name="N142">
      <number:day number:style="long"/>
    </number:date-style>
    <number:percentage-style style:name="N143">
      <number:number number:decimal-places="1" loext:min-decimal-places="1" number:min-integer-digits="1"/>
      <number:text>%</number:text>
    </number:percentage-style>
    <number:date-style style:name="N144">
      <number:month number:textual="true"/>
      <number:text>-</number:text>
      <number:year/>
    </number:date-style>
    <number:number-style style:name="N148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8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8P2" style:volatile="true">
      <loext:text> $</loext:text>
      <loext:fill-character> </loext:fill-character>
      <number:text>-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2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2P2" style:volatile="true">
      <loext:fill-character> </loext:fill-character>
      <number:text>-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6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6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6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0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0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date-style style:name="N161">
      <number:day number:style="long"/>
      <number:text> - </number:text>
      <number:month number:textual="true"/>
      <number:text> - </number:text>
      <number:year/>
    </number:date-style>
    <number:date-style style:name="N163P0" style:volatile="true">
      <number:month/>
      <number:text>-</number:text>
      <number:day/>
      <number:text>-</number:text>
      <number:year/>
    </number:date-style>
    <number:text-style style:name="N163">
      <number:text-content/>
      <style:map style:condition="value()&lt;=1.79769313486232E+308" style:apply-style-name="N163P0"/>
    </number:text-style>
    <number:number-style style:name="N164">
      <number:number number:decimal-places="0" loext:min-decimal-places="0" number:min-integer-digits="2"/>
    </number:number-style>
    <number:currency-style style:name="N166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66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66P0"/>
    </number:currency-style>
    <number:date-style style:name="N167">
      <number:day number:style="long"/>
      <number:text>-</number:text>
      <number:month number:textual="true"/>
      <number:text>-</number:text>
      <number:year number:style="long"/>
    </number:date-style>
    <number:percentage-style style:name="N168">
      <number:number number:decimal-places="0" loext:min-decimal-places="0" number:min-integer-digits="1"/>
      <number:text>%</number:text>
    </number:percentage-style>
    <style:style style:name="Default" style:family="table-cell">
      <style:table-cell-properties fo:padding="0.71mm" style:rotation-align="none"/>
      <style:text-properties fo:color="#000000" style:font-name="Calibri" fo:font-family="Calibri" style:font-family-generic="swiss" style:font-pitch="variable" fo:font-size="11pt" fo:language="zxx" fo:country="none" style:font-size-asian="11pt" style:language-asian="zxx" style:country-asian="none" style:font-size-complex="11pt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entered" style:family="table-cell" style:parent-style-name="Default">
      <style:table-cell-properties style:text-align-source="fix" style:repeat-content="false" loext:vertical-justify="auto"/>
      <style:paragraph-properties fo:text-align="center" css3t:text-justify="auto"/>
    </style:style>
    <style:style style:name="Weekend" style:family="table-cell" style:parent-style-name="Backgrounds">
      <style:table-cell-properties fo:background-color="#efefef"/>
    </style:style>
    <style:style style:name="Backgrounds" style:family="table-cell" style:parent-style-name="Default">
      <style:table-cell-properties fo:border-bottom="0.06pt solid #bfbfbf" fo:border-left="none" fo:border-right="none" fo:border-top="0.06pt solid #bfbfbf"/>
    </style:style>
    <style:style style:name="Date" style:family="table-cell" style:parent-style-name="Default" style:data-style-name="N30"/>
    <style:style style:name="Today" style:family="table-cell" style:parent-style-name="Backgrounds">
      <style:table-cell-properties fo:background-color="#ffe0e0"/>
    </style:style>
    <style:style style:name="Task_5f_Scheduled" style:display-name="Task_Scheduled" style:family="table-cell" style:parent-style-name="Backgrounds">
      <style:table-cell-properties fo:background-color="#bfdfff"/>
    </style:style>
    <style:style style:name="Task_5f_Completed" style:display-name="Task_Completed" style:family="table-cell" style:parent-style-name="Backgrounds">
      <style:table-cell-properties fo:border-bottom="0.06pt solid #bfbfbf" fo:background-color="#007fff" fo:border-left="none" fo:border-right="none" fo:border-top="0.06pt solid #bfbfbf"/>
    </style:style>
    <style:style style:name="Milestone" style:family="table-cell" style:parent-style-name="Backgrounds">
      <style:table-cell-properties fo:background-color="#7f000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first-page-number="continue" style:scale-to="100%" style:writing-mode="lr-tb"/>
      <style:header-style>
        <style:header-footer-properties fo:min-height="7.5mm" fo:margin-left="1.22mm" fo:margin-right="1.22mm" fo:margin-bottom="0mm"/>
      </style:header-style>
      <style:footer-style>
        <style:header-footer-properties fo:min-height="7.5mm" fo:margin-left="1.22mm" fo:margin-right="1.22mm" fo:margin-top="0mm"/>
      </style:footer-style>
    </style:page-layout>
    <style:page-layout style:name="Mpm4">
      <style:page-layout-properties style:num-format="1" style:print-orientation="portrait" fo:margin-top="19.05mm" fo:margin-bottom="19.05mm" fo:margin-left="17.78mm" fo:margin-right="17.78mm" style:first-page-number="continue" style:scale-to="100%"/>
      <style:header-style>
        <style:header-footer-properties fo:margin-left="1.22mm" fo:margin-right="1.22mm" fo:margin-bottom="0mm"/>
      </style:header-style>
      <style:footer-style>
        <style:header-footer-properties fo:margin-left="1.22mm" fo:margin-right="1.22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17">00/00/0000</text:date>, <text:time style:data-style-name="N2" text:time-value="14:14:40.769146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Gantt_20_Chart" style:display-name="PageStyle_Gantt Char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antt_20_Chart_20_1" style:display-name="PageStyle_Gantt Chart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antt_20_Chart_20_2" style:display-name="PageStyle_Gantt Chart 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antt_20_Chart_20_3" style:display-name="PageStyle_Gantt Chart 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antt_20_Chart_20_4" style:display-name="PageStyle_Gantt Chart 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Gantt_20_Chart_20_5" style:display-name="PageStyle_Gantt Chart 5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Gantt_20_Chart_20_6" style:display-name="PageStyle_Gantt Chart 6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Gantt_20_Chart_20_7" style:display-name="PageStyle_Gantt Chart 7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1H42M1S</meta:editing-duration>
    <meta:editing-cycles>223</meta:editing-cycles>
    <meta:generator>LibreOffice/6.0.5.2$MacOSX_X86_64 LibreOffice_project/54c8cbb85f300ac59db32fe8a675ff7683cd5a16</meta:generator>
    <dc:date>2018-09-17T14:18:47.196822000</dc:date>
    <meta:document-statistic meta:table-count="1" meta:cell-count="750" meta:object-count="0"/>
    <meta:user-defined meta:name="Info 1"/>
    <meta:user-defined meta:name="Info 2"/>
    <meta:user-defined meta:name="Info 3"/>
    <meta:user-defined meta:name="Info 4"/>
  </office:meta>
</office:document-meta>
</file>